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3" table:style-name="ta1">
        <table:shapes>
          <draw:frame draw:z-index="0" draw:style-name="gr1" draw:text-style-name="P1" svg:width="15.999cm" svg:height="8.999cm" svg:x="6.237cm" svg:y="28.394cm">
            <draw:object draw:notify-on-update-of-ranges="Φύλλο3.A54:Φύλλο3.A61 Φύλλο3.B54:Φύλλο3.B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199cm" svg:y="39.282cm">
            <draw:object draw:notify-on-update-of-ranges="Φύλλο3.B97:Φύλλο3.B100 Φύλλο3.C96:Φύλλο3.C96 Φύλλο3.C97:Φύλλο3.C100 Φύλλο3.D96:Φύλλο3.D96 Φύλλο3.D97:Φύλλο3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THREAD1</text:p>
          </table:table-cell>
          <table:table-cell table:style-name="ce5" office:value-type="string" calcext:value-type="string">
            <text:p>THREAD2</text:p>
          </table:table-cell>
          <table:table-cell table:style-name="ce5" office:value-type="string" calcext:value-type="string">
            <text:p>THREAD4</text:p>
          </table:table-cell>
          <table:table-cell table:style-name="ce5" office:value-type="string" calcext:value-type="string">
            <text:p>THREAD8</text:p>
          </table:table-cell>
          <table:table-cell table:style-name="ce5"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91.45" calcext:value-type="float">
            <text:p>91,45</text:p>
          </table:table-cell>
          <table:table-cell office:value-type="float" office:value="49.79" calcext:value-type="float">
            <text:p>49,79</text:p>
          </table:table-cell>
          <table:table-cell office:value-type="float" office:value="31.57" calcext:value-type="float">
            <text:p>31,57</text:p>
          </table:table-cell>
          <table:table-cell office:value-type="float" office:value="18.8" calcext:value-type="float">
            <text:p>18,8</text:p>
          </table:table-cell>
          <table:table-cell office:value-type="float" office:value="21.43" calcext:value-type="float">
            <text:p>21,43</text:p>
          </table:table-cell>
          <table:table-cell office:value-type="float" office:value="5.51" calcext:value-type="float">
            <text:p>5,51</text:p>
          </table:table-cell>
          <table:table-cell office:value-type="float" office:value="18.97" calcext:value-type="float">
            <text:p>18,97</text:p>
          </table:table-cell>
          <table:table-cell office:value-type="float" office:value="1.484" calcext:value-type="float">
            <text:p>1,4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87.72" calcext:value-type="float">
            <text:p>587,72</text:p>
          </table:table-cell>
          <table:table-cell office:value-type="float" office:value="313.88" calcext:value-type="float">
            <text:p>313,88</text:p>
          </table:table-cell>
          <table:table-cell office:value-type="float" office:value="167.89" calcext:value-type="float">
            <text:p>167,89</text:p>
          </table:table-cell>
          <table:table-cell office:value-type="float" office:value="93.88" calcext:value-type="float">
            <text:p>93,88</text:p>
          </table:table-cell>
          <table:table-cell office:value-type="float" office:value="13.16" calcext:value-type="float">
            <text:p>13,16</text:p>
          </table:table-cell>
          <table:table-cell office:value-type="float" office:value="20.31" calcext:value-type="float">
            <text:p>20,31</text:p>
          </table:table-cell>
          <table:table-cell office:value-type="float" office:value="290.71" calcext:value-type="float">
            <text:p>290,71</text:p>
          </table:table-cell>
          <table:table-cell office:value-type="float" office:value="20.46" calcext:value-type="float">
            <text:p>20,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494.86" calcext:value-type="float">
            <text:p>494,86</text:p>
          </table:table-cell>
          <table:table-cell office:value-type="float" office:value="265.49" calcext:value-type="float">
            <text:p>265,49</text:p>
          </table:table-cell>
          <table:table-cell office:value-type="float" office:value="144.38" calcext:value-type="float">
            <text:p>144,38</text:p>
          </table:table-cell>
          <table:table-cell office:value-type="float" office:value="75.98" calcext:value-type="float">
            <text:p>75,98</text:p>
          </table:table-cell>
          <table:table-cell office:value-type="float" office:value="91.19" calcext:value-type="float">
            <text:p>91,19</text:p>
          </table:table-cell>
          <table:table-cell office:value-type="float" office:value="9.16" calcext:value-type="float">
            <text:p>9,16</text:p>
          </table:table-cell>
          <table:table-cell office:value-type="float" office:value="103.791" calcext:value-type="float">
            <text:p>103,791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50.72" calcext:value-type="float">
            <text:p>250,72</text:p>
          </table:table-cell>
          <table:table-cell office:value-type="float" office:value="142.89" calcext:value-type="float">
            <text:p>142,89</text:p>
          </table:table-cell>
          <table:table-cell office:value-type="float" office:value="81.78" calcext:value-type="float">
            <text:p>81,78</text:p>
          </table:table-cell>
          <table:table-cell office:value-type="float" office:value="44.22" calcext:value-type="float">
            <text:p>44,22</text:p>
          </table:table-cell>
          <table:table-cell office:value-type="float" office:value="8.71" calcext:value-type="float">
            <text:p>8,71</text:p>
          </table:table-cell>
          <table:table-cell office:value-type="float" office:value="6.76" calcext:value-type="float">
            <text:p>6,76</text:p>
          </table:table-cell>
          <table:table-cell office:value-type="float" office:value="99.37" calcext:value-type="float">
            <text:p>99,37</text:p>
          </table:table-cell>
          <table:table-cell office:value-type="float" office:value="88.208" calcext:value-type="float">
            <text:p>88,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36.35" calcext:value-type="float">
            <text:p>336,35</text:p>
          </table:table-cell>
          <table:table-cell office:value-type="float" office:value="189.49" calcext:value-type="float">
            <text:p>189,49</text:p>
          </table:table-cell>
          <table:table-cell office:value-type="float" office:value="116.69" calcext:value-type="float">
            <text:p>116,69</text:p>
          </table:table-cell>
          <table:table-cell office:value-type="float" office:value="66.25" calcext:value-type="float">
            <text:p>66,25</text:p>
          </table:table-cell>
          <table:table-cell office:value-type="float" office:value="31.38" calcext:value-type="float">
            <text:p>31,38</text:p>
          </table:table-cell>
          <table:table-cell office:value-type="float" office:value="14.79" calcext:value-type="float">
            <text:p>14,79</text:p>
          </table:table-cell>
          <table:table-cell office:value-type="float" office:value="221.16" calcext:value-type="float">
            <text:p>221,16</text:p>
          </table:table-cell>
          <table:table-cell office:value-type="float" office:value="20.826" calcext:value-type="float">
            <text:p>20,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109.53" calcext:value-type="float">
            <text:p>109,53</text:p>
          </table:table-cell>
          <table:table-cell office:value-type="float" office:value="68.8" calcext:value-type="float">
            <text:p>68,8</text:p>
          </table:table-cell>
          <table:table-cell office:value-type="float" office:value="38.49" calcext:value-type="float">
            <text:p>38,49</text:p>
          </table:table-cell>
          <table:table-cell office:value-type="float" office:value="20.68" calcext:value-type="float">
            <text:p>20,68</text:p>
          </table:table-cell>
          <table:table-cell office:value-type="float" office:value="16.36" calcext:value-type="float">
            <text:p>16,36</text:p>
          </table:table-cell>
          <table:table-cell office:value-type="float" office:value="2.29" calcext:value-type="float">
            <text:p>2,29</text:p>
          </table:table-cell>
          <table:table-cell office:value-type="float" office:value="72.86" calcext:value-type="float">
            <text:p>72,86</text:p>
          </table:table-cell>
          <table:table-cell office:value-type="float" office:value="111.909" calcext:value-type="float">
            <text:p>111,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20.32" calcext:value-type="float">
            <text:p>220,32</text:p>
          </table:table-cell>
          <table:table-cell office:value-type="float" office:value="121.8" calcext:value-type="float">
            <text:p>121,8</text:p>
          </table:table-cell>
          <table:table-cell office:value-type="float" office:value="73.63" calcext:value-type="float">
            <text:p>73,63</text:p>
          </table:table-cell>
          <table:table-cell office:value-type="float" office:value="38.59" calcext:value-type="float">
            <text:p>38,59</text:p>
          </table:table-cell>
          <table:table-cell office:value-type="float" office:value="4.56" calcext:value-type="float">
            <text:p>4,56</text:p>
          </table:table-cell>
          <table:table-cell office:value-type="float" office:value="5.73" calcext:value-type="float">
            <text:p>5,73</text:p>
          </table:table-cell>
          <table:table-cell office:value-type="float" office:value="183.028" calcext:value-type="float">
            <text:p>183,028</text:p>
          </table:table-cell>
          <table:table-cell office:value-type="float" office:value="113.554" calcext:value-type="float">
            <text:p>113,5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00.71" calcext:value-type="float">
            <text:p>200,71</text:p>
          </table:table-cell>
          <table:table-cell office:value-type="float" office:value="111.24" calcext:value-type="float">
            <text:p>111,24</text:p>
          </table:table-cell>
          <table:table-cell office:value-type="float" office:value="66.92" calcext:value-type="float">
            <text:p>66,92</text:p>
          </table:table-cell>
          <table:table-cell office:value-type="float" office:value="37.76" calcext:value-type="float">
            <text:p>37,76</text:p>
          </table:table-cell>
          <table:table-cell office:value-type="float" office:value="16.27" calcext:value-type="float">
            <text:p>16,27</text:p>
          </table:table-cell>
          <table:table-cell office:value-type="float" office:value="4.85" calcext:value-type="float">
            <text:p>4,85</text:p>
          </table:table-cell>
          <table:table-cell office:value-type="float" office:value="50.437" calcext:value-type="float">
            <text:p>50,437</text:p>
          </table:table-cell>
          <table:table-cell office:value-type="float" office:value="2.155" calcext:value-type="float">
            <text:p>2,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28.38" calcext:value-type="float">
            <text:p>328,38</text:p>
          </table:table-cell>
          <table:table-cell office:value-type="float" office:value="187.02" calcext:value-type="float">
            <text:p>187,02</text:p>
          </table:table-cell>
          <table:table-cell office:value-type="float" office:value="111.23" calcext:value-type="float">
            <text:p>111,23</text:p>
          </table:table-cell>
          <table:table-cell office:value-type="float" office:value="65.7" calcext:value-type="float">
            <text:p>65,7</text:p>
          </table:table-cell>
          <table:table-cell office:value-type="float" office:value="40.59" calcext:value-type="float">
            <text:p>40,59</text:p>
          </table:table-cell>
          <table:table-cell office:value-type="float" office:value="7.8" calcext:value-type="float">
            <text:p>7,8</text:p>
          </table:table-cell>
          <table:table-cell office:value-type="float" office:value="107.713" calcext:value-type="float">
            <text:p>107,713</text:p>
          </table:table-cell>
          <table:table-cell office:value-type="float" office:value="11.825" calcext:value-type="float">
            <text:p>11,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float" office:value="283.77" calcext:value-type="float">
            <text:p>283,77</text:p>
          </table:table-cell>
          <table:table-cell office:value-type="float" office:value="148.54" calcext:value-type="float">
            <text:p>148,54</text:p>
          </table:table-cell>
          <table:table-cell office:value-type="float" office:value="85.51" calcext:value-type="float">
            <text:p>85,51</text:p>
          </table:table-cell>
          <table:table-cell office:value-type="float" office:value="45.8" calcext:value-type="float">
            <text:p>45,8</text:p>
          </table:table-cell>
          <table:table-cell office:value-type="float" office:value="5.53" calcext:value-type="float">
            <text:p>5,53</text:p>
          </table:table-cell>
          <table:table-cell office:value-type="float" office:value="5.85" calcext:value-type="float">
            <text:p>5,85</text:p>
          </table:table-cell>
          <table:table-cell office:value-type="float" office:value="211.69" calcext:value-type="float">
            <text:p>211,69</text:p>
          </table:table-cell>
          <table:table-cell office:value-type="float" office:value="6.98" calcext:value-type="float">
            <text:p>6,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74.05" calcext:value-type="float">
            <text:p>674,05</text:p>
          </table:table-cell>
          <table:table-cell office:value-type="float" office:value="351" calcext:value-type="float">
            <text:p>351</text:p>
          </table:table-cell>
          <table:table-cell office:value-type="float" office:value="199.54" calcext:value-type="float">
            <text:p>199,54</text:p>
          </table:table-cell>
          <table:table-cell office:value-type="float" office:value="101.66" calcext:value-type="float">
            <text:p>101,66</text:p>
          </table:table-cell>
          <table:table-cell office:value-type="float" office:value="38.9" calcext:value-type="float">
            <text:p>38,9</text:p>
          </table:table-cell>
          <table:table-cell office:value-type="float" office:value="13.17" calcext:value-type="float">
            <text:p>13,17</text:p>
          </table:table-cell>
          <table:table-cell office:value-type="float" office:value="401.16" calcext:value-type="float">
            <text:p>401,16</text:p>
          </table:table-cell>
          <table:table-cell office:value-type="float" office:value="13.038" calcext:value-type="float">
            <text:p>13,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71.16" calcext:value-type="float">
            <text:p>171,16</text:p>
          </table:table-cell>
          <table:table-cell office:value-type="float" office:value="98.15" calcext:value-type="float">
            <text:p>98,15</text:p>
          </table:table-cell>
          <table:table-cell office:value-type="float" office:value="61.01" calcext:value-type="float">
            <text:p>61,01</text:p>
          </table:table-cell>
          <table:table-cell office:value-type="float" office:value="36.15" calcext:value-type="float">
            <text:p>36,15</text:p>
          </table:table-cell>
          <table:table-cell office:value-type="float" office:value="8.76" calcext:value-type="float">
            <text:p>8,76</text:p>
          </table:table-cell>
          <table:table-cell office:value-type="float" office:value="5.54" calcext:value-type="float">
            <text:p>5,54</text:p>
          </table:table-cell>
          <table:table-cell office:value-type="float" office:value="132.836" calcext:value-type="float">
            <text:p>132,836</text:p>
          </table:table-cell>
          <table:table-cell office:value-type="float" office:value="4.531" calcext:value-type="float">
            <text:p>4,5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628.73" calcext:value-type="float">
            <text:p>628,73</text:p>
          </table:table-cell>
          <table:table-cell office:value-type="float" office:value="336.71" calcext:value-type="float">
            <text:p>336,71</text:p>
          </table:table-cell>
          <table:table-cell office:value-type="float" office:value="179.995" calcext:value-type="float">
            <text:p>179,995</text:p>
          </table:table-cell>
          <table:table-cell office:value-type="float" office:value="96.14" calcext:value-type="float">
            <text:p>96,14</text:p>
          </table:table-cell>
          <table:table-cell office:value-type="float" office:value="117.4" calcext:value-type="float">
            <text:p>117,4</text:p>
          </table:table-cell>
          <table:table-cell office:value-type="float" office:value="13.76" calcext:value-type="float">
            <text:p>13,76</text:p>
          </table:table-cell>
          <table:table-cell office:value-type="float" office:value="584.48" calcext:value-type="float">
            <text:p>584,48</text:p>
          </table:table-cell>
          <table:table-cell office:value-type="float" office:value="15.542" calcext:value-type="float">
            <text:p>15,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float" office:value="464.27" calcext:value-type="float">
            <text:p>464,27</text:p>
          </table:table-cell>
          <table:table-cell office:value-type="float" office:value="258.12" calcext:value-type="float">
            <text:p>258,12</text:p>
          </table:table-cell>
          <table:table-cell office:value-type="float" office:value="138.92" calcext:value-type="float">
            <text:p>138,92</text:p>
          </table:table-cell>
          <table:table-cell office:value-type="float" office:value="74.29" calcext:value-type="float">
            <text:p>74,29</text:p>
          </table:table-cell>
          <table:table-cell office:value-type="float" office:value="87.86" calcext:value-type="float">
            <text:p>87,86</text:p>
          </table:table-cell>
          <table:table-cell office:value-type="float" office:value="12.77" calcext:value-type="float">
            <text:p>12,77</text:p>
          </table:table-cell>
          <table:table-cell office:value-type="float" office:value="160.823" calcext:value-type="float">
            <text:p>160,823</text:p>
          </table:table-cell>
          <table:table-cell office:value-type="float" office:value="2.976" calcext:value-type="float">
            <text:p>2,9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float" office:value="522.9" calcext:value-type="float">
            <text:p>522,9</text:p>
          </table:table-cell>
          <table:table-cell office:value-type="float" office:value="274.7" calcext:value-type="float">
            <text:p>274,7</text:p>
          </table:table-cell>
          <table:table-cell office:value-type="float" office:value="148.91" calcext:value-type="float">
            <text:p>148,91</text:p>
          </table:table-cell>
          <table:table-cell office:value-type="float" office:value="81.71" calcext:value-type="float">
            <text:p>81,71</text:p>
          </table:table-cell>
          <table:table-cell office:value-type="float" office:value="7.15" calcext:value-type="float">
            <text:p>7,15</text:p>
          </table:table-cell>
          <table:table-cell office:value-type="float" office:value="20.45" calcext:value-type="float">
            <text:p>20,45</text:p>
          </table:table-cell>
          <table:table-cell office:value-type="float" office:value="475.55" calcext:value-type="float">
            <text:p>475,55</text:p>
          </table:table-cell>
          <table:table-cell office:value-type="float" office:value="20.804" calcext:value-type="float">
            <text:p>20,8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69.19" calcext:value-type="float">
            <text:p>369,19</text:p>
          </table:table-cell>
          <table:table-cell office:value-type="float" office:value="201.85" calcext:value-type="float">
            <text:p>201,85</text:p>
          </table:table-cell>
          <table:table-cell office:value-type="float" office:value="113.01" calcext:value-type="float">
            <text:p>113,01</text:p>
          </table:table-cell>
          <table:table-cell office:value-type="float" office:value="59.8" calcext:value-type="float">
            <text:p>59,8</text:p>
          </table:table-cell>
          <table:table-cell office:value-type="float" office:value="9.43" calcext:value-type="float">
            <text:p>9,43</text:p>
          </table:table-cell>
          <table:table-cell office:value-type="float" office:value="9.39" calcext:value-type="float">
            <text:p>9,39</text:p>
          </table:table-cell>
          <table:table-cell office:value-type="float" office:value="309.7" calcext:value-type="float">
            <text:p>309,7</text:p>
          </table:table-cell>
          <table:table-cell office:value-type="float" office:value="10.784" calcext:value-type="float">
            <text:p>10,7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935.78" calcext:value-type="float">
            <text:p>1935,78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573.13" calcext:value-type="float">
            <text:p>573,13</text:p>
          </table:table-cell>
          <table:table-cell office:value-type="float" office:value="276.61" calcext:value-type="float">
            <text:p>276,61</text:p>
          </table:table-cell>
          <table:table-cell office:value-type="float" office:value="604.611" calcext:value-type="float">
            <text:p>604,611</text:p>
          </table:table-cell>
          <table:table-cell office:value-type="float" office:value="164.24" calcext:value-type="float">
            <text:p>164,24</text:p>
          </table:table-cell>
          <table:table-cell office:value-type="float" office:value="1032.497" calcext:value-type="float">
            <text:p>1032,497</text:p>
          </table:table-cell>
          <table:table-cell office:value-type="float" office:value="77.352" calcext:value-type="float">
            <text:p>77,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34.58" calcext:value-type="float">
            <text:p>234,58</text:p>
          </table:table-cell>
          <table:table-cell office:value-type="float" office:value="154.95" calcext:value-type="float">
            <text:p>154,95</text:p>
          </table:table-cell>
          <table:table-cell office:value-type="float" office:value="95.61" calcext:value-type="float">
            <text:p>95,61</text:p>
          </table:table-cell>
          <table:table-cell office:value-type="float" office:value="65.02" calcext:value-type="float">
            <text:p>65,02</text:p>
          </table:table-cell>
          <table:table-cell office:value-type="float" office:value="31.87" calcext:value-type="float">
            <text:p>31,87</text:p>
          </table:table-cell>
          <table:table-cell office:value-type="float" office:value="12.3" calcext:value-type="float">
            <text:p>12,3</text:p>
          </table:table-cell>
          <table:table-cell office:value-type="float" office:value="168.48" calcext:value-type="float">
            <text:p>168,48</text:p>
          </table:table-cell>
          <table:table-cell office:value-type="float" office:value="21.171" calcext:value-type="float">
            <text:p>21,1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87.18" calcext:value-type="float">
            <text:p>187,18</text:p>
          </table:table-cell>
          <table:table-cell office:value-type="float" office:value="137.28" calcext:value-type="float">
            <text:p>137,28</text:p>
          </table:table-cell>
          <table:table-cell office:value-type="float" office:value="57.36" calcext:value-type="float">
            <text:p>57,36</text:p>
          </table:table-cell>
          <table:table-cell office:value-type="float" office:value="38.03" calcext:value-type="float">
            <text:p>38,03</text:p>
          </table:table-cell>
          <table:table-cell office:value-type="float" office:value="53.19" calcext:value-type="float">
            <text:p>53,19</text:p>
          </table:table-cell>
          <table:table-cell office:value-type="float" office:value="29.4" calcext:value-type="float">
            <text:p>29,4</text:p>
          </table:table-cell>
          <table:table-cell office:value-type="float" office:value="360.719" calcext:value-type="float">
            <text:p>360,719</text:p>
          </table:table-cell>
          <table:table-cell office:value-type="float" office:value="20.585" calcext:value-type="float">
            <text:p>20,5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129.44" calcext:value-type="float">
            <text:p>129,44</text:p>
          </table:table-cell>
          <table:table-cell office:value-type="float" office:value="77.55" calcext:value-type="float">
            <text:p>77,55</text:p>
          </table:table-cell>
          <table:table-cell office:value-type="float" office:value="43.75" calcext:value-type="float">
            <text:p>43,75</text:p>
          </table:table-cell>
          <table:table-cell office:value-type="float" office:value="20.78" calcext:value-type="float">
            <text:p>20,78</text:p>
          </table:table-cell>
          <table:table-cell office:value-type="float" office:value="30.36" calcext:value-type="float">
            <text:p>30,36</text:p>
          </table:table-cell>
          <table:table-cell office:value-type="float" office:value="2.72" calcext:value-type="float">
            <text:p>2,72</text:p>
          </table:table-cell>
          <table:table-cell office:value-type="float" office:value="87.886" calcext:value-type="float">
            <text:p>87,886</text:p>
          </table:table-cell>
          <table:table-cell office:value-type="float" office:value="226.292" calcext:value-type="float">
            <text:p>226,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485.21" calcext:value-type="float">
            <text:p>485,21</text:p>
          </table:table-cell>
          <table:table-cell office:value-type="float" office:value="252.7" calcext:value-type="float">
            <text:p>252,7</text:p>
          </table:table-cell>
          <table:table-cell office:value-type="float" office:value="156.19" calcext:value-type="float">
            <text:p>156,19</text:p>
          </table:table-cell>
          <table:table-cell office:value-type="float" office:value="85.9" calcext:value-type="float">
            <text:p>85,9</text:p>
          </table:table-cell>
          <table:table-cell office:value-type="float" office:value="9.58" calcext:value-type="float">
            <text:p>9,58</text:p>
          </table:table-cell>
          <table:table-cell office:value-type="float" office:value="23.76" calcext:value-type="float">
            <text:p>23,76</text:p>
          </table:table-cell>
          <table:table-cell office:value-type="float" office:value="408.875" calcext:value-type="float">
            <text:p>408,875</text:p>
          </table:table-cell>
          <table:table-cell office:value-type="float" office:value="4.303" calcext:value-type="float">
            <text:p>4,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49.93" calcext:value-type="float">
            <text:p>149,93</text:p>
          </table:table-cell>
          <table:table-cell office:value-type="float" office:value="79.54" calcext:value-type="float">
            <text:p>79,54</text:p>
          </table:table-cell>
          <table:table-cell office:value-type="float" office:value="49.34" calcext:value-type="float">
            <text:p>49,34</text:p>
          </table:table-cell>
          <table:table-cell office:value-type="float" office:value="29.99" calcext:value-type="float">
            <text:p>29,99</text:p>
          </table:table-cell>
          <table:table-cell office:value-type="float" office:value="6.22" calcext:value-type="float">
            <text:p>6,22</text:p>
          </table:table-cell>
          <table:table-cell office:value-type="float" office:value="4.64" calcext:value-type="float">
            <text:p>4,64</text:p>
          </table:table-cell>
          <table:table-cell office:value-type="float" office:value="120.62" calcext:value-type="float">
            <text:p>120,62</text:p>
          </table:table-cell>
          <table:table-cell office:value-type="float" office:value="6.613" calcext:value-type="float">
            <text:p>6,6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</text:p>
          </table:table-cell>
          <table:table-cell office:value-type="float" office:value="265.97" calcext:value-type="float">
            <text:p>265,97</text:p>
          </table:table-cell>
          <table:table-cell office:value-type="float" office:value="144.77" calcext:value-type="float">
            <text:p>144,77</text:p>
          </table:table-cell>
          <table:table-cell office:value-type="float" office:value="85.28" calcext:value-type="float">
            <text:p>85,28</text:p>
          </table:table-cell>
          <table:table-cell office:value-type="float" office:value="48.39" calcext:value-type="float">
            <text:p>48,39</text:p>
          </table:table-cell>
          <table:table-cell office:value-type="float" office:value="3.74" calcext:value-type="float">
            <text:p>3,74</text:p>
          </table:table-cell>
          <table:table-cell office:value-type="float" office:value="9.06" calcext:value-type="float">
            <text:p>9,06</text:p>
          </table:table-cell>
          <table:table-cell office:value-type="float" office:value="167.443" calcext:value-type="float">
            <text:p>167,443</text:p>
          </table:table-cell>
          <table:table-cell office:value-type="float" office:value="2.537" calcext:value-type="float">
            <text:p>2,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_NF_S</text:p>
          </table:table-cell>
          <table:table-cell office:value-type="float" office:value="447.12" calcext:value-type="float">
            <text:p>447,12</text:p>
          </table:table-cell>
          <table:table-cell office:value-type="float" office:value="237.32" calcext:value-type="float">
            <text:p>237,32</text:p>
          </table:table-cell>
          <table:table-cell office:value-type="float" office:value="133.78" calcext:value-type="float">
            <text:p>133,78</text:p>
          </table:table-cell>
          <table:table-cell office:value-type="float" office:value="65.51" calcext:value-type="float">
            <text:p>65,51</text:p>
          </table:table-cell>
          <table:table-cell office:value-type="float" office:value="6.22" calcext:value-type="float">
            <text:p>6,22</text:p>
          </table:table-cell>
          <table:table-cell office:value-type="float" office:value="14.47" calcext:value-type="float">
            <text:p>14,47</text:p>
          </table:table-cell>
          <table:table-cell office:value-type="float" office:value="357.24" calcext:value-type="float">
            <text:p>357,24</text:p>
          </table:table-cell>
          <table:table-cell office:value-type="float" office:value="18.942" calcext:value-type="float">
            <text:p>18,9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</text:p>
          </table:table-cell>
          <table:table-cell office:value-type="float" office:value="402.38" calcext:value-type="float">
            <text:p>402,38</text:p>
          </table:table-cell>
          <table:table-cell office:value-type="float" office:value="206.75" calcext:value-type="float">
            <text:p>206,75</text:p>
          </table:table-cell>
          <table:table-cell office:value-type="float" office:value="119.78" calcext:value-type="float">
            <text:p>119,78</text:p>
          </table:table-cell>
          <table:table-cell office:value-type="float" office:value="65.82" calcext:value-type="float">
            <text:p>65,82</text:p>
          </table:table-cell>
          <table:table-cell office:value-type="float" office:value="3.56" calcext:value-type="float">
            <text:p>3,56</text:p>
          </table:table-cell>
          <table:table-cell office:value-type="float" office:value="15.07" calcext:value-type="float">
            <text:p>15,07</text:p>
          </table:table-cell>
          <table:table-cell office:value-type="float" office:value="246.85" calcext:value-type="float">
            <text:p>246,85</text:p>
          </table:table-cell>
          <table:table-cell office:value-type="float" office:value="3.155" calcext:value-type="float">
            <text:p>3,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95.88" calcext:value-type="float">
            <text:p>95,88</text:p>
          </table:table-cell>
          <table:table-cell office:value-type="float" office:value="53.16" calcext:value-type="float">
            <text:p>53,16</text:p>
          </table:table-cell>
          <table:table-cell office:value-type="float" office:value="34.55" calcext:value-type="float">
            <text:p>34,55</text:p>
          </table:table-cell>
          <table:table-cell office:value-type="float" office:value="22.2" calcext:value-type="float">
            <text:p>22,2</text:p>
          </table:table-cell>
          <table:table-cell office:value-type="float" office:value="3.65" calcext:value-type="float">
            <text:p>3,65</text:p>
          </table:table-cell>
          <table:table-cell office:value-type="float" office:value="2.08" calcext:value-type="float">
            <text:p>2,08</text:p>
          </table:table-cell>
          <table:table-cell office:value-type="float" office:value="28.667" calcext:value-type="float">
            <text:p>28,667</text:p>
          </table:table-cell>
          <table:table-cell office:value-type="float" office:value="4.99" calcext:value-type="float">
            <text:p>4,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79.36" calcext:value-type="float">
            <text:p>279,36</text:p>
          </table:table-cell>
          <table:table-cell office:value-type="float" office:value="147.68" calcext:value-type="float">
            <text:p>147,68</text:p>
          </table:table-cell>
          <table:table-cell office:value-type="float" office:value="79.05" calcext:value-type="float">
            <text:p>79,05</text:p>
          </table:table-cell>
          <table:table-cell office:value-type="float" office:value="51.39" calcext:value-type="float">
            <text:p>51,39</text:p>
          </table:table-cell>
          <table:table-cell office:value-type="float" office:value="2.53" calcext:value-type="float">
            <text:p>2,53</text:p>
          </table:table-cell>
          <table:table-cell office:value-type="float" office:value="12.02" calcext:value-type="float">
            <text:p>12,02</text:p>
          </table:table-cell>
          <table:table-cell office:value-type="float" office:value="209.709" calcext:value-type="float">
            <text:p>209,709</text:p>
          </table:table-cell>
          <table:table-cell office:value-type="float" office:value="13.536" calcext:value-type="float">
            <text:p>13,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007.04" calcext:value-type="float">
            <text:p>3007,04</text:p>
          </table:table-cell>
          <table:table-cell office:value-type="float" office:value="1626.07" calcext:value-type="float">
            <text:p>1626,07</text:p>
          </table:table-cell>
          <table:table-cell office:value-type="float" office:value="856.94" calcext:value-type="float">
            <text:p>856,94</text:p>
          </table:table-cell>
          <table:table-cell office:value-type="float" office:value="467.97" calcext:value-type="float">
            <text:p>467,97</text:p>
          </table:table-cell>
          <table:table-cell office:value-type="float" office:value="338.22" calcext:value-type="float">
            <text:p>338,22</text:p>
          </table:table-cell>
          <table:table-cell office:value-type="float" office:value="65.99" calcext:value-type="float">
            <text:p>65,99</text:p>
          </table:table-cell>
          <table:table-cell office:value-type="float" office:value="452.17" calcext:value-type="float">
            <text:p>452,17</text:p>
          </table:table-cell>
          <table:table-cell office:value-type="float" office:value="76.994" calcext:value-type="float">
            <text:p>76,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FOIL</text:p>
          </table:table-cell>
          <table:table-cell office:value-type="float" office:value="1202.03" calcext:value-type="float">
            <text:p>1202,03</text:p>
          </table:table-cell>
          <table:table-cell office:value-type="float" office:value="643.7" calcext:value-type="float">
            <text:p>643,7</text:p>
          </table:table-cell>
          <table:table-cell office:value-type="float" office:value="358.65" calcext:value-type="float">
            <text:p>358,65</text:p>
          </table:table-cell>
          <table:table-cell office:value-type="float" office:value="184.47" calcext:value-type="float">
            <text:p>184,47</text:p>
          </table:table-cell>
          <table:table-cell office:value-type="float" office:value="136.65" calcext:value-type="float">
            <text:p>136,65</text:p>
          </table:table-cell>
          <table:table-cell office:value-type="float" office:value="68.17" calcext:value-type="float">
            <text:p>68,17</text:p>
          </table:table-cell>
          <table:table-cell office:value-type="float" office:value="566.373" calcext:value-type="float">
            <text:p>566,373</text:p>
          </table:table-cell>
          <table:table-cell office:value-type="float" office:value="110.932" calcext:value-type="float">
            <text:p>110,9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BALL</text:p>
          </table:table-cell>
          <table:table-cell office:value-type="float" office:value="295.49" calcext:value-type="float">
            <text:p>295,49</text:p>
          </table:table-cell>
          <table:table-cell office:value-type="float" office:value="153.62" calcext:value-type="float">
            <text:p>153,62</text:p>
          </table:table-cell>
          <table:table-cell office:value-type="float" office:value="94.37" calcext:value-type="float">
            <text:p>94,37</text:p>
          </table:table-cell>
          <table:table-cell office:value-type="float" office:value="54.47" calcext:value-type="float">
            <text:p>54,47</text:p>
          </table:table-cell>
          <table:table-cell office:value-type="float" office:value="89.71" calcext:value-type="float">
            <text:p>89,71</text:p>
          </table:table-cell>
          <table:table-cell office:value-type="float" office:value="25.07" calcext:value-type="float">
            <text:p>25,07</text:p>
          </table:table-cell>
          <table:table-cell office:value-type="float" office:value="263.75" calcext:value-type="float">
            <text:p>263,75</text:p>
          </table:table-cell>
          <table:table-cell office:value-type="float" office:value="11.334" calcext:value-type="float">
            <text:p>11,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82.24" calcext:value-type="float">
            <text:p>82,24</text:p>
          </table:table-cell>
          <table:table-cell office:value-type="float" office:value="48.49" calcext:value-type="float">
            <text:p>48,49</text:p>
          </table:table-cell>
          <table:table-cell office:value-type="float" office:value="27.86" calcext:value-type="float">
            <text:p>27,86</text:p>
          </table:table-cell>
          <table:table-cell office:value-type="float" office:value="17.91" calcext:value-type="float">
            <text:p>17,91</text:p>
          </table:table-cell>
          <table:table-cell office:value-type="float" office:value="0.35" calcext:value-type="float">
            <text:p>0,35</text:p>
          </table:table-cell>
          <table:table-cell office:value-type="float" office:value="1.5" calcext:value-type="float">
            <text:p>1,5</text:p>
          </table:table-cell>
          <table:table-cell office:value-type="float" office:value="55.81" calcext:value-type="float">
            <text:p>55,81</text:p>
          </table:table-cell>
          <table:table-cell office:value-type="float" office:value="2.783" calcext:value-type="float">
            <text:p>2,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7.71" calcext:value-type="float">
            <text:p>37,71</text:p>
          </table:table-cell>
          <table:table-cell office:value-type="float" office:value="22.43" calcext:value-type="float">
            <text:p>22,43</text:p>
          </table:table-cell>
          <table:table-cell office:value-type="float" office:value="16.64" calcext:value-type="float">
            <text:p>16,64</text:p>
          </table:table-cell>
          <table:table-cell office:value-type="float" office:value="10.77" calcext:value-type="float">
            <text:p>10,77</text:p>
          </table:table-cell>
          <table:table-cell office:value-type="float" office:value="0.34" calcext:value-type="float">
            <text:p>0,34</text:p>
          </table:table-cell>
          <table:table-cell office:value-type="float" office:value="0.76" calcext:value-type="float">
            <text:p>0,76</text:p>
          </table:table-cell>
          <table:table-cell office:value-type="float" office:value="34.11" calcext:value-type="float">
            <text:p>34,11</text:p>
          </table:table-cell>
          <table:table-cell office:value-type="float" office:value="1.395" calcext:value-type="float">
            <text:p>1,3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885.38" calcext:value-type="float">
            <text:p>885,38</text:p>
          </table:table-cell>
          <table:table-cell office:value-type="float" office:value="446.03" calcext:value-type="float">
            <text:p>446,03</text:p>
          </table:table-cell>
          <table:table-cell office:value-type="float" office:value="236.16" calcext:value-type="float">
            <text:p>236,16</text:p>
          </table:table-cell>
          <table:table-cell office:value-type="float" office:value="124.72" calcext:value-type="float">
            <text:p>124,72</text:p>
          </table:table-cell>
          <table:table-cell office:value-type="float" office:value="65.2" calcext:value-type="float">
            <text:p>65,2</text:p>
          </table:table-cell>
          <table:table-cell office:value-type="float" office:value="18.15" calcext:value-type="float">
            <text:p>18,15</text:p>
          </table:table-cell>
          <table:table-cell office:value-type="float" office:value="348.337" calcext:value-type="float">
            <text:p>348,337</text:p>
          </table:table-cell>
          <table:table-cell office:value-type="float" office:value="19.521" calcext:value-type="float">
            <text:p>19,5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2.99" calcext:value-type="float">
            <text:p>12,99</text:p>
          </table:table-cell>
          <table:table-cell office:value-type="float" office:value="8.09" calcext:value-type="float">
            <text:p>8,09</text:p>
          </table:table-cell>
          <table:table-cell office:value-type="float" office:value="8.46" calcext:value-type="float">
            <text:p>8,46</text:p>
          </table:table-cell>
          <table:table-cell office:value-type="float" office:value="6.4" calcext:value-type="float">
            <text:p>6,4</text:p>
          </table:table-cell>
          <table:table-cell office:value-type="float" office:value="0.14" calcext:value-type="float">
            <text:p>0,14</text:p>
          </table:table-cell>
          <table:table-cell office:value-type="float" office:value="1.85" calcext:value-type="float">
            <text:p>1,85</text:p>
          </table:table-cell>
          <table:table-cell office:value-type="float" office:value="18.43" calcext:value-type="float">
            <text:p>18,43</text:p>
          </table:table-cell>
          <table:table-cell office:value-type="float" office:value="1.644" calcext:value-type="float">
            <text:p>1,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7.7" calcext:value-type="float">
            <text:p>7,7</text:p>
          </table:table-cell>
          <table:table-cell office:value-type="float" office:value="5.94" calcext:value-type="float">
            <text:p>5,94</text:p>
          </table:table-cell>
          <table:table-cell office:value-type="float" office:value="7.21" calcext:value-type="float">
            <text:p>7,21</text:p>
          </table:table-cell>
          <table:table-cell office:value-type="float" office:value="4.68" calcext:value-type="float">
            <text:p>4,68</text:p>
          </table:table-cell>
          <table:table-cell office:value-type="float" office:value="2.6" calcext:value-type="float">
            <text:p>2,6</text:p>
          </table:table-cell>
          <table:table-cell office:value-type="float" office:value="1.64" calcext:value-type="float">
            <text:p>1,64</text:p>
          </table:table-cell>
          <table:table-cell office:value-type="float" office:value="5.2" calcext:value-type="float">
            <text:p>5,2</text:p>
          </table:table-cell>
          <table:table-cell office:value-type="float" office:value="1.995" calcext:value-type="float">
            <text:p>1,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429.74" calcext:value-type="float">
            <text:p>429,74</text:p>
          </table:table-cell>
          <table:table-cell office:value-type="float" office:value="244.59" calcext:value-type="float">
            <text:p>244,59</text:p>
          </table:table-cell>
          <table:table-cell office:value-type="float" office:value="124.66" calcext:value-type="float">
            <text:p>124,66</text:p>
          </table:table-cell>
          <table:table-cell office:value-type="float" office:value="69.78" calcext:value-type="float">
            <text:p>69,78</text:p>
          </table:table-cell>
          <table:table-cell office:value-type="float" office:value="16.82" calcext:value-type="float">
            <text:p>16,82</text:p>
          </table:table-cell>
          <table:table-cell office:value-type="float" office:value="11.47" calcext:value-type="float">
            <text:p>11,47</text:p>
          </table:table-cell>
          <table:table-cell office:value-type="float" office:value="426.37" calcext:value-type="float">
            <text:p>426,37</text:p>
          </table:table-cell>
          <table:table-cell office:value-type="float" office:value="114.302" calcext:value-type="float">
            <text:p>114,3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88.84" calcext:value-type="float">
            <text:p>188,84</text:p>
          </table:table-cell>
          <table:table-cell office:value-type="float" office:value="100.65" calcext:value-type="float">
            <text:p>100,65</text:p>
          </table:table-cell>
          <table:table-cell office:value-type="float" office:value="55.63" calcext:value-type="float">
            <text:p>55,63</text:p>
          </table:table-cell>
          <table:table-cell office:value-type="float" office:value="35.12" calcext:value-type="float">
            <text:p>35,12</text:p>
          </table:table-cell>
          <table:table-cell office:value-type="float" office:value="3.8" calcext:value-type="float">
            <text:p>3,8</text:p>
          </table:table-cell>
          <table:table-cell office:value-type="float" office:value="6.1" calcext:value-type="float">
            <text:p>6,1</text:p>
          </table:table-cell>
          <table:table-cell office:value-type="float" office:value="130.527" calcext:value-type="float">
            <text:p>130,527</text:p>
          </table:table-cell>
          <table:table-cell office:value-type="float" office:value="9.853" calcext:value-type="float">
            <text:p>9,8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8.9" calcext:value-type="float">
            <text:p>8,9</text:p>
          </table:table-cell>
          <table:table-cell office:value-type="float" office:value="6.48" calcext:value-type="float">
            <text:p>6,48</text:p>
          </table:table-cell>
          <table:table-cell office:value-type="float" office:value="6.66" calcext:value-type="float">
            <text:p>6,66</text:p>
          </table:table-cell>
          <table:table-cell office:value-type="float" office:value="4.34" calcext:value-type="float">
            <text:p>4,34</text:p>
          </table:table-cell>
          <table:table-cell office:value-type="float" office:value="0.09" calcext:value-type="float">
            <text:p>0,09</text:p>
          </table:table-cell>
          <table:table-cell office:value-type="float" office:value="0.86" calcext:value-type="float">
            <text:p>0,86</text:p>
          </table:table-cell>
          <table:table-cell office:value-type="float" office:value="9.896" calcext:value-type="float">
            <text:p>9,896</text:p>
          </table:table-cell>
          <table:table-cell office:value-type="float" office:value="1.864" calcext:value-type="float">
            <text:p>1,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99.89" calcext:value-type="float">
            <text:p>299,89</text:p>
          </table:table-cell>
          <table:table-cell office:value-type="float" office:value="153.36" calcext:value-type="float">
            <text:p>153,36</text:p>
          </table:table-cell>
          <table:table-cell office:value-type="float" office:value="113.09" calcext:value-type="float">
            <text:p>113,09</text:p>
          </table:table-cell>
          <table:table-cell office:value-type="float" office:value="53.92" calcext:value-type="float">
            <text:p>53,92</text:p>
          </table:table-cell>
          <table:table-cell office:value-type="float" office:value="18.99" calcext:value-type="float">
            <text:p>18,99</text:p>
          </table:table-cell>
          <table:table-cell office:value-type="float" office:value="33.54" calcext:value-type="float">
            <text:p>33,54</text:p>
          </table:table-cell>
          <table:table-cell office:value-type="float" office:value="325.189" calcext:value-type="float">
            <text:p>325,189</text:p>
          </table:table-cell>
          <table:table-cell office:value-type="float" office:value="26.925" calcext:value-type="float">
            <text:p>26,9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81.34" calcext:value-type="float">
            <text:p>81,34</text:p>
          </table:table-cell>
          <table:table-cell office:value-type="float" office:value="55.15" calcext:value-type="float">
            <text:p>55,15</text:p>
          </table:table-cell>
          <table:table-cell office:value-type="float" office:value="37.6" calcext:value-type="float">
            <text:p>37,6</text:p>
          </table:table-cell>
          <table:table-cell office:value-type="float" office:value="32.54" calcext:value-type="float">
            <text:p>32,54</text:p>
          </table:table-cell>
          <table:table-cell office:value-type="float" office:value="1.65" calcext:value-type="float">
            <text:p>1,65</text:p>
          </table:table-cell>
          <table:table-cell office:value-type="float" office:value="2.3" calcext:value-type="float">
            <text:p>2,3</text:p>
          </table:table-cell>
          <table:table-cell office:value-type="float" office:value="35.989" calcext:value-type="float">
            <text:p>35,989</text:p>
          </table:table-cell>
          <table:table-cell office:value-type="float" office:value="1.938" calcext:value-type="float">
            <text:p>1,9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NKARA</text:p>
          </table:table-cell>
          <table:table-cell office:value-type="float" office:value="1388.207" calcext:value-type="float">
            <text:p>1388,207</text:p>
          </table:table-cell>
          <table:table-cell office:value-type="float" office:value="649.33" calcext:value-type="float">
            <text:p>649,33</text:p>
          </table:table-cell>
          <table:table-cell office:value-type="float" office:value="356.27" calcext:value-type="float">
            <text:p>356,27</text:p>
          </table:table-cell>
          <table:table-cell office:value-type="float" office:value="170.55" calcext:value-type="float">
            <text:p>170,55</text:p>
          </table:table-cell>
          <table:table-cell office:value-type="float" office:value="30.96" calcext:value-type="float">
            <text:p>30,96</text:p>
          </table:table-cell>
          <table:table-cell office:value-type="float" office:value="28.1" calcext:value-type="float">
            <text:p>28,1</text:p>
          </table:table-cell>
          <table:table-cell office:value-type="float" office:value="160.72" calcext:value-type="float">
            <text:p>160,72</text:p>
          </table:table-cell>
          <table:table-cell office:value-type="float" office:value="4.238" calcext:value-type="float">
            <text:p>4,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E</text:p>
          </table:table-cell>
          <table:table-cell office:value-type="float" office:value="302.27" calcext:value-type="float">
            <text:p>302,27</text:p>
          </table:table-cell>
          <table:table-cell office:value-type="float" office:value="157.07" calcext:value-type="float">
            <text:p>157,07</text:p>
          </table:table-cell>
          <table:table-cell office:value-type="float" office:value="84.76" calcext:value-type="float">
            <text:p>84,76</text:p>
          </table:table-cell>
          <table:table-cell office:value-type="float" office:value="47.61" calcext:value-type="float">
            <text:p>47,61</text:p>
          </table:table-cell>
          <table:table-cell office:value-type="float" office:value="8.25" calcext:value-type="float">
            <text:p>8,25</text:p>
          </table:table-cell>
          <table:table-cell office:value-type="float" office:value="7.45" calcext:value-type="float">
            <text:p>7,45</text:p>
          </table:table-cell>
          <table:table-cell office:value-type="float" office:value="273.86" calcext:value-type="float">
            <text:p>273,86</text:p>
          </table:table-cell>
          <table:table-cell office:value-type="float" office:value="7.157" calcext:value-type="float">
            <text:p>7,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868.13" calcext:value-type="float">
            <text:p>868,13</text:p>
          </table:table-cell>
          <table:table-cell office:value-type="float" office:value="429.84" calcext:value-type="float">
            <text:p>429,84</text:p>
          </table:table-cell>
          <table:table-cell office:value-type="float" office:value="239.09" calcext:value-type="float">
            <text:p>239,09</text:p>
          </table:table-cell>
          <table:table-cell office:value-type="float" office:value="113.19" calcext:value-type="float">
            <text:p>113,19</text:p>
          </table:table-cell>
          <table:table-cell office:value-type="float" office:value="16.9" calcext:value-type="float">
            <text:p>16,9</text:p>
          </table:table-cell>
          <table:table-cell office:value-type="float" office:value="33.03" calcext:value-type="float">
            <text:p>33,03</text:p>
          </table:table-cell>
          <table:table-cell office:value-type="float" office:value="565.516" calcext:value-type="float">
            <text:p>565,516</text:p>
          </table:table-cell>
          <table:table-cell office:value-type="float" office:value="30.018" calcext:value-type="float">
            <text:p>30,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883.88" calcext:value-type="float">
            <text:p>883,88</text:p>
          </table:table-cell>
          <table:table-cell office:value-type="float" office:value="410.65" calcext:value-type="float">
            <text:p>410,65</text:p>
          </table:table-cell>
          <table:table-cell office:value-type="float" office:value="222.98" calcext:value-type="float">
            <text:p>222,98</text:p>
          </table:table-cell>
          <table:table-cell office:value-type="float" office:value="110.05" calcext:value-type="float">
            <text:p>110,05</text:p>
          </table:table-cell>
          <table:table-cell office:value-type="float" office:value="15.34" calcext:value-type="float">
            <text:p>15,34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x</text:p>
          </table:table-cell>
          <table:table-cell office:value-type="float" office:value="30.27" calcext:value-type="float">
            <text:p>30,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131.32" calcext:value-type="float">
            <text:p>1131,32</text:p>
          </table:table-cell>
          <table:table-cell office:value-type="float" office:value="569.73" calcext:value-type="float">
            <text:p>569,73</text:p>
          </table:table-cell>
          <table:table-cell office:value-type="float" office:value="550.39" calcext:value-type="float">
            <text:p>550,39</text:p>
          </table:table-cell>
          <table:table-cell office:value-type="float" office:value="129.55" calcext:value-type="float">
            <text:p>129,55</text:p>
          </table:table-cell>
          <table:table-cell office:value-type="string" calcext:value-type="string">
            <text:p>x</text:p>
          </table:table-cell>
          <table:table-cell office:value-type="float" office:value="71.983" calcext:value-type="float">
            <text:p>71,9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float" office:value="135.81" calcext:value-type="float">
            <text:p>135,81</text:p>
          </table:table-cell>
          <table:table-cell office:value-type="float" office:value="83.34" calcext:value-type="float">
            <text:p>83,34</text:p>
          </table:table-cell>
          <table:table-cell office:value-type="float" office:value="46.94" calcext:value-type="float">
            <text:p>46,94</text:p>
          </table:table-cell>
          <table:table-cell office:value-type="float" office:value="31.51" calcext:value-type="float">
            <text:p>31,51</text:p>
          </table:table-cell>
          <table:table-cell office:value-type="float" office:value="14.92" calcext:value-type="float">
            <text:p>14,92</text:p>
          </table:table-cell>
          <table:table-cell office:value-type="float" office:value="3.97" calcext:value-type="float">
            <text:p>3,97</text:p>
          </table:table-cell>
          <table:table-cell office:value-type="float" office:value="56.1" calcext:value-type="float">
            <text:p>56,1</text:p>
          </table:table-cell>
          <table:table-cell office:value-type="float" office:value="6.523" calcext:value-type="float">
            <text:p>6,523</text:p>
          </table:table-cell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1"/>
          <table:table-cell table:style-name="ce11" table:formula="of:=AVERAGE([.B2:.B47])" office:value-type="float" office:value="534.341456521739" calcext:value-type="float">
            <text:p>534,341456521739</text:p>
          </table:table-cell>
          <table:table-cell table:style-name="ce11" table:formula="of:=AVERAGE([.C2:.C47])" office:value-type="float" office:value="284.271086956522" calcext:value-type="float">
            <text:p>284,271086956522</text:p>
          </table:table-cell>
          <table:table-cell table:style-name="ce11" table:formula="of:=AVERAGE([.D2:.D47])" office:value-type="float" office:value="156.795326086957" calcext:value-type="float">
            <text:p>156,795326086957</text:p>
          </table:table-cell>
          <table:table-cell table:style-name="ce11" table:formula="of:=AVERAGE([.E2:.E47])" office:value-type="float" office:value="83.4082608695652" calcext:value-type="float">
            <text:p>83,4082608695652</text:p>
          </table:table-cell>
          <table:table-cell table:style-name="ce11" table:formula="of:=AVERAGE([.F2:.F47])" office:value-type="float" office:value="56.2071956521739" calcext:value-type="float">
            <text:p>56,2071956521739</text:p>
          </table:table-cell>
          <table:table-cell table:style-name="ce11" table:formula="of:=AVERAGE([.G2:.G47])" office:value-type="float" office:value="20.0126086956522" calcext:value-type="float">
            <text:p>20,0126086956522</text:p>
          </table:table-cell>
          <table:table-cell table:style-name="ce11" table:formula="of:=AVERAGE([.H2:.H47])" office:value-type="float" office:value="235.036613636364" calcext:value-type="float">
            <text:p>235,036613636364</text:p>
          </table:table-cell>
          <table:table-cell table:style-name="ce11" table:formula="of:=AVERAGE([.I2:.I47])" office:value-type="float" office:value="32.2004565217391" calcext:value-type="float">
            <text:p>32,2004565217391</text:p>
          </table:table-cell>
          <table:table-cell table:style-name="ce11" table:number-columns-repeated="1013"/>
        </table:table-row>
        <table:table-row table:style-name="ro1">
          <table:table-cell office:value-type="string" calcext:value-type="string">
            <text:p>AVERAGE/30</text:p>
          </table:table-cell>
          <table:table-cell table:style-name="ce5" table:formula="of:=[.B50]/30" office:value-type="float" office:value="17.811381884058" calcext:value-type="float">
            <text:p>17,811381884058</text:p>
          </table:table-cell>
          <table:table-cell table:style-name="ce5" table:formula="of:=[.C50]/30" office:value-type="float" office:value="9.47570289855073" calcext:value-type="float">
            <text:p>9,47570289855073</text:p>
          </table:table-cell>
          <table:table-cell table:style-name="ce5" table:formula="of:=[.D50]/30" office:value-type="float" office:value="5.22651086956522" calcext:value-type="float">
            <text:p>5,22651086956522</text:p>
          </table:table-cell>
          <table:table-cell table:style-name="ce5" table:formula="of:=[.E50]/30" office:value-type="float" office:value="2.78027536231884" calcext:value-type="float">
            <text:p>2,78027536231884</text:p>
          </table:table-cell>
          <table:table-cell table:style-name="ce5" table:formula="of:=[.F50]/30" office:value-type="float" office:value="1.8735731884058" calcext:value-type="float">
            <text:p>1,8735731884058</text:p>
          </table:table-cell>
          <table:table-cell table:style-name="ce5" table:formula="of:=[.G50]/30" office:value-type="float" office:value="0.667086956521739" calcext:value-type="float">
            <text:p>0,667086956521739</text:p>
          </table:table-cell>
          <table:table-cell table:style-name="ce5" table:formula="of:=[.H50]/30" office:value-type="float" office:value="7.83455378787879" calcext:value-type="float">
            <text:p>7,83455378787879</text:p>
          </table:table-cell>
          <table:table-cell table:style-name="ce5" table:formula="of:=[.I50]/30" office:value-type="float" office:value="1.07334855072464" calcext:value-type="float">
            <text:p>1,0733485507246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office:value-type="string" calcext:value-type="string">
            <text:p>THREADS 2</text:p>
          </table:table-cell>
          <table:table-cell office:value-type="string" calcext:value-type="string">
            <text:p>THREADS 4</text:p>
          </table:table-cell>
          <table:table-cell office:value-type="string" calcext:value-type="string">
            <text:p>THREADS 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HREAD1</text:p>
          </table:table-cell>
          <table:table-cell office:value-type="float" office:value="17.8" calcext:value-type="float">
            <text:p>17,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2 </text:p>
          </table:table-cell>
          <table:table-cell office:value-type="float" office:value="9.48" calcext:value-type="float">
            <text:p>9,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4</text:p>
          </table:table-cell>
          <table:table-cell office:value-type="float" office:value="5.23" calcext:value-type="float">
            <text:p>5,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8</text:p>
          </table:table-cell>
          <table:table-cell office:value-type="float" office:value="2.78" calcext:value-type="float">
            <text:p>2,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TIC</text:p>
          </table:table-cell>
          <table:table-cell office:value-type="float" office:value="7.83" calcext:value-type="float">
            <text:p>7,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.87" calcext:value-type="float">
            <text:p>1,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ROP</text:p>
          </table:table-cell>
          <table:table-cell office:value-type="float" office:value="0.67" calcext:value-type="float">
            <text:p>0,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AT</text:p>
          </table:table-cell>
          <table:table-cell office:value-type="float" office:value="1.07" calcext:value-type="float">
            <text:p>1,07</text:p>
          </table:table-cell>
          <table:table-cell table:number-columns-repeated="1020"/>
        </table:table-row>
        <table:table-row table:style-name="ro1" table:number-rows-repeated="26">
          <table:table-cell table:number-columns-repeated="1022"/>
        </table:table-row>
        <table:table-row table:style-name="ro1">
          <table:table-cell office:value-type="string" calcext:value-type="string">
            <text:p>Parallel Adam</text:p>
          </table:table-cell>
          <table:table-cell/>
          <table:table-cell office:value-type="string" calcext:value-type="string">
            <text:p>Pageblocks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Proposed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16.968*30" office:value-type="float" office:value="509.04" calcext:value-type="float">
            <text:p>509,04</text:p>
          </table:table-cell>
          <table:table-cell table:formula="of:=9.127*30" office:value-type="float" office:value="273.81" calcext:value-type="float">
            <text:p>273,81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1935.78" calcext:value-type="float">
            <text:p>1935,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30*8.966" office:value-type="float" office:value="268.98" calcext:value-type="float">
            <text:p>268,98</text:p>
          </table:table-cell>
          <table:table-cell table:formula="of:=30*4.89" office:value-type="float" office:value="146.7" calcext:value-type="float">
            <text:p>146,7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007.15" calcext:value-type="float">
            <text:p>1007,1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30*5.141" office:value-type="float" office:value="154.23" calcext:value-type="float">
            <text:p>154,23</text:p>
          </table:table-cell>
          <table:table-cell table:formula="of:=30*2.801" office:value-type="float" office:value="84.03" calcext:value-type="float">
            <text:p>84,03</text:p>
          </table:table-cell>
          <table:table-cell office:value-type="float" office:value="1131.32" calcext:value-type="float">
            <text:p>1131,3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30*3.395" office:value-type="float" office:value="101.85" calcext:value-type="float">
            <text:p>101,85</text:p>
          </table:table-cell>
          <table:table-cell table:formula="of:=30*1.842" office:value-type="float" office:value="55.26" calcext:value-type="float">
            <text:p>55,26</text:p>
          </table:table-cell>
          <table:table-cell office:value-type="float" office:value="569.73" calcext:value-type="float">
            <text:p>569,73</text:p>
          </table:table-cell>
          <table:table-cell table:number-columns-repeated="1017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adam</text:p>
          </table:table-cell>
          <table:table-cell office:value-type="string" calcext:value-type="string">
            <text:p>Propo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table:formula="of:=16.968*30" office:value-type="float" office:value="509.04" calcext:value-type="float">
            <text:p>509,04</text:p>
          </table:table-cell>
          <table:table-cell office:value-type="float" office:value="4115.18" calcext:value-type="float">
            <text:p>4115,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2</text:p>
          </table:table-cell>
          <table:table-cell table:formula="of:=30*8.966" office:value-type="float" office:value="268.98" calcext:value-type="float">
            <text:p>268,98</text:p>
          </table:table-cell>
          <table:table-cell office:value-type="float" office:value="2213.32" calcext:value-type="float">
            <text:p>2213,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4</text:p>
          </table:table-cell>
          <table:table-cell table:formula="of:=30*5.141" office:value-type="float" office:value="154.23" calcext:value-type="float">
            <text:p>154,23</text:p>
          </table:table-cell>
          <table:table-cell office:value-type="float" office:value="1131.32" calcext:value-type="float">
            <text:p>1131,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8</text:p>
          </table:table-cell>
          <table:table-cell table:formula="of:=30*3.395" office:value-type="float" office:value="101.85" calcext:value-type="float">
            <text:p>101,85</text:p>
          </table:table-cell>
          <table:table-cell office:value-type="float" office:value="569.73" calcext:value-type="float">
            <text:p>569,73</text:p>
          </table:table-cell>
          <table:table-cell table:number-columns-repeated="1018"/>
        </table:table-row>
      </table:table>
      <table:table table:name="OPTIM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5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" calcext:value-type="percentage">
            <text:p>1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table:number-columns-repeated="2" office:value-type="percentage" office:value="0.09" calcext:value-type="percentage">
            <text:p>9,0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67" calcext:value-type="percentage">
            <text:p>1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" calcext:value-type="percentage">
            <text:p>1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19" calcext:value-type="percentage">
            <text:p>1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2" office:value-type="percentage" office:value="0.0833" calcext:value-type="percentage">
            <text:p>8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" calcext:value-type="percentage">
            <text:p>8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formula="of:=AVERAGE([.E2:.E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2:.H11])" office:value-type="percentage" office:value="0.152" calcext:value-type="percentage">
            <text:p>15,20%</text:p>
          </table:table-cell>
          <table:table-cell table:style-name="ce1" table:formula="of:=AVERAGE([.I2:.I11])" office:value-type="percentage" office:value="0.16499" calcext:value-type="percentage">
            <text:p>16,50%</text:p>
          </table:table-cell>
          <table:table-cell table:style-name="ce1" table:formula="of:=AVERAGE([.J2:.J11])" office:value-type="percentage" office:value="0.17199" calcext:value-type="percentage">
            <text:p>17,20%</text:p>
          </table:table-cell>
          <table:table-cell table:style-name="ce1" table:formula="of:=AVERAGE([.K2:.K11])" office:value-type="percentage" office:value="0.16534" calcext:value-type="percentage">
            <text:p>16,5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4127" calcext:value-type="percentage">
            <text:p>41,27%</text:p>
          </table:table-cell>
          <table:table-cell office:value-type="percentage" office:value="0.3672" calcext:value-type="percentage">
            <text:p>36,72%</text:p>
          </table:table-cell>
          <table:table-cell office:value-type="percentage" office:value="0.4631" calcext:value-type="percentage">
            <text:p>46,31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0742" calcext:value-type="percentage">
            <text:p>7,4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5419" calcext:value-type="percentage">
            <text:p>54,19%</text:p>
          </table:table-cell>
          <table:table-cell office:value-type="percentage" office:value="0.1075" calcext:value-type="percentage">
            <text:p>10,7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397" calcext:value-type="percentage">
            <text:p>39,70%</text:p>
          </table:table-cell>
          <table:table-cell office:value-type="percentage" office:value="0.3705" calcext:value-type="percentage">
            <text:p>37,05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4806" calcext:value-type="percentage">
            <text:p>48,06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3512" calcext:value-type="percentage">
            <text:p>35,12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5" calcext:value-type="percentage">
            <text:p>8,50%</text:p>
          </table:table-cell>
          <table:table-cell office:value-type="percentage" office:value="0.4862" calcext:value-type="percentage">
            <text:p>48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893" calcext:value-type="percentage">
            <text:p>28,93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4516" calcext:value-type="percentage">
            <text:p>45,1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687" calcext:value-type="percentage">
            <text:p>46,87%</text:p>
          </table:table-cell>
          <table:table-cell office:value-type="percentage" office:value="0.3543" calcext:value-type="percentage">
            <text:p>35,43%</text:p>
          </table:table-cell>
          <table:table-cell office:value-type="percentage" office:value="0.3101" calcext:value-type="percentage">
            <text:p>31,01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0603" calcext:value-type="percentage">
            <text:p>6,03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4875" calcext:value-type="percentage">
            <text:p>4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5023" calcext:value-type="percentage">
            <text:p>50,23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295" calcext:value-type="percentage">
            <text:p>42,95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4355" calcext:value-type="percentage">
            <text:p>43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4763" calcext:value-type="percentage">
            <text:p>47,63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309" calcext:value-type="percentage">
            <text:p>23,09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4677" calcext:value-type="percentage">
            <text:p>46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315" calcext:value-type="percentage">
            <text:p>31,50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258" calcext:value-type="percentage">
            <text:p>25,80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5358" calcext:value-type="percentage">
            <text:p>53,5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:.B24])" office:value-type="percentage" office:value="0.45453" calcext:value-type="percentage">
            <text:p>45,45%</text:p>
          </table:table-cell>
          <table:table-cell table:style-name="ce1" table:formula="of:=AVERAGE([.C15:.C24])" office:value-type="percentage" office:value="0.35646" calcext:value-type="percentage">
            <text:p>35,65%</text:p>
          </table:table-cell>
          <table:table-cell table:style-name="ce1" table:formula="of:=AVERAGE([.D15:.D24])" office:value-type="percentage" office:value="0.31976" calcext:value-type="percentage">
            <text:p>31,98%</text:p>
          </table:table-cell>
          <table:table-cell table:style-name="ce1" table:formula="of:=AVERAGE([.E15:.E24])" office:value-type="percentage" office:value="0.45655" calcext:value-type="percentage">
            <text:p>45,66%</text:p>
          </table:table-cell>
          <table:table-cell table:style-name="ce1" table:number-columns-repeated="2"/>
          <table:table-cell table:style-name="ce1" table:formula="of:=AVERAGE([.H15:.H24])" office:value-type="percentage" office:value="0.11487" calcext:value-type="percentage">
            <text:p>11,49%</text:p>
          </table:table-cell>
          <table:table-cell table:style-name="ce1" table:formula="of:=AVERAGE([.I15:.I24])" office:value-type="percentage" office:value="0.07865" calcext:value-type="percentage">
            <text:p>7,87%</text:p>
          </table:table-cell>
          <table:table-cell table:style-name="ce1" table:formula="of:=AVERAGE([.J15:.J24])" office:value-type="percentage" office:value="0.47757" calcext:value-type="percentage">
            <text:p>47,76%</text:p>
          </table:table-cell>
          <table:table-cell table:style-name="ce1" table:formula="of:=AVERAGE([.K15:.K24])" office:value-type="percentage" office:value="0.09085" calcext:value-type="percentage">
            <text:p>9,0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7987" calcext:value-type="percentage">
            <text:p>79,87%</text:p>
          </table:table-cell>
          <table:table-cell office:value-type="percentage" office:value="0.8093" calcext:value-type="percentage">
            <text:p>80,93%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75" calcext:value-type="percentage">
            <text:p>75,0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1853" calcext:value-type="percentage">
            <text:p>18,53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8397" calcext:value-type="percentage">
            <text:p>83,97%</text:p>
          </table:table-cell>
          <table:table-cell office:value-type="percentage" office:value="0.555" calcext:value-type="percentage">
            <text:p>55,5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7673" calcext:value-type="percentage">
            <text:p>76,73%</text:p>
          </table:table-cell>
          <table:table-cell office:value-type="percentage" office:value="0.795" calcext:value-type="percentage">
            <text:p>79,50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769" calcext:value-type="percentage">
            <text:p>76,90%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555" calcext:value-type="percentage">
            <text:p>55,50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237" calcext:value-type="percentage">
            <text:p>23,70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657" calcext:value-type="percentage">
            <text:p>66,57%</text:p>
          </table:table-cell>
          <table:table-cell office:value-type="percentage" office:value="0.6773" calcext:value-type="percentage">
            <text:p>67,73%</text:p>
          </table:table-cell>
          <table:table-cell office:value-type="percentage" office:value="0.431" calcext:value-type="percentage">
            <text:p>43,10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6286" calcext:value-type="percentage">
            <text:p>62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8223" calcext:value-type="percentage">
            <text:p>82,2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6" calcext:value-type="percentage">
            <text:p>6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8287" calcext:value-type="percentage">
            <text:p>82,87%</text:p>
          </table:table-cell>
          <table:table-cell office:value-type="percentage" office:value="0.4023" calcext:value-type="percentage">
            <text:p>40,23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326" calcext:value-type="percentage">
            <text:p>32,60%</text:p>
          </table:table-cell>
          <table:table-cell office:value-type="percentage" office:value="0.7714" calcext:value-type="percentage">
            <text:p>77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67" calcext:value-type="percentage">
            <text:p>66,70%</text:p>
          </table:table-cell>
          <table:table-cell office:value-type="percentage" office:value="0.6777" calcext:value-type="percentage">
            <text:p>67,77%</text:p>
          </table:table-cell>
          <table:table-cell office:value-type="percentage" office:value="0.5948" calcext:value-type="percentage">
            <text:p>59,48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1713" calcext:value-type="percentage">
            <text:p>17,13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7143" calcext:value-type="percentage">
            <text:p>7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68" calcext:value-type="percentage">
            <text:p>66,80%</text:p>
          </table:table-cell>
          <table:table-cell office:value-type="percentage" office:value="0.6693" calcext:value-type="percentage">
            <text:p>66,93%</text:p>
          </table:table-cell>
          <table:table-cell office:value-type="percentage" office:value="0.6092" calcext:value-type="percentage">
            <text:p>60,92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6571" calcext:value-type="percentage">
            <text:p>65,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8073" calcext:value-type="percentage">
            <text:p>80,73%</text:p>
          </table:table-cell>
          <table:table-cell office:value-type="percentage" office:value="0.7893" calcext:value-type="percentage">
            <text:p>78,93%</text:p>
          </table:table-cell>
          <table:table-cell office:value-type="percentage" office:value="0.5345" calcext:value-type="percentage">
            <text:p>53,45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2777" calcext:value-type="percentage">
            <text:p>27,77%</text:p>
          </table:table-cell>
          <table:table-cell office:value-type="percentage" office:value="0.5429" calcext:value-type="percentage">
            <text:p>54,29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27:.B36])" office:value-type="percentage" office:value="0.75446" calcext:value-type="percentage">
            <text:p>75,45%</text:p>
          </table:table-cell>
          <table:table-cell table:style-name="ce1" table:formula="of:=AVERAGE([.C27:.C36])" office:value-type="percentage" office:value="0.77553" calcext:value-type="percentage">
            <text:p>77,55%</text:p>
          </table:table-cell>
          <table:table-cell table:style-name="ce1" table:formula="of:=AVERAGE([.D27:.D36])" office:value-type="percentage" office:value="0.53435" calcext:value-type="percentage">
            <text:p>53,44%</text:p>
          </table:table-cell>
          <table:table-cell table:style-name="ce1" table:formula="of:=AVERAGE([.E27:.E36])" office:value-type="percentage" office:value="0.75" calcext:value-type="percentage">
            <text:p>75,00%</text:p>
          </table:table-cell>
          <table:table-cell table:style-name="ce1" table:number-columns-repeated="2"/>
          <table:table-cell table:style-name="ce1" table:formula="of:=AVERAGE([.H27:.H36])" office:value-type="percentage" office:value="0.1441" calcext:value-type="percentage">
            <text:p>14,41%</text:p>
          </table:table-cell>
          <table:table-cell table:style-name="ce1" table:formula="of:=AVERAGE([.I27:.I36])" office:value-type="percentage" office:value="0.2614" calcext:value-type="percentage">
            <text:p>26,14%</text:p>
          </table:table-cell>
          <table:table-cell table:style-name="ce1" table:formula="of:=AVERAGE([.J27:.J36])" office:value-type="percentage" office:value="0.64858" calcext:value-type="percentage">
            <text:p>64,86%</text:p>
          </table:table-cell>
          <table:table-cell table:style-name="ce1" table:formula="of:=AVERAGE([.K27:.K3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81" calcext:value-type="percentage">
            <text:p>81,00%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5397" calcext:value-type="percentage">
            <text:p>53,97%</text:p>
          </table:table-cell>
          <table:table-cell office:value-type="percentage" office:value="0.6158" calcext:value-type="percentage">
            <text:p>61,58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5943" calcext:value-type="percentage">
            <text:p>59,43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4948" calcext:value-type="percentage">
            <text:p>49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74" calcext:value-type="percentage">
            <text:p>77,4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4778" calcext:value-type="percentage">
            <text:p>47,7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987" calcext:value-type="percentage">
            <text:p>69,87%</text:p>
          </table:table-cell>
          <table:table-cell office:value-type="percentage" office:value="0.6777" calcext:value-type="percentage">
            <text:p>67,77%</text:p>
          </table:table-cell>
          <table:table-cell office:value-type="percentage" office:value="0.5385" calcext:value-type="percentage">
            <text:p>53,85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8483" calcext:value-type="percentage">
            <text:p>84,83%</text:p>
          </table:table-cell>
          <table:table-cell office:value-type="percentage" office:value="0.6619" calcext:value-type="percentage">
            <text:p>66,19%</text:p>
          </table:table-cell>
          <table:table-cell table:number-columns-repeated="2"/>
          <table:table-cell office:value-type="string" calcext:value-type="string">
            <text:p>Hayes-roth_3</text:p>
          </table:table-cell>
          <table:table-cell office:value-type="percentage" office:value="0.5633" calcext:value-type="percentage">
            <text:p>56,33%</text:p>
          </table:table-cell>
          <table:table-cell office:value-type="percentage" office:value="0.566" calcext:value-type="percentage">
            <text:p>5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2"/>
          <table:table-cell office:value-type="string" calcext:value-type="string">
            <text:p>Hayes-roth_4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708" calcext:value-type="percentage">
            <text:p>70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581" calcext:value-type="percentage">
            <text:p>58,10%</text:p>
          </table:table-cell>
          <table:table-cell table:number-columns-repeated="2"/>
          <table:table-cell office:value-type="string" calcext:value-type="string">
            <text:p>Hayes-roth_5</text:p>
          </table:table-cell>
          <table:table-cell office:value-type="percentage" office:value="0.5993" calcext:value-type="percentage">
            <text:p>59,93%</text:p>
          </table:table-cell>
          <table:table-cell office:value-type="percentage" office:value="0.5863" calcext:value-type="percentage">
            <text:p>58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789" calcext:value-type="percentage">
            <text:p>78,90%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527" calcext:value-type="percentage">
            <text:p>52,70%</text:p>
          </table:table-cell>
          <table:table-cell table:number-columns-repeated="2"/>
          <table:table-cell office:value-type="string" calcext:value-type="string">
            <text:p>Hayes-roth_6</text:p>
          </table:table-cell>
          <table:table-cell office:value-type="percentage" office:value="0.5793" calcext:value-type="percentage">
            <text:p>57,93%</text:p>
          </table:table-cell>
          <table:table-cell office:value-type="percentage" office:value="0.55" calcext:value-type="percentage">
            <text:p>5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5095" calcext:value-type="percentage">
            <text:p>50,95%</text:p>
          </table:table-cell>
          <table:table-cell table:number-columns-repeated="2"/>
          <table:table-cell office:value-type="string" calcext:value-type="string">
            <text:p>Hayes-roth_7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56" calcext:value-type="percentage">
            <text:p>5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902" calcext:value-type="percentage">
            <text:p>90,2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6079" calcext:value-type="percentage">
            <text:p>60,79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5537" calcext:value-type="percentage">
            <text:p>55,37%</text:p>
          </table:table-cell>
          <table:table-cell office:value-type="percentage" office:value="0.5427" calcext:value-type="percentage">
            <text:p>54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827" calcext:value-type="percentage">
            <text:p>82,70%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6353" calcext:value-type="percentage">
            <text:p>6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8353" calcext:value-type="percentage">
            <text:p>83,53%</text:p>
          </table:table-cell>
          <table:table-cell office:value-type="percentage" office:value="0.8983" calcext:value-type="percentage">
            <text:p>89,83%</text:p>
          </table:table-cell>
          <table:table-cell office:value-type="percentage" office:value="0.573" calcext:value-type="percentage">
            <text:p>57,30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5497" calcext:value-type="percentage">
            <text:p>54,9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82462" calcext:value-type="percentage">
            <text:p>82,46%</text:p>
          </table:table-cell>
          <table:table-cell table:style-name="ce1" table:formula="of:=AVERAGE([.C39:.C48])" office:value-type="percentage" office:value="0.91466" calcext:value-type="percentage">
            <text:p>91,47%</text:p>
          </table:table-cell>
          <table:table-cell table:style-name="ce1" table:formula="of:=AVERAGE([.D39:.D48])" office:value-type="percentage" office:value="0.5727" calcext:value-type="percentage">
            <text:p>57,27%</text:p>
          </table:table-cell>
          <table:table-cell table:style-name="ce1" table:formula="of:=AVERAGE([.E39:.E48])" office:value-type="percentage" office:value="0.6158" calcext:value-type="percentage">
            <text:p>61,58%</text:p>
          </table:table-cell>
          <table:table-cell table:style-name="ce1" table:number-columns-repeated="2"/>
          <table:table-cell table:style-name="ce1" table:formula="of:=AVERAGE([.H39:.H48])" office:value-type="percentage" office:value="0.60182" calcext:value-type="percentage">
            <text:p>60,18%</text:p>
          </table:table-cell>
          <table:table-cell table:style-name="ce1" table:formula="of:=AVERAGE([.I39:.I48])" office:value-type="percentage" office:value="0.597" calcext:value-type="percentage">
            <text:p>59,70%</text:p>
          </table:table-cell>
          <table:table-cell table:style-name="ce1" table:formula="of:=AVERAGE([.J39:.J48])" office:value-type="percentage" office:value="0.5" calcext:value-type="percentage">
            <text:p>50,00%</text:p>
          </table:table-cell>
          <table:table-cell table:style-name="ce1" table:formula="of:=AVERAGE([.K39:.K48])" office:value-type="percentage" office:value="0.4948" calcext:value-type="percentage">
            <text:p>49,4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185" calcext:value-type="percentage">
            <text:p>51,85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HouseVotes_2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4227" calcext:value-type="percentage">
            <text:p>42,27%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2"/>
          <table:table-cell office:value-type="string" calcext:value-type="string">
            <text:p>HouseVotes_3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09" calcext:value-type="percentage">
            <text:p>10,90%</text:p>
          </table:table-cell>
          <table:table-cell office:value-type="percentage" office:value="0.1391" calcext:value-type="percentage">
            <text:p>13,91%</text:p>
          </table:table-cell>
          <table:table-cell office:value-type="percentage" office:value="0.0899" calcext:value-type="percentage">
            <text:p>8,9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227" calcext:value-type="percentage">
            <text:p>32,27%</text:p>
          </table:table-cell>
          <table:table-cell table:number-columns-repeated="2" office:value-type="percentage" office:value="0.26" calcext:value-type="percentage">
            <text:p>26,00%</text:p>
          </table:table-cell>
          <table:table-cell table:number-columns-repeated="2"/>
          <table:table-cell office:value-type="string" calcext:value-type="string">
            <text:p>HouseVotes_4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1319" calcext:value-type="percentage">
            <text:p>13,19%</text:p>
          </table:table-cell>
          <table:table-cell office:value-type="percentage" office:value="0.0493" calcext:value-type="percentage">
            <text:p>4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704" calcext:value-type="percentage">
            <text:p>37,04%</text:p>
          </table:table-cell>
          <table:table-cell table:number-columns-repeated="2"/>
          <table:table-cell office:value-type="string" calcext:value-type="string">
            <text:p>HouseVotes_5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319" calcext:value-type="percentage">
            <text:p>3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4803" calcext:value-type="percentage">
            <text:p>48,03%</text:p>
          </table:table-cell>
          <table:table-cell office:value-type="percentage" office:value="0.4337" calcext:value-type="percentage">
            <text:p>43,37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2"/>
          <table:table-cell office:value-type="string" calcext:value-type="string">
            <text:p>HouseVotes_6</text:p>
          </table:table-cell>
          <table:table-cell office:value-type="percentage" office:value="0.045" calcext:value-type="percentage">
            <text:p>4,5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348" calcext:value-type="percentage">
            <text:p>3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927" calcext:value-type="percentage">
            <text:p>39,27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7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0391" calcext:value-type="percentage">
            <text:p>3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8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4544" calcext:value-type="percentage">
            <text:p>45,44%</text:p>
          </table:table-cell>
          <table:table-cell office:value-type="percentage" office:value="0.399" calcext:value-type="percentage">
            <text:p>39,90%</text:p>
          </table:table-cell>
          <table:table-cell office:value-type="percentage" office:value="0.4074" calcext:value-type="percentage">
            <text:p>40,74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437" calcext:value-type="percentage">
            <text:p>4,37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337" calcext:value-type="percentage">
            <text:p>43,37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0797" calcext:value-type="percentage">
            <text:p>7,9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44777" calcext:value-type="percentage">
            <text:p>44,78%</text:p>
          </table:table-cell>
          <table:table-cell table:style-name="ce1" table:formula="of:=AVERAGE([.C52:.C61])" office:value-type="percentage" office:value="0.38534" calcext:value-type="percentage">
            <text:p>38,53%</text:p>
          </table:table-cell>
          <table:table-cell table:style-name="ce1" table:formula="of:=AVERAGE([.D52:.D61])" office:value-type="percentage" office:value="0.39266" calcext:value-type="percentage">
            <text:p>39,27%</text:p>
          </table:table-cell>
          <table:table-cell table:style-name="ce1" table:formula="of:=AVERAGE([.E52:.E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52:.H61])" office:value-type="percentage" office:value="0.0692" calcext:value-type="percentage">
            <text:p>6,92%</text:p>
          </table:table-cell>
          <table:table-cell table:style-name="ce1" table:formula="of:=AVERAGE([.I52:.I61])" office:value-type="percentage" office:value="0.07476" calcext:value-type="percentage">
            <text:p>7,48%</text:p>
          </table:table-cell>
          <table:table-cell table:style-name="ce1" table:formula="of:=AVERAGE([.J52:.J61])" office:value-type="percentage" office:value="0.10887" calcext:value-type="percentage">
            <text:p>10,89%</text:p>
          </table:table-cell>
          <table:table-cell table:style-name="ce1" table:formula="of:=AVERAGE([.K52:.K61])" office:value-type="percentage" office:value="0.05841" calcext:value-type="percentage">
            <text:p>5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PRUNE_OBS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2257" calcext:value-type="percentage">
            <text:p>22,5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3314" calcext:value-type="percentage">
            <text:p>33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2"/>
          <table:table-cell office:value-type="string" calcext:value-type="string">
            <text:p>Liverdisorder_2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2"/>
          <table:table-cell office:value-type="string" calcext:value-type="string">
            <text:p>Liverdisorder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923" calcext:value-type="percentage">
            <text:p>19,23%</text:p>
          </table:table-cell>
          <table:table-cell office:value-type="percentage" office:value="0.2038" calcext:value-type="percentage">
            <text:p>20,38%</text:p>
          </table:table-cell>
          <table:table-cell table:number-columns-repeated="2"/>
          <table:table-cell office:value-type="string" calcext:value-type="string">
            <text:p>Liverdisorder_4</text:p>
          </table:table-cell>
          <table:table-cell office:value-type="percentage" office:value="0.4813" calcext:value-type="percentage">
            <text:p>48,13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4559" calcext:value-type="percentage">
            <text:p>45,5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217" calcext:value-type="percentage">
            <text:p>12,17%</text:p>
          </table:table-cell>
          <table:table-cell office:value-type="percentage" office:value="0.1892" calcext:value-type="percentage">
            <text:p>18,92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4693" calcext:value-type="percentage">
            <text:p>46,93%</text:p>
          </table:table-cell>
          <table:table-cell office:value-type="percentage" office:value="0.283" calcext:value-type="percentage">
            <text:p>28,30%</text:p>
          </table:table-cell>
          <table:table-cell office:value-type="percentage" office:value="0.3098" calcext:value-type="percentage">
            <text:p>30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773" calcext:value-type="percentage">
            <text:p>17,73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314" calcext:value-type="percentage">
            <text:p>23,14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4403" calcext:value-type="percentage">
            <text:p>44,03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249" calcext:value-type="percentage">
            <text:p>24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648" calcext:value-type="percentage">
            <text:p>26,48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4733" calcext:value-type="percentage">
            <text:p>47,33%</text:p>
          </table:table-cell>
          <table:table-cell office:value-type="percentage" office:value="0.4997" calcext:value-type="percentage">
            <text:p>49,9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02" calcext:value-type="percentage">
            <text:p>20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43" calcext:value-type="percentage">
            <text:p>18,4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392" calcext:value-type="percentage">
            <text:p>33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893" calcext:value-type="percentage">
            <text:p>18,93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65:.B74])" office:value-type="percentage" office:value="0.17806" calcext:value-type="percentage">
            <text:p>17,81%</text:p>
          </table:table-cell>
          <table:table-cell table:style-name="ce1" table:formula="of:=AVERAGE([.C65:.C74])" office:value-type="percentage" office:value="0.16642" calcext:value-type="percentage">
            <text:p>16,64%</text:p>
          </table:table-cell>
          <table:table-cell table:style-name="ce1" table:formula="of:=AVERAGE([.D65:.D74])" office:value-type="percentage" office:value="0.19673" calcext:value-type="percentage">
            <text:p>19,67%</text:p>
          </table:table-cell>
          <table:table-cell table:style-name="ce1" table:formula="of:=AVERAGE([.E65:.E7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65:.H74])" office:value-type="percentage" office:value="0.45505" calcext:value-type="percentage">
            <text:p>45,51%</text:p>
          </table:table-cell>
          <table:table-cell table:style-name="ce1" table:formula="of:=AVERAGE([.I65:.I74])" office:value-type="percentage" office:value="0.41528" calcext:value-type="percentage">
            <text:p>41,53%</text:p>
          </table:table-cell>
          <table:table-cell table:style-name="ce1" table:formula="of:=AVERAGE([.J65:.J74])" office:value-type="percentage" office:value="0.30668" calcext:value-type="percentage">
            <text:p>30,67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3903" calcext:value-type="percentage">
            <text:p>39,03%</text:p>
          </table:table-cell>
          <table:table-cell office:value-type="percentage" office:value="0.4413" calcext:value-type="percentage">
            <text:p>44,13%</text:p>
          </table:table-cell>
          <table:table-cell office:value-type="percentage" office:value="0.2313" calcext:value-type="percentage">
            <text:p>23,13%</text:p>
          </table:table-cell>
          <table:table-cell table:number-columns-repeated="2"/>
          <table:table-cell office:value-type="string" calcext:value-type="string">
            <text:p>Parkinsons_1</text:p>
          </table:table-cell>
          <table:table-cell office:value-type="percentage" office:value="0.333" calcext:value-type="percentage">
            <text:p>33,3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597" calcext:value-type="percentage">
            <text:p>25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293" calcext:value-type="percentage">
            <text:p>29,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394" calcext:value-type="percentage">
            <text:p>39,40%</text:p>
          </table:table-cell>
          <table:table-cell office:value-type="percentage" office:value="0.5563" calcext:value-type="percentage">
            <text:p>55,63%</text:p>
          </table:table-cell>
          <table:table-cell office:value-type="percentage" office:value="0.1888" calcext:value-type="percentage">
            <text:p>18,88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6" calcext:value-type="percentage">
            <text:p>36,60%</text:p>
          </table:table-cell>
          <table:table-cell office:value-type="percentage" office:value="0.2947" calcext:value-type="percentage">
            <text:p>29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2739" calcext:value-type="percentage">
            <text:p>27,39%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2893" calcext:value-type="percentage">
            <text:p>28,93%</text:p>
          </table:table-cell>
          <table:table-cell office:value-type="percentage" office:value="0.2823" calcext:value-type="percentage">
            <text:p>28,23%</text:p>
          </table:table-cell>
          <table:table-cell office:value-type="percentage" office:value="0.1491" calcext:value-type="percentage">
            <text:p>14,9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4683" calcext:value-type="percentage">
            <text:p>46,83%</text:p>
          </table:table-cell>
          <table:table-cell office:value-type="percentage" office:value="0.1847" calcext:value-type="percentage">
            <text:p>18,47%</text:p>
          </table:table-cell>
          <table:table-cell table:number-columns-repeated="2"/>
          <table:table-cell office:value-type="string" calcext:value-type="string">
            <text:p>Parkinsons_5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3773" calcext:value-type="percentage">
            <text:p>37,73%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Parkinsons_6</text:p>
          </table:table-cell>
          <table:table-cell office:value-type="percentage" office:value="0.253" calcext:value-type="percentage">
            <text:p>25,30%</text:p>
          </table:table-cell>
          <table:table-cell office:value-type="percentage" office:value="0.208" calcext:value-type="percentage">
            <text:p>20,80%</text:p>
          </table:table-cell>
          <table:table-cell office:value-type="percentage" office:value="0.1719" calcext:value-type="percentage">
            <text:p>17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3084" calcext:value-type="percentage">
            <text:p>30,84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2023" calcext:value-type="percentage">
            <text:p>20,23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07" calcext:value-type="percentage">
            <text:p>8,0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192" calcext:value-type="percentage">
            <text:p>19,20%</text:p>
          </table:table-cell>
          <table:table-cell table:number-columns-repeated="2"/>
          <table:table-cell office:value-type="string" calcext:value-type="string">
            <text:p>Parkinsons_8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789" calcext:value-type="percentage">
            <text:p>17,8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5177" calcext:value-type="percentage">
            <text:p>51,77%</text:p>
          </table:table-cell>
          <table:table-cell office:value-type="percentage" office:value="0.1787" calcext:value-type="percentage">
            <text:p>17,87%</text:p>
          </table:table-cell>
          <table:table-cell table:number-columns-repeated="2"/>
          <table:table-cell office:value-type="string" calcext:value-type="string">
            <text:p>Parkinsons_9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2309" calcext:value-type="percentage">
            <text:p>23,09%</text:p>
          </table:table-cell>
          <table:table-cell table:number-columns-repeated="2"/>
          <table:table-cell office:value-type="string" calcext:value-type="string">
            <text:p>Parkinsons_10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789" calcext:value-type="percentage">
            <text:p>7,89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78:.B87])" office:value-type="percentage" office:value="0.38094" calcext:value-type="percentage">
            <text:p>38,09%</text:p>
          </table:table-cell>
          <table:table-cell table:style-name="ce1" table:formula="of:=AVERAGE([.C78:.C87])" office:value-type="percentage" office:value="0.46252" calcext:value-type="percentage">
            <text:p>46,25%</text:p>
          </table:table-cell>
          <table:table-cell table:style-name="ce1" table:formula="of:=AVERAGE([.D78:.D87])" office:value-type="percentage" office:value="0.22847" calcext:value-type="percentage">
            <text:p>22,85%</text:p>
          </table:table-cell>
          <table:table-cell table:style-name="ce1" table:number-columns-repeated="3"/>
          <table:table-cell table:style-name="ce1" table:formula="of:=AVERAGE([.H78:.H87])" office:value-type="percentage" office:value="0.29009" calcext:value-type="percentage">
            <text:p>29,01%</text:p>
          </table:table-cell>
          <table:table-cell table:style-name="ce1" table:formula="of:=AVERAGE([.I78:.I87])" office:value-type="percentage" office:value="0.24056" calcext:value-type="percentage">
            <text:p>24,06%</text:p>
          </table:table-cell>
          <table:table-cell table:style-name="ce1" table:formula="of:=AVERAGE([.J78:.J87])" office:value-type="percentage" office:value="0.1856" calcext:value-type="percentage">
            <text:p>18,5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359" calcext:value-type="percentage">
            <text:p>35,90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3" calcext:value-type="percentage">
            <text:p>5,6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4363" calcext:value-type="percentage">
            <text:p>43,63%</text:p>
          </table:table-cell>
          <table:table-cell office:value-type="percentage" office:value="0.4423" calcext:value-type="percentage">
            <text:p>44,23%</text:p>
          </table:table-cell>
          <table:table-cell office:value-type="percentage" office:value="0.389" calcext:value-type="percentage">
            <text:p>38,90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683" calcext:value-type="percentage">
            <text:p>6,8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4327" calcext:value-type="percentage">
            <text:p>43,2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689" calcext:value-type="percentage">
            <text:p>36,89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97" calcext:value-type="percentage">
            <text:p>0,97%</text:p>
          </table:table-cell>
          <table:table-cell office:value-type="percentage" office:value="0.037" calcext:value-type="percentage">
            <text:p>3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187" calcext:value-type="percentage">
            <text:p>31,87%</text:p>
          </table:table-cell>
          <table:table-cell office:value-type="percentage" office:value="0.3039" calcext:value-type="percentage">
            <text:p>30,39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73" calcext:value-type="percentage">
            <text:p>7,73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855" calcext:value-type="percentage">
            <text:p>28,55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004" calcext:value-type="percentage">
            <text:p>30,04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3253" calcext:value-type="percentage">
            <text:p>32,53%</text:p>
          </table:table-cell>
          <table:table-cell office:value-type="percentage" office:value="0.3724" calcext:value-type="percentage">
            <text:p>37,24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453" calcext:value-type="percentage">
            <text:p>4,53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4215" calcext:value-type="percentage">
            <text:p>42,15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17" calcext:value-type="percentage">
            <text:p>5,17%</text:p>
          </table:table-cell>
          <table:table-cell office:value-type="percentage" office:value="0.0556" calcext:value-type="percentage">
            <text:p>5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3732" calcext:value-type="percentage">
            <text:p>37,32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91:.B100])" office:value-type="percentage" office:value="0.41467" calcext:value-type="percentage">
            <text:p>41,47%</text:p>
          </table:table-cell>
          <table:table-cell table:style-name="ce1" table:formula="of:=AVERAGE([.C91:.C100])" office:value-type="percentage" office:value="0.34847" calcext:value-type="percentage">
            <text:p>34,85%</text:p>
          </table:table-cell>
          <table:table-cell table:style-name="ce1" table:formula="of:=AVERAGE([.D91:.D100])" office:value-type="percentage" office:value="0.34512" calcext:value-type="percentage">
            <text:p>34,51%</text:p>
          </table:table-cell>
          <table:table-cell table:style-name="ce1" table:number-columns-repeated="3"/>
          <table:table-cell table:style-name="ce1" table:formula="of:=AVERAGE([.H91:.H100])" office:value-type="percentage" office:value="0.06252" calcext:value-type="percentage">
            <text:p>6,25%</text:p>
          </table:table-cell>
          <table:table-cell table:style-name="ce1" table:formula="of:=AVERAGE([.I91:.I100])" office:value-type="percentage" office:value="0.0518" calcext:value-type="percentage">
            <text:p>5,18%</text:p>
          </table:table-cell>
          <table:table-cell table:style-name="ce1" table:formula="of:=AVERAGE([.J91:.J100])" office:value-type="percentage" office:value="0.0705" calcext:value-type="percentage">
            <text:p>7,05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4237" calcext:value-type="percentage">
            <text:p>42,37%</text:p>
          </table:table-cell>
          <table:table-cell office:value-type="percentage" office:value="0.2723" calcext:value-type="percentage">
            <text:p>27,23%</text:p>
          </table:table-cell>
          <table:table-cell office:value-type="percentage" office:value="0.8946" calcext:value-type="percentage">
            <text:p>89,46%</text:p>
          </table:table-cell>
          <table:table-cell table:number-columns-repeated="2"/>
          <table:table-cell office:value-type="string" calcext:value-type="string">
            <text:p>Ring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163" calcext:value-type="percentage">
            <text:p>31,63%</text:p>
          </table:table-cell>
          <table:table-cell table:number-columns-repeated="3"/>
          <table:table-cell office:value-type="string" calcext:value-type="string">
            <text:p>Ring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02" calcext:value-type="percentage">
            <text:p>43,02%</text:p>
          </table:table-cell>
          <table:table-cell office:value-type="percentage" office:value="0.2807" calcext:value-type="percentage">
            <text:p>28,07%</text:p>
          </table:table-cell>
          <table:table-cell table:number-columns-repeated="3"/>
          <table:table-cell office:value-type="string" calcext:value-type="string">
            <text:p>Ring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419" calcext:value-type="percentage">
            <text:p>44,19%</text:p>
          </table:table-cell>
          <table:table-cell office:value-type="percentage" office:value="0.3047" calcext:value-type="percentage">
            <text:p>30,47%</text:p>
          </table:table-cell>
          <table:table-cell table:number-columns-repeated="3"/>
          <table:table-cell office:value-type="string" calcext:value-type="string">
            <text:p>Ring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3013" calcext:value-type="percentage">
            <text:p>30,13%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134" calcext:value-type="percentage">
            <text:p>41,34%</text:p>
          </table:table-cell>
          <table:table-cell office:value-type="percentage" office:value="0.335" calcext:value-type="percentage">
            <text:p>33,50%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897" calcext:value-type="percentage">
            <text:p>28,97%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645" calcext:value-type="percentage">
            <text:p>36,45%</text:p>
          </table:table-cell>
          <table:table-cell office:value-type="percentage" office:value="0.2663" calcext:value-type="percentage">
            <text:p>26,63%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38" calcext:value-type="percentage">
            <text:p>23,80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807" calcext:value-type="percentage">
            <text:p>38,07%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04:.B113])" office:value-type="percentage" office:value="0.42029" calcext:value-type="percentage">
            <text:p>42,03%</text:p>
          </table:table-cell>
          <table:table-cell table:style-name="ce1" table:formula="of:=AVERAGE([.C104:.C113])" office:value-type="percentage" office:value="0.2985" calcext:value-type="percentage">
            <text:p>29,85%</text:p>
          </table:table-cell>
          <table:table-cell table:style-name="ce1" table:formula="of:=AVERAGE([.D104:.D113])" office:value-type="percentage" office:value="0.8946" calcext:value-type="percentage">
            <text:p>89,46%</text:p>
          </table:table-cell>
          <table:table-cell table:style-name="ce1" table:number-columns-repeated="3"/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2787" calcext:value-type="percentage">
            <text:p>27,87%</text:p>
          </table:table-cell>
          <table:table-cell office:value-type="percentage" office:value="0.279" calcext:value-type="percentage">
            <text:p>27,90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4947" calcext:value-type="percentage">
            <text:p>49,47%</text:p>
          </table:table-cell>
          <table:table-cell office:value-type="percentage" office:value="0.8225" calcext:value-type="percentage">
            <text:p>82,2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3918" calcext:value-type="percentage">
            <text:p>39,18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8961" calcext:value-type="percentage">
            <text:p>89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23" calcext:value-type="percentage">
            <text:p>42,30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4169" calcext:value-type="percentage">
            <text:p>41,69%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0.8831" calcext:value-type="percentage">
            <text:p>88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35" calcext:value-type="percentage">
            <text:p>34,35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4328" calcext:value-type="percentage">
            <text:p>43,28%</text:p>
          </table:table-cell>
          <table:table-cell office:value-type="percentage" office:value="0.5043" calcext:value-type="percentage">
            <text:p>50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986" calcext:value-type="percentage">
            <text:p>29,86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516" calcext:value-type="percentage">
            <text:p>51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761" calcext:value-type="percentage">
            <text:p>47,61%</text:p>
          </table:table-cell>
          <table:table-cell office:value-type="percentage" office:value="0.322" calcext:value-type="percentage">
            <text:p>32,20%</text:p>
          </table:table-cell>
          <table:table-cell office:value-type="percentage" office:value="0.3797" calcext:value-type="percentage">
            <text:p>37,97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3906" calcext:value-type="percentage">
            <text:p>39,06%</text:p>
          </table:table-cell>
          <table:table-cell office:value-type="percentage" office:value="0.503" calcext:value-type="percentage">
            <text:p>50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3597" calcext:value-type="percentage">
            <text:p>35,97%</text:p>
          </table:table-cell>
          <table:table-cell office:value-type="percentage" office:value="0.3739" calcext:value-type="percentage">
            <text:p>37,39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953" calcext:value-type="percentage">
            <text:p>49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057" calcext:value-type="percentage">
            <text:p>40,57%</text:p>
          </table:table-cell>
          <table:table-cell office:value-type="percentage" office:value="0.3985" calcext:value-type="percentage">
            <text:p>39,85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4923" calcext:value-type="percentage">
            <text:p>49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4131" calcext:value-type="percentage">
            <text:p>41,31%</text:p>
          </table:table-cell>
          <table:table-cell office:value-type="percentage" office:value="0.456" calcext:value-type="percentage">
            <text:p>45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25" calcext:value-type="percentage">
            <text:p>32,25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4983" calcext:value-type="percentage">
            <text:p>49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44515" calcext:value-type="percentage">
            <text:p>44,52%</text:p>
          </table:table-cell>
          <table:table-cell table:style-name="ce1" table:formula="of:=AVERAGE([.C117:.C126])" office:value-type="percentage" office:value="0.34044" calcext:value-type="percentage">
            <text:p>34,04%</text:p>
          </table:table-cell>
          <table:table-cell table:style-name="ce1" table:formula="of:=AVERAGE([.D117:.D126])" office:value-type="percentage" office:value="0.34508" calcext:value-type="percentage">
            <text:p>34,51%</text:p>
          </table:table-cell>
          <table:table-cell table:style-name="ce1" table:number-columns-repeated="3"/>
          <table:table-cell table:style-name="ce1" table:formula="of:=AVERAGE([.H117:.H126])" office:value-type="percentage" office:value="0.4082" calcext:value-type="percentage">
            <text:p>40,82%</text:p>
          </table:table-cell>
          <table:table-cell table:style-name="ce1" table:formula="of:=AVERAGE([.I117:.I126])" office:value-type="percentage" office:value="0.49749" calcext:value-type="percentage">
            <text:p>49,75%</text:p>
          </table:table-cell>
          <table:table-cell table:style-name="ce1" table:formula="of:=AVERAGE([.J117:.J126])" office:value-type="percentage" office:value="0.867233333333333" calcext:value-type="percentage">
            <text:p>86,72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3217" calcext:value-type="percentage">
            <text:p>32,17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3817" calcext:value-type="percentage">
            <text:p>38,1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67" calcext:value-type="percentage">
            <text:p>47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65" calcext:value-type="percentage">
            <text:p>26,50%</text:p>
          </table:table-cell>
          <table:table-cell office:value-type="percentage" office:value="0.4467" calcext:value-type="percentage">
            <text:p>44,67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4725" calcext:value-type="percentage">
            <text:p>47,25%</text:p>
          </table:table-cell>
          <table:table-cell office:value-type="percentage" office:value="0.4993" calcext:value-type="percentage">
            <text:p>49,93%</text:p>
          </table:table-cell>
          <table:table-cell office:value-type="percentage" office:value="0.5428" calcext:value-type="percentage">
            <text:p>54,2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4017" calcext:value-type="percentage">
            <text:p>40,17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497" calcext:value-type="percentage">
            <text:p>49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698" calcext:value-type="percentage">
            <text:p>46,98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287" calcext:value-type="percentage">
            <text:p>42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3483" calcext:value-type="percentage">
            <text:p>34,8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5043" calcext:value-type="percentage">
            <text:p>50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883" calcext:value-type="percentage">
            <text:p>18,83%</text:p>
          </table:table-cell>
          <table:table-cell office:value-type="percentage" office:value="0.325" calcext:value-type="percentage">
            <text:p>32,50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225" calcext:value-type="percentage">
            <text:p>22,5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4885" calcext:value-type="percentage">
            <text:p>48,8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table:number-columns-repeated="2" office:value-type="percentage" office:value="0.3017" calcext:value-type="percentage">
            <text:p>30,1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557" calcext:value-type="percentage">
            <text:p>45,57%</text:p>
          </table:table-cell>
          <table:table-cell office:value-type="percentage" office:value="0.4593" calcext:value-type="percentage">
            <text:p>45,93%</text:p>
          </table:table-cell>
          <table:table-cell office:value-type="percentage" office:value="0.4735" calcext:value-type="percentage">
            <text:p>47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345" calcext:value-type="percentage">
            <text:p>34,50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4797" calcext:value-type="percentage">
            <text:p>47,97%</text:p>
          </table:table-cell>
          <table:table-cell office:value-type="percentage" office:value="0.4447" calcext:value-type="percentage">
            <text:p>44,47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5549" calcext:value-type="percentage">
            <text:p>25,55%</text:p>
          </table:table-cell>
          <table:table-cell table:style-name="ce1" table:formula="of:=AVERAGE([.C130:.C139])" office:value-type="percentage" office:value="0.22951" calcext:value-type="percentage">
            <text:p>22,95%</text:p>
          </table:table-cell>
          <table:table-cell table:style-name="ce1" table:formula="of:=AVERAGE([.D130:.D139])" office:value-type="percentage" office:value="0.34101" calcext:value-type="percentage">
            <text:p>34,10%</text:p>
          </table:table-cell>
          <table:table-cell table:style-name="ce1" table:number-columns-repeated="3"/>
          <table:table-cell table:style-name="ce1" table:formula="of:=AVERAGE([.H130:.H139])" office:value-type="percentage" office:value="0.46588" calcext:value-type="percentage">
            <text:p>46,59%</text:p>
          </table:table-cell>
          <table:table-cell table:style-name="ce1" table:formula="of:=AVERAGE([.I130:.I139])" office:value-type="percentage" office:value="0.48519" calcext:value-type="percentage">
            <text:p>48,52%</text:p>
          </table:table-cell>
          <table:table-cell table:style-name="ce1" table:formula="of:=AVERAGE([.J130:.J139])" office:value-type="percentage" office:value="0.48655" calcext:value-type="percentage">
            <text:p>48,66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953" calcext:value-type="percentage">
            <text:p>59,53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283" calcext:value-type="percentage">
            <text:p>52,83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string" calcext:value-type="string">
            <text:p>Thyroid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633" calcext:value-type="percentage">
            <text:p>63,30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Thyroid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74" calcext:value-type="percentage">
            <text:p>67,4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Thyroid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54" calcext:value-type="percentage">
            <text:p>65,40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/>
          <table:table-cell office:value-type="string" calcext:value-type="string">
            <text:p>Thyroid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53" calcext:value-type="percentage">
            <text:p>32,5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/>
          <table:table-cell office:value-type="string" calcext:value-type="string">
            <text:p>Thyroid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17" calcext:value-type="percentage">
            <text:p>61,17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Thyroid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3113" calcext:value-type="percentage">
            <text:p>31,13%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Thyroid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43:.B152])" office:value-type="percentage" office:value="0.55955" calcext:value-type="percentage">
            <text:p>55,96%</text:p>
          </table:table-cell>
          <table:table-cell table:style-name="ce1" table:formula="of:=AVERAGE([.C143:.C152])" office:value-type="percentage" office:value="0.56172" calcext:value-type="percentage">
            <text:p>56,17%</text:p>
          </table:table-cell>
          <table:table-cell table:style-name="ce1" table:formula="of:=AVERAGE([.D143:.D152])" office:value-type="percentage" office:value="0.68667" calcext:value-type="percentage">
            <text:p>68,67%</text:p>
          </table:table-cell>
          <table:table-cell table:style-name="ce1" table:number-columns-repeated="3"/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3177" calcext:value-type="percentage">
            <text:p>31,77%</text:p>
          </table:table-cell>
          <table:table-cell office:value-type="percentage" office:value="0.2089" calcext:value-type="percentage">
            <text:p>20,89%</text:p>
          </table:table-cell>
          <table:table-cell table:number-columns-repeated="2"/>
          <table:table-cell office:value-type="string" calcext:value-type="string">
            <text:p>Wine_1</text:p>
          </table:table-cell>
          <table:table-cell office:value-type="percentage" office:value="0.7326" calcext:value-type="percentage">
            <text:p>73,26%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3431" calcext:value-type="percentage">
            <text:p>34,3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4161" calcext:value-type="percentage">
            <text:p>41,61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0887" calcext:value-type="percentage">
            <text:p>8,87%</text:p>
          </table:table-cell>
          <table:table-cell table:number-columns-repeated="2"/>
          <table:table-cell office:value-type="string" calcext:value-type="string">
            <text:p>Wine_2</text:p>
          </table:table-cell>
          <table:table-cell office:value-type="percentage" office:value="0.5902" calcext:value-type="percentage">
            <text:p>59,02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2"/>
          <table:table-cell office:value-type="string" calcext:value-type="string">
            <text:p>Wine_3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6922" calcext:value-type="percentage">
            <text:p>69,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4117" calcext:value-type="percentage">
            <text:p>41,17%</text:p>
          </table:table-cell>
          <table:table-cell office:value-type="percentage" office:value="0.1054" calcext:value-type="percentage">
            <text:p>10,54%</text:p>
          </table:table-cell>
          <table:table-cell table:number-columns-repeated="2"/>
          <table:table-cell office:value-type="string" calcext:value-type="string">
            <text:p>Wine_4</text:p>
          </table:table-cell>
          <table:table-cell office:value-type="percentage" office:value="0.5608" calcext:value-type="percentage">
            <text:p>56,08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098" calcext:value-type="percentage">
            <text:p>50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1298" calcext:value-type="percentage">
            <text:p>12,98%</text:p>
          </table:table-cell>
          <table:table-cell table:number-columns-repeated="2"/>
          <table:table-cell office:value-type="string" calcext:value-type="string">
            <text:p>Wine_5</text:p>
          </table:table-cell>
          <table:table-cell office:value-type="percentage" office:value="0.6961" calcext:value-type="percentage">
            <text:p>69,61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3373" calcext:value-type="percentage">
            <text:p>33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/>
          <table:table-cell office:value-type="string" calcext:value-type="string">
            <text:p>Wine_6</text:p>
          </table:table-cell>
          <table:table-cell office:value-type="percentage" office:value="0.5255" calcext:value-type="percentage">
            <text:p>52,55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5235" calcext:value-type="percentage">
            <text:p>52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/>
          <table:table-cell office:value-type="string" calcext:value-type="string">
            <text:p>Wine_7</text:p>
          </table:table-cell>
          <table:table-cell office:value-type="percentage" office:value="0.5451" calcext:value-type="percentage">
            <text:p>54,51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4686" calcext:value-type="percentage">
            <text:p>46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2"/>
          <table:table-cell office:value-type="string" calcext:value-type="string">
            <text:p>Wine_8</text:p>
          </table:table-cell>
          <table:table-cell office:value-type="percentage" office:value="0.6314" calcext:value-type="percentage">
            <text:p>63,14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1417" calcext:value-type="percentage">
            <text:p>14,17%</text:p>
          </table:table-cell>
          <table:table-cell table:number-columns-repeated="2"/>
          <table:table-cell office:value-type="string" calcext:value-type="string">
            <text:p>Wine_9</text:p>
          </table:table-cell>
          <table:table-cell office:value-type="percentage" office:value="0.6451" calcext:value-type="percentage">
            <text:p>64,51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0988" calcext:value-type="percentage">
            <text:p>9,88%</text:p>
          </table:table-cell>
          <table:table-cell table:number-columns-repeated="2"/>
          <table:table-cell office:value-type="string" calcext:value-type="string">
            <text:p>Wine_10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6:.B165])" office:value-type="percentage" office:value="0.41673" calcext:value-type="percentage">
            <text:p>41,67%</text:p>
          </table:table-cell>
          <table:table-cell table:style-name="ce1" table:formula="of:=AVERAGE([.C156:.C165])" office:value-type="percentage" office:value="0.35351" calcext:value-type="percentage">
            <text:p>35,35%</text:p>
          </table:table-cell>
          <table:table-cell table:style-name="ce1" table:formula="of:=AVERAGE([.D156:.D165])" office:value-type="percentage" office:value="0.12882" calcext:value-type="percentage">
            <text:p>12,88%</text:p>
          </table:table-cell>
          <table:table-cell table:style-name="ce1" table:number-columns-repeated="3"/>
          <table:table-cell table:style-name="ce1" table:formula="of:=AVERAGE([.H156:.H165])" office:value-type="percentage" office:value="0.60543" calcext:value-type="percentage">
            <text:p>60,54%</text:p>
          </table:table-cell>
          <table:table-cell table:style-name="ce1" table:formula="of:=AVERAGE([.I156:.I165])" office:value-type="percentage" office:value="0.588" calcext:value-type="percentage">
            <text:p>58,80%</text:p>
          </table:table-cell>
          <table:table-cell table:style-name="ce1" table:formula="of:=AVERAGE([.J156:.J165])" office:value-type="percentage" office:value="0.45431" calcext:value-type="percentage">
            <text:p>45,43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ΝΕΑΤ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077" calcext:value-type="percentage">
            <text:p>50,77%</text:p>
          </table:table-cell>
          <table:table-cell office:value-type="percentage" office:value="0.41" calcext:value-type="percentage">
            <text:p>41,00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353" calcext:value-type="percentage">
            <text:p>43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4827" calcext:value-type="percentage">
            <text:p>48,27%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46" calcext:value-type="percentage">
            <text:p>46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483" calcext:value-type="percentage">
            <text:p>54,83%</text:p>
          </table:table-cell>
          <table:table-cell office:value-type="percentage" office:value="0.3111" calcext:value-type="percentage">
            <text:p>31,11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5013" calcext:value-type="percentage">
            <text:p>50,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38" calcext:value-type="percentage">
            <text:p>38,00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4953" calcext:value-type="percentage">
            <text:p>49,53%</text:p>
          </table:table-cell>
          <table:table-cell office:value-type="percentage" office:value="0.5767" calcext:value-type="percentage">
            <text:p>57,67%</text:p>
          </table:table-cell>
          <table:table-cell office:value-type="percentage" office:value="0.282" calcext:value-type="percentage">
            <text:p>28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387" calcext:value-type="percentage">
            <text:p>43,87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5111" calcext:value-type="percentage">
            <text:p>51,11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989" calcext:value-type="percentage">
            <text:p>49,89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52" calcext:value-type="percentage">
            <text:p>45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4845" calcext:value-type="percentage">
            <text:p>48,45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463" calcext:value-type="percentage">
            <text:p>46,30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5047" calcext:value-type="percentage">
            <text:p>50,47%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4653" calcext:value-type="percentage">
            <text:p>46,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5087" calcext:value-type="percentage">
            <text:p>50,87%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84" calcext:value-type="percentage">
            <text:p>38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4917" calcext:value-type="percentage">
            <text:p>49,17%</text:p>
          </table:table-cell>
          <table:table-cell office:value-type="percentage" office:value="0.37" calcext:value-type="percentage">
            <text:p>37,00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4473" calcext:value-type="percentage">
            <text:p>44,73%</text:p>
          </table:table-cell>
          <table:table-cell office:value-type="percentage" office:value="0.4313" calcext:value-type="percentage">
            <text:p>43,13%</text:p>
          </table:table-cell>
          <table:table-cell office:value-type="percentage" office:value="0.5353" calcext:value-type="percentage">
            <text:p>53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69:.B178])" office:value-type="percentage" office:value="0.48589" calcext:value-type="percentage">
            <text:p>48,59%</text:p>
          </table:table-cell>
          <table:table-cell table:style-name="ce1" table:formula="of:=AVERAGE([.C169:.C178])" office:value-type="percentage" office:value="0.47807" calcext:value-type="percentage">
            <text:p>47,81%</text:p>
          </table:table-cell>
          <table:table-cell table:style-name="ce1" table:formula="of:=AVERAGE([.D169:.D178])" office:value-type="percentage" office:value="0.38407" calcext:value-type="percentage">
            <text:p>38,41%</text:p>
          </table:table-cell>
          <table:table-cell table:style-name="ce1" table:number-columns-repeated="3"/>
          <table:table-cell table:style-name="ce1" table:formula="of:=AVERAGE([.H169:.H178])" office:value-type="percentage" office:value="0.48493" calcext:value-type="percentage">
            <text:p>48,49%</text:p>
          </table:table-cell>
          <table:table-cell table:style-name="ce1" table:formula="of:=AVERAGE([.I169:.I178])" office:value-type="percentage" office:value="0.47434" calcext:value-type="percentage">
            <text:p>47,43%</text:p>
          </table:table-cell>
          <table:table-cell table:style-name="ce1" table:formula="of:=AVERAGE([.J169:.J178])" office:value-type="percentage" office:value="0.43752" calcext:value-type="percentage">
            <text:p>43,75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044" calcext:value-type="percentage">
            <text:p>4,4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347" calcext:value-type="percentage">
            <text:p>13,47%</text:p>
          </table:table-cell>
          <table:table-cell office:value-type="percentage" office:value="0.07" calcext:value-type="percentage">
            <text:p>7,00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653" calcext:value-type="percentage">
            <text:p>6,53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007" calcext:value-type="percentage">
            <text:p>10,0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727" calcext:value-type="percentage">
            <text:p>7,27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307" calcext:value-type="percentage">
            <text:p>13,07%</text:p>
          </table:table-cell>
          <table:table-cell office:value-type="percentage" office:value="0.0447" calcext:value-type="percentage">
            <text:p>4,47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0567" calcext:value-type="percentage">
            <text:p>5,67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044" calcext:value-type="percentage">
            <text:p>4,40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82:.B191])" office:value-type="percentage" office:value="0.08893" calcext:value-type="percentage">
            <text:p>8,89%</text:p>
          </table:table-cell>
          <table:table-cell table:style-name="ce1" table:formula="of:=AVERAGE([.C182:.C191])" office:value-type="percentage" office:value="0.11993" calcext:value-type="percentage">
            <text:p>11,99%</text:p>
          </table:table-cell>
          <table:table-cell table:style-name="ce1" table:formula="of:=AVERAGE([.D182:.D191])" office:value-type="percentage" office:value="0.05441" calcext:value-type="percentage">
            <text:p>5,44%</text:p>
          </table:table-cell>
          <table:table-cell table:style-name="ce1" table:number-columns-repeated="3"/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formula="of:=AVERAGE([.I182:.I191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1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2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62" calcext:value-type="percentage">
            <text:p>36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2"/>
          <table:table-cell office:value-type="string" calcext:value-type="string">
            <text:p>Bands_3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5193" calcext:value-type="percentage">
            <text:p>51,93%</text:p>
          </table:table-cell>
          <table:table-cell office:value-type="percentage" office:value="0.488" calcext:value-type="percentage">
            <text:p>48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4</text:p>
          </table:table-cell>
          <table:table-cell office:value-type="percentage" office:value="0.4611" calcext:value-type="percentage">
            <text:p>46,11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11" calcext:value-type="percentage">
            <text:p>31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5</text:p>
          </table:table-cell>
          <table:table-cell office:value-type="percentage" office:value="0.4704" calcext:value-type="percentage">
            <text:p>47,04%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287" calcext:value-type="percentage">
            <text:p>42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Bands_6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2982" calcext:value-type="percentage">
            <text:p>29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Bands_7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2769" calcext:value-type="percentage">
            <text:p>27,6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2"/>
          <table:table-cell office:value-type="string" calcext:value-type="string">
            <text:p>Bands_8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327" calcext:value-type="percentage">
            <text:p>32,70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string" calcext:value-type="string">
            <text:p>Bands_9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Bands_10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362" calcext:value-type="percentage">
            <text:p>36,20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95:.B204])" office:value-type="percentage" office:value="0.14633" calcext:value-type="percentage">
            <text:p>14,63%</text:p>
          </table:table-cell>
          <table:table-cell table:style-name="ce1" table:formula="of:=AVERAGE([.C195:.C204])" office:value-type="percentage" office:value="0.14133" calcext:value-type="percentage">
            <text:p>14,13%</text:p>
          </table:table-cell>
          <table:table-cell table:style-name="ce1" table:formula="of:=AVERAGE([.D195:.D204])" office:value-type="percentage" office:value="0.6" calcext:value-type="percentage">
            <text:p>60,00%</text:p>
          </table:table-cell>
          <table:table-cell table:style-name="ce1" table:number-columns-repeated="3"/>
          <table:table-cell table:style-name="ce1" table:formula="of:=AVERAGE([.H195:.H204])" office:value-type="percentage" office:value="0.45869" calcext:value-type="percentage">
            <text:p>45,87%</text:p>
          </table:table-cell>
          <table:table-cell table:style-name="ce1" table:formula="of:=AVERAGE([.I195:.I204])" office:value-type="percentage" office:value="0.36253" calcext:value-type="percentage">
            <text:p>36,25%</text:p>
          </table:table-cell>
          <table:table-cell table:style-name="ce1" table:formula="of:=AVERAGE([.J195:.J204])" office:value-type="percentage" office:value="0.34296" calcext:value-type="percentage">
            <text:p>34,30%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25.09" calcext:value-type="float">
            <text:p>1625,09</text:p>
          </table:table-cell>
          <table:table-cell table:style-name="ce3" office:value-type="float" office:value="1398.17" calcext:value-type="float">
            <text:p>1398,17</text:p>
          </table:table-cell>
          <table:table-cell table:style-name="ce3" office:value-type="float" office:value="5697" calcext:value-type="float">
            <text:p>5697</text:p>
          </table:table-cell>
          <table:table-cell table:style-name="ce3"/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8.862" calcext:value-type="float">
            <text:p>8,862</text:p>
          </table:table-cell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9.542" calcext:value-type="float">
            <text:p>9,5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873.67" calcext:value-type="float">
            <text:p>1873,67</text:p>
          </table:table-cell>
          <table:table-cell table:style-name="ce3" office:value-type="float" office:value="1653.8" calcext:value-type="float">
            <text:p>1653,8</text:p>
          </table:table-cell>
          <table:table-cell table:style-name="ce3" office:value-type="float" office:value="4980" calcext:value-type="float">
            <text:p>4980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8.921" calcext:value-type="float">
            <text:p>8,921</text:p>
          </table:table-cell>
          <table:table-cell table:style-name="ce3" office:value-type="float" office:value="0.713" calcext:value-type="float">
            <text:p>0,713</text:p>
          </table:table-cell>
          <table:table-cell table:style-name="ce3" office:value-type="float" office:value="9.984" calcext:value-type="float">
            <text:p>9,98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95.66" calcext:value-type="float">
            <text:p>2295,66</text:p>
          </table:table-cell>
          <table:table-cell table:style-name="ce3" office:value-type="float" office:value="2185.13" calcext:value-type="float">
            <text:p>2185,13</text:p>
          </table:table-cell>
          <table:table-cell table:style-name="ce3" office:value-type="float" office:value="3763" calcext:value-type="float">
            <text:p>3763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8.992" calcext:value-type="float">
            <text:p>8,992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office:value-type="float" office:value="10.098" calcext:value-type="float">
            <text:p>10,09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1993.13" calcext:value-type="float">
            <text:p>1993,13</text:p>
          </table:table-cell>
          <table:table-cell table:style-name="ce3" office:value-type="float" office:value="1806" calcext:value-type="float">
            <text:p>1806</text:p>
          </table:table-cell>
          <table:table-cell table:style-name="ce3" office:value-type="float" office:value="3633" calcext:value-type="float">
            <text:p>3633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9.002" calcext:value-type="float">
            <text:p>9,002</text:p>
          </table:table-cell>
          <table:table-cell table:style-name="ce3" office:value-type="float" office:value="0.595" calcext:value-type="float">
            <text:p>0,595</text:p>
          </table:table-cell>
          <table:table-cell table:style-name="ce3" office:value-type="float" office:value="10.58" calcext:value-type="float">
            <text:p>10,5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071.58" calcext:value-type="float">
            <text:p>2071,58</text:p>
          </table:table-cell>
          <table:table-cell table:style-name="ce3" office:value-type="float" office:value="1882.73" calcext:value-type="float">
            <text:p>1882,73</text:p>
          </table:table-cell>
          <table:table-cell table:style-name="ce3" office:value-type="float" office:value="3988" calcext:value-type="float">
            <text:p>3988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8.849" calcext:value-type="float">
            <text:p>8,849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10.226" calcext:value-type="float">
            <text:p>10,22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152.39" calcext:value-type="float">
            <text:p>2152,39</text:p>
          </table:table-cell>
          <table:table-cell table:style-name="ce3" office:value-type="float" office:value="1881.66" calcext:value-type="float">
            <text:p>1881,66</text:p>
          </table:table-cell>
          <table:table-cell table:style-name="ce3" office:value-type="float" office:value="3851" calcext:value-type="float">
            <text:p>3851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8.706" calcext:value-type="float">
            <text:p>8,706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9.429" calcext:value-type="float">
            <text:p>9,4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739.06" calcext:value-type="float">
            <text:p>1739,06</text:p>
          </table:table-cell>
          <table:table-cell table:style-name="ce3" office:value-type="float" office:value="1507.88" calcext:value-type="float">
            <text:p>1507,88</text:p>
          </table:table-cell>
          <table:table-cell table:style-name="ce3" office:value-type="float" office:value="3697" calcext:value-type="float">
            <text:p>3697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8.875" calcext:value-type="float">
            <text:p>8,875</text:p>
          </table:table-cell>
          <table:table-cell table:style-name="ce3" office:value-type="float" office:value="0.769" calcext:value-type="float">
            <text:p>0,769</text:p>
          </table:table-cell>
          <table:table-cell table:style-name="ce3" office:value-type="float" office:value="10.169" calcext:value-type="float">
            <text:p>10,16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191.6" calcext:value-type="float">
            <text:p>2191,6</text:p>
          </table:table-cell>
          <table:table-cell table:style-name="ce3" office:value-type="float" office:value="1947.36" calcext:value-type="float">
            <text:p>1947,36</text:p>
          </table:table-cell>
          <table:table-cell table:style-name="ce3" office:value-type="float" office:value="4150" calcext:value-type="float">
            <text:p>4150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8.856" calcext:value-type="float">
            <text:p>8,856</text:p>
          </table:table-cell>
          <table:table-cell table:style-name="ce3" office:value-type="float" office:value="0.735" calcext:value-type="float">
            <text:p>0,735</text:p>
          </table:table-cell>
          <table:table-cell table:style-name="ce3" office:value-type="float" office:value="9.515" calcext:value-type="float">
            <text:p>9,5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04.23" calcext:value-type="float">
            <text:p>1904,23</text:p>
          </table:table-cell>
          <table:table-cell table:style-name="ce3" office:value-type="float" office:value="1779.8" calcext:value-type="float">
            <text:p>1779,8</text:p>
          </table:table-cell>
          <table:table-cell table:style-name="ce3" office:value-type="float" office:value="3611" calcext:value-type="float">
            <text:p>3611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8.899" calcext:value-type="float">
            <text:p>8,899</text:p>
          </table:table-cell>
          <table:table-cell table:style-name="ce3" office:value-type="float" office:value="1.381" calcext:value-type="float">
            <text:p>1,381</text:p>
          </table:table-cell>
          <table:table-cell table:style-name="ce3" office:value-type="float" office:value="10.067" calcext:value-type="float">
            <text:p>10,06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014.28" calcext:value-type="float">
            <text:p>2014,28</text:p>
          </table:table-cell>
          <table:table-cell table:style-name="ce3" office:value-type="float" office:value="1873.66" calcext:value-type="float">
            <text:p>1873,66</text:p>
          </table:table-cell>
          <table:table-cell table:style-name="ce3" office:value-type="float" office:value="3810" calcext:value-type="float">
            <text:p>3810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8.92" calcext:value-type="float">
            <text:p>8,92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office:value-type="float" office:value="10.156" calcext:value-type="float">
            <text:p>10,1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1986.069" calcext:value-type="float">
            <text:p>1986,069</text:p>
          </table:table-cell>
          <table:table-cell table:style-name="ce4" table:formula="of:=AVERAGE([.C208:.C217])" office:value-type="float" office:value="1791.619" calcext:value-type="float">
            <text:p>1791,619</text:p>
          </table:table-cell>
          <table:table-cell table:style-name="ce4" table:formula="of:=AVERAGE([.D208:.D217])" office:value-type="float" office:value="4118" calcext:value-type="float">
            <text:p>4118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08:.H217])" office:value-type="float" office:value="8.8882" calcext:value-type="float">
            <text:p>8,8882</text:p>
          </table:table-cell>
          <table:table-cell table:style-name="ce4" table:formula="of:=AVERAGE([.I208:.I217])" office:value-type="float" office:value="0.6964" calcext:value-type="float">
            <text:p>0,6964</text:p>
          </table:table-cell>
          <table:table-cell table:style-name="ce4" table:formula="of:=AVERAGE([.J208:.J217])" office:value-type="float" office:value="9.9766" calcext:value-type="float">
            <text:p>9,9766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965.89" calcext:value-type="float">
            <text:p>2965,89</text:p>
          </table:table-cell>
          <table:table-cell table:style-name="ce3" office:value-type="float" office:value="2912.57" calcext:value-type="float">
            <text:p>2912,5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432" calcext:value-type="float">
            <text:p>0,432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1.573" calcext:value-type="float">
            <text:p>1,5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886.89" calcext:value-type="float">
            <text:p>1886,89</text:p>
          </table:table-cell>
          <table:table-cell table:style-name="ce3" office:value-type="float" office:value="1657.4" calcext:value-type="float">
            <text:p>1657,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441" calcext:value-type="float">
            <text:p>0,441</text:p>
          </table:table-cell>
          <table:table-cell table:style-name="ce3" office:value-type="float" office:value="0.212" calcext:value-type="float">
            <text:p>0,212</text:p>
          </table:table-cell>
          <table:table-cell table:style-name="ce3" office:value-type="float" office:value="1.01" calcext:value-type="float">
            <text:p>1,0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579.65" calcext:value-type="float">
            <text:p>2579,65</text:p>
          </table:table-cell>
          <table:table-cell table:style-name="ce3" office:value-type="float" office:value="2554.2" calcext:value-type="float">
            <text:p>2554,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397" calcext:value-type="float">
            <text:p>0,3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1.408" calcext:value-type="float">
            <text:p>1,40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34.17" calcext:value-type="float">
            <text:p>2734,17</text:p>
          </table:table-cell>
          <table:table-cell table:style-name="ce3" office:value-type="float" office:value="3071.13" calcext:value-type="float">
            <text:p>3071,1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488" calcext:value-type="float">
            <text:p>0,488</text:p>
          </table:table-cell>
          <table:table-cell table:style-name="ce3" office:value-type="float" office:value="0.263" calcext:value-type="float">
            <text:p>0,263</text:p>
          </table:table-cell>
          <table:table-cell table:style-name="ce3" office:value-type="float" office:value="1.739" calcext:value-type="float">
            <text:p>1,73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092.39" calcext:value-type="float">
            <text:p>2092,39</text:p>
          </table:table-cell>
          <table:table-cell table:style-name="ce3" office:value-type="float" office:value="1897.13" calcext:value-type="float">
            <text:p>1897,1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835" calcext:value-type="float">
            <text:p>0,835</text:p>
          </table:table-cell>
          <table:table-cell table:style-name="ce3" office:value-type="float" office:value="0.532" calcext:value-type="float">
            <text:p>0,532</text:p>
          </table:table-cell>
          <table:table-cell table:style-name="ce3" office:value-type="float" office:value="1.66" calcext:value-type="float">
            <text:p>1,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1969.39" calcext:value-type="float">
            <text:p>1969,39</text:p>
          </table:table-cell>
          <table:table-cell table:style-name="ce3" office:value-type="float" office:value="1871.77" calcext:value-type="float">
            <text:p>1871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474" calcext:value-type="float">
            <text:p>0,474</text:p>
          </table:table-cell>
          <table:table-cell table:style-name="ce3" office:value-type="float" office:value="0.215" calcext:value-type="float">
            <text:p>0,215</text:p>
          </table:table-cell>
          <table:table-cell table:style-name="ce3" office:value-type="float" office:value="1.04" calcext:value-type="float">
            <text:p>1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417.11" calcext:value-type="float">
            <text:p>2417,11</text:p>
          </table:table-cell>
          <table:table-cell table:style-name="ce3" office:value-type="float" office:value="2587.27" calcext:value-type="float">
            <text:p>2587,2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0383" calcext:value-type="float">
            <text:p>0,0383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064.43" calcext:value-type="float">
            <text:p>3064,43</text:p>
          </table:table-cell>
          <table:table-cell table:style-name="ce3" office:value-type="float" office:value="3078.33" calcext:value-type="float">
            <text:p>3078,3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275" calcext:value-type="float">
            <text:p>0,275</text:p>
          </table:table-cell>
          <table:table-cell table:style-name="ce3" office:value-type="float" office:value="1.377" calcext:value-type="float">
            <text:p>1,3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930.64" calcext:value-type="float">
            <text:p>2930,64</text:p>
          </table:table-cell>
          <table:table-cell table:style-name="ce3" office:value-type="float" office:value="2879.77" calcext:value-type="float">
            <text:p>2879,7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552" calcext:value-type="float">
            <text:p>0,552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1.507" calcext:value-type="float">
            <text:p>1,50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268.8" calcext:value-type="float">
            <text:p>3268,8</text:p>
          </table:table-cell>
          <table:table-cell table:style-name="ce3" office:value-type="float" office:value="3206.17" calcext:value-type="float">
            <text:p>3206,1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1.138" calcext:value-type="float">
            <text:p>1,1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590.936" calcext:value-type="float">
            <text:p>2590,936</text:p>
          </table:table-cell>
          <table:table-cell table:style-name="ce4" table:formula="of:=AVERAGE([.C221:.C230])" office:value-type="float" office:value="2571.574" calcext:value-type="float">
            <text:p>2571,574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21:.H230])" office:value-type="float" office:value="0.4868" calcext:value-type="float">
            <text:p>0,4868</text:p>
          </table:table-cell>
          <table:table-cell table:style-name="ce4" table:formula="of:=AVERAGE([.I221:.I230])" office:value-type="float" office:value="0.22723" calcext:value-type="float">
            <text:p>0,22723</text:p>
          </table:table-cell>
          <table:table-cell table:style-name="ce4" table:formula="of:=AVERAGE([.J221:.J230])" office:value-type="float" office:value="1.3637" calcext:value-type="float">
            <text:p>1,363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523" calcext:value-type="float">
            <text:p>0,523</text:p>
          </table:table-cell>
          <table:table-cell table:style-name="ce3" office:value-type="float" office:value="2.545" calcext:value-type="float">
            <text:p>2,545</text:p>
          </table:table-cell>
          <table:table-cell table:style-name="ce3" office:value-type="float" office:value="0.204" calcext:value-type="float">
            <text:p>0,204</text:p>
          </table:table-cell>
          <table:table-cell table:style-name="ce3"/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8.304" calcext:value-type="float">
            <text:p>8,304</text:p>
          </table:table-cell>
          <table:table-cell table:style-name="ce3" office:value-type="float" office:value="3.045" calcext:value-type="float">
            <text:p>3,045</text:p>
          </table:table-cell>
          <table:table-cell table:style-name="ce3" office:value-type="float" office:value="8.805" calcext:value-type="float">
            <text:p>8,8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354" calcext:value-type="float">
            <text:p>0,354</text:p>
          </table:table-cell>
          <table:table-cell table:style-name="ce3" office:value-type="float" office:value="1.29" calcext:value-type="float">
            <text:p>1,29</text:p>
          </table:table-cell>
          <table:table-cell table:style-name="ce3" office:value-type="float" office:value="0.062" calcext:value-type="float">
            <text:p>0,062</text:p>
          </table:table-cell>
          <table:table-cell table:style-name="ce3"/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7.446" calcext:value-type="float">
            <text:p>7,446</text:p>
          </table:table-cell>
          <table:table-cell table:style-name="ce3" office:value-type="float" office:value="2.195" calcext:value-type="float">
            <text:p>2,195</text:p>
          </table:table-cell>
          <table:table-cell table:style-name="ce3" office:value-type="float" office:value="8.806" calcext:value-type="float">
            <text:p>8,8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0.763" calcext:value-type="float">
            <text:p>0,763</text:p>
          </table:table-cell>
          <table:table-cell table:style-name="ce3" office:value-type="float" office:value="0.186" calcext:value-type="float">
            <text:p>0,186</text:p>
          </table:table-cell>
          <table:table-cell table:style-name="ce3"/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2.006" calcext:value-type="float">
            <text:p>2,006</text:p>
          </table:table-cell>
          <table:table-cell table:style-name="ce3" office:value-type="float" office:value="8.157" calcext:value-type="float">
            <text:p>8,15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1.602" calcext:value-type="float">
            <text:p>1,602</text:p>
          </table:table-cell>
          <table:table-cell table:style-name="ce3" office:value-type="float" office:value="0.557" calcext:value-type="float">
            <text:p>0,557</text:p>
          </table:table-cell>
          <table:table-cell table:style-name="ce3"/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7.566" calcext:value-type="float">
            <text:p>7,566</text:p>
          </table:table-cell>
          <table:table-cell table:style-name="ce3" office:value-type="float" office:value="2.202" calcext:value-type="float">
            <text:p>2,202</text:p>
          </table:table-cell>
          <table:table-cell table:style-name="ce3" office:value-type="float" office:value="7.81" calcext:value-type="float">
            <text:p>7,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804" calcext:value-type="float">
            <text:p>0,804</text:p>
          </table:table-cell>
          <table:table-cell table:style-name="ce3" office:value-type="float" office:value="1.186" calcext:value-type="float">
            <text:p>1,186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/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7.986" calcext:value-type="float">
            <text:p>7,986</text:p>
          </table:table-cell>
          <table:table-cell table:style-name="ce3" office:value-type="float" office:value="2.587" calcext:value-type="float">
            <text:p>2,587</text:p>
          </table:table-cell>
          <table:table-cell table:style-name="ce3" office:value-type="float" office:value="8.381" calcext:value-type="float">
            <text:p>8,3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557" calcext:value-type="float">
            <text:p>0,557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0.234" calcext:value-type="float">
            <text:p>0,234</text:p>
          </table:table-cell>
          <table:table-cell table:style-name="ce3"/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7.547" calcext:value-type="float">
            <text:p>7,547</text:p>
          </table:table-cell>
          <table:table-cell table:style-name="ce3" office:value-type="float" office:value="1.984" calcext:value-type="float">
            <text:p>1,984</text:p>
          </table:table-cell>
          <table:table-cell table:style-name="ce3" office:value-type="float" office:value="8.865" calcext:value-type="float">
            <text:p>8,8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565" calcext:value-type="float">
            <text:p>0,565</text:p>
          </table:table-cell>
          <table:table-cell table:style-name="ce3" office:value-type="float" office:value="0.478" calcext:value-type="float">
            <text:p>0,478</text:p>
          </table:table-cell>
          <table:table-cell table:style-name="ce3" office:value-type="float" office:value="0.158" calcext:value-type="float">
            <text:p>0,158</text:p>
          </table:table-cell>
          <table:table-cell table:style-name="ce3"/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7.856" calcext:value-type="float">
            <text:p>7,856</text:p>
          </table:table-cell>
          <table:table-cell table:style-name="ce3" office:value-type="float" office:value="2.508" calcext:value-type="float">
            <text:p>2,508</text:p>
          </table:table-cell>
          <table:table-cell table:style-name="ce3" office:value-type="float" office:value="8.643" calcext:value-type="float">
            <text:p>8,64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/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7.68" calcext:value-type="float">
            <text:p>7,68</text:p>
          </table:table-cell>
          <table:table-cell table:style-name="ce3" office:value-type="float" office:value="2.374" calcext:value-type="float">
            <text:p>2,374</text:p>
          </table:table-cell>
          <table:table-cell table:style-name="ce3" office:value-type="float" office:value="7.923" calcext:value-type="float">
            <text:p>7,92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746" calcext:value-type="float">
            <text:p>0,746</text:p>
          </table:table-cell>
          <table:table-cell table:style-name="ce3" office:value-type="float" office:value="0.704" calcext:value-type="float">
            <text:p>0,704</text:p>
          </table:table-cell>
          <table:table-cell table:style-name="ce3" office:value-type="float" office:value="0.216" calcext:value-type="float">
            <text:p>0,216</text:p>
          </table:table-cell>
          <table:table-cell table:style-name="ce3"/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7.458" calcext:value-type="float">
            <text:p>7,458</text:p>
          </table:table-cell>
          <table:table-cell table:style-name="ce3" office:value-type="float" office:value="1.909" calcext:value-type="float">
            <text:p>1,909</text:p>
          </table:table-cell>
          <table:table-cell table:style-name="ce3" office:value-type="float" office:value="8.237" calcext:value-type="float">
            <text:p>8,2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office:value-type="float" office:value="1.046" calcext:value-type="float">
            <text:p>1,046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/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8.146" calcext:value-type="float">
            <text:p>8,146</text:p>
          </table:table-cell>
          <table:table-cell table:style-name="ce3" office:value-type="float" office:value="2.364" calcext:value-type="float">
            <text:p>2,364</text:p>
          </table:table-cell>
          <table:table-cell table:style-name="ce3" office:value-type="float" office:value="8.145" calcext:value-type="float">
            <text:p>8,14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6618" calcext:value-type="float">
            <text:p>0,6618</text:p>
          </table:table-cell>
          <table:table-cell table:style-name="ce4" table:formula="of:=AVERAGE([.C234:.C243])" office:value-type="float" office:value="1.1288" calcext:value-type="float">
            <text:p>1,1288</text:p>
          </table:table-cell>
          <table:table-cell table:style-name="ce4" table:formula="of:=AVERAGE([.D234:.D243])" office:value-type="float" office:value="0.19513" calcext:value-type="float">
            <text:p>0,19513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34:.H243])" office:value-type="float" office:value="7.7129" calcext:value-type="float">
            <text:p>7,7129</text:p>
          </table:table-cell>
          <table:table-cell table:style-name="ce4" table:formula="of:=AVERAGE([.I234:.I243])" office:value-type="float" office:value="2.3174" calcext:value-type="float">
            <text:p>2,3174</text:p>
          </table:table-cell>
          <table:table-cell table:style-name="ce4" table:formula="of:=AVERAGE([.J234:.J243])" office:value-type="float" office:value="8.3772" calcext:value-type="float">
            <text:p>8,3772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485" calcext:value-type="float">
            <text:p>0,485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403" calcext:value-type="float">
            <text:p>0,403</text:p>
          </table:table-cell>
          <table:table-cell table:style-name="ce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2.258" calcext:value-type="float">
            <text:p>2,258</text:p>
          </table:table-cell>
          <table:table-cell table:style-name="ce3" office:value-type="float" office:value="1.527" calcext:value-type="float">
            <text:p>1,527</text:p>
          </table:table-cell>
          <table:table-cell table:style-name="ce3" office:value-type="float" office:value="52.5" calcext:value-type="float">
            <text:p>52,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0537" calcext:value-type="float">
            <text:p>0,0537</text:p>
          </table:table-cell>
          <table:table-cell table:style-name="ce3" office:value-type="float" office:value="0.324" calcext:value-type="float">
            <text:p>0,324</text:p>
          </table:table-cell>
          <table:table-cell table:style-name="ce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1.229" calcext:value-type="float">
            <text:p>1,229</text:p>
          </table:table-cell>
          <table:table-cell table:style-name="ce3" office:value-type="float" office:value="1.274" calcext:value-type="float">
            <text:p>1,274</text:p>
          </table:table-cell>
          <table:table-cell table:style-name="ce3" office:value-type="float" office:value="60.65" calcext:value-type="float">
            <text:p>60,6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469" calcext:value-type="float">
            <text:p>0,469</text:p>
          </table:table-cell>
          <table:table-cell table:style-name="ce3" office:value-type="float" office:value="0.108" calcext:value-type="float">
            <text:p>0,108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5.25" calcext:value-type="float">
            <text:p>5,25</text:p>
          </table:table-cell>
          <table:table-cell table:style-name="ce3" office:value-type="float" office:value="5.199" calcext:value-type="float">
            <text:p>5,199</text:p>
          </table:table-cell>
          <table:table-cell table:style-name="ce3" office:value-type="float" office:value="47.72" calcext:value-type="float">
            <text:p>47,7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438" calcext:value-type="float">
            <text:p>0,438</text:p>
          </table:table-cell>
          <table:table-cell table:style-name="ce3" office:value-type="float" office:value="0.087" calcext:value-type="float">
            <text:p>0,087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4.159" calcext:value-type="float">
            <text:p>4,159</text:p>
          </table:table-cell>
          <table:table-cell table:style-name="ce3" office:value-type="float" office:value="2.711" calcext:value-type="float">
            <text:p>2,711</text:p>
          </table:table-cell>
          <table:table-cell table:style-name="ce3" office:value-type="float" office:value="50.73" calcext:value-type="float">
            <text:p>50,7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127" calcext:value-type="float">
            <text:p>0,127</text:p>
          </table:table-cell>
          <table:table-cell table:style-name="ce3" office:value-type="float" office:value="0.372" calcext:value-type="float">
            <text:p>0,372</text:p>
          </table:table-cell>
          <table:table-cell table:style-name="ce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2.068" calcext:value-type="float">
            <text:p>2,068</text:p>
          </table:table-cell>
          <table:table-cell table:style-name="ce3" office:value-type="float" office:value="1.536" calcext:value-type="float">
            <text:p>1,536</text:p>
          </table:table-cell>
          <table:table-cell table:style-name="ce3" office:value-type="float" office:value="59.63" calcext:value-type="float">
            <text:p>59,6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0632" calcext:value-type="float">
            <text:p>0,0632</text:p>
          </table:table-cell>
          <table:table-cell table:style-name="ce3" office:value-type="float" office:value="0.329" calcext:value-type="float">
            <text:p>0,329</text:p>
          </table:table-cell>
          <table:table-cell table:style-name="ce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294" calcext:value-type="float">
            <text:p>1,294</text:p>
          </table:table-cell>
          <table:table-cell table:style-name="ce3" office:value-type="float" office:value="1.192" calcext:value-type="float">
            <text:p>1,192</text:p>
          </table:table-cell>
          <table:table-cell table:style-name="ce3" office:value-type="float" office:value="50.06" calcext:value-type="float">
            <text:p>50,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2.083" calcext:value-type="float">
            <text:p>2,083</text:p>
          </table:table-cell>
          <table:table-cell table:style-name="ce3" office:value-type="float" office:value="1.884" calcext:value-type="float">
            <text:p>1,884</text:p>
          </table:table-cell>
          <table:table-cell table:style-name="ce3" office:value-type="float" office:value="59.42" calcext:value-type="float">
            <text:p>59,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483" calcext:value-type="float">
            <text:p>0,483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426" calcext:value-type="float">
            <text:p>0,426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3.939" calcext:value-type="float">
            <text:p>3,939</text:p>
          </table:table-cell>
          <table:table-cell table:style-name="ce3" office:value-type="float" office:value="4.023" calcext:value-type="float">
            <text:p>4,023</text:p>
          </table:table-cell>
          <table:table-cell table:style-name="ce3" office:value-type="float" office:value="68.42" calcext:value-type="float">
            <text:p>68,4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467" calcext:value-type="float">
            <text:p>0,467</text:p>
          </table:table-cell>
          <table:table-cell table:style-name="ce3" office:value-type="float" office:value="0.096" calcext:value-type="float">
            <text:p>0,096</text:p>
          </table:table-cell>
          <table:table-cell table:style-name="ce3" office:value-type="float" office:value="0.328" calcext:value-type="float">
            <text:p>0,328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1.78" calcext:value-type="float">
            <text:p>1,78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69.38" calcext:value-type="float">
            <text:p>69,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422" calcext:value-type="float">
            <text:p>0,422</text:p>
          </table:table-cell>
          <table:table-cell table:style-name="ce3" office:value-type="float" office:value="0.045" calcext:value-type="float">
            <text:p>0,045</text:p>
          </table:table-cell>
          <table:table-cell table:style-name="ce3" office:value-type="float" office:value="0.358" calcext:value-type="float">
            <text:p>0,358</text:p>
          </table:table-cell>
          <table:table-cell table:style-name="ce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51.62" calcext:value-type="float">
            <text:p>51,6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0.4375" calcext:value-type="float">
            <text:p>0,4375</text:p>
          </table:table-cell>
          <table:table-cell table:style-name="ce4" table:formula="of:=AVERAGE([.C247:.C256])" office:value-type="float" office:value="0.08179" calcext:value-type="float">
            <text:p>0,08179</text:p>
          </table:table-cell>
          <table:table-cell table:style-name="ce4" table:formula="of:=AVERAGE([.D247:.D256])" office:value-type="float" office:value="0.3449" calcext:value-type="float">
            <text:p>0,3449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47:.H256])" office:value-type="float" office:value="2.532" calcext:value-type="float">
            <text:p>2,532</text:p>
          </table:table-cell>
          <table:table-cell table:style-name="ce4" table:formula="of:=AVERAGE([.I247:.I256])" office:value-type="float" office:value="2.1379" calcext:value-type="float">
            <text:p>2,1379</text:p>
          </table:table-cell>
          <table:table-cell table:style-name="ce4" table:formula="of:=AVERAGE([.J247:.J256])" office:value-type="float" office:value="57.013" calcext:value-type="float">
            <text:p>57,013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897.96" calcext:value-type="float">
            <text:p>2897,96</text:p>
          </table:table-cell>
          <table:table-cell table:style-name="ce3" office:value-type="float" office:value="4038.89" calcext:value-type="float">
            <text:p>4038,89</text:p>
          </table:table-cell>
          <table:table-cell table:style-name="ce3" office:value-type="float" office:value="3114" calcext:value-type="float">
            <text:p>3114</text:p>
          </table:table-cell>
          <table:table-cell table:style-name="ce3"/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2.029" calcext:value-type="float">
            <text:p>2,029</text:p>
          </table:table-cell>
          <table:table-cell table:style-name="ce3" office:value-type="float" office:value="0.639" calcext:value-type="float">
            <text:p>0,639</text:p>
          </table:table-cell>
          <table:table-cell table:style-name="ce3" office:value-type="float" office:value="4.79" calcext:value-type="float">
            <text:p>4,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5.67" calcext:value-type="float">
            <text:p>2635,67</text:p>
          </table:table-cell>
          <table:table-cell table:style-name="ce3" office:value-type="float" office:value="3490.17" calcext:value-type="float">
            <text:p>3490,17</text:p>
          </table:table-cell>
          <table:table-cell table:style-name="ce3" office:value-type="float" office:value="2561" calcext:value-type="float">
            <text:p>2561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2.198" calcext:value-type="float">
            <text:p>2,198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4.78" calcext:value-type="float">
            <text:p>4,7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626.51" calcext:value-type="float">
            <text:p>2626,51</text:p>
          </table:table-cell>
          <table:table-cell table:style-name="ce3" office:value-type="float" office:value="3682.74" calcext:value-type="float">
            <text:p>3682,74</text:p>
          </table:table-cell>
          <table:table-cell table:style-name="ce3" office:value-type="float" office:value="2740" calcext:value-type="float">
            <text:p>2740</text:p>
          </table:table-cell>
          <table:table-cell table:style-name="ce3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3.058" calcext:value-type="float">
            <text:p>3,058</text:p>
          </table:table-cell>
          <table:table-cell table:style-name="ce3" office:value-type="float" office:value="1.316" calcext:value-type="float">
            <text:p>1,316</text:p>
          </table:table-cell>
          <table:table-cell table:style-name="ce3" office:value-type="float" office:value="4.53" calcext:value-type="float">
            <text:p>4,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313" calcext:value-type="float">
            <text:p>3313</text:p>
          </table:table-cell>
          <table:table-cell table:style-name="ce3" office:value-type="float" office:value="3719.49" calcext:value-type="float">
            <text:p>3719,49</text:p>
          </table:table-cell>
          <table:table-cell table:style-name="ce3" office:value-type="float" office:value="2754" calcext:value-type="float">
            <text:p>2754</text:p>
          </table:table-cell>
          <table:table-cell table:style-name="ce3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2.708" calcext:value-type="float">
            <text:p>2,708</text:p>
          </table:table-cell>
          <table:table-cell table:style-name="ce3" office:value-type="float" office:value="0.852" calcext:value-type="float">
            <text:p>0,852</text:p>
          </table:table-cell>
          <table:table-cell table:style-name="ce3" office:value-type="float" office:value="5.04" calcext:value-type="float">
            <text:p>5,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846.23" calcext:value-type="float">
            <text:p>3846,23</text:p>
          </table:table-cell>
          <table:table-cell table:style-name="ce3" office:value-type="float" office:value="5132.47" calcext:value-type="float">
            <text:p>5132,47</text:p>
          </table:table-cell>
          <table:table-cell table:style-name="ce3" office:value-type="float" office:value="3489" calcext:value-type="float">
            <text:p>3489</text:p>
          </table:table-cell>
          <table:table-cell table:style-name="ce3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1.992" calcext:value-type="float">
            <text:p>1,992</text:p>
          </table:table-cell>
          <table:table-cell table:style-name="ce3" office:value-type="float" office:value="0.824" calcext:value-type="float">
            <text:p>0,824</text:p>
          </table:table-cell>
          <table:table-cell table:style-name="ce3" office:value-type="float" office:value="4.53" calcext:value-type="float">
            <text:p>4,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705.63" calcext:value-type="float">
            <text:p>3705,63</text:p>
          </table:table-cell>
          <table:table-cell table:style-name="ce3" office:value-type="float" office:value="4741.27" calcext:value-type="float">
            <text:p>4741,27</text:p>
          </table:table-cell>
          <table:table-cell table:style-name="ce3" office:value-type="float" office:value="2798" calcext:value-type="float">
            <text:p>2798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1.991" calcext:value-type="float">
            <text:p>1,991</text:p>
          </table:table-cell>
          <table:table-cell table:style-name="ce3" office:value-type="float" office:value="0.743" calcext:value-type="float">
            <text:p>0,743</text:p>
          </table:table-cell>
          <table:table-cell table:style-name="ce3" office:value-type="float" office:value="4.66" calcext:value-type="float">
            <text:p>4,6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968.95" calcext:value-type="float">
            <text:p>2968,95</text:p>
          </table:table-cell>
          <table:table-cell table:style-name="ce3" office:value-type="float" office:value="4064.99" calcext:value-type="float">
            <text:p>4064,99</text:p>
          </table:table-cell>
          <table:table-cell table:style-name="ce3" office:value-type="float" office:value="2792" calcext:value-type="float">
            <text:p>2792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1.705" calcext:value-type="float">
            <text:p>1,705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4.46" calcext:value-type="float">
            <text:p>4,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626.75" calcext:value-type="float">
            <text:p>2626,75</text:p>
          </table:table-cell>
          <table:table-cell table:style-name="ce3" office:value-type="float" office:value="3339.71" calcext:value-type="float">
            <text:p>3339,71</text:p>
          </table:table-cell>
          <table:table-cell table:style-name="ce3" office:value-type="float" office:value="2355" calcext:value-type="float">
            <text:p>2355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2.14" calcext:value-type="float">
            <text:p>2,14</text:p>
          </table:table-cell>
          <table:table-cell table:style-name="ce3" office:value-type="float" office:value="1.005" calcext:value-type="float">
            <text:p>1,005</text:p>
          </table:table-cell>
          <table:table-cell table:style-name="ce3" office:value-type="float" office:value="5.2" calcext:value-type="float">
            <text:p>5,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3076.04" calcext:value-type="float">
            <text:p>3076,04</text:p>
          </table:table-cell>
          <table:table-cell table:style-name="ce3" office:value-type="float" office:value="4029.24" calcext:value-type="float">
            <text:p>4029,24</text:p>
          </table:table-cell>
          <table:table-cell table:style-name="ce3" office:value-type="float" office:value="2691" calcext:value-type="float">
            <text:p>2691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1.796" calcext:value-type="float">
            <text:p>1,796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5.29" calcext:value-type="float">
            <text:p>5,2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2648.78" calcext:value-type="float">
            <text:p>2648,78</text:p>
          </table:table-cell>
          <table:table-cell table:style-name="ce3" office:value-type="float" office:value="3860.94" calcext:value-type="float">
            <text:p>3860,94</text:p>
          </table:table-cell>
          <table:table-cell table:style-name="ce3" office:value-type="float" office:value="2950" calcext:value-type="float">
            <text:p>2950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2.43" calcext:value-type="float">
            <text:p>2,43</text:p>
          </table:table-cell>
          <table:table-cell table:style-name="ce3" office:value-type="float" office:value="0.895" calcext:value-type="float">
            <text:p>0,895</text:p>
          </table:table-cell>
          <table:table-cell table:style-name="ce3" office:value-type="float" office:value="4.24" calcext:value-type="float">
            <text:p>4,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3034.552" calcext:value-type="float">
            <text:p>3034,552</text:p>
          </table:table-cell>
          <table:table-cell table:style-name="ce4" table:formula="of:=AVERAGE([.C260:.C269])" office:value-type="float" office:value="4009.991" calcext:value-type="float">
            <text:p>4009,991</text:p>
          </table:table-cell>
          <table:table-cell table:style-name="ce4" table:formula="of:=AVERAGE([.D260:.D269])" office:value-type="float" office:value="2824.4" calcext:value-type="float">
            <text:p>2824,4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60:.H269])" office:value-type="float" office:value="2.2047" calcext:value-type="float">
            <text:p>2,2047</text:p>
          </table:table-cell>
          <table:table-cell table:style-name="ce4" table:formula="of:=AVERAGE([.I260:.I269])" office:value-type="float" office:value="0.7908" calcext:value-type="float">
            <text:p>0,7908</text:p>
          </table:table-cell>
          <table:table-cell table:style-name="ce4" table:formula="of:=AVERAGE([.J260:.J269])" office:value-type="float" office:value="4.752" calcext:value-type="float">
            <text:p>4,752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386" calcext:value-type="float">
            <text:p>0,386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20.522" calcext:value-type="float">
            <text:p>20,522</text:p>
          </table:table-cell>
          <table:table-cell table:style-name="ce3" office:value-type="float" office:value="12.364" calcext:value-type="float">
            <text:p>12,364</text:p>
          </table:table-cell>
          <table:table-cell table:style-name="ce3" office:value-type="float" office:value="59.47" calcext:value-type="float">
            <text:p>59,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759" calcext:value-type="float">
            <text:p>0,759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9.872" calcext:value-type="float">
            <text:p>19,872</text:p>
          </table:table-cell>
          <table:table-cell table:style-name="ce3" office:value-type="float" office:value="10.992" calcext:value-type="float">
            <text:p>10,992</text:p>
          </table:table-cell>
          <table:table-cell table:style-name="ce3" office:value-type="float" office:value="43.31" calcext:value-type="float">
            <text:p>43,3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447" calcext:value-type="float">
            <text:p>0,447</text:p>
          </table:table-cell>
          <table:table-cell table:style-name="ce3" office:value-type="float" office:value="0.378" calcext:value-type="float">
            <text:p>0,378</text:p>
          </table:table-cell>
          <table:table-cell table:style-name="ce3" office:value-type="float" office:value="0.293" calcext:value-type="float">
            <text:p>0,293</text:p>
          </table:table-cell>
          <table:table-cell table:style-name="ce3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8.039" calcext:value-type="float">
            <text:p>18,039</text:p>
          </table:table-cell>
          <table:table-cell table:style-name="ce3" office:value-type="float" office:value="11.651" calcext:value-type="float">
            <text:p>11,651</text:p>
          </table:table-cell>
          <table:table-cell table:style-name="ce3" office:value-type="float" office:value="40.597" calcext:value-type="float">
            <text:p>40,5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52" calcext:value-type="float">
            <text:p>0,252</text:p>
          </table:table-cell>
          <table:table-cell table:style-name="ce3" office:value-type="float" office:value="0.144" calcext:value-type="float">
            <text:p>0,144</text:p>
          </table:table-cell>
          <table:table-cell table:style-name="ce3" office:value-type="float" office:value="0.294" calcext:value-type="float">
            <text:p>0,294</text:p>
          </table:table-cell>
          <table:table-cell table:style-name="ce3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20.915" calcext:value-type="float">
            <text:p>20,915</text:p>
          </table:table-cell>
          <table:table-cell table:style-name="ce3" office:value-type="float" office:value="10.893" calcext:value-type="float">
            <text:p>10,893</text:p>
          </table:table-cell>
          <table:table-cell table:style-name="ce3" office:value-type="float" office:value="77.91" calcext:value-type="float">
            <text:p>77,9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4" calcext:value-type="float">
            <text:p>0,384</text:p>
          </table:table-cell>
          <table:table-cell table:style-name="ce3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9.181" calcext:value-type="float">
            <text:p>19,181</text:p>
          </table:table-cell>
          <table:table-cell table:style-name="ce3" office:value-type="float" office:value="11.402" calcext:value-type="float">
            <text:p>11,402</text:p>
          </table:table-cell>
          <table:table-cell table:style-name="ce3" office:value-type="float" office:value="72.48" calcext:value-type="float">
            <text:p>72,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132" calcext:value-type="float">
            <text:p>0,132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21.026" calcext:value-type="float">
            <text:p>21,026</text:p>
          </table:table-cell>
          <table:table-cell table:style-name="ce3" office:value-type="float" office:value="12.613" calcext:value-type="float">
            <text:p>12,613</text:p>
          </table:table-cell>
          <table:table-cell table:style-name="ce3" office:value-type="float" office:value="98.17" calcext:value-type="float">
            <text:p>98,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644" calcext:value-type="float">
            <text:p>0,644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48" calcext:value-type="float">
            <text:p>0,548</text:p>
          </table:table-cell>
          <table:table-cell table:style-name="ce3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20.139" calcext:value-type="float">
            <text:p>20,139</text:p>
          </table:table-cell>
          <table:table-cell table:style-name="ce3" office:value-type="float" office:value="12.524" calcext:value-type="float">
            <text:p>12,524</text:p>
          </table:table-cell>
          <table:table-cell table:style-name="ce3" office:value-type="float" office:value="39.81" calcext:value-type="float">
            <text:p>39,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551" calcext:value-type="float">
            <text:p>0,551</text:p>
          </table:table-cell>
          <table:table-cell table:style-name="ce3" office:value-type="float" office:value="0.443" calcext:value-type="float">
            <text:p>0,443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21.711" calcext:value-type="float">
            <text:p>21,711</text:p>
          </table:table-cell>
          <table:table-cell table:style-name="ce3" office:value-type="float" office:value="14.558" calcext:value-type="float">
            <text:p>14,558</text:p>
          </table:table-cell>
          <table:table-cell table:style-name="ce3" office:value-type="float" office:value="66.26" calcext:value-type="float">
            <text:p>66,2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323" calcext:value-type="float">
            <text:p>0,323</text:p>
          </table:table-cell>
          <table:table-cell table:style-name="ce3" office:value-type="float" office:value="0.219" calcext:value-type="float">
            <text:p>0,219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6.776" calcext:value-type="float">
            <text:p>16,776</text:p>
          </table:table-cell>
          <table:table-cell table:style-name="ce3" office:value-type="float" office:value="10.545" calcext:value-type="float">
            <text:p>10,545</text:p>
          </table:table-cell>
          <table:table-cell table:style-name="ce3" office:value-type="float" office:value="81.25" calcext:value-type="float">
            <text:p>81,2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411" calcext:value-type="float">
            <text:p>0,411</text:p>
          </table:table-cell>
          <table:table-cell table:style-name="ce3" office:value-type="float" office:value="0.328" calcext:value-type="float">
            <text:p>0,32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7.597" calcext:value-type="float">
            <text:p>17,597</text:p>
          </table:table-cell>
          <table:table-cell table:style-name="ce3" office:value-type="float" office:value="9.463" calcext:value-type="float">
            <text:p>9,463</text:p>
          </table:table-cell>
          <table:table-cell table:style-name="ce3" office:value-type="float" office:value="66.37" calcext:value-type="float">
            <text:p>66,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0.4605" calcext:value-type="float">
            <text:p>0,4605</text:p>
          </table:table-cell>
          <table:table-cell table:style-name="ce4" table:formula="of:=AVERAGE([.C273:.C282])" office:value-type="float" office:value="0.3603" calcext:value-type="float">
            <text:p>0,3603</text:p>
          </table:table-cell>
          <table:table-cell table:style-name="ce4" table:formula="of:=AVERAGE([.D273:.D282])" office:value-type="float" office:value="0.3671" calcext:value-type="float">
            <text:p>0,3671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73:.H282])" office:value-type="float" office:value="19.5778" calcext:value-type="float">
            <text:p>19,5778</text:p>
          </table:table-cell>
          <table:table-cell table:style-name="ce4" table:formula="of:=AVERAGE([.I273:.I282])" office:value-type="float" office:value="11.7005" calcext:value-type="float">
            <text:p>11,7005</text:p>
          </table:table-cell>
          <table:table-cell table:style-name="ce4" table:formula="of:=AVERAGE([.J273:.J282])" office:value-type="float" office:value="64.5627" calcext:value-type="float">
            <text:p>64,562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2.423" calcext:value-type="float">
            <text:p>2,423</text:p>
          </table:table-cell>
          <table:table-cell table:style-name="ce3" office:value-type="float" office:value="1.279" calcext:value-type="float">
            <text:p>1,279</text:p>
          </table:table-cell>
          <table:table-cell table:style-name="ce3"/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6.551" calcext:value-type="float">
            <text:p>6,551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852" calcext:value-type="float">
            <text:p>0,85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 office:value-type="float" office:value="0.338" calcext:value-type="float">
            <text:p>0,338</text:p>
          </table:table-cell>
          <table:table-cell table:style-name="ce3" office:value-type="float" office:value="0.426" calcext:value-type="float">
            <text:p>0,426</text:p>
          </table:table-cell>
          <table:table-cell table:style-name="ce3"/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6.53" calcext:value-type="float">
            <text:p>6,53</text:p>
          </table:table-cell>
          <table:table-cell table:style-name="ce3" office:value-type="float" office:value="0.141" calcext:value-type="float">
            <text:p>0,141</text:p>
          </table:table-cell>
          <table:table-cell table:style-name="ce3" office:value-type="float" office:value="0.849" calcext:value-type="float">
            <text:p>0,84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564" calcext:value-type="float">
            <text:p>0,564</text:p>
          </table:table-cell>
          <table:table-cell table:style-name="ce3" office:value-type="float" office:value="0.317" calcext:value-type="float">
            <text:p>0,317</text:p>
          </table:table-cell>
          <table:table-cell table:style-name="ce3" office:value-type="float" office:value="0.323" calcext:value-type="float">
            <text:p>0,323</text:p>
          </table:table-cell>
          <table:table-cell table:style-name="ce3"/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721" calcext:value-type="float">
            <text:p>0,72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084" calcext:value-type="float">
            <text:p>0,084</text:p>
          </table:table-cell>
          <table:table-cell table:style-name="ce3" office:value-type="float" office:value="0.464" calcext:value-type="float">
            <text:p>0,464</text:p>
          </table:table-cell>
          <table:table-cell table:style-name="ce3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6.546" calcext:value-type="float">
            <text:p>6,546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77" calcext:value-type="float">
            <text:p>0,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6.597" calcext:value-type="float">
            <text:p>6,597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838" calcext:value-type="float">
            <text:p>0,8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734" calcext:value-type="float">
            <text:p>0,734</text:p>
          </table:table-cell>
          <table:table-cell table:style-name="ce3" office:value-type="float" office:value="0.906" calcext:value-type="float">
            <text:p>0,906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6.592" calcext:value-type="float">
            <text:p>6,592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 office:value-type="float" office:value="0.777" calcext:value-type="float">
            <text:p>0,77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532" calcext:value-type="float">
            <text:p>0,532</text:p>
          </table:table-cell>
          <table:table-cell table:style-name="ce3" office:value-type="float" office:value="0.397" calcext:value-type="float">
            <text:p>0,397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6.578" calcext:value-type="float">
            <text:p>6,578</text:p>
          </table:table-cell>
          <table:table-cell table:style-name="ce3" office:value-type="float" office:value="0.157" calcext:value-type="float">
            <text:p>0,157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586" calcext:value-type="float">
            <text:p>0,586</text:p>
          </table:table-cell>
          <table:table-cell table:style-name="ce3" office:value-type="float" office:value="0.798" calcext:value-type="float">
            <text:p>0,798</text:p>
          </table:table-cell>
          <table:table-cell table:style-name="ce3" office:value-type="float" office:value="0.512" calcext:value-type="float">
            <text:p>0,512</text:p>
          </table:table-cell>
          <table:table-cell table:style-name="ce3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6.64" calcext:value-type="float">
            <text:p>6,64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82" calcext:value-type="float">
            <text:p>0,8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301" calcext:value-type="float">
            <text:p>0,301</text:p>
          </table:table-cell>
          <table:table-cell table:style-name="ce3" office:value-type="float" office:value="0.269" calcext:value-type="float">
            <text:p>0,269</text:p>
          </table:table-cell>
          <table:table-cell table:style-name="ce3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6.588" calcext:value-type="float">
            <text:p>6,588</text:p>
          </table:table-cell>
          <table:table-cell table:style-name="ce3" office:value-type="float" office:value="0.145" calcext:value-type="float">
            <text:p>0,145</text:p>
          </table:table-cell>
          <table:table-cell table:style-name="ce3" office:value-type="float" office:value="0.85" calcext:value-type="float">
            <text:p>0,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.282" calcext:value-type="float">
            <text:p>0,282</text:p>
          </table:table-cell>
          <table:table-cell table:style-name="ce3" office:value-type="float" office:value="0.45" calcext:value-type="float">
            <text:p>0,45</text:p>
          </table:table-cell>
          <table:table-cell table:style-name="ce3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6.523" calcext:value-type="float">
            <text:p>6,523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795" calcext:value-type="float">
            <text:p>0,7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644" calcext:value-type="float">
            <text:p>0,644</text:p>
          </table:table-cell>
          <table:table-cell table:style-name="ce4" table:formula="of:=AVERAGE([.C286:.C295])" office:value-type="float" office:value="0.6035" calcext:value-type="float">
            <text:p>0,6035</text:p>
          </table:table-cell>
          <table:table-cell table:style-name="ce4" table:formula="of:=AVERAGE([.D286:.D295])" office:value-type="float" office:value="0.5216" calcext:value-type="float">
            <text:p>0,5216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86:.H295])" office:value-type="float" office:value="6.5745" calcext:value-type="float">
            <text:p>6,5745</text:p>
          </table:table-cell>
          <table:table-cell table:style-name="ce4" table:formula="of:=AVERAGE([.I286:.I295])" office:value-type="float" office:value="0.1496" calcext:value-type="float">
            <text:p>0,1496</text:p>
          </table:table-cell>
          <table:table-cell table:style-name="ce4" table:formula="of:=AVERAGE([.J286:.J295])" office:value-type="float" office:value="0.8077" calcext:value-type="float">
            <text:p>0,8077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24.824" calcext:value-type="float">
            <text:p>24,824</text:p>
          </table:table-cell>
          <table:table-cell table:style-name="ce3" office:value-type="float" office:value="23.296" calcext:value-type="float">
            <text:p>23,296</text:p>
          </table:table-cell>
          <table:table-cell table:style-name="ce3" office:value-type="float" office:value="230.41" calcext:value-type="float">
            <text:p>230,41</text:p>
          </table:table-cell>
          <table:table-cell table:style-name="ce3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909.458" calcext:value-type="float">
            <text:p>909,458</text:p>
          </table:table-cell>
          <table:table-cell table:style-name="ce3" office:value-type="float" office:value="901.546" calcext:value-type="float">
            <text:p>901,546</text:p>
          </table:table-cell>
          <table:table-cell table:style-name="ce3" office:value-type="float" office:value="4684.6" calcext:value-type="float">
            <text:p>4684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24.626" calcext:value-type="float">
            <text:p>24,626</text:p>
          </table:table-cell>
          <table:table-cell table:style-name="ce3" office:value-type="float" office:value="22.949" calcext:value-type="float">
            <text:p>22,949</text:p>
          </table:table-cell>
          <table:table-cell table:style-name="ce3" office:value-type="float" office:value="72.65" calcext:value-type="float">
            <text:p>72,65</text:p>
          </table:table-cell>
          <table:table-cell table:style-name="ce3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3.63" calcext:value-type="float">
            <text:p>1233,63</text:p>
          </table:table-cell>
          <table:table-cell table:style-name="ce3" office:value-type="float" office:value="1198.48" calcext:value-type="float">
            <text:p>1198,48</text:p>
          </table:table-cell>
          <table:table-cell table:style-name="ce3" office:value-type="float" office:value="6380.1" calcext:value-type="float">
            <text:p>6380,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22.668" calcext:value-type="float">
            <text:p>22,668</text:p>
          </table:table-cell>
          <table:table-cell table:style-name="ce3" office:value-type="float" office:value="20.307" calcext:value-type="float">
            <text:p>20,307</text:p>
          </table:table-cell>
          <table:table-cell table:style-name="ce3" office:value-type="float" office:value="62.62" calcext:value-type="float">
            <text:p>62,62</text:p>
          </table:table-cell>
          <table:table-cell table:style-name="ce3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866.037" calcext:value-type="float">
            <text:p>866,037</text:p>
          </table:table-cell>
          <table:table-cell table:style-name="ce3" office:value-type="float" office:value="851.697" calcext:value-type="float">
            <text:p>851,697</text:p>
          </table:table-cell>
          <table:table-cell table:style-name="ce3" office:value-type="float" office:value="4762" calcext:value-type="float">
            <text:p>476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24.738" calcext:value-type="float">
            <text:p>24,738</text:p>
          </table:table-cell>
          <table:table-cell table:style-name="ce3" office:value-type="float" office:value="23.017" calcext:value-type="float">
            <text:p>23,017</text:p>
          </table:table-cell>
          <table:table-cell table:style-name="ce3" office:value-type="float" office:value="52.78" calcext:value-type="float">
            <text:p>52,78</text:p>
          </table:table-cell>
          <table:table-cell table:style-name="ce3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78.325" calcext:value-type="float">
            <text:p>978,325</text:p>
          </table:table-cell>
          <table:table-cell table:style-name="ce3" office:value-type="float" office:value="960.875" calcext:value-type="float">
            <text:p>960,875</text:p>
          </table:table-cell>
          <table:table-cell table:style-name="ce3" office:value-type="float" office:value="5130.7" calcext:value-type="float">
            <text:p>5130,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20.391" calcext:value-type="float">
            <text:p>20,391</text:p>
          </table:table-cell>
          <table:table-cell table:style-name="ce3" office:value-type="float" office:value="18.474" calcext:value-type="float">
            <text:p>18,474</text:p>
          </table:table-cell>
          <table:table-cell table:style-name="ce3" office:value-type="float" office:value="175.89" calcext:value-type="float">
            <text:p>175,89</text:p>
          </table:table-cell>
          <table:table-cell table:style-name="ce3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788.576" calcext:value-type="float">
            <text:p>788,576</text:p>
          </table:table-cell>
          <table:table-cell table:style-name="ce3" office:value-type="float" office:value="779.048" calcext:value-type="float">
            <text:p>779,048</text:p>
          </table:table-cell>
          <table:table-cell table:style-name="ce3" office:value-type="float" office:value="4737.6" calcext:value-type="float">
            <text:p>4737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27.6" calcext:value-type="float">
            <text:p>27,6</text:p>
          </table:table-cell>
          <table:table-cell table:style-name="ce3" office:value-type="float" office:value="25.973" calcext:value-type="float">
            <text:p>25,973</text:p>
          </table:table-cell>
          <table:table-cell table:style-name="ce3" office:value-type="float" office:value="63.27" calcext:value-type="float">
            <text:p>63,27</text:p>
          </table:table-cell>
          <table:table-cell table:style-name="ce3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981.359" calcext:value-type="float">
            <text:p>981,359</text:p>
          </table:table-cell>
          <table:table-cell table:style-name="ce3" office:value-type="float" office:value="974.182" calcext:value-type="float">
            <text:p>974,182</text:p>
          </table:table-cell>
          <table:table-cell table:style-name="ce3" office:value-type="float" office:value="6043.7" calcext:value-type="float">
            <text:p>6043,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22.315" calcext:value-type="float">
            <text:p>22,315</text:p>
          </table:table-cell>
          <table:table-cell table:style-name="ce3" office:value-type="float" office:value="21.114" calcext:value-type="float">
            <text:p>21,114</text:p>
          </table:table-cell>
          <table:table-cell table:style-name="ce3" office:value-type="float" office:value="79.69" calcext:value-type="float">
            <text:p>79,69</text:p>
          </table:table-cell>
          <table:table-cell table:style-name="ce3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800.356" calcext:value-type="float">
            <text:p>800,356</text:p>
          </table:table-cell>
          <table:table-cell table:style-name="ce3" office:value-type="float" office:value="778.967" calcext:value-type="float">
            <text:p>778,967</text:p>
          </table:table-cell>
          <table:table-cell table:style-name="ce3" office:value-type="float" office:value="5208.6" calcext:value-type="float">
            <text:p>5208,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30.651" calcext:value-type="float">
            <text:p>30,651</text:p>
          </table:table-cell>
          <table:table-cell table:style-name="ce3" office:value-type="float" office:value="28.917" calcext:value-type="float">
            <text:p>28,917</text:p>
          </table:table-cell>
          <table:table-cell table:style-name="ce3" office:value-type="float" office:value="215.62" calcext:value-type="float">
            <text:p>215,62</text:p>
          </table:table-cell>
          <table:table-cell table:style-name="ce3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016.76" calcext:value-type="float">
            <text:p>1016,76</text:p>
          </table:table-cell>
          <table:table-cell table:style-name="ce3" office:value-type="float" office:value="991.027" calcext:value-type="float">
            <text:p>991,027</text:p>
          </table:table-cell>
          <table:table-cell table:style-name="ce3" office:value-type="float" office:value="5581.1" calcext:value-type="float">
            <text:p>5581,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21.927" calcext:value-type="float">
            <text:p>21,927</text:p>
          </table:table-cell>
          <table:table-cell table:style-name="ce3" office:value-type="float" office:value="20.291" calcext:value-type="float">
            <text:p>20,291</text:p>
          </table:table-cell>
          <table:table-cell table:style-name="ce3" office:value-type="float" office:value="46.37" calcext:value-type="float">
            <text:p>46,37</text:p>
          </table:table-cell>
          <table:table-cell table:style-name="ce3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111.24" calcext:value-type="float">
            <text:p>1111,24</text:p>
          </table:table-cell>
          <table:table-cell table:style-name="ce3" office:value-type="float" office:value="1082.849" calcext:value-type="float">
            <text:p>1082,849</text:p>
          </table:table-cell>
          <table:table-cell table:style-name="ce3" office:value-type="float" office:value="5943.9" calcext:value-type="float">
            <text:p>5943,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22.834" calcext:value-type="float">
            <text:p>22,834</text:p>
          </table:table-cell>
          <table:table-cell table:style-name="ce3" office:value-type="float" office:value="21.174" calcext:value-type="float">
            <text:p>21,174</text:p>
          </table:table-cell>
          <table:table-cell table:style-name="ce3" office:value-type="float" office:value="145.12" calcext:value-type="float">
            <text:p>145,12</text:p>
          </table:table-cell>
          <table:table-cell table:style-name="ce3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126.6" calcext:value-type="float">
            <text:p>1126,6</text:p>
          </table:table-cell>
          <table:table-cell table:style-name="ce3" office:value-type="float" office:value="1094.95" calcext:value-type="float">
            <text:p>1094,95</text:p>
          </table:table-cell>
          <table:table-cell table:style-name="ce3" office:value-type="float" office:value="6206.3" calcext:value-type="float">
            <text:p>6206,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24.2574" calcext:value-type="float">
            <text:p>24,2574</text:p>
          </table:table-cell>
          <table:table-cell table:style-name="ce4" table:formula="of:=AVERAGE([.C299:.C308])" office:value-type="float" office:value="22.5512" calcext:value-type="float">
            <text:p>22,5512</text:p>
          </table:table-cell>
          <table:table-cell table:style-name="ce4" table:formula="of:=AVERAGE([.D299:.D308])" office:value-type="float" office:value="114.442" calcext:value-type="float">
            <text:p>114,442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99:.H308])" office:value-type="float" office:value="981.2341" calcext:value-type="float">
            <text:p>981,2341</text:p>
          </table:table-cell>
          <table:table-cell table:style-name="ce4" table:formula="of:=AVERAGE([.I299:.I308])" office:value-type="float" office:value="961.3621" calcext:value-type="float">
            <text:p>961,3621</text:p>
          </table:table-cell>
          <table:table-cell table:style-name="ce4" table:formula="of:=AVERAGE([.J299:.J308])" office:value-type="float" office:value="5467.86" calcext:value-type="float">
            <text:p>5467,86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151.55" calcext:value-type="float">
            <text:p>1151,55</text:p>
          </table:table-cell>
          <table:table-cell table:style-name="ce3" office:value-type="float" office:value="1154.14" calcext:value-type="float">
            <text:p>1154,14</text:p>
          </table:table-cell>
          <table:table-cell table:style-name="ce3" office:value-type="float" office:value="5345.3" calcext:value-type="float">
            <text:p>5345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1151.62" calcext:value-type="float">
            <text:p>1151,62</text:p>
          </table:table-cell>
          <table:table-cell table:style-name="ce3" office:value-type="float" office:value="1133.41" calcext:value-type="float">
            <text:p>1133,41</text:p>
          </table:table-cell>
          <table:table-cell table:style-name="ce3" office:value-type="float" office:value="5419.5" calcext:value-type="float">
            <text:p>5419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995.527" calcext:value-type="float">
            <text:p>995,527</text:p>
          </table:table-cell>
          <table:table-cell table:style-name="ce3" office:value-type="float" office:value="1028.99" calcext:value-type="float">
            <text:p>1028,99</text:p>
          </table:table-cell>
          <table:table-cell table:style-name="ce3" office:value-type="float" office:value="5290.3" calcext:value-type="float">
            <text:p>5290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078.26" calcext:value-type="float">
            <text:p>1078,26</text:p>
          </table:table-cell>
          <table:table-cell table:style-name="ce3" office:value-type="float" office:value="1074.98" calcext:value-type="float">
            <text:p>1074,98</text:p>
          </table:table-cell>
          <table:table-cell table:style-name="ce3" office:value-type="float" office:value="5522.5" calcext:value-type="float">
            <text:p>5522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1294.56" calcext:value-type="float">
            <text:p>1294,56</text:p>
          </table:table-cell>
          <table:table-cell table:style-name="ce3" office:value-type="float" office:value="1239.21" calcext:value-type="float">
            <text:p>1239,21</text:p>
          </table:table-cell>
          <table:table-cell table:style-name="ce3" office:value-type="float" office:value="6002.8" calcext:value-type="float">
            <text:p>6002,8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1492.88" calcext:value-type="float">
            <text:p>1492,88</text:p>
          </table:table-cell>
          <table:table-cell table:style-name="ce3" office:value-type="float" office:value="1486.17" calcext:value-type="float">
            <text:p>1486,17</text:p>
          </table:table-cell>
          <table:table-cell table:style-name="ce3" office:value-type="float" office:value="6483.9" calcext:value-type="float">
            <text:p>6483,9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1091.73" calcext:value-type="float">
            <text:p>1091,73</text:p>
          </table:table-cell>
          <table:table-cell table:style-name="ce3" office:value-type="float" office:value="1085.6" calcext:value-type="float">
            <text:p>1085,6</text:p>
          </table:table-cell>
          <table:table-cell table:style-name="ce3" office:value-type="float" office:value="5491" calcext:value-type="float">
            <text:p>5491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968.178" calcext:value-type="float">
            <text:p>968,178</text:p>
          </table:table-cell>
          <table:table-cell table:style-name="ce3" office:value-type="float" office:value="968.639" calcext:value-type="float">
            <text:p>968,639</text:p>
          </table:table-cell>
          <table:table-cell table:style-name="ce3" office:value-type="float" office:value="5442.3" calcext:value-type="float">
            <text:p>5442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197.74" calcext:value-type="float">
            <text:p>1197,74</text:p>
          </table:table-cell>
          <table:table-cell table:style-name="ce3" office:value-type="float" office:value="1173.68" calcext:value-type="float">
            <text:p>1173,68</text:p>
          </table:table-cell>
          <table:table-cell table:style-name="ce3" office:value-type="float" office:value="5608.3" calcext:value-type="float">
            <text:p>5608,3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1241.46" calcext:value-type="float">
            <text:p>1241,46</text:p>
          </table:table-cell>
          <table:table-cell table:style-name="ce3" office:value-type="float" office:value="1259.38" calcext:value-type="float">
            <text:p>1259,38</text:p>
          </table:table-cell>
          <table:table-cell table:style-name="ce3" office:value-type="float" office:value="5530.5" calcext:value-type="float">
            <text:p>5530,5</text:p>
          </table:table-cell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1166.3505" calcext:value-type="float">
            <text:p>1166,3505</text:p>
          </table:table-cell>
          <table:table-cell table:style-name="ce4" table:formula="of:=AVERAGE([.C312:.C321])" office:value-type="float" office:value="1160.4199" calcext:value-type="float">
            <text:p>1160,4199</text:p>
          </table:table-cell>
          <table:table-cell table:style-name="ce4" table:formula="of:=AVERAGE([.D312:.D321])" office:value-type="float" office:value="5613.64" calcext:value-type="float">
            <text:p>5613,64</text:p>
          </table:table-cell>
          <table:table-cell table:style-name="ce4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ce1" office:value-type="string" calcext:value-type="string">
            <text:p>NEAT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1207" calcext:value-type="percentage">
            <text:p>12,07%</text:p>
          </table:table-cell>
          <table:table-cell/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929" calcext:value-type="percentage">
            <text:p>29,29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7" calcext:value-type="percentage">
            <text:p>7,17%</text:p>
          </table:table-cell>
          <table:table-cell office:value-type="percentage" office:value="0.0896" calcext:value-type="percentage">
            <text:p>8,96%</text:p>
          </table:table-cell>
          <table:table-cell/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929" calcext:value-type="percentage">
            <text:p>19,29%</text:p>
          </table:table-cell>
          <table:table-cell office:value-type="percentage" office:value="0.26" calcext:value-type="percentage">
            <text:p>26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35" calcext:value-type="percentage">
            <text:p>35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1225" calcext:value-type="percentage">
            <text:p>12,25%</text:p>
          </table:table-cell>
          <table:table-cell/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3095" calcext:value-type="percentage">
            <text:p>30,95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Default"/>
          <table:table-cell office:value-type="string" calcext:value-type="string">
            <text:p>Lymography_5</text:p>
          </table:table-cell>
          <table:table-cell table:number-columns-repeated="2" office:value-type="percentage" office:value="0.4" calcext:value-type="percentage">
            <text:p>40,00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106" calcext:value-type="percentage">
            <text:p>10,60%</text:p>
          </table:table-cell>
          <table:table-cell/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832" calcext:value-type="percentage">
            <text:p>8,32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3119" calcext:value-type="percentage">
            <text:p>31,19%</text:p>
          </table:table-cell>
          <table:table-cell office:value-type="percentage" office:value="0.4" calcext:value-type="percentage">
            <text:p>40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987" calcext:value-type="percentage">
            <text:p>9,87%</text:p>
          </table:table-cell>
          <table:table-cell/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3214" calcext:value-type="percentage">
            <text:p>32,14%</text:p>
          </table:table-cell>
          <table:table-cell office:value-type="percentage" office:value="0.41" calcext:value-type="percentage">
            <text:p>41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734" calcext:value-type="percentage">
            <text:p>7,34%</text:p>
          </table:table-cell>
          <table:table-cell office:value-type="percentage" office:value="0.0951" calcext:value-type="percentage">
            <text:p>9,51%</text:p>
          </table:table-cell>
          <table:table-cell/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26" calcext:value-type="percentage">
            <text:p>26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99" calcext:value-type="percentage">
            <text:p>9,90%</text:p>
          </table:table-cell>
          <table:table-cell/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9" calcext:value-type="percentage">
            <text:p>29,00%</text:p>
          </table:table-cell>
          <table:table-cell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08517" calcext:value-type="percentage">
            <text:p>8,52%</text:p>
          </table:table-cell>
          <table:table-cell table:style-name="ce1" table:formula="of:=AVERAGE([.C325:.C334])" office:value-type="percentage" office:value="0.07926" calcext:value-type="percentage">
            <text:p>7,93%</text:p>
          </table:table-cell>
          <table:table-cell table:style-name="ce1" table:formula="of:=AVERAGE([.D325:.D334])" office:value-type="percentage" office:value="0.10222" calcext:value-type="percentage">
            <text:p>10,22%</text:p>
          </table:table-cell>
          <table:table-cell table:style-name="ce1"/>
          <table:table-cell table:style-name="Default"/>
          <table:table-cell table:style-name="ce1"/>
          <table:table-cell table:style-name="ce1" table:formula="of:=AVERAGE([.H325:.H334])" office:value-type="percentage" office:value="0.24978" calcext:value-type="percentage">
            <text:p>24,98%</text:p>
          </table:table-cell>
          <table:table-cell table:style-name="ce1" table:formula="of:=AVERAGE([.I325:.I334])" office:value-type="percentage" office:value="0.29263" calcext:value-type="percentage">
            <text:p>29,26%</text:p>
          </table:table-cell>
          <table:table-cell table:style-name="ce1" table:formula="of:=AVERAGE([.J325:.J334])" office:value-type="percentage" office:value="0.337" calcext:value-type="percentage">
            <text:p>33,70%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</table:table>
      <table:table table:name="FINAL" table:style-name="ta1">
        <table:table-column table:style-name="co1" table:default-cell-style-name="Default"/>
        <table:table-column table:style-name="co7" table:default-cell-style-name="ce2"/>
        <table:table-column table:style-name="co2" table:number-columns-repeated="6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65" calcext:value-type="percentage">
            <text:p>16,50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4545" calcext:value-type="percentage">
            <text:p>45,45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2338" calcext:value-type="percentage">
            <text:p>23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3625" calcext:value-type="percentage">
            <text:p>36,25%</text:p>
          </table:table-cell>
          <table:table-cell office:value-type="percentage" office:value="0.343" calcext:value-type="percentage">
            <text:p>34,3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545" calcext:value-type="percentage">
            <text:p>65,45%</text:p>
          </table:table-cell>
          <table:table-cell office:value-type="percentage" office:value="0.6755" calcext:value-type="percentage">
            <text:p>67,55%</text:p>
          </table:table-cell>
          <table:table-cell office:value-type="percentage" office:value="0.5344" calcext:value-type="percentage">
            <text:p>53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243" calcext:value-type="percentage">
            <text:p>32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018" calcext:value-type="percentage">
            <text:p>60,18%</text:p>
          </table:table-cell>
          <table:table-cell office:value-type="percentage" office:value="0.597" calcext:value-type="percentage">
            <text:p>59,70%</text:p>
          </table:table-cell>
          <table:table-cell office:value-type="percentage" office:value="0.5005" calcext:value-type="percentage">
            <text:p>50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4478" calcext:value-type="percentage">
            <text:p>44,78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927" calcext:value-type="percentage">
            <text:p>39,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1089" calcext:value-type="percentage">
            <text:p>10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1664" calcext:value-type="percentage">
            <text:p>16,64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4551" calcext:value-type="percentage">
            <text:p>45,51%</text:p>
          </table:table-cell>
          <table:table-cell office:value-type="percentage" office:value="0.4153" calcext:value-type="percentage">
            <text:p>41,53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498" calcext:value-type="percentage">
            <text:p>24,98%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37" calcext:value-type="percentage">
            <text:p>33,7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3809" calcext:value-type="percentage">
            <text:p>38,09%</text:p>
          </table:table-cell>
          <table:table-cell office:value-type="percentage" office:value="0.4625" calcext:value-type="percentage">
            <text:p>46,25%</text:p>
          </table:table-cell>
          <table:table-cell office:value-type="percentage" office:value="0.2285" calcext:value-type="percentage">
            <text:p>22,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856" calcext:value-type="percentage">
            <text:p>18,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3485" calcext:value-type="percentage">
            <text:p>34,85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705" calcext:value-type="percentage">
            <text:p>7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985" calcext:value-type="percentage">
            <text:p>29,85%</text:p>
          </table:table-cell>
          <table:table-cell office:value-type="percentage" office:value="0.3946" calcext:value-type="percentage">
            <text:p>39,4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4452" calcext:value-type="percentage">
            <text:p>44,52%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4975" calcext:value-type="percentage">
            <text:p>49,75%</text:p>
          </table:table-cell>
          <table:table-cell office:value-type="percentage" office:value="0.5672" calcext:value-type="percentage">
            <text:p>56,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1288" calcext:value-type="percentage">
            <text:p>12,8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3543" calcext:value-type="percentage">
            <text:p>35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4859" calcext:value-type="percentage">
            <text:p>48,59%</text:p>
          </table:table-cell>
          <table:table-cell office:value-type="percentage" office:value="0.4781" calcext:value-type="percentage">
            <text:p>47,81%</text:p>
          </table:table-cell>
          <table:table-cell office:value-type="percentage" office:value="0.3841" calcext:value-type="percentage">
            <text:p>38,4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4849" calcext:value-type="percentage">
            <text:p>48,49%</text:p>
          </table:table-cell>
          <table:table-cell office:value-type="percentage" office:value="0.4743" calcext:value-type="percentage">
            <text:p>47,43%</text:p>
          </table:table-cell>
          <table:table-cell office:value-type="percentage" office:value="0.4375" calcext:value-type="percentage">
            <text:p>43,7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199" calcext:value-type="percentage">
            <text:p>11,99%</text:p>
          </table:table-cell>
          <table:table-cell office:value-type="percentage" office:value="0.0544" calcext:value-type="percentage">
            <text:p>5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63" calcext:value-type="percentage">
            <text:p>14,63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3" calcext:value-type="percentage">
            <text:p>30,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323576923076923" calcext:value-type="percentage">
            <text:p>32,36%</text:p>
          </table:table-cell>
          <table:table-cell table:style-name="ce14" table:formula="of:=AVERAGE([.C3:.C28])" office:value-type="percentage" office:value="0.308123076923077" calcext:value-type="percentage">
            <text:p>30,81%</text:p>
          </table:table-cell>
          <table:table-cell table:style-name="ce14" table:formula="of:=AVERAGE([.D3:.D28])" office:value-type="percentage" office:value="0.294911538461538" calcext:value-type="percentage">
            <text:p>29,49%</text:p>
          </table:table-cell>
          <table:table-cell table:style-name="ce14" table:number-columns-repeated="4"/>
          <table:table-cell table:style-name="ce13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3" table:number-columns-repeated="2"/>
          <table:table-cell table:style-name="Default" table:formula="of:=4118/417" office:value-type="float" office:value="9.87529976019185" calcext:value-type="float">
            <text:p>9,8752997601918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76" calcext:value-type="float">
            <text:p>4,76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9.88" calcext:value-type="float">
            <text:p>9,88</text:p>
          </table:table-cell>
          <table:table-cell table:style-name="Default" table:number-columns-repeated="2"/>
          <table:table-cell table:style-name="Default" table:formula="of:=9.98/150" office:value-type="float" office:value="0.0665333333333333" calcext:value-type="float">
            <text:p>0,06653333333333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4000.57/33" office:value-type="float" office:value="121.229393939394" calcext:value-type="float">
            <text:p>121,22939393939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78.5" calcext:value-type="float">
            <text:p>78,5</text:p>
          </table:table-cell>
          <table:table-cell table:style-name="Default" office:value-type="float" office:value="77.9" calcext:value-type="float">
            <text:p>77,9</text:p>
          </table:table-cell>
          <table:table-cell table:style-name="Default" office:value-type="float" office:value="121.23" calcext:value-type="float">
            <text:p>121,23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17" calcext:value-type="float">
            <text:p>0,17</text:p>
          </table:table-cell>
          <table:table-cell table:style-name="Default" office:value-type="float" office:value="0.28" calcext:value-type="float">
            <text:p>0,28</text:p>
          </table:table-cell>
          <table:table-cell table:style-name="Default" office:value-type="float" office:value="0.24" calcext:value-type="float">
            <text:p>0,24</text:p>
          </table:table-cell>
          <table:table-cell table:style-name="Default" table:number-columns-repeated="2"/>
          <table:table-cell table:style-name="Default" table:formula="of:=0.24" office:value-type="float" office:value="0.24" calcext:value-type="float">
            <text:p>0,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078" calcext:value-type="float">
            <text:p>0,078</text:p>
          </table:table-cell>
          <table:table-cell table:style-name="Default" office:value-type="float" office:value="0.081" calcext:value-type="float">
            <text:p>0,081</text:p>
          </table:table-cell>
          <table:table-cell table:style-name="Default" table:number-columns-repeated="2"/>
          <table:table-cell table:style-name="Default" table:formula="of:=8.37/103" office:value-type="float" office:value="0.0812621359223301" calcext:value-type="float">
            <text:p>0,081262135922330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0.63" calcext:value-type="float">
            <text:p>0,63</text:p>
          </table:table-cell>
          <table:table-cell table:style-name="Default" office:value-type="float" office:value="3.18" calcext:value-type="float">
            <text:p>3,18</text:p>
          </table:table-cell>
          <table:table-cell table:style-name="Default" table:number-columns-repeated="2"/>
          <table:table-cell table:style-name="Default" table:formula="of:=114.44/36" office:value-type="float" office:value="3.17888888888889" calcext:value-type="float">
            <text:p>3,1788888888888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.03" calcext:value-type="float">
            <text:p>3,03</text:p>
          </table:table-cell>
          <table:table-cell table:style-name="Default" office:value-type="float" office:value="14.25" calcext:value-type="float">
            <text:p>14,25</text:p>
          </table:table-cell>
          <table:table-cell table:style-name="Default" table:number-columns-repeated="2"/>
          <table:table-cell table:style-name="Default" table:formula="of:=57.01/4" office:value-type="float" office:value="14.2525" calcext:value-type="float">
            <text:p>14,25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60.69" calcext:value-type="float">
            <text:p>60,69</text:p>
          </table:table-cell>
          <table:table-cell table:style-name="Default" office:value-type="float" office:value="80.2" calcext:value-type="float">
            <text:p>80,2</text:p>
          </table:table-cell>
          <table:table-cell table:style-name="Default" office:value-type="float" office:value="56.48" calcext:value-type="float">
            <text:p>56,48</text:p>
          </table:table-cell>
          <table:table-cell table:style-name="Default" table:number-columns-repeated="2"/>
          <table:table-cell table:style-name="Default" table:formula="of:=2824.24/50" office:value-type="float" office:value="56.4848" calcext:value-type="float">
            <text:p>56,484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11" calcext:value-type="float">
            <text:p>0,11</text:p>
          </table:table-cell>
          <table:table-cell table:style-name="Default" office:value-type="float" office:value="0.19" calcext:value-type="float">
            <text:p>0,19</text:p>
          </table:table-cell>
          <table:table-cell table:style-name="Default" table:number-columns-repeated="2"/>
          <table:table-cell table:style-name="Default" table:formula="of:=4.75/25" office:value-type="float" office:value="0.19" calcext:value-type="float">
            <text:p>0,1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8" calcext:value-type="float">
            <text:p>0,08</text:p>
          </table:table-cell>
          <table:table-cell table:number-columns-repeated="2" table:style-name="Default" office:value-type="float" office:value="0.06" calcext:value-type="float">
            <text:p>0,06</text:p>
          </table:table-cell>
          <table:table-cell table:style-name="Default" table:number-columns-repeated="2"/>
          <table:table-cell table:style-name="Default" table:formula="of:=0.37/6" office:value-type="float" office:value="0.0616666666666667" calcext:value-type="float">
            <text:p>0,061666666666666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9.43" calcext:value-type="float">
            <text:p>9,43</text:p>
          </table:table-cell>
          <table:table-cell table:style-name="Default" office:value-type="float" office:value="9.24" calcext:value-type="float">
            <text:p>9,24</text:p>
          </table:table-cell>
          <table:table-cell table:style-name="Default" office:value-type="float" office:value="52.58" calcext:value-type="float">
            <text:p>52,58</text:p>
          </table:table-cell>
          <table:table-cell table:style-name="Default" table:number-columns-repeated="2"/>
          <table:table-cell table:style-name="Default" table:formula="of:=5467.86/104" office:value-type="float" office:value="52.5755769230769" calcext:value-type="float">
            <text:p>52,575576923076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number-columns-repeated="2" table:style-name="Default" office:value-type="float" office:value="0.09" calcext:value-type="float">
            <text:p>0,09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0.52/7" office:value-type="float" office:value="0.0742857142857143" calcext:value-type="float">
            <text:p>0,074285714285714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2"/>
          <table:table-cell table:style-name="Default" table:formula="of:=64.56/217" office:value-type="float" office:value="0.297511520737327" calcext:value-type="float">
            <text:p>0,29751152073732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11.21" calcext:value-type="float">
            <text:p>11,21</text:p>
          </table:table-cell>
          <table:table-cell table:style-name="Default" office:value-type="float" office:value="11.16" calcext:value-type="float">
            <text:p>11,16</text:p>
          </table:table-cell>
          <table:table-cell table:style-name="Default" office:value-type="float" office:value="53.97" calcext:value-type="float">
            <text:p>53,97</text:p>
          </table:table-cell>
          <table:table-cell table:style-name="Default" table:number-columns-repeated="2"/>
          <table:table-cell table:style-name="Default" table:formula="of:=5613.14/104" office:value-type="float" office:value="53.9725" calcext:value-type="float">
            <text:p>53,97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8/160" office:value-type="float" office:value="0.005" calcext:value-type="float">
            <text:p>0,00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10.5709375" calcext:value-type="float">
            <text:p>10,5709375</text:p>
          </table:table-cell>
          <table:table-cell table:style-name="ce13" table:formula="of:=AVERAGE([.C34:.C49])" office:value-type="float" office:value="11.6995625" calcext:value-type="float">
            <text:p>11,6995625</text:p>
          </table:table-cell>
          <table:table-cell table:style-name="ce13" table:formula="of:=AVERAGE([.D34:.D49])" office:value-type="float" office:value="19.546" calcext:value-type="float">
            <text:p>19,546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</table:table>
      <table:table table:name="NT_EXPERIMENTS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5234" calcext:value-type="percentage">
            <text:p>15,23%</text:p>
          </table:table-cell>
          <table:table-cell table:style-name="ce1" table:formula="of:=AVERAGE([.H2:.H11])" office:value-type="percentage" office:value="0.15367" calcext:value-type="percentage">
            <text:p>15,37%</text:p>
          </table:table-cell>
          <table:table-cell table:style-name="ce1" table:formula="of:=AVERAGE([.I2:.I11])" office:value-type="percentage" office:value="0.15767" calcext:value-type="percentage">
            <text:p>15,7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527" calcext:value-type="percentage">
            <text:p>35,27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3034" calcext:value-type="percentage">
            <text:p>30,34%</text:p>
          </table:table-cell>
          <table:table-cell office:value-type="percentage" office:value="0.2522" calcext:value-type="percentage">
            <text:p>25,2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3927" calcext:value-type="percentage">
            <text:p>39,27%</text:p>
          </table:table-cell>
          <table:table-cell office:value-type="percentage" office:value="0.3961" calcext:value-type="percentage">
            <text:p>39,61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3483" calcext:value-type="percentage">
            <text:p>34,83%</text:p>
          </table:table-cell>
          <table:table-cell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355" calcext:value-type="percentage">
            <text:p>13,55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962" calcext:value-type="percentage">
            <text:p>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1981" calcext:value-type="percentage">
            <text:p>19,8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101" calcext:value-type="percentage">
            <text:p>31,0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398" calcext:value-type="percentage">
            <text:p>3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014" calcext:value-type="percentage">
            <text:p>40,14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237" calcext:value-type="percentage">
            <text:p>12,37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263" calcext:value-type="percentage">
            <text:p>12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108" calcext:value-type="percentage">
            <text:p>11,08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372" calcext:value-type="percentage">
            <text:p>33,72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Balance_9</text:p>
          </table:table-cell>
          <table:table-cell table:number-columns-repeated="2" office:value-type="percentage" office:value="0.0892" calcext:value-type="percentage">
            <text:p>8,92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594" calcext:value-type="percentage">
            <text:p>25,9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317" calcext:value-type="percentage">
            <text:p>13,1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32846" calcext:value-type="percentage">
            <text:p>32,85%</text:p>
          </table:table-cell>
          <table:table-cell table:style-name="ce1" table:formula="of:=AVERAGE([.C15:.C24])" office:value-type="percentage" office:value="0.3315" calcext:value-type="percentage">
            <text:p>33,15%</text:p>
          </table:table-cell>
          <table:table-cell table:style-name="ce1" table:formula="of:=AVERAGE([.D15:.D24])" office:value-type="percentage" office:value="0.30178" calcext:value-type="percentage">
            <text:p>30,18%</text:p>
          </table:table-cell>
          <table:table-cell table:style-name="ce1" table:number-columns-repeated="2"/>
          <table:table-cell table:style-name="ce1" table:formula="of:=AVERAGE([.G15:.G24])" office:value-type="percentage" office:value="0.11919" calcext:value-type="percentage">
            <text:p>11,92%</text:p>
          </table:table-cell>
          <table:table-cell table:style-name="ce1" table:formula="of:=AVERAGE([.H15:.H24])" office:value-type="percentage" office:value="0.07607" calcext:value-type="percentage">
            <text:p>7,61%</text:p>
          </table:table-cell>
          <table:table-cell table:style-name="ce1" table:formula="of:=AVERAGE([.I15:.I24])" office:value-type="percentage" office:value="0.08714" calcext:value-type="percentage">
            <text:p>8,71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06" calcext:value-type="percentage">
            <text:p>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3919" calcext:value-type="percentage">
            <text:p>39,19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53" calcext:value-type="percentage">
            <text:p>32,53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4736" calcext:value-type="percentage">
            <text:p>47,3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3207" calcext:value-type="percentage">
            <text:p>32,07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4438" calcext:value-type="percentage">
            <text:p>44,38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2305" calcext:value-type="percentage">
            <text:p>23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3322" calcext:value-type="percentage">
            <text:p>33,22%</text:p>
          </table:table-cell>
          <table:table-cell office:value-type="percentage" office:value="0.308" calcext:value-type="percentage">
            <text:p>30,80%</text:p>
          </table:table-cell>
          <table:table-cell office:value-type="percentage" office:value="0.3402" calcext:value-type="percentage">
            <text:p>34,02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962" calcext:value-type="percentage">
            <text:p>29,62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5012" calcext:value-type="percentage">
            <text:p>50,12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181" calcext:value-type="percentage">
            <text:p>11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3126" calcext:value-type="percentage">
            <text:p>31,26%</text:p>
          </table:table-cell>
          <table:table-cell office:value-type="percentage" office:value="0.2724" calcext:value-type="percentage">
            <text:p>27,2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0552" calcext:value-type="percentage">
            <text:p>5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3966" calcext:value-type="percentage">
            <text:p>39,6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4253" calcext:value-type="percentage">
            <text:p>42,53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4276" calcext:value-type="percentage">
            <text:p>42,76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2" calcext:value-type="percentage">
            <text:p>2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034" calcext:value-type="percentage">
            <text:p>60,34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3781" calcext:value-type="percentage">
            <text:p>37,81%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281" calcext:value-type="percentage">
            <text:p>28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057" calcext:value-type="percentage">
            <text:p>50,57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0819" calcext:value-type="percentage">
            <text:p>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77" calcext:value-type="percentage">
            <text:p>39,77%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3908" calcext:value-type="percentage">
            <text:p>39,08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79" calcext:value-type="percentage">
            <text:p>17,9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43909" calcext:value-type="percentage">
            <text:p>43,91%</text:p>
          </table:table-cell>
          <table:table-cell table:style-name="ce1" table:formula="of:=AVERAGE([.C27:.C36])" office:value-type="percentage" office:value="0.43345" calcext:value-type="percentage">
            <text:p>43,35%</text:p>
          </table:table-cell>
          <table:table-cell table:style-name="ce1" table:formula="of:=AVERAGE([.D27:.D36])" office:value-type="percentage" office:value="0.41287" calcext:value-type="percentage">
            <text:p>41,29%</text:p>
          </table:table-cell>
          <table:table-cell table:style-name="ce1" table:number-columns-repeated="2"/>
          <table:table-cell table:style-name="ce1" table:formula="of:=AVERAGE([.G27:.G36])" office:value-type="percentage" office:value="0.28409" calcext:value-type="percentage">
            <text:p>28,41%</text:p>
          </table:table-cell>
          <table:table-cell table:style-name="ce1" table:formula="of:=AVERAGE([.H27:.H36])" office:value-type="percentage" office:value="0.21276" calcext:value-type="percentage">
            <text:p>21,28%</text:p>
          </table:table-cell>
          <table:table-cell table:style-name="ce1" table:formula="of:=AVERAGE([.I27:.I36])" office:value-type="percentage" office:value="0.14333" calcext:value-type="percentage">
            <text:p>14,33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3905" calcext:value-type="percentage">
            <text:p>39,05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4205" calcext:value-type="percentage">
            <text:p>4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8429" calcext:value-type="percentage">
            <text:p>84,29%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7444" calcext:value-type="percentage">
            <text:p>74,44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48" calcext:value-type="percentage">
            <text:p>50,4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59" calcext:value-type="percentage">
            <text:p>35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619" calcext:value-type="percentage">
            <text:p>66,19%</text:p>
          </table:table-cell>
          <table:table-cell office:value-type="percentage" office:value="0.6635" calcext:value-type="percentage">
            <text:p>66,35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4231" calcext:value-type="percentage">
            <text:p>42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282" calcext:value-type="percentage">
            <text:p>42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635" calcext:value-type="percentage">
            <text:p>36,35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7282" calcext:value-type="percentage">
            <text:p>72,82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538" calcext:value-type="percentage">
            <text:p>45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3603" calcext:value-type="percentage">
            <text:p>36,03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128" calcext:value-type="percentage">
            <text:p>21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349" calcext:value-type="percentage">
            <text:p>53,49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692" calcext:value-type="percentage">
            <text:p>56,92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5026" calcext:value-type="percentage">
            <text:p>50,2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57001" calcext:value-type="percentage">
            <text:p>57,00%</text:p>
          </table:table-cell>
          <table:table-cell table:style-name="ce1" table:formula="of:=AVERAGE([.C39:.C48])" office:value-type="percentage" office:value="0.55841" calcext:value-type="percentage">
            <text:p>55,84%</text:p>
          </table:table-cell>
          <table:table-cell table:style-name="ce1" table:formula="of:=AVERAGE([.D39:.D48])" office:value-type="percentage" office:value="0.51523" calcext:value-type="percentage">
            <text:p>51,52%</text:p>
          </table:table-cell>
          <table:table-cell table:style-name="ce1" table:number-columns-repeated="2"/>
          <table:table-cell table:style-name="ce1" table:formula="of:=AVERAGE([.G39:.G48])" office:value-type="percentage" office:value="0.50333" calcext:value-type="percentage">
            <text:p>50,33%</text:p>
          </table:table-cell>
          <table:table-cell table:style-name="ce1" table:formula="of:=AVERAGE([.H39:.H48])" office:value-type="percentage" office:value="0.38564" calcext:value-type="percentage">
            <text:p>38,56%</text:p>
          </table:table-cell>
          <table:table-cell table:style-name="ce1" table:formula="of:=AVERAGE([.I39:.I48])" office:value-type="percentage" office:value="0.36795" calcext:value-type="percentage">
            <text:p>36,8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221" calcext:value-type="percentage">
            <text:p>22,10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681" calcext:value-type="percentage">
            <text:p>6,81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0951" calcext:value-type="percentage">
            <text:p>9,51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346" calcext:value-type="percentage">
            <text:p>13,46%</text:p>
          </table:table-cell>
          <table:table-cell/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642" calcext:value-type="percentage">
            <text:p>16,42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469" calcext:value-type="percentage">
            <text:p>14,69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014" calcext:value-type="percentage">
            <text:p>0,1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2506" calcext:value-type="percentage">
            <text:p>25,06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246" calcext:value-type="percentage">
            <text:p>2,46%</text:p>
          </table:table-cell>
          <table:table-cell office:value-type="percentage" office:value="0.042" calcext:value-type="percentage">
            <text:p>4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691" calcext:value-type="percentage">
            <text:p>26,91%</text:p>
          </table:table-cell>
          <table:table-cell office:value-type="percentage" office:value="0.2864" calcext:value-type="percentage">
            <text:p>28,64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0116" calcext:value-type="percentage">
            <text:p>1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8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table:number-columns-repeated="2" office:value-type="percentage" office:value="0.2346" calcext:value-type="percentage">
            <text:p>23,46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198" calcext:value-type="percentage">
            <text:p>21,98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259" calcext:value-type="percentage">
            <text:p>12,59%</text:p>
          </table:table-cell>
          <table:table-cell/>
          <table:table-cell office:value-type="string" calcext:value-type="string">
            <text:p>HouseVotes_10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20606" calcext:value-type="percentage">
            <text:p>20,61%</text:p>
          </table:table-cell>
          <table:table-cell table:style-name="ce1" table:formula="of:=AVERAGE([.C52:.C61])" office:value-type="percentage" office:value="0.21161" calcext:value-type="percentage">
            <text:p>21,16%</text:p>
          </table:table-cell>
          <table:table-cell table:style-name="ce1" table:formula="of:=AVERAGE([.D52:.D61])" office:value-type="percentage" office:value="0.19988" calcext:value-type="percentage">
            <text:p>19,99%</text:p>
          </table:table-cell>
          <table:table-cell table:style-name="ce1" table:number-columns-repeated="2"/>
          <table:table-cell table:style-name="ce1" table:formula="of:=AVERAGE([.G52:.G61])" office:value-type="percentage" office:value="0.04072" calcext:value-type="percentage">
            <text:p>4,07%</text:p>
          </table:table-cell>
          <table:table-cell table:style-name="ce1" table:formula="of:=AVERAGE([.H52:.H61])" office:value-type="percentage" office:value="0.04306" calcext:value-type="percentage">
            <text:p>4,31%</text:p>
          </table:table-cell>
          <table:table-cell table:style-name="ce1" table:formula="of:=AVERAGE([.I52:.I61])" office:value-type="percentage" office:value="0.03581" calcext:value-type="percentage">
            <text:p>3,5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952" calcext:value-type="percentage">
            <text:p>9,52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2902" calcext:value-type="percentage">
            <text:p>2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0629" calcext:value-type="percentage">
            <text:p>6,29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84" calcext:value-type="percentage">
            <text:p>27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05" calcext:value-type="percentage">
            <text:p>9,05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743" calcext:value-type="percentage">
            <text:p>17,43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441" calcext:value-type="percentage">
            <text:p>44,41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4382" calcext:value-type="percentage">
            <text:p>43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2225" calcext:value-type="percentage">
            <text:p>22,25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3069" calcext:value-type="percentage">
            <text:p>30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359" calcext:value-type="percentage">
            <text:p>23,59%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0895" calcext:value-type="percentage">
            <text:p>8,95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422" calcext:value-type="percentage">
            <text:p>34,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265" calcext:value-type="percentage">
            <text:p>22,65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353" calcext:value-type="percentage">
            <text:p>2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095" calcext:value-type="percentage">
            <text:p>10,95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08" calcext:value-type="percentage">
            <text:p>36,08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2143" calcext:value-type="percentage">
            <text:p>12,14%</text:p>
          </table:table-cell>
          <table:table-cell table:style-name="ce1" table:formula="of:=AVERAGE([.C65:.C74])" office:value-type="percentage" office:value="0.11185" calcext:value-type="percentage">
            <text:p>11,19%</text:p>
          </table:table-cell>
          <table:table-cell table:style-name="ce1" table:formula="of:=AVERAGE([.D65:.D74])" office:value-type="percentage" office:value="0.09228" calcext:value-type="percentage">
            <text:p>9,23%</text:p>
          </table:table-cell>
          <table:table-cell table:style-name="ce1" table:number-columns-repeated="2"/>
          <table:table-cell table:style-name="ce1" table:formula="of:=AVERAGE([.G65:.G74])" office:value-type="percentage" office:value="0.31467" calcext:value-type="percentage">
            <text:p>31,47%</text:p>
          </table:table-cell>
          <table:table-cell table:style-name="ce1" table:formula="of:=AVERAGE([.H65:.H74])" office:value-type="percentage" office:value="0.33009" calcext:value-type="percentage">
            <text:p>33,01%</text:p>
          </table:table-cell>
          <table:table-cell table:style-name="ce1" table:formula="of:=AVERAGE([.I65:.I74])" office:value-type="percentage" office:value="0.31236" calcext:value-type="percentage">
            <text:p>31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021" calcext:value-type="percentage">
            <text:p>20,21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2169" calcext:value-type="percentage">
            <text:p>21,69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246" calcext:value-type="percentage">
            <text:p>22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434" calcext:value-type="percentage">
            <text:p>24,34%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1908" calcext:value-type="percentage">
            <text:p>19,08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0614" calcext:value-type="percentage">
            <text:p>6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table:number-columns-repeated="2" office:value-type="percentage" office:value="0.1209" calcext:value-type="percentage">
            <text:p>12,09%</text:p>
          </table:table-cell>
          <table:table-cell office:value-type="percentage" office:value="0.1322" calcext:value-type="percentage">
            <text:p>13,22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53" calcext:value-type="percentage">
            <text:p>15,30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754" calcext:value-type="percentage">
            <text:p>17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07" calcext:value-type="percentage">
            <text:p>17,07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193" calcext:value-type="percentage">
            <text:p>11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1361" calcext:value-type="percentage">
            <text:p>13,61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298" calcext:value-type="percentage">
            <text:p>2,9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1866" calcext:value-type="percentage">
            <text:p>18,66%</text:p>
          </table:table-cell>
          <table:table-cell table:style-name="ce1" table:formula="of:=AVERAGE([.C78:.C87])" office:value-type="percentage" office:value="0.17366" calcext:value-type="percentage">
            <text:p>17,37%</text:p>
          </table:table-cell>
          <table:table-cell table:style-name="ce1" table:formula="of:=AVERAGE([.D78:.D87])" office:value-type="percentage" office:value="0.15709" calcext:value-type="percentage">
            <text:p>15,71%</text:p>
          </table:table-cell>
          <table:table-cell table:style-name="ce1" table:number-columns-repeated="2"/>
          <table:table-cell table:style-name="ce1" table:formula="of:=AVERAGE([.G78:.G87])" office:value-type="percentage" office:value="0.17282" calcext:value-type="percentage">
            <text:p>17,28%</text:p>
          </table:table-cell>
          <table:table-cell table:style-name="ce1" table:formula="of:=AVERAGE([.H78:.H87])" office:value-type="percentage" office:value="0.17439" calcext:value-type="percentage">
            <text:p>17,44%</text:p>
          </table:table-cell>
          <table:table-cell table:style-name="ce1" table:formula="of:=AVERAGE([.I78:.I87])" office:value-type="percentage" office:value="0.13859" calcext:value-type="percentage">
            <text:p>13,8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2465" calcext:value-type="percentage">
            <text:p>24,65%</text:p>
          </table:table-cell>
          <table:table-cell office:value-type="percentage" office:value="0.3382" calcext:value-type="percentage">
            <text:p>33,82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95" calcext:value-type="percentage">
            <text:p>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3763" calcext:value-type="percentage">
            <text:p>37,63%</text:p>
          </table:table-cell>
          <table:table-cell office:value-type="percentage" office:value="0.3877" calcext:value-type="percentage">
            <text:p>38,77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877" calcext:value-type="percentage">
            <text:p>8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237" calcext:value-type="percentage">
            <text:p>32,37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03" calcext:value-type="percentage">
            <text:p>30,30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86" calcext:value-type="percentage">
            <text:p>0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65" calcext:value-type="percentage">
            <text:p>29,65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513" calcext:value-type="percentage">
            <text:p>25,13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36" calcext:value-type="percentage">
            <text:p>6,3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421" calcext:value-type="percentage">
            <text:p>24,21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63" calcext:value-type="percentage">
            <text:p>6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395" calcext:value-type="percentage">
            <text:p>23,95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2" calcext:value-type="percentage">
            <text:p>5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035" calcext:value-type="percentage">
            <text:p>30,3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87" calcext:value-type="percentage">
            <text:p>39,87%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276" calcext:value-type="percentage">
            <text:p>32,76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6" calcext:value-type="percentage">
            <text:p>2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539" calcext:value-type="percentage">
            <text:p>35,39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73" calcext:value-type="percentage">
            <text:p>6,7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33189" calcext:value-type="percentage">
            <text:p>33,19%</text:p>
          </table:table-cell>
          <table:table-cell table:style-name="ce1" table:formula="of:=AVERAGE([.C91:.C100])" office:value-type="percentage" office:value="0.31943" calcext:value-type="percentage">
            <text:p>31,94%</text:p>
          </table:table-cell>
          <table:table-cell table:style-name="ce1" table:formula="of:=AVERAGE([.D91:.D100])" office:value-type="percentage" office:value="0.30705" calcext:value-type="percentage">
            <text:p>30,71%</text:p>
          </table:table-cell>
          <table:table-cell table:style-name="ce1" table:number-columns-repeated="2"/>
          <table:table-cell table:style-name="ce1" table:formula="of:=AVERAGE([.G91:.G100])" office:value-type="percentage" office:value="0.06654" calcext:value-type="percentage">
            <text:p>6,65%</text:p>
          </table:table-cell>
          <table:table-cell table:style-name="ce1" table:formula="of:=AVERAGE([.H91:.H100])" office:value-type="percentage" office:value="0.05809" calcext:value-type="percentage">
            <text:p>5,81%</text:p>
          </table:table-cell>
          <table:table-cell table:style-name="ce1" table:formula="of:=AVERAGE([.I91:.I100])" office:value-type="percentage" office:value="0.05235" calcext:value-type="percentage">
            <text:p>5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1312" calcext:value-type="percentage">
            <text:p>13,12%</text:p>
          </table:table-cell>
          <table:table-cell/>
          <table:table-cell office:value-type="string" calcext:value-type="string">
            <text:p>Ring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2371" calcext:value-type="percentage">
            <text:p>23,71%</text:p>
          </table:table-cell>
          <table:table-cell/>
          <table:table-cell office:value-type="string" calcext:value-type="string">
            <text:p>Ring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108" calcext:value-type="percentage">
            <text:p>21,08%</text:p>
          </table:table-cell>
          <table:table-cell office:value-type="percentage" office:value="0.1892" calcext:value-type="percentage">
            <text:p>18,92%</text:p>
          </table:table-cell>
          <table:table-cell/>
          <table:table-cell office:value-type="string" calcext:value-type="string">
            <text:p>Ring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2145" calcext:value-type="percentage">
            <text:p>21,45%</text:p>
          </table:table-cell>
          <table:table-cell/>
          <table:table-cell office:value-type="string" calcext:value-type="string">
            <text:p>Ring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349" calcext:value-type="percentage">
            <text:p>23,49%</text:p>
          </table:table-cell>
          <table:table-cell/>
          <table:table-cell office:value-type="string" calcext:value-type="string">
            <text:p>Ring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887" calcext:value-type="percentage">
            <text:p>38,87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Ring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344" calcext:value-type="percentage">
            <text:p>23,44%</text:p>
          </table:table-cell>
          <table:table-cell/>
          <table:table-cell office:value-type="string" calcext:value-type="string">
            <text:p>Ring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96" calcext:value-type="percentage">
            <text:p>22,96%</text:p>
          </table:table-cell>
          <table:table-cell/>
          <table:table-cell office:value-type="string" calcext:value-type="string">
            <text:p>Ring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46" calcext:value-type="percentage">
            <text:p>24,46%</text:p>
          </table:table-cell>
          <table:table-cell office:value-type="percentage" office:value="0.2065" calcext:value-type="percentage">
            <text:p>20,65%</text:p>
          </table:table-cell>
          <table:table-cell office:value-type="percentage" office:value="0.2005" calcext:value-type="percentage">
            <text:p>20,05%</text:p>
          </table:table-cell>
          <table:table-cell/>
          <table:table-cell office:value-type="string" calcext:value-type="string">
            <text:p>Ring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2484" calcext:value-type="percentage">
            <text:p>24,84%</text:p>
          </table:table-cell>
          <table:table-cell office:value-type="percentage" office:value="0.2473" calcext:value-type="percentage">
            <text:p>24,73%</text:p>
          </table:table-cell>
          <table:table-cell/>
          <table:table-cell office:value-type="string" calcext:value-type="string">
            <text:p>Ring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04:.B113])" office:value-type="percentage" office:value="0.26327" calcext:value-type="percentage">
            <text:p>26,33%</text:p>
          </table:table-cell>
          <table:table-cell table:style-name="ce1" table:formula="of:=AVERAGE([.C104:.C113])" office:value-type="percentage" office:value="0.26027" calcext:value-type="percentage">
            <text:p>26,03%</text:p>
          </table:table-cell>
          <table:table-cell table:style-name="ce1" table:formula="of:=AVERAGE([.D104:.D113])" office:value-type="percentage" office:value="0.22252" calcext:value-type="percentage">
            <text:p>22,25%</text:p>
          </table:table-cell>
          <table:table-cell table:style-name="ce1" table:number-columns-repeated="2"/>
          <table:table-cell table:style-name="ce1" table:formula="of:=AVERAGE([.G104:.G113])" office:value-type="string" office:string-value="" calcext:value-type="error">
            <text:p>#DIV/0!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3152" calcext:value-type="percentage">
            <text:p>31,52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893" calcext:value-type="percentage">
            <text:p>48,93%</text:p>
          </table:table-cell>
          <table:table-cell office:value-type="percentage" office:value="0.4107" calcext:value-type="percentage">
            <text:p>41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022" calcext:value-type="percentage">
            <text:p>30,22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808" calcext:value-type="percentage">
            <text:p>68,08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296" calcext:value-type="percentage">
            <text:p>52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4225" calcext:value-type="percentage">
            <text:p>42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7498" calcext:value-type="percentage">
            <text:p>74,98%</text:p>
          </table:table-cell>
          <table:table-cell office:value-type="percentage" office:value="0.5423" calcext:value-type="percentage">
            <text:p>54,23%</text:p>
          </table:table-cell>
          <table:table-cell office:value-type="percentage" office:value="0.5824" calcext:value-type="percentage">
            <text:p>58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79" calcext:value-type="percentage">
            <text:p>37,9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74" calcext:value-type="percentage">
            <text:p>74,00%</text:p>
          </table:table-cell>
          <table:table-cell office:value-type="percentage" office:value="0.5407" calcext:value-type="percentage">
            <text:p>54,07%</text:p>
          </table:table-cell>
          <table:table-cell office:value-type="percentage" office:value="0.4819" calcext:value-type="percentage">
            <text:p>4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498" calcext:value-type="percentage">
            <text:p>64,98%</text:p>
          </table:table-cell>
          <table:table-cell office:value-type="percentage" office:value="0.6935" calcext:value-type="percentage">
            <text:p>69,35%</text:p>
          </table:table-cell>
          <table:table-cell office:value-type="percentage" office:value="0.4097" calcext:value-type="percentage">
            <text:p>40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043" calcext:value-type="percentage">
            <text:p>40,4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638" calcext:value-type="percentage">
            <text:p>56,38%</text:p>
          </table:table-cell>
          <table:table-cell office:value-type="percentage" office:value="0.6009" calcext:value-type="percentage">
            <text:p>60,09%</text:p>
          </table:table-cell>
          <table:table-cell office:value-type="percentage" office:value="0.5401" calcext:value-type="percentage">
            <text:p>54,0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7325" calcext:value-type="percentage">
            <text:p>73,25%</text:p>
          </table:table-cell>
          <table:table-cell office:value-type="percentage" office:value="0.6586" calcext:value-type="percentage">
            <text:p>65,86%</text:p>
          </table:table-cell>
          <table:table-cell office:value-type="percentage" office:value="0.5707" calcext:value-type="percentage">
            <text:p>57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3421" calcext:value-type="percentage">
            <text:p>34,21%</text:p>
          </table:table-cell>
          <table:table-cell office:value-type="percentage" office:value="0.3058" calcext:value-type="percentage">
            <text:p>30,58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629" calcext:value-type="percentage">
            <text:p>66,29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3029" calcext:value-type="percentage">
            <text:p>30,29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352" calcext:value-type="percentage">
            <text:p>63,52%</text:p>
          </table:table-cell>
          <table:table-cell office:value-type="percentage" office:value="0.5297" calcext:value-type="percentage">
            <text:p>52,97%</text:p>
          </table:table-cell>
          <table:table-cell office:value-type="percentage" office:value="0.4498" calcext:value-type="percentage">
            <text:p>44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39" calcext:value-type="percentage">
            <text:p>63,90%</text:p>
          </table:table-cell>
          <table:table-cell office:value-type="percentage" office:value="0.6084" calcext:value-type="percentage">
            <text:p>60,84%</text:p>
          </table:table-cell>
          <table:table-cell office:value-type="percentage" office:value="0.4583" calcext:value-type="percentage">
            <text:p>45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6107" calcext:value-type="percentage">
            <text:p>36,11%</text:p>
          </table:table-cell>
          <table:table-cell table:style-name="ce1" table:formula="of:=AVERAGE([.C117:.C126])" office:value-type="percentage" office:value="0.32958" calcext:value-type="percentage">
            <text:p>32,96%</text:p>
          </table:table-cell>
          <table:table-cell table:style-name="ce1" table:formula="of:=AVERAGE([.D117:.D126])" office:value-type="percentage" office:value="0.34449" calcext:value-type="percentage">
            <text:p>34,45%</text:p>
          </table:table-cell>
          <table:table-cell table:style-name="ce1" table:number-columns-repeated="2"/>
          <table:table-cell table:style-name="ce1" table:formula="of:=AVERAGE([.G117:.G126])" office:value-type="percentage" office:value="0.66371" calcext:value-type="percentage">
            <text:p>66,37%</text:p>
          </table:table-cell>
          <table:table-cell table:style-name="ce1" table:formula="of:=AVERAGE([.H117:.H126])" office:value-type="percentage" office:value="0.58331" calcext:value-type="percentage">
            <text:p>58,33%</text:p>
          </table:table-cell>
          <table:table-cell table:style-name="ce1" table:formula="of:=AVERAGE([.I117:.I126])" office:value-type="percentage" office:value="0.49849" calcext:value-type="percentage">
            <text:p>49,8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5408" calcext:value-type="percentage">
            <text:p>54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08" calcext:value-type="percentage">
            <text:p>44,08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703" calcext:value-type="percentage">
            <text:p>47,0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4173" calcext:value-type="percentage">
            <text:p>41,73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55" calcext:value-type="percentage">
            <text:p>25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4262" calcext:value-type="percentage">
            <text:p>42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1367" calcext:value-type="percentage">
            <text:p>13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98" calcext:value-type="percentage">
            <text:p>47,98%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425" calcext:value-type="percentage">
            <text:p>44,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65" calcext:value-type="percentage">
            <text:p>36,50%</text:p>
          </table:table-cell>
          <table:table-cell office:value-type="percentage" office:value="0.3683" calcext:value-type="percentage">
            <text:p>36,83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4597" calcext:value-type="percentage">
            <text:p>45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3883" calcext:value-type="percentage">
            <text:p>38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195" calcext:value-type="percentage">
            <text:p>41,95%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4243" calcext:value-type="percentage">
            <text:p>42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1883" calcext:value-type="percentage">
            <text:p>18,83%</text:p>
          </table:table-cell>
          <table:table-cell office:value-type="percentage" office:value="0.2517" calcext:value-type="percentage">
            <text:p>25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322" calcext:value-type="percentage">
            <text:p>43,22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245" calcext:value-type="percentage">
            <text:p>42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817" calcext:value-type="percentage">
            <text:p>18,17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283" calcext:value-type="percentage">
            <text:p>22,8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4393" calcext:value-type="percentage">
            <text:p>43,93%</text:p>
          </table:table-cell>
          <table:table-cell office:value-type="percentage" office:value="0.5008" calcext:value-type="percentage">
            <text:p>50,0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6567" calcext:value-type="percentage">
            <text:p>26,57%</text:p>
          </table:table-cell>
          <table:table-cell table:style-name="ce1" table:formula="of:=AVERAGE([.C130:.C139])" office:value-type="percentage" office:value="0.24533" calcext:value-type="percentage">
            <text:p>24,53%</text:p>
          </table:table-cell>
          <table:table-cell table:style-name="ce1" table:formula="of:=AVERAGE([.D130:.D139])" office:value-type="percentage" office:value="0.24549" calcext:value-type="percentage">
            <text:p>24,55%</text:p>
          </table:table-cell>
          <table:table-cell table:style-name="ce1" table:number-columns-repeated="2"/>
          <table:table-cell table:style-name="ce1" table:formula="of:=AVERAGE([.G130:.G139])" office:value-type="percentage" office:value="0.44764" calcext:value-type="percentage">
            <text:p>44,76%</text:p>
          </table:table-cell>
          <table:table-cell table:style-name="ce1" table:formula="of:=AVERAGE([.H130:.H139])" office:value-type="percentage" office:value="0.45801" calcext:value-type="percentage">
            <text:p>45,80%</text:p>
          </table:table-cell>
          <table:table-cell table:style-name="ce1" table:formula="of:=AVERAGE([.I130:.I139])" office:value-type="percentage" office:value="0.45122" calcext:value-type="percentage">
            <text:p>45,1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822" calcext:value-type="percentage">
            <text:p>68,22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8044" calcext:value-type="percentage">
            <text:p>80,44%</text:p>
          </table:table-cell>
          <table:table-cell/>
          <table:table-cell office:value-type="string" calcext:value-type="string">
            <text:p>Thyroid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44" calcext:value-type="percentage">
            <text:p>44,00%</text:p>
          </table:table-cell>
          <table:table-cell/>
          <table:table-cell office:value-type="string" calcext:value-type="string">
            <text:p>Thyroid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Thyroid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6533" calcext:value-type="percentage">
            <text:p>65,33%</text:p>
          </table:table-cell>
          <table:table-cell/>
          <table:table-cell office:value-type="string" calcext:value-type="string">
            <text:p>Thyroid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7711" calcext:value-type="percentage">
            <text:p>77,11%</text:p>
          </table:table-cell>
          <table:table-cell office:value-type="percentage" office:value="0.6933" calcext:value-type="percentage">
            <text:p>69,33%</text:p>
          </table:table-cell>
          <table:table-cell/>
          <table:table-cell office:value-type="string" calcext:value-type="string">
            <text:p>Thyroid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378" calcext:value-type="percentage">
            <text:p>73,78%</text:p>
          </table:table-cell>
          <table:table-cell office:value-type="percentage" office:value="0.6467" calcext:value-type="percentage">
            <text:p>64,67%</text:p>
          </table:table-cell>
          <table:table-cell/>
          <table:table-cell office:value-type="string" calcext:value-type="string">
            <text:p>Thyroid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Thyroid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Thyroid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822" calcext:value-type="percentage">
            <text:p>28,22%</text:p>
          </table:table-cell>
          <table:table-cell/>
          <table:table-cell office:value-type="string" calcext:value-type="string">
            <text:p>Thyroid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43:.B152])" office:value-type="percentage" office:value="0.57109" calcext:value-type="percentage">
            <text:p>57,11%</text:p>
          </table:table-cell>
          <table:table-cell table:style-name="ce1" table:formula="of:=AVERAGE([.C143:.C152])" office:value-type="percentage" office:value="0.53989" calcext:value-type="percentage">
            <text:p>53,99%</text:p>
          </table:table-cell>
          <table:table-cell table:style-name="ce1" table:formula="of:=AVERAGE([.D143:.D152])" office:value-type="percentage" office:value="0.55643" calcext:value-type="percentage">
            <text:p>55,64%</text:p>
          </table:table-cell>
          <table:table-cell table:style-name="ce1" table:number-columns-repeated="2"/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363" calcext:value-type="percentage">
            <text:p>3,63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255" calcext:value-type="percentage">
            <text:p>12,5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893" calcext:value-type="percentage">
            <text:p>18,93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1098" calcext:value-type="percentage">
            <text:p>10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679" calcext:value-type="percentage">
            <text:p>6,79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1216" calcext:value-type="percentage">
            <text:p>12,16%</text:p>
          </table:table-cell>
          <table:table-cell office:value-type="percentage" office:value="0.0157" calcext:value-type="percentage">
            <text:p>1,57%</text:p>
          </table:table-cell>
          <table:table-cell office:value-type="percentage" office:value="0.0392" calcext:value-type="percentage">
            <text:p>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202" calcext:value-type="percentage">
            <text:p>2,02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0137" calcext:value-type="percentage">
            <text:p>1,37%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0314" calcext:value-type="percentage">
            <text:p>3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929" calcext:value-type="percentage">
            <text:p>9,29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1529" calcext:value-type="percentage">
            <text:p>15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91" calcext:value-type="percentage">
            <text:p>9,10%</text:p>
          </table:table-cell>
          <table:table-cell office:value-type="percentage" office:value="0.0917" calcext:value-type="percentage">
            <text:p>9,17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0196" calcext:value-type="percentage">
            <text:p>1,96%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0902" calcext:value-type="percentage">
            <text:p>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292" calcext:value-type="percentage">
            <text:p>2,92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6:.B165])" office:value-type="percentage" office:value="0.07382" calcext:value-type="percentage">
            <text:p>7,38%</text:p>
          </table:table-cell>
          <table:table-cell table:style-name="ce1" table:formula="of:=AVERAGE([.C156:.C165])" office:value-type="percentage" office:value="0.06945" calcext:value-type="percentage">
            <text:p>6,95%</text:p>
          </table:table-cell>
          <table:table-cell table:style-name="ce1" table:formula="of:=AVERAGE([.D156:.D165])" office:value-type="percentage" office:value="0.07683" calcext:value-type="percentage">
            <text:p>7,68%</text:p>
          </table:table-cell>
          <table:table-cell table:style-name="ce1" table:number-columns-repeated="2"/>
          <table:table-cell table:style-name="ce1" table:formula="of:=AVERAGE([.G156:.G165])" office:value-type="percentage" office:value="0.1349" calcext:value-type="percentage">
            <text:p>13,49%</text:p>
          </table:table-cell>
          <table:table-cell table:style-name="ce1" table:formula="of:=AVERAGE([.H156:.H165])" office:value-type="percentage" office:value="0.11548" calcext:value-type="percentage">
            <text:p>11,55%</text:p>
          </table:table-cell>
          <table:table-cell table:style-name="ce1" table:formula="of:=AVERAGE([.I156:.I165])" office:value-type="percentage" office:value="0.08392" calcext:value-type="percentage">
            <text:p>8,3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553" calcext:value-type="percentage">
            <text:p>5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1444" calcext:value-type="percentage">
            <text:p>14,44%</text:p>
          </table:table-cell>
          <table:table-cell table:number-columns-repeated="2"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567" calcext:value-type="percentage">
            <text:p>15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789" calcext:value-type="percentage">
            <text:p>7,89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1287" calcext:value-type="percentage">
            <text:p>12,87%</text:p>
          </table:table-cell>
          <table:table-cell office:value-type="percentage" office:value="0.066" calcext:value-type="percentage">
            <text:p>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222" calcext:value-type="percentage">
            <text:p>2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2" office:value-type="percentage" office:value="0.0578" calcext:value-type="percentage">
            <text:p>5,78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44" calcext:value-type="percentage">
            <text:p>14,40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9" calcext:value-type="percentage">
            <text:p>2,89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711" calcext:value-type="percentage">
            <text:p>7,11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27" calcext:value-type="percentage">
            <text:p>14,27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1347" calcext:value-type="percentage">
            <text:p>13,4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69:.B178])" office:value-type="percentage" office:value="0.07768" calcext:value-type="percentage">
            <text:p>7,77%</text:p>
          </table:table-cell>
          <table:table-cell table:style-name="ce1" table:formula="of:=AVERAGE([.C169:.C178])" office:value-type="percentage" office:value="0.0759" calcext:value-type="percentage">
            <text:p>7,59%</text:p>
          </table:table-cell>
          <table:table-cell table:style-name="ce1" table:formula="of:=AVERAGE([.D169:.D178])" office:value-type="percentage" office:value="0.08379" calcext:value-type="percentage">
            <text:p>8,38%</text:p>
          </table:table-cell>
          <table:table-cell table:style-name="ce1" table:number-columns-repeated="2"/>
          <table:table-cell table:style-name="ce1" table:formula="of:=AVERAGE([.G169:.G178])" office:value-type="percentage" office:value="0.08214" calcext:value-type="percentage">
            <text:p>8,21%</text:p>
          </table:table-cell>
          <table:table-cell table:style-name="ce1" table:formula="of:=AVERAGE([.H169:.H178])" office:value-type="percentage" office:value="0.07521" calcext:value-type="percentage">
            <text:p>7,52%</text:p>
          </table:table-cell>
          <table:table-cell table:style-name="ce1" table:formula="of:=AVERAGE([.I169:.I178])" office:value-type="percentage" office:value="0.0728" calcext:value-type="percentage">
            <text:p>7,2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3" calcext:value-type="percentage">
            <text:p>1,93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8" calcext:value-type="percentage">
            <text:p>3,8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07" calcext:value-type="percentage">
            <text:p>0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47" calcext:value-type="percentage">
            <text:p>4,47%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07" calcext:value-type="percentage">
            <text:p>3,07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82:.B191])" office:value-type="percentage" office:value="0.02259" calcext:value-type="percentage">
            <text:p>2,26%</text:p>
          </table:table-cell>
          <table:table-cell table:style-name="ce1" table:formula="of:=AVERAGE([.C182:.C191])" office:value-type="percentage" office:value="0.01868" calcext:value-type="percentage">
            <text:p>1,87%</text:p>
          </table:table-cell>
          <table:table-cell table:style-name="ce1" table:formula="of:=AVERAGE([.D182:.D191])" office:value-type="percentage" office:value="0.01993" calcext:value-type="percentage">
            <text:p>1,99%</text:p>
          </table:table-cell>
          <table:table-cell table:style-name="ce1" table:number-columns-repeated="2"/>
          <table:table-cell table:style-name="ce1" table:formula="of:=AVERAGE([.G182:.G191])" office:value-type="string" office:string-value="" calcext:value-type="error">
            <text:p>#DIV/0!</text:p>
          </table:table-cell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" calcext:value-type="percentage">
            <text:p>43,00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787" calcext:value-type="percentage">
            <text:p>37,87%</text:p>
          </table:table-cell>
          <table:table-cell table:number-columns-repeated="2" office:value-type="percentage" office:value="0.387" calcext:value-type="percentage">
            <text:p>3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269" calcext:value-type="percentage">
            <text:p>42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767" calcext:value-type="percentage">
            <text:p>37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2944" calcext:value-type="percentage">
            <text:p>29,44%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2111" calcext:value-type="percentage">
            <text:p>21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2194" calcext:value-type="percentage">
            <text:p>21,9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percentage" office:value="0.147" calcext:value-type="percentage">
            <text:p>14,70%</text:p>
          </table:table-cell>
          <table:table-cell table:style-name="ce1" table:formula="of:=AVERAGE([.C195:.C204])" office:value-type="percentage" office:value="0.12366" calcext:value-type="percentage">
            <text:p>12,37%</text:p>
          </table:table-cell>
          <table:table-cell table:style-name="ce1" table:formula="of:=AVERAGE([.D195:.D204])" office:value-type="percentage" office:value="0.13501" calcext:value-type="percentage">
            <text:p>13,50%</text:p>
          </table:table-cell>
          <table:table-cell table:style-name="ce1" table:number-columns-repeated="2"/>
          <table:table-cell table:style-name="ce1" table:formula="of:=AVERAGE([.G195:.G204])" office:value-type="percentage" office:value="0.35611" calcext:value-type="percentage">
            <text:p>35,61%</text:p>
          </table:table-cell>
          <table:table-cell table:style-name="ce1" table:formula="of:=AVERAGE([.H195:.H204])" office:value-type="percentage" office:value="0.3386" calcext:value-type="percentage">
            <text:p>33,86%</text:p>
          </table:table-cell>
          <table:table-cell table:style-name="ce1" table:formula="of:=AVERAGE([.I195:.I204])" office:value-type="percentage" office:value="0.32963" calcext:value-type="percentage">
            <text:p>32,9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80.08" calcext:value-type="float">
            <text:p>1680,08</text:p>
          </table:table-cell>
          <table:table-cell table:style-name="ce3" office:value-type="float" office:value="1652.543" calcext:value-type="float">
            <text:p>1652,543</text:p>
          </table:table-cell>
          <table:table-cell table:style-name="ce3" office:value-type="float" office:value="1452.256" calcext:value-type="float">
            <text:p>1452,256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549" calcext:value-type="float">
            <text:p>0,5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959.597" calcext:value-type="float">
            <text:p>1959,597</text:p>
          </table:table-cell>
          <table:table-cell table:style-name="ce3" office:value-type="float" office:value="1792.43" calcext:value-type="float">
            <text:p>1792,43</text:p>
          </table:table-cell>
          <table:table-cell table:style-name="ce3" office:value-type="float" office:value="1802.817" calcext:value-type="float">
            <text:p>1802,817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575" calcext:value-type="float">
            <text:p>0,575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54" calcext:value-type="float">
            <text:p>0,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30.935" calcext:value-type="float">
            <text:p>2230,935</text:p>
          </table:table-cell>
          <table:table-cell table:style-name="ce3" office:value-type="float" office:value="2271.042" calcext:value-type="float">
            <text:p>2271,042</text:p>
          </table:table-cell>
          <table:table-cell table:style-name="ce3" office:value-type="float" office:value="2219.003" calcext:value-type="float">
            <text:p>2219,003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0.532" calcext:value-type="float">
            <text:p>0,5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059.096" calcext:value-type="float">
            <text:p>2059,096</text:p>
          </table:table-cell>
          <table:table-cell table:style-name="ce3" office:value-type="float" office:value="1969.564" calcext:value-type="float">
            <text:p>1969,564</text:p>
          </table:table-cell>
          <table:table-cell table:style-name="ce3" office:value-type="float" office:value="1905.916" calcext:value-type="float">
            <text:p>1905,916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 office:value-type="float" office:value="0.413" calcext:value-type="float">
            <text:p>0,413</text:p>
          </table:table-cell>
          <table:table-cell table:style-name="ce3" office:value-type="float" office:value="0.416" calcext:value-type="float">
            <text:p>0,4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150.757" calcext:value-type="float">
            <text:p>2150,757</text:p>
          </table:table-cell>
          <table:table-cell table:style-name="ce3" office:value-type="float" office:value="2094.375" calcext:value-type="float">
            <text:p>2094,375</text:p>
          </table:table-cell>
          <table:table-cell table:style-name="ce3" office:value-type="float" office:value="1966.118" calcext:value-type="float">
            <text:p>1966,118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517" calcext:value-type="float">
            <text:p>0,517</text:p>
          </table:table-cell>
          <table:table-cell table:style-name="ce3" office:value-type="float" office:value="0.496" calcext:value-type="float">
            <text:p>0,49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312.183" calcext:value-type="float">
            <text:p>2312,183</text:p>
          </table:table-cell>
          <table:table-cell table:style-name="ce3" office:value-type="float" office:value="2341.969" calcext:value-type="float">
            <text:p>2341,969</text:p>
          </table:table-cell>
          <table:table-cell table:style-name="ce3" office:value-type="float" office:value="2296.906" calcext:value-type="float">
            <text:p>2296,906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503" calcext:value-type="float">
            <text:p>0,503</text:p>
          </table:table-cell>
          <table:table-cell table:style-name="ce3" office:value-type="float" office:value="0.465" calcext:value-type="float">
            <text:p>0,4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806.806" calcext:value-type="float">
            <text:p>1806,806</text:p>
          </table:table-cell>
          <table:table-cell table:style-name="ce3" office:value-type="float" office:value="1747.572" calcext:value-type="float">
            <text:p>1747,572</text:p>
          </table:table-cell>
          <table:table-cell table:style-name="ce3" office:value-type="float" office:value="1731.07" calcext:value-type="float">
            <text:p>1731,07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508" calcext:value-type="float">
            <text:p>0,508</text:p>
          </table:table-cell>
          <table:table-cell table:style-name="ce3" office:value-type="float" office:value="0.495" calcext:value-type="float">
            <text:p>0,4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211.813" calcext:value-type="float">
            <text:p>2211,813</text:p>
          </table:table-cell>
          <table:table-cell table:style-name="ce3" office:value-type="float" office:value="2237.985" calcext:value-type="float">
            <text:p>2237,985</text:p>
          </table:table-cell>
          <table:table-cell table:style-name="ce3" office:value-type="float" office:value="2258.914" calcext:value-type="float">
            <text:p>2258,914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563" calcext:value-type="float">
            <text:p>0,563</text:p>
          </table:table-cell>
          <table:table-cell table:style-name="ce3" office:value-type="float" office:value="0.538" calcext:value-type="float">
            <text:p>0,538</text:p>
          </table:table-cell>
          <table:table-cell table:style-name="ce3" office:value-type="float" office:value="0.515" calcext:value-type="float">
            <text:p>0,5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52.437" calcext:value-type="float">
            <text:p>1952,437</text:p>
          </table:table-cell>
          <table:table-cell table:style-name="ce3" office:value-type="float" office:value="1904.514" calcext:value-type="float">
            <text:p>1904,514</text:p>
          </table:table-cell>
          <table:table-cell table:style-name="ce3" office:value-type="float" office:value="1805.7" calcext:value-type="float">
            <text:p>1805,7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8" calcext:value-type="float">
            <text:p>0,688</text:p>
          </table:table-cell>
          <table:table-cell table:style-name="ce3" office:value-type="float" office:value="0.634" calcext:value-type="float">
            <text:p>0,6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1975.658" calcext:value-type="float">
            <text:p>1975,658</text:p>
          </table:table-cell>
          <table:table-cell table:style-name="ce3" office:value-type="float" office:value="1884.962" calcext:value-type="float">
            <text:p>1884,962</text:p>
          </table:table-cell>
          <table:table-cell table:style-name="ce3" office:value-type="float" office:value="1874.808" calcext:value-type="float">
            <text:p>1874,808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0.587" calcext:value-type="float">
            <text:p>0,587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08:.B217])" office:value-type="float" office:value="2033.9362" calcext:value-type="float">
            <text:p>2033,9362</text:p>
          </table:table-cell>
          <table:table-cell table:style-name="ce4" table:formula="of:=AVERAGE([.C208:.C217])" office:value-type="float" office:value="1989.6956" calcext:value-type="float">
            <text:p>1989,6956</text:p>
          </table:table-cell>
          <table:table-cell table:style-name="ce4" table:formula="of:=AVERAGE([.D208:.D217])" office:value-type="float" office:value="1931.3508" calcext:value-type="float">
            <text:p>1931,3508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0.5608" calcext:value-type="float">
            <text:p>0,5608</text:p>
          </table:table-cell>
          <table:table-cell table:style-name="ce4" table:formula="of:=AVERAGE([.H208:.H217])" office:value-type="float" office:value="0.5378" calcext:value-type="float">
            <text:p>0,5378</text:p>
          </table:table-cell>
          <table:table-cell table:style-name="ce4" table:formula="of:=AVERAGE([.I208:.I217])" office:value-type="float" office:value="0.5217" calcext:value-type="float">
            <text:p>0,5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650.251" calcext:value-type="float">
            <text:p>2650,251</text:p>
          </table:table-cell>
          <table:table-cell table:style-name="ce3" office:value-type="float" office:value="1821.831" calcext:value-type="float">
            <text:p>1821,831</text:p>
          </table:table-cell>
          <table:table-cell table:style-name="ce3" office:value-type="float" office:value="2304.409" calcext:value-type="float">
            <text:p>2304,409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0779" calcext:value-type="float">
            <text:p>0,0779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759" calcext:value-type="float">
            <text:p>0,07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390.02" calcext:value-type="float">
            <text:p>1390,02</text:p>
          </table:table-cell>
          <table:table-cell table:style-name="ce3" office:value-type="float" office:value="2268.246" calcext:value-type="float">
            <text:p>2268,246</text:p>
          </table:table-cell>
          <table:table-cell table:style-name="ce3" office:value-type="float" office:value="2213" calcext:value-type="float">
            <text:p>221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4" calcext:value-type="float">
            <text:p>0,164</text:p>
          </table:table-cell>
          <table:table-cell table:style-name="ce3" office:value-type="float" office:value="0.152" calcext:value-type="float">
            <text:p>0,152</text:p>
          </table:table-cell>
          <table:table-cell table:style-name="ce3" office:value-type="float" office:value="0.148" calcext:value-type="float">
            <text:p>0,1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780.484" calcext:value-type="float">
            <text:p>2780,484</text:p>
          </table:table-cell>
          <table:table-cell table:style-name="ce3" office:value-type="float" office:value="2222.638" calcext:value-type="float">
            <text:p>2222,638</text:p>
          </table:table-cell>
          <table:table-cell table:style-name="ce3" office:value-type="float" office:value="2837.921" calcext:value-type="float">
            <text:p>2837,921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97" calcext:value-type="float">
            <text:p>0,1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3465.782" calcext:value-type="float">
            <text:p>3465,782</text:p>
          </table:table-cell>
          <table:table-cell table:style-name="ce3" office:value-type="float" office:value="3096.749" calcext:value-type="float">
            <text:p>3096,749</text:p>
          </table:table-cell>
          <table:table-cell table:style-name="ce3" office:value-type="float" office:value="3160.349" calcext:value-type="float">
            <text:p>3160,349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82" calcext:value-type="float">
            <text:p>0,282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 office:value-type="float" office:value="0.217" calcext:value-type="float">
            <text:p>0,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397.725" calcext:value-type="float">
            <text:p>2397,725</text:p>
          </table:table-cell>
          <table:table-cell table:style-name="ce3" office:value-type="float" office:value="1571.476" calcext:value-type="float">
            <text:p>1571,476</text:p>
          </table:table-cell>
          <table:table-cell table:style-name="ce3" office:value-type="float" office:value="2985.461" calcext:value-type="float">
            <text:p>2985,461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74" calcext:value-type="float">
            <text:p>0,374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3076.982" calcext:value-type="float">
            <text:p>3076,982</text:p>
          </table:table-cell>
          <table:table-cell table:style-name="ce3" office:value-type="float" office:value="1699.513" calcext:value-type="float">
            <text:p>1699,513</text:p>
          </table:table-cell>
          <table:table-cell table:style-name="ce3" office:value-type="float" office:value="1405.102" calcext:value-type="float">
            <text:p>1405,102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094" calcext:value-type="float">
            <text:p>0,094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068.698" calcext:value-type="float">
            <text:p>2068,698</text:p>
          </table:table-cell>
          <table:table-cell table:style-name="ce3" office:value-type="float" office:value="2656.97" calcext:value-type="float">
            <text:p>2656,97</text:p>
          </table:table-cell>
          <table:table-cell table:style-name="ce3" office:value-type="float" office:value="2009.426" calcext:value-type="float">
            <text:p>2009,426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office:value-type="float" office:value="0.0856" calcext:value-type="float">
            <text:p>0,0856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2872.14" calcext:value-type="float">
            <text:p>2872,14</text:p>
          </table:table-cell>
          <table:table-cell table:style-name="ce3" office:value-type="float" office:value="3296.033" calcext:value-type="float">
            <text:p>3296,033</text:p>
          </table:table-cell>
          <table:table-cell table:style-name="ce3" office:value-type="float" office:value="3618.83" calcext:value-type="float">
            <text:p>3618,8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0.1878" calcext:value-type="float">
            <text:p>0,1878</text:p>
          </table:table-cell>
          <table:table-cell table:style-name="ce3" office:value-type="float" office:value="0.167" calcext:value-type="float">
            <text:p>0,1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556.895" calcext:value-type="float">
            <text:p>2556,895</text:p>
          </table:table-cell>
          <table:table-cell table:style-name="ce3" office:value-type="float" office:value="2596.058" calcext:value-type="float">
            <text:p>2596,058</text:p>
          </table:table-cell>
          <table:table-cell table:style-name="ce3" office:value-type="float" office:value="2653.525" calcext:value-type="float">
            <text:p>2653,525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184" calcext:value-type="float">
            <text:p>0,1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085.51" calcext:value-type="float">
            <text:p>3085,51</text:p>
          </table:table-cell>
          <table:table-cell table:style-name="ce3" office:value-type="float" office:value="3642.883" calcext:value-type="float">
            <text:p>3642,883</text:p>
          </table:table-cell>
          <table:table-cell table:style-name="ce3" office:value-type="float" office:value="3120.636" calcext:value-type="float">
            <text:p>3120,636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0983" calcext:value-type="float">
            <text:p>0,0983</text:p>
          </table:table-cell>
          <table:table-cell table:style-name="ce3" office:value-type="float" office:value="0.105" calcext:value-type="float">
            <text:p>0,10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1:.B230])" office:value-type="float" office:value="2634.4487" calcext:value-type="float">
            <text:p>2634,4487</text:p>
          </table:table-cell>
          <table:table-cell table:style-name="ce4" table:formula="of:=AVERAGE([.C221:.C230])" office:value-type="float" office:value="2487.2397" calcext:value-type="float">
            <text:p>2487,2397</text:p>
          </table:table-cell>
          <table:table-cell table:style-name="ce4" table:formula="of:=AVERAGE([.D221:.D230])" office:value-type="float" office:value="2630.8659" calcext:value-type="float">
            <text:p>2630,8659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7669" calcext:value-type="float">
            <text:p>0,17669</text:p>
          </table:table-cell>
          <table:table-cell table:style-name="ce4" table:formula="of:=AVERAGE([.H221:.H230])" office:value-type="float" office:value="0.17047" calcext:value-type="float">
            <text:p>0,17047</text:p>
          </table:table-cell>
          <table:table-cell table:style-name="ce4" table:formula="of:=AVERAGE([.I221:.I230])" office:value-type="float" office:value="0.17045" calcext:value-type="float">
            <text:p>0,170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0.0162" calcext:value-type="float">
            <text:p>0,0162</text:p>
          </table:table-cell>
          <table:table-cell table:style-name="ce3" office:value-type="float" office:value="0.0098" calcext:value-type="float">
            <text:p>0,009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016" calcext:value-type="float">
            <text:p>1,016</text:p>
          </table:table-cell>
          <table:table-cell table:style-name="ce3" office:value-type="float" office:value="0.785" calcext:value-type="float">
            <text:p>0,785</text:p>
          </table:table-cell>
          <table:table-cell table:style-name="ce3" office:value-type="float" office:value="0.635" calcext:value-type="float">
            <text:p>0,63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0864" calcext:value-type="float">
            <text:p>0,00864</text:p>
          </table:table-cell>
          <table:table-cell table:style-name="ce3" office:value-type="float" office:value="0.00777" calcext:value-type="float">
            <text:p>0,00777</text:p>
          </table:table-cell>
          <table:table-cell table:style-name="ce3" office:value-type="float" office:value="0.0163" calcext:value-type="float">
            <text:p>0,0163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0.861" calcext:value-type="float">
            <text:p>0,861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26" calcext:value-type="float">
            <text:p>0,6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079" calcext:value-type="float">
            <text:p>0,0079</text:p>
          </table:table-cell>
          <table:table-cell table:style-name="ce3" office:value-type="float" office:value="0.00825" calcext:value-type="float">
            <text:p>0,00825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721" calcext:value-type="float">
            <text:p>0,721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606" calcext:value-type="float">
            <text:p>0,6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31" calcext:value-type="float">
            <text:p>0,031</text:p>
          </table:table-cell>
          <table:table-cell table:style-name="ce3" office:value-type="float" office:value="0.0235" calcext:value-type="float">
            <text:p>0,0235</text:p>
          </table:table-cell>
          <table:table-cell table:style-name="ce3" office:value-type="float" office:value="0.0639" calcext:value-type="float">
            <text:p>0,0639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0.857" calcext:value-type="float">
            <text:p>0,857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488" calcext:value-type="float">
            <text:p>0,4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0153" calcext:value-type="float">
            <text:p>0,0153</text:p>
          </table:table-cell>
          <table:table-cell table:style-name="ce3" office:value-type="float" office:value="0.0364" calcext:value-type="float">
            <text:p>0,0364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102" calcext:value-type="float">
            <text:p>1,102</text:p>
          </table:table-cell>
          <table:table-cell table:style-name="ce3" office:value-type="float" office:value="0.741" calcext:value-type="float">
            <text:p>0,741</text:p>
          </table:table-cell>
          <table:table-cell table:style-name="ce3" office:value-type="float" office:value="0.539" calcext:value-type="float">
            <text:p>0,5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22" calcext:value-type="float">
            <text:p>0,0222</text:p>
          </table:table-cell>
          <table:table-cell table:style-name="ce3" office:value-type="float" office:value="0.0321" calcext:value-type="float">
            <text:p>0,0321</text:p>
          </table:table-cell>
          <table:table-cell table:style-name="ce3" office:value-type="float" office:value="0.0578" calcext:value-type="float">
            <text:p>0,0578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162" calcext:value-type="float">
            <text:p>1,162</text:p>
          </table:table-cell>
          <table:table-cell table:style-name="ce3" office:value-type="float" office:value="0.747" calcext:value-type="float">
            <text:p>0,747</text:p>
          </table:table-cell>
          <table:table-cell table:style-name="ce3" office:value-type="float" office:value="0.557" calcext:value-type="float">
            <text:p>0,5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48" calcext:value-type="float">
            <text:p>0,0348</text:p>
          </table:table-cell>
          <table:table-cell table:style-name="ce3" office:value-type="float" office:value="0.0261" calcext:value-type="float">
            <text:p>0,0261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331" calcext:value-type="float">
            <text:p>0,0331</text:p>
          </table:table-cell>
          <table:table-cell table:style-name="ce3" office:value-type="float" office:value="0.0273" calcext:value-type="float">
            <text:p>0,0273</text:p>
          </table:table-cell>
          <table:table-cell table:style-name="ce3" office:value-type="float" office:value="0.0203" calcext:value-type="float">
            <text:p>0,0203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0.712" calcext:value-type="float">
            <text:p>0,712</text:p>
          </table:table-cell>
          <table:table-cell table:style-name="ce3" office:value-type="float" office:value="0.685" calcext:value-type="float">
            <text:p>0,685</text:p>
          </table:table-cell>
          <table:table-cell table:style-name="ce3" office:value-type="float" office:value="0.576" calcext:value-type="float">
            <text:p>0,57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96" calcext:value-type="float">
            <text:p>0,0296</text:p>
          </table:table-cell>
          <table:table-cell table:style-name="ce3" office:value-type="float" office:value="0.0136" calcext:value-type="float">
            <text:p>0,0136</text:p>
          </table:table-cell>
          <table:table-cell table:style-name="ce3" office:value-type="float" office:value="0.0167" calcext:value-type="float">
            <text:p>0,0167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0.599" calcext:value-type="float">
            <text:p>0,599</text:p>
          </table:table-cell>
          <table:table-cell table:style-name="ce3" office:value-type="float" office:value="0.506" calcext:value-type="float">
            <text:p>0,50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0402" calcext:value-type="float">
            <text:p>0,0402</text:p>
          </table:table-cell>
          <table:table-cell table:style-name="ce3" office:value-type="float" office:value="0.0381" calcext:value-type="float">
            <text:p>0,0381</text:p>
          </table:table-cell>
          <table:table-cell table:style-name="ce3" office:value-type="float" office:value="0.029" calcext:value-type="float">
            <text:p>0,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0.833" calcext:value-type="float">
            <text:p>0,833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4:.B243])" office:value-type="float" office:value="0.025714" calcext:value-type="float">
            <text:p>0,025714</text:p>
          </table:table-cell>
          <table:table-cell table:style-name="ce4" table:formula="of:=AVERAGE([.C234:.C243])" office:value-type="float" office:value="0.021657" calcext:value-type="float">
            <text:p>0,021657</text:p>
          </table:table-cell>
          <table:table-cell table:style-name="ce4" table:formula="of:=AVERAGE([.D234:.D243])" office:value-type="float" office:value="0.028455" calcext:value-type="float">
            <text:p>0,028455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0.8527" calcext:value-type="float">
            <text:p>0,8527</text:p>
          </table:table-cell>
          <table:table-cell table:style-name="ce4" table:formula="of:=AVERAGE([.H234:.H243])" office:value-type="float" office:value="0.6616" calcext:value-type="float">
            <text:p>0,6616</text:p>
          </table:table-cell>
          <table:table-cell table:style-name="ce4" table:formula="of:=AVERAGE([.I234:.I243])" office:value-type="float" office:value="0.5751" calcext:value-type="float">
            <text:p>0,57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112" calcext:value-type="float">
            <text:p>0,112</text:p>
          </table:table-cell>
          <table:table-cell table:number-columns-repeated="2" table:style-name="ce3" office:value-type="float" office:value="0.11" calcext:value-type="float">
            <text:p>0,11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1.473" calcext:value-type="float">
            <text:p>1,473</text:p>
          </table:table-cell>
          <table:table-cell table:style-name="ce3" office:value-type="float" office:value="1.156" calcext:value-type="float">
            <text:p>1,1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534" calcext:value-type="float">
            <text:p>0,0534</text:p>
          </table:table-cell>
          <table:table-cell table:style-name="ce3" office:value-type="float" office:value="0.0518" calcext:value-type="float">
            <text:p>0,0518</text:p>
          </table:table-cell>
          <table:table-cell table:style-name="ce3" office:value-type="float" office:value="0.0504" calcext:value-type="float">
            <text:p>0,050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number-columns-repeated="2" table:style-name="ce3" office:value-type="float" office:value="0.108" calcext:value-type="float">
            <text:p>0,108</text:p>
          </table:table-cell>
          <table:table-cell table:style-name="ce3" office:value-type="float" office:value="0.109" calcext:value-type="float">
            <text:p>0,109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1.629" calcext:value-type="float">
            <text:p>1,629</text:p>
          </table:table-cell>
          <table:table-cell table:style-name="ce3" office:value-type="float" office:value="1.409" calcext:value-type="float">
            <text:p>1,409</text:p>
          </table:table-cell>
          <table:table-cell table:style-name="ce3" office:value-type="float" office:value="1.27" calcext:value-type="float">
            <text:p>1,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number-columns-repeated="2" table:style-name="ce3" office:value-type="float" office:value="0.09" calcext:value-type="float">
            <text:p>0,09</text:p>
          </table:table-cell>
          <table:table-cell table:style-name="ce3" office:value-type="float" office:value="0.0847" calcext:value-type="float">
            <text:p>0,0847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67" calcext:value-type="float">
            <text:p>2,67</text:p>
          </table:table-cell>
          <table:table-cell table:style-name="ce3" office:value-type="float" office:value="2.191" calcext:value-type="float">
            <text:p>2,191</text:p>
          </table:table-cell>
          <table:table-cell table:style-name="ce3" office:value-type="float" office:value="2.155" calcext:value-type="float">
            <text:p>2,1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3" office:value-type="float" office:value="0.127" calcext:value-type="float">
            <text:p>0,127</text:p>
          </table:table-cell>
          <table:table-cell table:style-name="ce3" office:value-type="float" office:value="0.125" calcext:value-type="float">
            <text:p>0,125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75" calcext:value-type="float">
            <text:p>1,275</text:p>
          </table:table-cell>
          <table:table-cell table:style-name="ce3" office:value-type="float" office:value="1.215" calcext:value-type="float">
            <text:p>1,215</text:p>
          </table:table-cell>
          <table:table-cell table:style-name="ce3" office:value-type="float" office:value="1.403" calcext:value-type="float">
            <text:p>1,4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0631" calcext:value-type="float">
            <text:p>0,0631</text:p>
          </table:table-cell>
          <table:table-cell table:style-name="ce3" office:value-type="float" office:value="0.063" calcext:value-type="float">
            <text:p>0,063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106" calcext:value-type="float">
            <text:p>1,106</text:p>
          </table:table-cell>
          <table:table-cell table:style-name="ce3" office:value-type="float" office:value="1.086" calcext:value-type="float">
            <text:p>1,086</text:p>
          </table:table-cell>
          <table:table-cell table:style-name="ce3" office:value-type="float" office:value="1.034" calcext:value-type="float">
            <text:p>1,0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389" calcext:value-type="float">
            <text:p>0,0389</text:p>
          </table:table-cell>
          <table:table-cell table:style-name="ce3" office:value-type="float" office:value="0.043" calcext:value-type="float">
            <text:p>0,043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09" calcext:value-type="float">
            <text:p>1,09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0.928" calcext:value-type="float">
            <text:p>0,92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number-columns-repeated="2" table:style-name="ce3" office:value-type="float" office:value="0.088" calcext:value-type="float">
            <text:p>0,088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121" calcext:value-type="float">
            <text:p>4,121</text:p>
          </table:table-cell>
          <table:table-cell table:style-name="ce3" office:value-type="float" office:value="4.165" calcext:value-type="float">
            <text:p>4,165</text:p>
          </table:table-cell>
          <table:table-cell table:style-name="ce3" office:value-type="float" office:value="4.081" calcext:value-type="float">
            <text:p>4,0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095" calcext:value-type="float">
            <text:p>0,095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 office:value-type="float" office:value="0.099" calcext:value-type="float">
            <text:p>0,099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202" calcext:value-type="float">
            <text:p>0,202</text:p>
          </table:table-cell>
          <table:table-cell table:style-name="ce3" office:value-type="float" office:value="0.17" calcext:value-type="float">
            <text:p>0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475" calcext:value-type="float">
            <text:p>0,0475</text:p>
          </table:table-cell>
          <table:table-cell table:style-name="ce3" office:value-type="float" office:value="0.0497" calcext:value-type="float">
            <text:p>0,0497</text:p>
          </table:table-cell>
          <table:table-cell table:style-name="ce3" office:value-type="float" office:value="0.048" calcext:value-type="float">
            <text:p>0,048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0.498" calcext:value-type="float">
            <text:p>0,498</text:p>
          </table:table-cell>
          <table:table-cell table:style-name="ce3" office:value-type="float" office:value="0.659" calcext:value-type="float">
            <text:p>0,659</text:p>
          </table:table-cell>
          <table:table-cell table:style-name="ce3" office:value-type="float" office:value="0.533" calcext:value-type="float">
            <text:p>0,5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7:.B256])" office:value-type="float" office:value="0.08209" calcext:value-type="float">
            <text:p>0,08209</text:p>
          </table:table-cell>
          <table:table-cell table:style-name="ce4" table:formula="of:=AVERAGE([.C247:.C256])" office:value-type="float" office:value="0.08235" calcext:value-type="float">
            <text:p>0,08235</text:p>
          </table:table-cell>
          <table:table-cell table:style-name="ce4" table:formula="of:=AVERAGE([.D247:.D256])" office:value-type="float" office:value="0.08191" calcext:value-type="float">
            <text:p>0,08191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4296" calcext:value-type="float">
            <text:p>1,4296</text:p>
          </table:table-cell>
          <table:table-cell table:style-name="ce4" table:formula="of:=AVERAGE([.H247:.H256])" office:value-type="float" office:value="1.3716" calcext:value-type="float">
            <text:p>1,3716</text:p>
          </table:table-cell>
          <table:table-cell table:style-name="ce4" table:formula="of:=AVERAGE([.I247:.I256])" office:value-type="float" office:value="1.28236" calcext:value-type="float">
            <text:p>1,282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445.546" calcext:value-type="float">
            <text:p>2445,546</text:p>
          </table:table-cell>
          <table:table-cell table:style-name="ce3" office:value-type="float" office:value="2253.978" calcext:value-type="float">
            <text:p>2253,978</text:p>
          </table:table-cell>
          <table:table-cell table:style-name="ce3" office:value-type="float" office:value="2148.409" calcext:value-type="float">
            <text:p>2148,409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454" calcext:value-type="float">
            <text:p>0,454</text:p>
          </table:table-cell>
          <table:table-cell table:number-columns-repeated="2" table:style-name="ce3" office:value-type="float" office:value="0.346" calcext:value-type="float">
            <text:p>0,3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495.074" calcext:value-type="float">
            <text:p>1495,074</text:p>
          </table:table-cell>
          <table:table-cell table:style-name="ce3" office:value-type="float" office:value="1346.582" calcext:value-type="float">
            <text:p>1346,582</text:p>
          </table:table-cell>
          <table:table-cell table:style-name="ce3" office:value-type="float" office:value="1239.975" calcext:value-type="float">
            <text:p>1239,975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81" calcext:value-type="float">
            <text:p>0,381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396" calcext:value-type="float">
            <text:p>0,3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1588.094" calcext:value-type="float">
            <text:p>1588,094</text:p>
          </table:table-cell>
          <table:table-cell table:style-name="ce3" office:value-type="float" office:value="1313.566" calcext:value-type="float">
            <text:p>1313,566</text:p>
          </table:table-cell>
          <table:table-cell table:style-name="ce3" office:value-type="float" office:value="1258.559" calcext:value-type="float">
            <text:p>1258,559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office:value-type="float" office:value="0.636" calcext:value-type="float">
            <text:p>0,636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1847.19" calcext:value-type="float">
            <text:p>1847,19</text:p>
          </table:table-cell>
          <table:table-cell table:style-name="ce3" office:value-type="float" office:value="1972.397" calcext:value-type="float">
            <text:p>1972,397</text:p>
          </table:table-cell>
          <table:table-cell table:style-name="ce3" office:value-type="float" office:value="1568.552" calcext:value-type="float">
            <text:p>1568,552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692" calcext:value-type="float">
            <text:p>0,692</text:p>
          </table:table-cell>
          <table:table-cell table:style-name="ce3" office:value-type="float" office:value="0.499" calcext:value-type="float">
            <text:p>0,499</text:p>
          </table:table-cell>
          <table:table-cell table:style-name="ce3" office:value-type="float" office:value="0.412" calcext:value-type="float">
            <text:p>0,4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873.785" calcext:value-type="float">
            <text:p>1873,785</text:p>
          </table:table-cell>
          <table:table-cell table:style-name="ce3" office:value-type="float" office:value="1594.121" calcext:value-type="float">
            <text:p>1594,121</text:p>
          </table:table-cell>
          <table:table-cell table:style-name="ce3" office:value-type="float" office:value="1345.027" calcext:value-type="float">
            <text:p>1345,027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567" calcext:value-type="float">
            <text:p>0,567</text:p>
          </table:table-cell>
          <table:table-cell table:style-name="ce3" office:value-type="float" office:value="0.534" calcext:value-type="float">
            <text:p>0,534</text:p>
          </table:table-cell>
          <table:table-cell table:style-name="ce3" office:value-type="float" office:value="0.519" calcext:value-type="float">
            <text:p>0,51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2036.527" calcext:value-type="float">
            <text:p>2036,527</text:p>
          </table:table-cell>
          <table:table-cell table:style-name="ce3" office:value-type="float" office:value="2567.165" calcext:value-type="float">
            <text:p>2567,165</text:p>
          </table:table-cell>
          <table:table-cell table:style-name="ce3" office:value-type="float" office:value="1436.055" calcext:value-type="float">
            <text:p>1436,05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0.355" calcext:value-type="float">
            <text:p>0,355</text:p>
          </table:table-cell>
          <table:table-cell table:style-name="ce3" office:value-type="float" office:value="0.354" calcext:value-type="float">
            <text:p>0,3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000.324" calcext:value-type="float">
            <text:p>2000,324</text:p>
          </table:table-cell>
          <table:table-cell table:style-name="ce3" office:value-type="float" office:value="1698.544" calcext:value-type="float">
            <text:p>1698,544</text:p>
          </table:table-cell>
          <table:table-cell table:style-name="ce3" office:value-type="float" office:value="1886.766" calcext:value-type="float">
            <text:p>1886,766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304" calcext:value-type="float">
            <text:p>0,304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06" calcext:value-type="float">
            <text:p>0,3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563.15" calcext:value-type="float">
            <text:p>1563,15</text:p>
          </table:table-cell>
          <table:table-cell table:style-name="ce3" office:value-type="float" office:value="1680.686" calcext:value-type="float">
            <text:p>1680,686</text:p>
          </table:table-cell>
          <table:table-cell table:style-name="ce3" office:value-type="float" office:value="1627.746" calcext:value-type="float">
            <text:p>1627,746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797" calcext:value-type="float">
            <text:p>0,797</text:p>
          </table:table-cell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544" calcext:value-type="float">
            <text:p>0,5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1618.567" calcext:value-type="float">
            <text:p>1618,567</text:p>
          </table:table-cell>
          <table:table-cell table:style-name="ce3" office:value-type="float" office:value="2375.562" calcext:value-type="float">
            <text:p>2375,562</text:p>
          </table:table-cell>
          <table:table-cell table:style-name="ce3" office:value-type="float" office:value="1545.821" calcext:value-type="float">
            <text:p>1545,821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14" calcext:value-type="float">
            <text:p>0,314</text:p>
          </table:table-cell>
          <table:table-cell table:style-name="ce3" office:value-type="float" office:value="0.378" calcext:value-type="float">
            <text:p>0,378</text:p>
          </table:table-cell>
          <table:table-cell table:style-name="ce3" office:value-type="float" office:value="0.343" calcext:value-type="float">
            <text:p>0,3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747.692" calcext:value-type="float">
            <text:p>1747,692</text:p>
          </table:table-cell>
          <table:table-cell table:style-name="ce3" office:value-type="float" office:value="1137.83" calcext:value-type="float">
            <text:p>1137,83</text:p>
          </table:table-cell>
          <table:table-cell table:style-name="ce3" office:value-type="float" office:value="1267.703" calcext:value-type="float">
            <text:p>1267,70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457" calcext:value-type="float">
            <text:p>0,457</text:p>
          </table:table-cell>
          <table:table-cell table:style-name="ce3" office:value-type="float" office:value="0.591" calcext:value-type="float">
            <text:p>0,591</text:p>
          </table:table-cell>
          <table:table-cell table:style-name="ce3" office:value-type="float" office:value="0.408" calcext:value-type="float">
            <text:p>0,40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0:.B269])" office:value-type="float" office:value="1821.5949" calcext:value-type="float">
            <text:p>1821,5949</text:p>
          </table:table-cell>
          <table:table-cell table:style-name="ce4" table:formula="of:=AVERAGE([.C260:.C269])" office:value-type="float" office:value="1794.0431" calcext:value-type="float">
            <text:p>1794,0431</text:p>
          </table:table-cell>
          <table:table-cell table:style-name="ce4" table:formula="of:=AVERAGE([.D260:.D269])" office:value-type="float" office:value="1532.4613" calcext:value-type="float">
            <text:p>1532,4613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4937" calcext:value-type="float">
            <text:p>0,4937</text:p>
          </table:table-cell>
          <table:table-cell table:style-name="ce4" table:formula="of:=AVERAGE([.H260:.H269])" office:value-type="float" office:value="0.4741" calcext:value-type="float">
            <text:p>0,4741</text:p>
          </table:table-cell>
          <table:table-cell table:style-name="ce4" table:formula="of:=AVERAGE([.I260:.I269])" office:value-type="float" office:value="0.4212" calcext:value-type="float">
            <text:p>0,42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4" calcext:value-type="float">
            <text:p>0,364</text:p>
          </table:table-cell>
          <table:table-cell table:style-name="ce3" office:value-type="float" office:value="0.352" calcext:value-type="float">
            <text:p>0,352</text:p>
          </table:table-cell>
          <table:table-cell table:style-name="ce3" office:value-type="float" office:value="0.351" calcext:value-type="float">
            <text:p>0,351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8.654" calcext:value-type="float">
            <text:p>18,654</text:p>
          </table:table-cell>
          <table:table-cell table:style-name="ce3" office:value-type="float" office:value="8.672" calcext:value-type="float">
            <text:p>8,672</text:p>
          </table:table-cell>
          <table:table-cell table:style-name="ce3" office:value-type="float" office:value="8.613" calcext:value-type="float">
            <text:p>8,6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office:value-type="float" office:value="0.714" calcext:value-type="float">
            <text:p>0,714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7.515" calcext:value-type="float">
            <text:p>7,515</text:p>
          </table:table-cell>
          <table:table-cell table:style-name="ce3" office:value-type="float" office:value="7.318" calcext:value-type="float">
            <text:p>7,318</text:p>
          </table:table-cell>
          <table:table-cell table:style-name="ce3" office:value-type="float" office:value="7.256" calcext:value-type="float">
            <text:p>7,2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169" calcext:value-type="float">
            <text:p>0,169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9.074" calcext:value-type="float">
            <text:p>9,074</text:p>
          </table:table-cell>
          <table:table-cell table:style-name="ce3" office:value-type="float" office:value="8.954" calcext:value-type="float">
            <text:p>8,954</text:p>
          </table:table-cell>
          <table:table-cell table:style-name="ce3" office:value-type="float" office:value="9.17" calcext:value-type="float">
            <text:p>9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09" calcext:value-type="float">
            <text:p>0,209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186" calcext:value-type="float">
            <text:p>0,186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7.743" calcext:value-type="float">
            <text:p>7,743</text:p>
          </table:table-cell>
          <table:table-cell table:style-name="ce3" office:value-type="float" office:value="7.618" calcext:value-type="float">
            <text:p>7,618</text:p>
          </table:table-cell>
          <table:table-cell table:style-name="ce3" office:value-type="float" office:value="7.767" calcext:value-type="float">
            <text:p>7,7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72" calcext:value-type="float">
            <text:p>0,472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478" calcext:value-type="float">
            <text:p>0,478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7.815" calcext:value-type="float">
            <text:p>7,815</text:p>
          </table:table-cell>
          <table:table-cell table:style-name="ce3" office:value-type="float" office:value="7.955" calcext:value-type="float">
            <text:p>7,955</text:p>
          </table:table-cell>
          <table:table-cell table:style-name="ce3" office:value-type="float" office:value="7.193" calcext:value-type="float">
            <text:p>7,1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088" calcext:value-type="float">
            <text:p>0,088</text:p>
          </table:table-cell>
          <table:table-cell table:style-name="ce3" office:value-type="float" office:value="0.0798" calcext:value-type="float">
            <text:p>0,0798</text:p>
          </table:table-cell>
          <table:table-cell table:style-name="ce3" office:value-type="float" office:value="0.0787" calcext:value-type="float">
            <text:p>0,078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8.214" calcext:value-type="float">
            <text:p>8,214</text:p>
          </table:table-cell>
          <table:table-cell table:style-name="ce3" office:value-type="float" office:value="8.017" calcext:value-type="float">
            <text:p>8,017</text:p>
          </table:table-cell>
          <table:table-cell table:style-name="ce3" office:value-type="float" office:value="8.106" calcext:value-type="float">
            <text:p>8,1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365" calcext:value-type="float">
            <text:p>0,365</text:p>
          </table:table-cell>
          <table:table-cell table:style-name="ce3" office:value-type="float" office:value="0.288" calcext:value-type="float">
            <text:p>0,288</text:p>
          </table:table-cell>
          <table:table-cell table:style-name="ce3" office:value-type="float" office:value="0.316" calcext:value-type="float">
            <text:p>0,316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9.362" calcext:value-type="float">
            <text:p>9,362</text:p>
          </table:table-cell>
          <table:table-cell table:style-name="ce3" office:value-type="float" office:value="9.517" calcext:value-type="float">
            <text:p>9,517</text:p>
          </table:table-cell>
          <table:table-cell table:style-name="ce3" office:value-type="float" office:value="10.191" calcext:value-type="float">
            <text:p>10,19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47" calcext:value-type="float">
            <text:p>0,147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7.79" calcext:value-type="float">
            <text:p>7,79</text:p>
          </table:table-cell>
          <table:table-cell table:style-name="ce3" office:value-type="float" office:value="7.673" calcext:value-type="float">
            <text:p>7,673</text:p>
          </table:table-cell>
          <table:table-cell table:style-name="ce3" office:value-type="float" office:value="7.59" calcext:value-type="float">
            <text:p>7,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191" calcext:value-type="float">
            <text:p>0,191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216" calcext:value-type="float">
            <text:p>0,216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6.758" calcext:value-type="float">
            <text:p>6,758</text:p>
          </table:table-cell>
          <table:table-cell table:style-name="ce3" office:value-type="float" office:value="6.845" calcext:value-type="float">
            <text:p>6,845</text:p>
          </table:table-cell>
          <table:table-cell table:style-name="ce3" office:value-type="float" office:value="6.484" calcext:value-type="float">
            <text:p>6,4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3" office:value-type="float" office:value="0.173" calcext:value-type="float">
            <text:p>0,173</text:p>
          </table:table-cell>
          <table:table-cell table:style-name="ce3" office:value-type="float" office:value="0.176" calcext:value-type="float">
            <text:p>0,176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0.17" calcext:value-type="float">
            <text:p>10,17</text:p>
          </table:table-cell>
          <table:table-cell table:style-name="ce3" office:value-type="float" office:value="7.211" calcext:value-type="float">
            <text:p>7,211</text:p>
          </table:table-cell>
          <table:table-cell table:style-name="ce3" office:value-type="float" office:value="7.203" calcext:value-type="float">
            <text:p>7,2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3:.B282])" office:value-type="float" office:value="0.2941" calcext:value-type="float">
            <text:p>0,2941</text:p>
          </table:table-cell>
          <table:table-cell table:style-name="ce4" table:formula="of:=AVERAGE([.C273:.C282])" office:value-type="float" office:value="0.28088" calcext:value-type="float">
            <text:p>0,28088</text:p>
          </table:table-cell>
          <table:table-cell table:style-name="ce4" table:formula="of:=AVERAGE([.D273:.D282])" office:value-type="float" office:value="0.28317" calcext:value-type="float">
            <text:p>0,28317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9.3095" calcext:value-type="float">
            <text:p>9,3095</text:p>
          </table:table-cell>
          <table:table-cell table:style-name="ce4" table:formula="of:=AVERAGE([.H273:.H282])" office:value-type="float" office:value="7.978" calcext:value-type="float">
            <text:p>7,978</text:p>
          </table:table-cell>
          <table:table-cell table:style-name="ce4" table:formula="of:=AVERAGE([.I273:.I282])" office:value-type="float" office:value="7.9573" calcext:value-type="float">
            <text:p>7,95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844" calcext:value-type="float">
            <text:p>0,844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96" calcext:value-type="float">
            <text:p>0,96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801" calcext:value-type="float">
            <text:p>0,0801</text:p>
          </table:table-cell>
          <table:table-cell table:style-name="ce3" office:value-type="float" office:value="0.0443" calcext:value-type="float">
            <text:p>0,04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0494" calcext:value-type="float">
            <text:p>0,0494</text:p>
          </table:table-cell>
          <table:table-cell table:style-name="ce3" office:value-type="float" office:value="0.091" calcext:value-type="float">
            <text:p>0,091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046" calcext:value-type="float">
            <text:p>0,046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18" calcext:value-type="float">
            <text:p>0,03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0.0276" calcext:value-type="float">
            <text:p>0,0276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473" calcext:value-type="float">
            <text:p>0,0473</text:p>
          </table:table-cell>
          <table:table-cell table:style-name="ce3" office:value-type="float" office:value="0.0516" calcext:value-type="float">
            <text:p>0,05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73" calcext:value-type="float">
            <text:p>0,0373</text:p>
          </table:table-cell>
          <table:table-cell table:style-name="ce3" office:value-type="float" office:value="0.0289" calcext:value-type="float">
            <text:p>0,0289</text:p>
          </table:table-cell>
          <table:table-cell table:style-name="ce3" office:value-type="float" office:value="0.0189" calcext:value-type="float">
            <text:p>0,0189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0.0578" calcext:value-type="float">
            <text:p>0,0578</text:p>
          </table:table-cell>
          <table:table-cell table:style-name="ce3" office:value-type="float" office:value="0.0584" calcext:value-type="float">
            <text:p>0,0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653" calcext:value-type="float">
            <text:p>0,0653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322" calcext:value-type="float">
            <text:p>0,0322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0715" calcext:value-type="float">
            <text:p>0,0715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418" calcext:value-type="float">
            <text:p>0,04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41" calcext:value-type="float">
            <text:p>0,141</text:p>
          </table:table-cell>
          <table:table-cell table:style-name="ce3" office:value-type="float" office:value="0.0938" calcext:value-type="float">
            <text:p>0,093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509" calcext:value-type="float">
            <text:p>0,0509</text:p>
          </table:table-cell>
          <table:table-cell table:style-name="ce3" office:value-type="float" office:value="0.0434" calcext:value-type="float">
            <text:p>0,0434</text:p>
          </table:table-cell>
          <table:table-cell table:style-name="ce3" office:value-type="float" office:value="0.044" calcext:value-type="float">
            <text:p>0,0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546" calcext:value-type="float">
            <text:p>0,0546</text:p>
          </table:table-cell>
          <table:table-cell table:style-name="ce3" office:value-type="float" office:value="0.0575" calcext:value-type="float">
            <text:p>0,0575</text:p>
          </table:table-cell>
          <table:table-cell table:style-name="ce3" office:value-type="float" office:value="0.13" calcext:value-type="float">
            <text:p>0,13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565" calcext:value-type="float">
            <text:p>0,0565</text:p>
          </table:table-cell>
          <table:table-cell table:style-name="ce3" office:value-type="float" office:value="0.0554" calcext:value-type="float">
            <text:p>0,0554</text:p>
          </table:table-cell>
          <table:table-cell table:style-name="ce3" office:value-type="float" office:value="0.0561" calcext:value-type="float">
            <text:p>0,05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307" calcext:value-type="float">
            <text:p>0,0307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453" calcext:value-type="float">
            <text:p>0,0453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662" calcext:value-type="float">
            <text:p>0,0662</text:p>
          </table:table-cell>
          <table:table-cell table:style-name="ce3" office:value-type="float" office:value="0.0595" calcext:value-type="float">
            <text:p>0,0595</text:p>
          </table:table-cell>
          <table:table-cell table:style-name="ce3" office:value-type="float" office:value="0.0732" calcext:value-type="float">
            <text:p>0,07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92" calcext:value-type="float">
            <text:p>0,0492</text:p>
          </table:table-cell>
          <table:table-cell table:style-name="ce3" office:value-type="float" office:value="0.0733" calcext:value-type="float">
            <text:p>0,0733</text:p>
          </table:table-cell>
          <table:table-cell table:style-name="ce3" office:value-type="float" office:value="0.0424" calcext:value-type="float">
            <text:p>0,0424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0661" calcext:value-type="float">
            <text:p>0,0661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645" calcext:value-type="float">
            <text:p>0,06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26" calcext:value-type="float">
            <text:p>0,126</text:p>
          </table:table-cell>
          <table:table-cell table:style-name="ce3" office:value-type="float" office:value="0.0921" calcext:value-type="float">
            <text:p>0,0921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674" calcext:value-type="float">
            <text:p>0,0674</text:p>
          </table:table-cell>
          <table:table-cell table:style-name="ce3" office:value-type="float" office:value="0.0385" calcext:value-type="float">
            <text:p>0,0385</text:p>
          </table:table-cell>
          <table:table-cell table:style-name="ce3" office:value-type="float" office:value="0.0458" calcext:value-type="float">
            <text:p>0,045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6:.B295])" office:value-type="float" office:value="0.14801" calcext:value-type="float">
            <text:p>0,14801</text:p>
          </table:table-cell>
          <table:table-cell table:style-name="ce4" table:formula="of:=AVERAGE([.C286:.C295])" office:value-type="float" office:value="0.12598" calcext:value-type="float">
            <text:p>0,12598</text:p>
          </table:table-cell>
          <table:table-cell table:style-name="ce4" table:formula="of:=AVERAGE([.D286:.D295])" office:value-type="float" office:value="0.15333" calcext:value-type="float">
            <text:p>0,15333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0632" calcext:value-type="float">
            <text:p>0,0632</text:p>
          </table:table-cell>
          <table:table-cell table:style-name="ce4" table:formula="of:=AVERAGE([.H286:.H295])" office:value-type="float" office:value="0.05437" calcext:value-type="float">
            <text:p>0,05437</text:p>
          </table:table-cell>
          <table:table-cell table:style-name="ce4" table:formula="of:=AVERAGE([.I286:.I295])" office:value-type="float" office:value="0.05115" calcext:value-type="float">
            <text:p>0,051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6.989" calcext:value-type="float">
            <text:p>6,989</text:p>
          </table:table-cell>
          <table:table-cell table:style-name="ce3" office:value-type="float" office:value="6.557" calcext:value-type="float">
            <text:p>6,557</text:p>
          </table:table-cell>
          <table:table-cell table:style-name="ce3" office:value-type="float" office:value="6.291" calcext:value-type="float">
            <text:p>6,291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53.048" calcext:value-type="float">
            <text:p>253,048</text:p>
          </table:table-cell>
          <table:table-cell table:style-name="ce3" office:value-type="float" office:value="124.497" calcext:value-type="float">
            <text:p>124,497</text:p>
          </table:table-cell>
          <table:table-cell table:style-name="ce3" office:value-type="float" office:value="134.03" calcext:value-type="float">
            <text:p>134,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6.774" calcext:value-type="float">
            <text:p>6,774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6.072" calcext:value-type="float">
            <text:p>6,072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210.324" calcext:value-type="float">
            <text:p>210,324</text:p>
          </table:table-cell>
          <table:table-cell table:style-name="ce3" office:value-type="float" office:value="191.206" calcext:value-type="float">
            <text:p>191,206</text:p>
          </table:table-cell>
          <table:table-cell table:style-name="ce3" office:value-type="float" office:value="195.911" calcext:value-type="float">
            <text:p>195,91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1.764" calcext:value-type="float">
            <text:p>11,764</text:p>
          </table:table-cell>
          <table:table-cell table:style-name="ce3" office:value-type="float" office:value="11.409" calcext:value-type="float">
            <text:p>11,409</text:p>
          </table:table-cell>
          <table:table-cell table:style-name="ce3" office:value-type="float" office:value="8.597" calcext:value-type="float">
            <text:p>8,597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180.349" calcext:value-type="float">
            <text:p>180,349</text:p>
          </table:table-cell>
          <table:table-cell table:style-name="ce3" office:value-type="float" office:value="118.423" calcext:value-type="float">
            <text:p>118,423</text:p>
          </table:table-cell>
          <table:table-cell table:style-name="ce3" office:value-type="float" office:value="134.349" calcext:value-type="float">
            <text:p>134,3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8.728" calcext:value-type="float">
            <text:p>8,728</text:p>
          </table:table-cell>
          <table:table-cell table:style-name="ce3" office:value-type="float" office:value="8.384" calcext:value-type="float">
            <text:p>8,384</text:p>
          </table:table-cell>
          <table:table-cell table:style-name="ce3" office:value-type="float" office:value="7.305" calcext:value-type="float">
            <text:p>7,305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216.179" calcext:value-type="float">
            <text:p>216,179</text:p>
          </table:table-cell>
          <table:table-cell table:style-name="ce3" office:value-type="float" office:value="185.453" calcext:value-type="float">
            <text:p>185,453</text:p>
          </table:table-cell>
          <table:table-cell table:style-name="ce3" office:value-type="float" office:value="141.007" calcext:value-type="float">
            <text:p>141,0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0.914" calcext:value-type="float">
            <text:p>10,914</text:p>
          </table:table-cell>
          <table:table-cell table:style-name="ce3" office:value-type="float" office:value="10.662" calcext:value-type="float">
            <text:p>10,662</text:p>
          </table:table-cell>
          <table:table-cell table:style-name="ce3" office:value-type="float" office:value="9.535" calcext:value-type="float">
            <text:p>9,535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212.862" calcext:value-type="float">
            <text:p>212,862</text:p>
          </table:table-cell>
          <table:table-cell table:style-name="ce3" office:value-type="float" office:value="181.508" calcext:value-type="float">
            <text:p>181,508</text:p>
          </table:table-cell>
          <table:table-cell table:style-name="ce3" office:value-type="float" office:value="145.094" calcext:value-type="float">
            <text:p>145,09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10.516" calcext:value-type="float">
            <text:p>10,516</text:p>
          </table:table-cell>
          <table:table-cell table:style-name="ce3" office:value-type="float" office:value="10.959" calcext:value-type="float">
            <text:p>10,959</text:p>
          </table:table-cell>
          <table:table-cell table:style-name="ce3" office:value-type="float" office:value="8.769" calcext:value-type="float">
            <text:p>8,769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270.823" calcext:value-type="float">
            <text:p>270,823</text:p>
          </table:table-cell>
          <table:table-cell table:style-name="ce3" office:value-type="float" office:value="191.564" calcext:value-type="float">
            <text:p>191,564</text:p>
          </table:table-cell>
          <table:table-cell table:style-name="ce3" office:value-type="float" office:value="132.169" calcext:value-type="float">
            <text:p>132,1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5.926" calcext:value-type="float">
            <text:p>5,926</text:p>
          </table:table-cell>
          <table:table-cell table:style-name="ce3" office:value-type="float" office:value="6.432" calcext:value-type="float">
            <text:p>6,432</text:p>
          </table:table-cell>
          <table:table-cell table:style-name="ce3" office:value-type="float" office:value="5.321" calcext:value-type="float">
            <text:p>5,321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80.823" calcext:value-type="float">
            <text:p>180,823</text:p>
          </table:table-cell>
          <table:table-cell table:style-name="ce3" office:value-type="float" office:value="143.883" calcext:value-type="float">
            <text:p>143,883</text:p>
          </table:table-cell>
          <table:table-cell table:style-name="ce3" office:value-type="float" office:value="107.523" calcext:value-type="float">
            <text:p>107,5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7.718" calcext:value-type="float">
            <text:p>7,718</text:p>
          </table:table-cell>
          <table:table-cell table:style-name="ce3" office:value-type="float" office:value="6.873" calcext:value-type="float">
            <text:p>6,873</text:p>
          </table:table-cell>
          <table:table-cell table:style-name="ce3" office:value-type="float" office:value="7.935" calcext:value-type="float">
            <text:p>7,935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71.434" calcext:value-type="float">
            <text:p>171,434</text:p>
          </table:table-cell>
          <table:table-cell table:style-name="ce3" office:value-type="float" office:value="208.395" calcext:value-type="float">
            <text:p>208,395</text:p>
          </table:table-cell>
          <table:table-cell table:style-name="ce3" office:value-type="float" office:value="128.498" calcext:value-type="float">
            <text:p>128,4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5.088" calcext:value-type="float">
            <text:p>5,088</text:p>
          </table:table-cell>
          <table:table-cell table:style-name="ce3" office:value-type="float" office:value="5.692" calcext:value-type="float">
            <text:p>5,692</text:p>
          </table:table-cell>
          <table:table-cell table:style-name="ce3" office:value-type="float" office:value="5.667" calcext:value-type="float">
            <text:p>5,667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218.502" calcext:value-type="float">
            <text:p>218,502</text:p>
          </table:table-cell>
          <table:table-cell table:style-name="ce3" office:value-type="float" office:value="195.012" calcext:value-type="float">
            <text:p>195,012</text:p>
          </table:table-cell>
          <table:table-cell table:style-name="ce3" office:value-type="float" office:value="169.069" calcext:value-type="float">
            <text:p>169,0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6.123" calcext:value-type="float">
            <text:p>6,123</text:p>
          </table:table-cell>
          <table:table-cell table:style-name="ce3" office:value-type="float" office:value="5.518" calcext:value-type="float">
            <text:p>5,518</text:p>
          </table:table-cell>
          <table:table-cell table:style-name="ce3" office:value-type="float" office:value="6.156" calcext:value-type="float">
            <text:p>6,156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281.133" calcext:value-type="float">
            <text:p>281,133</text:p>
          </table:table-cell>
          <table:table-cell table:style-name="ce3" office:value-type="float" office:value="292.843" calcext:value-type="float">
            <text:p>292,843</text:p>
          </table:table-cell>
          <table:table-cell table:style-name="ce3" office:value-type="float" office:value="204.247" calcext:value-type="float">
            <text:p>204,2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99:.B308])" office:value-type="float" office:value="8.054" calcext:value-type="float">
            <text:p>8,054</text:p>
          </table:table-cell>
          <table:table-cell table:style-name="ce4" table:formula="of:=AVERAGE([.C299:.C308])" office:value-type="float" office:value="8.0986" calcext:value-type="float">
            <text:p>8,0986</text:p>
          </table:table-cell>
          <table:table-cell table:style-name="ce4" table:formula="of:=AVERAGE([.D299:.D308])" office:value-type="float" office:value="7.1648" calcext:value-type="float">
            <text:p>7,1648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219.5477" calcext:value-type="float">
            <text:p>219,5477</text:p>
          </table:table-cell>
          <table:table-cell table:style-name="ce4" table:formula="of:=AVERAGE([.H299:.H308])" office:value-type="float" office:value="183.2784" calcext:value-type="float">
            <text:p>183,2784</text:p>
          </table:table-cell>
          <table:table-cell table:style-name="ce4" table:formula="of:=AVERAGE([.I299:.I308])" office:value-type="float" office:value="149.1897" calcext:value-type="float">
            <text:p>149,18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86.532" calcext:value-type="float">
            <text:p>186,532</text:p>
          </table:table-cell>
          <table:table-cell table:style-name="ce3" office:value-type="float" office:value="161.295" calcext:value-type="float">
            <text:p>161,295</text:p>
          </table:table-cell>
          <table:table-cell table:style-name="ce3" office:value-type="float" office:value="132.75" calcext:value-type="float">
            <text:p>132,75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857" calcext:value-type="percentage">
            <text:p>18,57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325.983" calcext:value-type="float">
            <text:p>325,983</text:p>
          </table:table-cell>
          <table:table-cell table:style-name="ce3" office:value-type="float" office:value="325.108" calcext:value-type="float">
            <text:p>325,108</text:p>
          </table:table-cell>
          <table:table-cell table:style-name="ce3" office:value-type="float" office:value="218.238" calcext:value-type="float">
            <text:p>218,238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452" calcext:value-type="percentage">
            <text:p>4,52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22.55" calcext:value-type="float">
            <text:p>222,55</text:p>
          </table:table-cell>
          <table:table-cell table:style-name="ce3" office:value-type="float" office:value="131.996" calcext:value-type="float">
            <text:p>131,996</text:p>
          </table:table-cell>
          <table:table-cell table:style-name="ce3" office:value-type="float" office:value="114.315" calcext:value-type="float">
            <text:p>114,315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595" calcext:value-type="percentage">
            <text:p>25,95%</text:p>
          </table:table-cell>
          <table:table-cell table:number-columns-repeated="2" office:value-type="percentage" office:value="0.2429" calcext:value-type="percentage">
            <text:p>2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224.655" calcext:value-type="float">
            <text:p>224,655</text:p>
          </table:table-cell>
          <table:table-cell table:style-name="ce3" office:value-type="float" office:value="175.539" calcext:value-type="float">
            <text:p>175,539</text:p>
          </table:table-cell>
          <table:table-cell table:style-name="ce3" office:value-type="float" office:value="153.622" calcext:value-type="float">
            <text:p>153,622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571" calcext:value-type="percentage">
            <text:p>25,7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9.017" calcext:value-type="float">
            <text:p>249,017</text:p>
          </table:table-cell>
          <table:table-cell table:style-name="ce3" office:value-type="float" office:value="312.772" calcext:value-type="float">
            <text:p>312,772</text:p>
          </table:table-cell>
          <table:table-cell table:style-name="ce3" office:value-type="float" office:value="147.204" calcext:value-type="float">
            <text:p>147,204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619" calcext:value-type="percentage">
            <text:p>46,19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3786" calcext:value-type="percentage">
            <text:p>37,86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296.812" calcext:value-type="float">
            <text:p>296,812</text:p>
          </table:table-cell>
          <table:table-cell table:style-name="ce3" office:value-type="float" office:value="281.456" calcext:value-type="float">
            <text:p>281,456</text:p>
          </table:table-cell>
          <table:table-cell table:style-name="ce3" office:value-type="float" office:value="163.01" calcext:value-type="float">
            <text:p>163,01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57.793" calcext:value-type="float">
            <text:p>257,793</text:p>
          </table:table-cell>
          <table:table-cell table:style-name="ce3" office:value-type="float" office:value="152.144" calcext:value-type="float">
            <text:p>152,144</text:p>
          </table:table-cell>
          <table:table-cell table:style-name="ce3" office:value-type="float" office:value="196.602" calcext:value-type="float">
            <text:p>196,602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1881" calcext:value-type="percentage">
            <text:p>18,8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201.286" calcext:value-type="float">
            <text:p>201,286</text:p>
          </table:table-cell>
          <table:table-cell table:style-name="ce3" office:value-type="float" office:value="182.584" calcext:value-type="float">
            <text:p>182,584</text:p>
          </table:table-cell>
          <table:table-cell table:style-name="ce3" office:value-type="float" office:value="137.918" calcext:value-type="float">
            <text:p>137,918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143" calcext:value-type="percentage">
            <text:p>21,4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62.094" calcext:value-type="float">
            <text:p>162,094</text:p>
          </table:table-cell>
          <table:table-cell table:style-name="ce3" office:value-type="float" office:value="195.562" calcext:value-type="float">
            <text:p>195,562</text:p>
          </table:table-cell>
          <table:table-cell table:style-name="ce3" office:value-type="float" office:value="136.416" calcext:value-type="float">
            <text:p>136,416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095" calcext:value-type="percentage">
            <text:p>3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335.097" calcext:value-type="float">
            <text:p>335,09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5.933" calcext:value-type="float">
            <text:p>135,933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095" calcext:value-type="percentage">
            <text:p>1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312:.B321])" office:value-type="float" office:value="246.1819" calcext:value-type="float">
            <text:p>246,1819</text:p>
          </table:table-cell>
          <table:table-cell table:style-name="ce4" table:formula="of:=AVERAGE([.C312:.C321])" office:value-type="float" office:value="220.6456" calcext:value-type="float">
            <text:p>220,6456</text:p>
          </table:table-cell>
          <table:table-cell table:style-name="ce4" table:formula="of:=AVERAGE([.D312:.D321])" office:value-type="float" office:value="153.6008" calcext:value-type="float">
            <text:p>153,6008</text:p>
          </table:table-cell>
          <table:table-cell table:style-name="Default"/>
          <table:table-cell table:style-name="ce1"/>
          <table:table-cell table:style-name="ce1" table:formula="of:=AVERAGE([.G312:.G321])" office:value-type="percentage" office:value="0.22239" calcext:value-type="percentage">
            <text:p>22,24%</text:p>
          </table:table-cell>
          <table:table-cell table:style-name="ce1" table:formula="of:=AVERAGE([.H312:.H321])" office:value-type="percentage" office:value="0.22572" calcext:value-type="percentage">
            <text:p>22,57%</text:p>
          </table:table-cell>
          <table:table-cell table:style-name="ce1" table:formula="of:=AVERAGE([.I312:.I321])" office:value-type="percentage" office:value="0.20738" calcext:value-type="percentage">
            <text:p>20,74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709" calcext:value-type="percentage">
            <text:p>7,0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55" calcext:value-type="percentage">
            <text:p>5,55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668" calcext:value-type="percentage">
            <text:p>6,68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667" calcext:value-type="percentage">
            <text:p>6,6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637" calcext:value-type="percentage">
            <text:p>6,3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723" calcext:value-type="percentage">
            <text:p>7,23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624" calcext:value-type="percentage">
            <text:p>6,24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5" calcext:value-type="percentage">
            <text:p>6,50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39" calcext:value-type="percentage">
            <text:p>7,3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17" calcext:value-type="percentage">
            <text:p>6,1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46" calcext:value-type="percentage">
            <text:p>8,4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25:.B334])" office:value-type="percentage" office:value="0.07951" calcext:value-type="percentage">
            <text:p>7,95%</text:p>
          </table:table-cell>
          <table:table-cell table:style-name="ce1" table:formula="of:=AVERAGE([.C325:.C334])" office:value-type="percentage" office:value="0.07679" calcext:value-type="percentage">
            <text:p>7,68%</text:p>
          </table:table-cell>
          <table:table-cell table:style-name="ce1" table:formula="of:=AVERAGE([.D325:.D334])" office:value-type="percentage" office:value="0.06811" calcext:value-type="percentage">
            <text:p>6,81%</text:p>
          </table:table-cell>
          <table:table-cell table:style-name="Default" table:number-columns-repeated="8"/>
          <table:table-cell table:number-columns-repeated="1012"/>
        </table:table-row>
      </table:table>
      <table:table table:name="NT FINAL" table:style-name="ta1">
        <table:table-column table:style-name="co1" table:default-cell-style-name="Default"/>
        <table:table-column table:style-name="co8" table:default-cell-style-name="ce2"/>
        <table:table-column table:style-name="co2" table:number-columns-repeated="5" table:default-cell-style-name="ce2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6" table:number-columns-repeated="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3" calcext:value-type="percentage">
            <text:p>15,23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577" calcext:value-type="percentage">
            <text:p>15,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018" calcext:value-type="percentage">
            <text:p>30,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92" calcext:value-type="percentage">
            <text:p>11,92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871" calcext:value-type="percentage">
            <text:p>8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561" calcext:value-type="percentage">
            <text:p>35,61%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4391" calcext:value-type="percentage">
            <text:p>43,91%</text:p>
          </table:table-cell>
          <table:table-cell office:value-type="percentage" office:value="0.4335" calcext:value-type="percentage">
            <text:p>43,35%</text:p>
          </table:table-cell>
          <table:table-cell office:value-type="percentage" office:value="0.4129" calcext:value-type="percentage">
            <text:p>41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1433" calcext:value-type="percentage">
            <text:p>14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5033" calcext:value-type="percentage">
            <text:p>50,33%</text:p>
          </table:table-cell>
          <table:table-cell office:value-type="percentage" office:value="0.3856" calcext:value-type="percentage">
            <text:p>38,56%</text:p>
          </table:table-cell>
          <table:table-cell office:value-type="percentage" office:value="0.368" calcext:value-type="percentage">
            <text:p>36,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2116" calcext:value-type="percentage">
            <text:p>21,16%</text:p>
          </table:table-cell>
          <table:table-cell office:value-type="percentage" office:value="0.1999" calcext:value-type="percentage">
            <text:p>19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358" calcext:value-type="percentage">
            <text:p>3,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0923" calcext:value-type="percentage">
            <text:p>9,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147" calcext:value-type="percentage">
            <text:p>31,47%</text:p>
          </table:table-cell>
          <table:table-cell office:value-type="percentage" office:value="0.3301" calcext:value-type="percentage">
            <text:p>33,01%</text:p>
          </table:table-cell>
          <table:table-cell office:value-type="percentage" office:value="0.3124" calcext:value-type="percentage">
            <text:p>31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224" calcext:value-type="percentage">
            <text:p>22,24%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571" calcext:value-type="percentage">
            <text:p>15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795" calcext:value-type="percentage">
            <text:p>7,9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681" calcext:value-type="percentage">
            <text:p>6,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28" calcext:value-type="percentage">
            <text:p>17,28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1386" calcext:value-type="percentage">
            <text:p>13,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071" calcext:value-type="percentage">
            <text:p>30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524" calcext:value-type="percentage">
            <text:p>5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03" calcext:value-type="percentage">
            <text:p>26,03%</text:p>
          </table:table-cell>
          <table:table-cell office:value-type="percentage" office:value="0.2225" calcext:value-type="percentage">
            <text:p>22,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445" calcext:value-type="percentage">
            <text:p>34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6637" calcext:value-type="percentage">
            <text:p>66,37%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985" calcext:value-type="percentage">
            <text:p>49,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768" calcext:value-type="percentage">
            <text:p>7,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0839" calcext:value-type="percentage">
            <text:p>8,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38" calcext:value-type="percentage">
            <text:p>8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28" calcext:value-type="percentage">
            <text:p>7,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9" calcext:value-type="percentage">
            <text:p>1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135" calcext:value-type="percentage">
            <text:p>13,50%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221207692307692" calcext:value-type="percentage">
            <text:p>22,12%</text:p>
          </table:table-cell>
          <table:table-cell table:style-name="ce14" table:formula="of:=AVERAGE([.C3:.C28])" office:value-type="percentage" office:value="0.204138461538462" calcext:value-type="percentage">
            <text:p>20,41%</text:p>
          </table:table-cell>
          <table:table-cell table:style-name="ce14" table:formula="of:=AVERAGE([.D3:.D28])" office:value-type="percentage" office:value="0.188815384615385" calcext:value-type="percentage">
            <text:p>18,88%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3" table:number-columns-repeated="2"/>
          <table:table-cell table:style-name="Default" table:formula="of:=1931.5/417" office:value-type="float" office:value="4.63189448441247" calcext:value-type="float">
            <text:p>4,6318944844124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88" calcext:value-type="float">
            <text:p>4,88</text:p>
          </table:table-cell>
          <table:table-cell table:style-name="Default" office:value-type="float" office:value="4.77" calcext:value-type="float">
            <text:p>4,77</text:p>
          </table:table-cell>
          <table:table-cell table:style-name="Default" office:value-type="float" office:value="4.63" calcext:value-type="float">
            <text:p>4,63</text:p>
          </table:table-cell>
          <table:table-cell table:style-name="Default" table:number-columns-repeated="2"/>
          <table:table-cell table:style-name="Default" table:formula="of:=0.5217/150" office:value-type="float" office:value="0.003478" calcext:value-type="float">
            <text:p>0,003478</text:p>
          </table:table-cell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037" calcext:value-type="float">
            <text:p>0,0037</text:p>
          </table:table-cell>
          <table:table-cell table:style-name="Default" office:value-type="float" office:value="0.0036" calcext:value-type="float">
            <text:p>0,0036</text:p>
          </table:table-cell>
          <table:table-cell table:style-name="Default" office:value-type="float" office:value="0.0035" calcext:value-type="float">
            <text:p>0,0035</text:p>
          </table:table-cell>
          <table:table-cell table:style-name="Default" table:number-columns-repeated="2"/>
          <table:table-cell table:style-name="Default" table:formula="of:=2630.87/33" office:value-type="float" office:value="79.7233333333333" calcext:value-type="float">
            <text:p>79,7233333333333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69.83" calcext:value-type="float">
            <text:p>69,83</text:p>
          </table:table-cell>
          <table:table-cell table:style-name="Default" office:value-type="float" office:value="65.37" calcext:value-type="float">
            <text:p>65,37</text:p>
          </table:table-cell>
          <table:table-cell table:style-name="Default" office:value-type="float" office:value="69.72" calcext:value-type="float">
            <text:p>69,72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196" calcext:value-type="float">
            <text:p>0,0196</text:p>
          </table:table-cell>
          <table:table-cell table:number-columns-repeated="2" table:style-name="Default" office:value-type="float" office:value="0.0189" calcext:value-type="float">
            <text:p>0,0189</text:p>
          </table:table-cell>
          <table:table-cell table:style-name="Default" table:number-columns-repeated="2"/>
          <table:table-cell table:style-name="Default" table:formula="of:=0.17045/9" office:value-type="float" office:value="0.0189388888888889" calcext:value-type="float">
            <text:p>0,0189388888888889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07" calcext:value-type="float">
            <text:p>0,007</text:p>
          </table:table-cell>
          <table:table-cell table:style-name="Default" table:number-columns-repeated="2"/>
          <table:table-cell table:style-name="Default" table:formula="of:=0.028566/4" office:value-type="float" office:value="0.0071415" calcext:value-type="float">
            <text:p>0,0071415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08" calcext:value-type="float">
            <text:p>0,008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5751/103" office:value-type="float" office:value="0.00558349514563107" calcext:value-type="float">
            <text:p>0,00558349514563107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224" calcext:value-type="float">
            <text:p>0,224</text:p>
          </table:table-cell>
          <table:table-cell table:style-name="Default" office:value-type="float" office:value="0.225" calcext:value-type="float">
            <text:p>0,225</text:p>
          </table:table-cell>
          <table:table-cell table:style-name="Default" office:value-type="float" office:value="0.199" calcext:value-type="float">
            <text:p>0,199</text:p>
          </table:table-cell>
          <table:table-cell table:style-name="Default" table:number-columns-repeated="2"/>
          <table:table-cell table:style-name="Default" table:formula="of:=7.1648/36" office:value-type="float" office:value="0.199022222222222" calcext:value-type="float">
            <text:p>0,199022222222222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0.357" calcext:value-type="float">
            <text:p>0,357</text:p>
          </table:table-cell>
          <table:table-cell table:style-name="Default" office:value-type="float" office:value="0.343" calcext:value-type="float">
            <text:p>0,343</text:p>
          </table:table-cell>
          <table:table-cell table:style-name="Default" office:value-type="float" office:value="0.321" calcext:value-type="float">
            <text:p>0,321</text:p>
          </table:table-cell>
          <table:table-cell table:style-name="Default" table:number-columns-repeated="2"/>
          <table:table-cell table:style-name="Default" table:formula="of:=1.282/4" office:value-type="float" office:value="0.3205" calcext:value-type="float">
            <text:p>0,3205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26.43" calcext:value-type="float">
            <text:p>26,43</text:p>
          </table:table-cell>
          <table:table-cell table:style-name="Default" office:value-type="float" office:value="25.88" calcext:value-type="float">
            <text:p>25,88</text:p>
          </table:table-cell>
          <table:table-cell table:style-name="Default" office:value-type="float" office:value="20.65" calcext:value-type="float">
            <text:p>20,65</text:p>
          </table:table-cell>
          <table:table-cell table:style-name="Default" table:number-columns-repeated="2"/>
          <table:table-cell table:style-name="Default" table:formula="of:=1532.46/50" office:value-type="float" office:value="30.6492" calcext:value-type="float">
            <text:p>30,6492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197" calcext:value-type="float">
            <text:p>0,0197</text:p>
          </table:table-cell>
          <table:table-cell table:style-name="Default" office:value-type="float" office:value="0.019" calcext:value-type="float">
            <text:p>0,019</text:p>
          </table:table-cell>
          <table:table-cell table:style-name="Default" office:value-type="float" office:value="0.0168" calcext:value-type="float">
            <text:p>0,0168</text:p>
          </table:table-cell>
          <table:table-cell table:style-name="Default" table:number-columns-repeated="2"/>
          <table:table-cell table:style-name="Default" table:formula="of:=0.4212/25" office:value-type="float" office:value="0.016848" calcext:value-type="float">
            <text:p>0,016848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48" calcext:value-type="float">
            <text:p>0,048</text:p>
          </table:table-cell>
          <table:table-cell table:number-columns-repeated="2" table:style-name="Default" office:value-type="float" office:value="0.047" calcext:value-type="float">
            <text:p>0,047</text:p>
          </table:table-cell>
          <table:table-cell table:style-name="Default" table:number-columns-repeated="2"/>
          <table:table-cell table:style-name="Default" table:formula="of:=0.28/6" office:value-type="float" office:value="0.0466666666666667" calcext:value-type="float">
            <text:p>0,0466666666666667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2.11" calcext:value-type="float">
            <text:p>2,11</text:p>
          </table:table-cell>
          <table:table-cell table:style-name="Default" office:value-type="float" office:value="1.76" calcext:value-type="float">
            <text:p>1,76</text:p>
          </table:table-cell>
          <table:table-cell table:style-name="Default" office:value-type="float" office:value="1.44" calcext:value-type="float">
            <text:p>1,44</text:p>
          </table:table-cell>
          <table:table-cell table:style-name="Default" table:number-columns-repeated="2"/>
          <table:table-cell table:style-name="Default" table:formula="of:=149.19/104" office:value-type="float" office:value="1.43451923076923" calcext:value-type="float">
            <text:p>1,43451923076923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18" calcext:value-type="float">
            <text:p>0,018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table:number-columns-repeated="2"/>
          <table:table-cell table:style-name="Default" table:formula="of:=0.15333/7" office:value-type="float" office:value="0.0219042857142857" calcext:value-type="float">
            <text:p>0,0219042857142857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42" calcext:value-type="float">
            <text:p>0,042</text:p>
          </table:table-cell>
          <table:table-cell table:number-columns-repeated="2" table:style-name="Default" office:value-type="float" office:value="0.037" calcext:value-type="float">
            <text:p>0,037</text:p>
          </table:table-cell>
          <table:table-cell table:style-name="Default" table:number-columns-repeated="2"/>
          <table:table-cell table:style-name="Default" table:formula="of:=7.96/217" office:value-type="float" office:value="0.0366820276497696" calcext:value-type="float">
            <text:p>0,0366820276497696</text:p>
          </table:table-cell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2.37" calcext:value-type="float">
            <text:p>2,37</text:p>
          </table:table-cell>
          <table:table-cell table:style-name="Default" office:value-type="float" office:value="2.12" calcext:value-type="float">
            <text:p>2,12</text:p>
          </table:table-cell>
          <table:table-cell table:style-name="Default" office:value-type="float" office:value="1.48" calcext:value-type="float">
            <text:p>1,48</text:p>
          </table:table-cell>
          <table:table-cell table:style-name="Default" table:number-columns-repeated="2"/>
          <table:table-cell table:style-name="Default" table:formula="of:=153.6/104" office:value-type="float" office:value="1.47692307692308" calcext:value-type="float">
            <text:p>1,47692307692308</text:p>
          </table:table-cell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004" calcext:value-type="float">
            <text:p>0,0004</text:p>
          </table:table-cell>
          <table:table-cell table:number-columns-repeated="2" table:style-name="Default" office:value-type="float" office:value="0.0003" calcext:value-type="float">
            <text:p>0,0003</text:p>
          </table:table-cell>
          <table:table-cell table:style-name="Default" table:number-columns-repeated="2"/>
          <table:table-cell table:style-name="Default" table:formula="of:=0.05115/160" office:value-type="float" office:value="0.0003196875" calcext:value-type="float">
            <text:p>0,000319687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6.648025" calcext:value-type="float">
            <text:p>6,648025</text:p>
          </table:table-cell>
          <table:table-cell table:style-name="ce13" table:formula="of:=AVERAGE([.C34:.C49])" office:value-type="float" office:value="6.288925" calcext:value-type="float">
            <text:p>6,288925</text:p>
          </table:table-cell>
          <table:table-cell table:style-name="ce13" table:formula="of:=AVERAGE([.D34:.D49])" office:value-type="float" office:value="6.16234375" calcext:value-type="float">
            <text:p>6,16234375</text:p>
          </table:table-cell>
          <table:table-cell table:style-name="ce13" table:number-columns-repeated="2"/>
          <table:table-cell table:style-name="Default"/>
        </table:table-row>
      </table:table>
      <table:table table:name="genetic_experiments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2" office:value-type="percentage" office:value="0.1067" calcext:value-type="percentage">
            <text:p>10,67%</text:p>
          </table:table-cell>
          <table:table-cell office:value-type="percentage" office:value="0.11" calcext:value-type="percentage">
            <text:p>11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table:number-columns-repeated="2" office:value-type="percentage" office:value="0.1167" calcext:value-type="percentage">
            <text:p>11,67%</text:p>
          </table:table-cell>
          <table:table-cell office:value-type="percentage" office:value="0.1367" calcext:value-type="percentage">
            <text:p>13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9" calcext:value-type="percentage">
            <text:p>29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67" calcext:value-type="percentage">
            <text:p>9,67%</text:p>
          </table:table-cell>
          <table:table-cell table:number-columns-repeated="2" office:value-type="percentage" office:value="0.11" calcext:value-type="percentage">
            <text:p>11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3" office:value-type="percentage" office:value="0.2367" calcext:value-type="percentage">
            <text:p>23,6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7701" calcext:value-type="percentage">
            <text:p>17,70%</text:p>
          </table:table-cell>
          <table:table-cell table:style-name="ce1" table:formula="of:=AVERAGE([.H2:.H11])" office:value-type="percentage" office:value="0.18867" calcext:value-type="percentage">
            <text:p>18,87%</text:p>
          </table:table-cell>
          <table:table-cell table:style-name="ce1" table:formula="of:=AVERAGE([.I2:.I11])" office:value-type="percentage" office:value="0.18968" calcext:value-type="percentage">
            <text:p>18,9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3783" calcext:value-type="percentage">
            <text:p>37,83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602" calcext:value-type="percentage">
            <text:p>6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2822" calcext:value-type="percentage">
            <text:p>28,2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075" calcext:value-type="percentage">
            <text:p>10,7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3768" calcext:value-type="percentage">
            <text:p>37,68%</text:p>
          </table:table-cell>
          <table:table-cell office:value-type="percentage" office:value="0.3792" calcext:value-type="percentage">
            <text:p>37,92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02" calcext:value-type="percentage">
            <text:p>11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705" calcext:value-type="percentage">
            <text:p>37,05%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536" calcext:value-type="percentage">
            <text:p>35,36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032" calcext:value-type="percentage">
            <text:p>10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971" calcext:value-type="percentage">
            <text:p>29,7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3063" calcext:value-type="percentage">
            <text:p>30,63%</text:p>
          </table:table-cell>
          <table:table-cell office:value-type="percentage" office:value="0.3087" calcext:value-type="percentage">
            <text:p>30,87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57" calcext:value-type="percentage">
            <text:p>4,57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193" calcext:value-type="percentage">
            <text:p>41,93%</text:p>
          </table:table-cell>
          <table:table-cell office:value-type="percentage" office:value="0.4271" calcext:value-type="percentage">
            <text:p>42,71%</text:p>
          </table:table-cell>
          <table:table-cell office:value-type="percentage" office:value="0.4179" calcext:value-type="percentage">
            <text:p>41,79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425" calcext:value-type="percentage">
            <text:p>14,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63" calcext:value-type="percentage">
            <text:p>7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459" calcext:value-type="percentage">
            <text:p>34,59%</text:p>
          </table:table-cell>
          <table:table-cell office:value-type="percentage" office:value="0.3493" calcext:value-type="percentage">
            <text:p>34,9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016" calcext:value-type="percentage">
            <text:p>10,16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79" calcext:value-type="percentage">
            <text:p>28,79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2903" calcext:value-type="percentage">
            <text:p>29,03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1005" calcext:value-type="percentage">
            <text:p>10,05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32998" calcext:value-type="percentage">
            <text:p>33,00%</text:p>
          </table:table-cell>
          <table:table-cell table:style-name="ce1" table:formula="of:=AVERAGE([.C15:.C24])" office:value-type="percentage" office:value="0.33155" calcext:value-type="percentage">
            <text:p>33,16%</text:p>
          </table:table-cell>
          <table:table-cell table:style-name="ce1" table:formula="of:=AVERAGE([.D15:.D24])" office:value-type="percentage" office:value="0.33029" calcext:value-type="percentage">
            <text:p>33,03%</text:p>
          </table:table-cell>
          <table:table-cell table:style-name="ce1" table:number-columns-repeated="2"/>
          <table:table-cell table:style-name="ce1" table:formula="of:=AVERAGE([.G15:.G24])" office:value-type="percentage" office:value="0.09091" calcext:value-type="percentage">
            <text:p>9,09%</text:p>
          </table:table-cell>
          <table:table-cell table:style-name="ce1" table:formula="of:=AVERAGE([.H15:.H24])" office:value-type="percentage" office:value="0.09425" calcext:value-type="percentage">
            <text:p>9,43%</text:p>
          </table:table-cell>
          <table:table-cell table:style-name="ce1" table:formula="of:=AVERAGE([.I15:.I24])" office:value-type="percentage" office:value="0.09359" calcext:value-type="percentage">
            <text:p>9,3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5989" calcext:value-type="percentage">
            <text:p>59,89%</text:p>
          </table:table-cell>
          <table:table-cell office:value-type="percentage" office:value="0.6057" calcext:value-type="percentage">
            <text:p>60,57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314" calcext:value-type="percentage">
            <text:p>13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218" calcext:value-type="percentage">
            <text:p>52,18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5427" calcext:value-type="percentage">
            <text:p>54,27%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2" calcext:value-type="percentage">
            <text:p>2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5448" calcext:value-type="percentage">
            <text:p>54,48%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954" calcext:value-type="percentage">
            <text:p>49,54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552" calcext:value-type="percentage">
            <text:p>25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5115" calcext:value-type="percentage">
            <text:p>51,15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562" calcext:value-type="percentage">
            <text:p>25,62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table:number-columns-repeated="2" office:value-type="percentage" office:value="0.5517" calcext:value-type="percentage">
            <text:p>55,17%</text:p>
          </table:table-cell>
          <table:table-cell office:value-type="percentage" office:value="0.569" calcext:value-type="percentage">
            <text:p>56,9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695" calcext:value-type="percentage">
            <text:p>26,95%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1752" calcext:value-type="percentage">
            <text:p>17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1838" calcext:value-type="percentage">
            <text:p>18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4989" calcext:value-type="percentage">
            <text:p>49,89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494" calcext:value-type="percentage">
            <text:p>54,9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4324" calcext:value-type="percentage">
            <text:p>43,24%</text:p>
          </table:table-cell>
          <table:table-cell office:value-type="percentage" office:value="0.3276" calcext:value-type="percentage">
            <text:p>32,7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862" calcext:value-type="percentage">
            <text:p>68,62%</text:p>
          </table:table-cell>
          <table:table-cell office:value-type="percentage" office:value="0.6828" calcext:value-type="percentage">
            <text:p>68,28%</text:p>
          </table:table-cell>
          <table:table-cell office:value-type="percentage" office:value="0.669" calcext:value-type="percentage">
            <text:p>66,90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3504" calcext:value-type="percentage">
            <text:p>35,04%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238" calcext:value-type="percentage">
            <text:p>22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943" calcext:value-type="percentage">
            <text:p>59,43%</text:p>
          </table:table-cell>
          <table:table-cell office:value-type="percentage" office:value="0.5736" calcext:value-type="percentage">
            <text:p>57,3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152" calcext:value-type="percentage">
            <text:p>21,52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322" calcext:value-type="percentage">
            <text:p>53,22%</text:p>
          </table:table-cell>
          <table:table-cell office:value-type="percentage" office:value="0.5644" calcext:value-type="percentage">
            <text:p>56,44%</text:p>
          </table:table-cell>
          <table:table-cell office:value-type="percentage" office:value="0.5506" calcext:value-type="percentage">
            <text:p>55,06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1867" calcext:value-type="percentage">
            <text:p>18,6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54908" calcext:value-type="percentage">
            <text:p>54,91%</text:p>
          </table:table-cell>
          <table:table-cell table:style-name="ce1" table:formula="of:=AVERAGE([.C27:.C36])" office:value-type="percentage" office:value="0.57254" calcext:value-type="percentage">
            <text:p>57,25%</text:p>
          </table:table-cell>
          <table:table-cell table:style-name="ce1" table:formula="of:=AVERAGE([.D27:.D36])" office:value-type="percentage" office:value="0.55828" calcext:value-type="percentage">
            <text:p>55,83%</text:p>
          </table:table-cell>
          <table:table-cell table:style-name="ce1" table:number-columns-repeated="2"/>
          <table:table-cell table:style-name="ce1" table:formula="of:=AVERAGE([.G27:.G36])" office:value-type="percentage" office:value="0.33589" calcext:value-type="percentage">
            <text:p>33,59%</text:p>
          </table:table-cell>
          <table:table-cell table:style-name="ce1" table:formula="of:=AVERAGE([.H27:.H36])" office:value-type="percentage" office:value="0.24828" calcext:value-type="percentage">
            <text:p>24,83%</text:p>
          </table:table-cell>
          <table:table-cell table:style-name="ce1" table:formula="of:=AVERAGE([.I27:.I36])" office:value-type="percentage" office:value="0.20066" calcext:value-type="percentage">
            <text:p>20,0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554" calcext:value-type="percentage">
            <text:p>55,40%</text:p>
          </table:table-cell>
          <table:table-cell table:number-columns-repeated="3"/>
          <table:table-cell office:value-type="string" calcext:value-type="string">
            <text:p>Hayes-roth_1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4846" calcext:value-type="percentage">
            <text:p>48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778" calcext:value-type="percentage">
            <text:p>77,78%</text:p>
          </table:table-cell>
          <table:table-cell table:number-columns-repeated="3"/>
          <table:table-cell office:value-type="string" calcext:value-type="string">
            <text:p>Hayes-roth_2</text:p>
          </table:table-cell>
          <table:table-cell office:value-type="percentage" office:value="0.6282" calcext:value-type="percentage">
            <text:p>62,82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5769" calcext:value-type="percentage">
            <text:p>57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table:number-columns-repeated="3"/>
          <table:table-cell office:value-type="string" calcext:value-type="string">
            <text:p>Hayes-roth_3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5359" calcext:value-type="percentage">
            <text:p>53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6016" calcext:value-type="percentage">
            <text:p>60,16%</text:p>
          </table:table-cell>
          <table:table-cell table:number-columns-repeated="3"/>
          <table:table-cell office:value-type="string" calcext:value-type="string">
            <text:p>Hayes-roth_4</text:p>
          </table:table-cell>
          <table:table-cell office:value-type="percentage" office:value="0.5872" calcext:value-type="percentage">
            <text:p>58,72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87" calcext:value-type="percentage">
            <text:p>54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6873" calcext:value-type="percentage">
            <text:p>68,73%</text:p>
          </table:table-cell>
          <table:table-cell table:number-columns-repeated="3"/>
          <table:table-cell office:value-type="string" calcext:value-type="string">
            <text:p>Hayes-roth_5</text:p>
          </table:table-cell>
          <table:table-cell office:value-type="percentage" office:value="0.5923" calcext:value-type="percentage">
            <text:p>59,23%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6" calcext:value-type="percentage">
            <text:p>6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6063" calcext:value-type="percentage">
            <text:p>60,63%</text:p>
          </table:table-cell>
          <table:table-cell table:number-columns-repeated="3"/>
          <table:table-cell office:value-type="string" calcext:value-type="string">
            <text:p>Hayes-roth_6</text:p>
          </table:table-cell>
          <table:table-cell office:value-type="percentage" office:value="0.5744" calcext:value-type="percentage">
            <text:p>57,44%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5897" calcext:value-type="percentage">
            <text:p>58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6048" calcext:value-type="percentage">
            <text:p>60,48%</text:p>
          </table:table-cell>
          <table:table-cell table:number-columns-repeated="3"/>
          <table:table-cell office:value-type="string" calcext:value-type="string">
            <text:p>Hayes-roth_7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4128" calcext:value-type="percentage">
            <text:p>41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5222" calcext:value-type="percentage">
            <text:p>52,22%</text:p>
          </table:table-cell>
          <table:table-cell table:number-columns-repeated="3"/>
          <table:table-cell office:value-type="string" calcext:value-type="string">
            <text:p>Hayes-roth_8</text:p>
          </table:table-cell>
          <table:table-cell office:value-type="percentage" office:value="0.6385" calcext:value-type="percentage">
            <text:p>63,85%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5641" calcext:value-type="percentage">
            <text:p>56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4365" calcext:value-type="percentage">
            <text:p>43,65%</text:p>
          </table:table-cell>
          <table:table-cell table:number-columns-repeated="3"/>
          <table:table-cell office:value-type="string" calcext:value-type="string">
            <text:p>Hayes-roth_9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538" calcext:value-type="percentage">
            <text:p>65,38%</text:p>
          </table:table-cell>
          <table:table-cell office:value-type="percentage" office:value="0.6026" calcext:value-type="percentage">
            <text:p>60,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6984" calcext:value-type="percentage">
            <text:p>69,84%</text:p>
          </table:table-cell>
          <table:table-cell table:number-columns-repeated="3"/>
          <table:table-cell office:value-type="string" calcext:value-type="string">
            <text:p>Hayes-roth_10</text:p>
          </table:table-cell>
          <table:table-cell table:number-columns-repeated="2" office:value-type="percentage" office:value="0.6103" calcext:value-type="percentage">
            <text:p>61,03%</text:p>
          </table:table-cell>
          <table:table-cell office:value-type="percentage" office:value="0.6359" calcext:value-type="percentage">
            <text:p>63,59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61048" calcext:value-type="percentage">
            <text:p>61,05%</text:p>
          </table:table-cell>
          <table:table-cell table:style-name="ce1" table:formula="of:=AVERAGE([.C39:.C48])" office:value-type="string" office:string-value="" calcext:value-type="error">
            <text:p>#DIV/0!</text:p>
          </table:table-cell>
          <table:table-cell table:style-name="ce1" table:formula="of:=AVERAGE([.D39:.D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39:.G48])" office:value-type="percentage" office:value="0.58437" calcext:value-type="percentage">
            <text:p>58,44%</text:p>
          </table:table-cell>
          <table:table-cell table:style-name="ce1" table:formula="of:=AVERAGE([.H39:.H48])" office:value-type="percentage" office:value="0.57205" calcext:value-type="percentage">
            <text:p>57,21%</text:p>
          </table:table-cell>
          <table:table-cell table:style-name="ce1" table:formula="of:=AVERAGE([.I39:.I48])" office:value-type="percentage" office:value="0.55512" calcext:value-type="percentage">
            <text:p>55,51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8" calcext:value-type="percentage">
            <text:p>5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358" calcext:value-type="percentage">
            <text:p>23,58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986" calcext:value-type="percentage">
            <text:p>9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765" calcext:value-type="percentage">
            <text:p>27,65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928" calcext:value-type="percentage">
            <text:p>9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2346" calcext:value-type="percentage">
            <text:p>23,46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26" calcext:value-type="percentage">
            <text:p>8,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407" calcext:value-type="percentage">
            <text:p>24,07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841" calcext:value-type="percentage">
            <text:p>8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3247" calcext:value-type="percentage">
            <text:p>32,47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914" calcext:value-type="percentage">
            <text:p>29,14%</text:p>
          </table:table-cell>
          <table:table-cell/>
          <table:table-cell office:value-type="string" calcext:value-type="string">
            <text:p>HouseVotes_6</text:p>
          </table:table-cell>
          <table:table-cell table:number-columns-repeated="2" office:value-type="percentage" office:value="0.0768" calcext:value-type="percentage">
            <text:p>7,68%</text:p>
          </table:table-cell>
          <table:table-cell office:value-type="percentage" office:value="0.0841" calcext:value-type="percentage">
            <text:p>8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3642" calcext:value-type="percentage">
            <text:p>36,42%</text:p>
          </table:table-cell>
          <table:table-cell office:value-type="percentage" office:value="0.3457" calcext:value-type="percentage">
            <text:p>34,57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64" calcext:value-type="percentage">
            <text:p>4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272" calcext:value-type="percentage">
            <text:p>32,72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494" calcext:value-type="percentage">
            <text:p>34,94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754" calcext:value-type="percentage">
            <text:p>7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2926" calcext:value-type="percentage">
            <text:p>29,26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928" calcext:value-type="percentage">
            <text:p>9,2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30198" calcext:value-type="percentage">
            <text:p>30,20%</text:p>
          </table:table-cell>
          <table:table-cell table:style-name="ce1" table:formula="of:=AVERAGE([.C52:.C61])" office:value-type="percentage" office:value="0.29653" calcext:value-type="percentage">
            <text:p>29,65%</text:p>
          </table:table-cell>
          <table:table-cell table:style-name="ce1" table:formula="of:=AVERAGE([.D52:.D61])" office:value-type="percentage" office:value="0.29433" calcext:value-type="percentage">
            <text:p>29,43%</text:p>
          </table:table-cell>
          <table:table-cell table:style-name="ce1" table:number-columns-repeated="2"/>
          <table:table-cell table:style-name="ce1" table:formula="of:=AVERAGE([.G52:.G61])" office:value-type="percentage" office:value="0.07451" calcext:value-type="percentage">
            <text:p>7,45%</text:p>
          </table:table-cell>
          <table:table-cell table:style-name="ce1" table:formula="of:=AVERAGE([.H52:.H61])" office:value-type="percentage" office:value="0.08218" calcext:value-type="percentage">
            <text:p>8,22%</text:p>
          </table:table-cell>
          <table:table-cell table:style-name="ce1" table:formula="of:=AVERAGE([.I52:.I61])" office:value-type="percentage" office:value="0.08018" calcext:value-type="percentage">
            <text:p>8,0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3255" calcext:value-type="percentage">
            <text:p>32,55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343" calcext:value-type="percentage">
            <text:p>33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38" calcext:value-type="percentage">
            <text:p>8,38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049" calcext:value-type="percentage">
            <text:p>30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147" calcext:value-type="percentage">
            <text:p>31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448" calcext:value-type="percentage">
            <text:p>14,48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617" calcext:value-type="percentage">
            <text:p>46,17%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4461" calcext:value-type="percentage">
            <text:p>44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559" calcext:value-type="percentage">
            <text:p>35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3039" calcext:value-type="percentage">
            <text:p>30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735" calcext:value-type="percentage">
            <text:p>37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2569" calcext:value-type="percentage">
            <text:p>25,69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019" calcext:value-type="percentage">
            <text:p>10,19%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1076" calcext:value-type="percentage">
            <text:p>10,76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882" calcext:value-type="percentage">
            <text:p>38,82%</text:p>
          </table:table-cell>
          <table:table-cell office:value-type="percentage" office:value="0.3608" calcext:value-type="percentage">
            <text:p>36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961" calcext:value-type="percentage">
            <text:p>29,6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0687" calcext:value-type="percentage">
            <text:p>10,69%</text:p>
          </table:table-cell>
          <table:table-cell table:style-name="ce1" table:formula="of:=AVERAGE([.C65:.C74])" office:value-type="percentage" office:value="0.10019" calcext:value-type="percentage">
            <text:p>10,02%</text:p>
          </table:table-cell>
          <table:table-cell table:style-name="ce1" table:formula="of:=AVERAGE([.D65:.D74])" office:value-type="percentage" office:value="0.0984" calcext:value-type="percentage">
            <text:p>9,84%</text:p>
          </table:table-cell>
          <table:table-cell table:style-name="ce1" table:number-columns-repeated="2"/>
          <table:table-cell table:style-name="ce1" table:formula="of:=AVERAGE([.G65:.G74])" office:value-type="percentage" office:value="0.33303" calcext:value-type="percentage">
            <text:p>33,30%</text:p>
          </table:table-cell>
          <table:table-cell table:style-name="ce1" table:formula="of:=AVERAGE([.H65:.H74])" office:value-type="percentage" office:value="0.33243" calcext:value-type="percentage">
            <text:p>33,24%</text:p>
          </table:table-cell>
          <table:table-cell table:style-name="ce1" table:formula="of:=AVERAGE([.I65:.I74])" office:value-type="percentage" office:value="0.33186" calcext:value-type="percentage">
            <text:p>33,1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253" calcext:value-type="percentage">
            <text:p>22,53%</text:p>
          </table:table-cell>
          <table:table-cell office:value-type="percentage" office:value="0.2092" calcext:value-type="percentage">
            <text:p>20,92%</text:p>
          </table:table-cell>
          <table:table-cell office:value-type="percentage" office:value="0.2322" calcext:value-type="percentage">
            <text:p>23,22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2145" calcext:value-type="percentage">
            <text:p>21,45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719" calcext:value-type="percentage">
            <text:p>27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052" calcext:value-type="percentage">
            <text:p>20,52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3088" calcext:value-type="percentage">
            <text:p>30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671" calcext:value-type="percentage">
            <text:p>26,71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699" calcext:value-type="percentage">
            <text:p>16,99%</text:p>
          </table:table-cell>
          <table:table-cell office:value-type="percentage" office:value="0.1835" calcext:value-type="percentage">
            <text:p>18,35%</text:p>
          </table:table-cell>
          <table:table-cell office:value-type="percentage" office:value="0.1743" calcext:value-type="percentage">
            <text:p>17,43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968" calcext:value-type="percentage">
            <text:p>19,68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1526" calcext:value-type="percentage">
            <text:p>15,26%</text:p>
          </table:table-cell>
          <table:table-cell office:value-type="percentage" office:value="0.1649" calcext:value-type="percentage">
            <text:p>16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2582" calcext:value-type="percentage">
            <text:p>25,82%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687" calcext:value-type="percentage">
            <text:p>26,87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912" calcext:value-type="percentage">
            <text:p>9,12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835" calcext:value-type="percentage">
            <text:p>18,35%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791" calcext:value-type="percentage">
            <text:p>17,91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14" calcext:value-type="percentage">
            <text:p>21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99" calcext:value-type="percentage">
            <text:p>17,99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1421" calcext:value-type="percentage">
            <text:p>14,21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1956" calcext:value-type="percentage">
            <text:p>19,56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649" calcext:value-type="percentage">
            <text:p>6,49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2083" calcext:value-type="percentage">
            <text:p>20,83%</text:p>
          </table:table-cell>
          <table:table-cell table:style-name="ce1" table:formula="of:=AVERAGE([.C78:.C87])" office:value-type="percentage" office:value="0.21188" calcext:value-type="percentage">
            <text:p>21,19%</text:p>
          </table:table-cell>
          <table:table-cell table:style-name="ce1" table:formula="of:=AVERAGE([.D78:.D87])" office:value-type="percentage" office:value="0.21134" calcext:value-type="percentage">
            <text:p>21,13%</text:p>
          </table:table-cell>
          <table:table-cell table:style-name="ce1" table:number-columns-repeated="2"/>
          <table:table-cell table:style-name="ce1" table:formula="of:=AVERAGE([.G78:.G87])" office:value-type="percentage" office:value="0.19553" calcext:value-type="percentage">
            <text:p>19,55%</text:p>
          </table:table-cell>
          <table:table-cell table:style-name="ce1" table:formula="of:=AVERAGE([.H78:.H87])" office:value-type="percentage" office:value="0.18807" calcext:value-type="percentage">
            <text:p>18,81%</text:p>
          </table:table-cell>
          <table:table-cell table:style-name="ce1" table:formula="of:=AVERAGE([.I78:.I87])" office:value-type="percentage" office:value="0.1914" calcext:value-type="percentage">
            <text:p>19,1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947" calcext:value-type="percentage">
            <text:p>39,47%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855" calcext:value-type="percentage">
            <text:p>38,55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63" calcext:value-type="percentage">
            <text:p>6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425" calcext:value-type="percentage">
            <text:p>34,25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3342" calcext:value-type="percentage">
            <text:p>33,42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21" calcext:value-type="percentage">
            <text:p>2,10%</text:p>
          </table:table-cell>
          <table:table-cell table:number-columns-repeated="2" office:value-type="percentage" office:value="0.0154" calcext:value-type="percentage">
            <text:p>1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211" calcext:value-type="percentage">
            <text:p>32,11%</text:p>
          </table:table-cell>
          <table:table-cell office:value-type="percentage" office:value="0.3219" calcext:value-type="percentage">
            <text:p>32,19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34" calcext:value-type="percentage">
            <text:p>29,34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776" calcext:value-type="percentage">
            <text:p>27,76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673" calcext:value-type="percentage">
            <text:p>6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996" calcext:value-type="percentage">
            <text:p>29,96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851" calcext:value-type="percentage">
            <text:p>28,51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654" calcext:value-type="percentage">
            <text:p>6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2671" calcext:value-type="percentage">
            <text:p>26,71%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2" office:value-type="percentage" office:value="0.0556" calcext:value-type="percentage">
            <text:p>5,56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732" calcext:value-type="percentage">
            <text:p>37,32%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3697" calcext:value-type="percentage">
            <text:p>36,97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4" calcext:value-type="percentage">
            <text:p>3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2" office:value-type="percentage" office:value="0.3987" calcext:value-type="percentage">
            <text:p>39,87%</text:p>
          </table:table-cell>
          <table:table-cell office:value-type="percentage" office:value="0.4175" calcext:value-type="percentage">
            <text:p>41,75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02" calcext:value-type="percentage">
            <text:p>3,02%</text:p>
          </table:table-cell>
          <table:table-cell office:value-type="percentage" office:value="0.0265" calcext:value-type="percentage">
            <text:p>2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921" calcext:value-type="percentage">
            <text:p>39,21%</text:p>
          </table:table-cell>
          <table:table-cell office:value-type="percentage" office:value="0.3702" calcext:value-type="percentage">
            <text:p>37,02%</text:p>
          </table:table-cell>
          <table:table-cell office:value-type="percentage" office:value="0.3622" calcext:value-type="percentage">
            <text:p>36,22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778" calcext:value-type="percentage">
            <text:p>7,7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34635" calcext:value-type="percentage">
            <text:p>34,64%</text:p>
          </table:table-cell>
          <table:table-cell table:style-name="ce1" table:formula="of:=AVERAGE([.C91:.C100])" office:value-type="percentage" office:value="0.33541" calcext:value-type="percentage">
            <text:p>33,54%</text:p>
          </table:table-cell>
          <table:table-cell table:style-name="ce1" table:formula="of:=AVERAGE([.D91:.D100])" office:value-type="percentage" office:value="0.3362" calcext:value-type="percentage">
            <text:p>33,62%</text:p>
          </table:table-cell>
          <table:table-cell table:style-name="ce1" table:number-columns-repeated="2"/>
          <table:table-cell table:style-name="ce1" table:formula="of:=AVERAGE([.G91:.G100])" office:value-type="percentage" office:value="0.05365" calcext:value-type="percentage">
            <text:p>5,37%</text:p>
          </table:table-cell>
          <table:table-cell table:style-name="ce1" table:formula="of:=AVERAGE([.H91:.H100])" office:value-type="percentage" office:value="0.05301" calcext:value-type="percentage">
            <text:p>5,30%</text:p>
          </table:table-cell>
          <table:table-cell table:style-name="ce1" table:formula="of:=AVERAGE([.I91:.I100])" office:value-type="percentage" office:value="0.05383" calcext:value-type="percentage">
            <text:p>5,3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586" calcext:value-type="percentage">
            <text:p>25,86%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2478" calcext:value-type="percentage">
            <text:p>24,78%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565" calcext:value-type="percentage">
            <text:p>25,65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552" calcext:value-type="percentage">
            <text:p>25,52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 office:value-type="percentage" office:value="0.3472" calcext:value-type="percentage">
            <text:p>34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935" calcext:value-type="percentage">
            <text:p>49,35%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787" calcext:value-type="percentage">
            <text:p>47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32" calcext:value-type="percentage">
            <text:p>30,32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3097" calcext:value-type="percentage">
            <text:p>30,97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3019" calcext:value-type="percentage">
            <text:p>30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3661" calcext:value-type="percentage">
            <text:p>36,61%</text:p>
          </table:table-cell>
          <table:table-cell/>
          <table:table-cell office:value-type="string" calcext:value-type="string">
            <text:p>Bands_5</text:p>
          </table:table-cell>
          <table:table-cell table:number-columns-repeated="2" office:value-type="percentage" office:value="0.4444" calcext:value-type="percentage">
            <text:p>44,44%</text:p>
          </table:table-cell>
          <table:table-cell office:value-type="percentage" office:value="0.4315" calcext:value-type="percentage">
            <text:p>43,1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2919" calcext:value-type="percentage">
            <text:p>29,19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2944" calcext:value-type="percentage">
            <text:p>29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452" calcext:value-type="percentage">
            <text:p>24,52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75" calcext:value-type="percentage">
            <text:p>27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2376" calcext:value-type="percentage">
            <text:p>23,76%</text:p>
          </table:table-cell>
          <table:table-cell office:value-type="percentage" office:value="0.2446" calcext:value-type="percentage">
            <text:p>24,46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25" calcext:value-type="percentage">
            <text:p>32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Bands_9</text:p>
          </table:table-cell>
          <table:table-cell table:number-columns-repeated="2" office:value-type="percentage" office:value="0.2519" calcext:value-type="percentage">
            <text:p>25,19%</text:p>
          </table:table-cell>
          <table:table-cell office:value-type="percentage" office:value="0.2537" calcext:value-type="percentage">
            <text:p>25,3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04:.B113])" office:value-type="percentage" office:value="0.29107" calcext:value-type="percentage">
            <text:p>29,11%</text:p>
          </table:table-cell>
          <table:table-cell table:style-name="ce1" table:formula="of:=AVERAGE([.C104:.C113])" office:value-type="percentage" office:value="0.28536" calcext:value-type="percentage">
            <text:p>28,54%</text:p>
          </table:table-cell>
          <table:table-cell table:style-name="ce1" table:formula="of:=AVERAGE([.D104:.D113])" office:value-type="percentage" office:value="0.28466" calcext:value-type="percentage">
            <text:p>28,47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509" calcext:value-type="percentage">
            <text:p>35,0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4"/>
          <table:table-cell table:style-name="ce1" table:number-columns-repeated="2"/>
          <table:table-cell table:style-name="ce1" table:formula="of:=AVERAGE([.G105:.G114])" office:value-type="percentage" office:value="0.34871" calcext:value-type="percentage">
            <text:p>34,87%</text:p>
          </table:table-cell>
          <table:table-cell table:style-name="ce1" table:formula="of:=AVERAGE([.H105:.H114])" office:value-type="percentage" office:value="0.33917" calcext:value-type="percentage">
            <text:p>33,92%</text:p>
          </table:table-cell>
          <table:table-cell table:style-name="ce1" table:formula="of:=AVERAGE([.I105:.I114])" office:value-type="percentage" office:value="0.33879" calcext:value-type="percentage">
            <text:p>33,88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971" calcext:value-type="percentage">
            <text:p>29,71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141" calcext:value-type="percentage">
            <text:p>61,41%</text:p>
          </table:table-cell>
          <table:table-cell office:value-type="percentage" office:value="0.5088" calcext:value-type="percentage">
            <text:p>50,88%</text:p>
          </table:table-cell>
          <table:table-cell office:value-type="percentage" office:value="0.5281" calcext:value-type="percentage">
            <text:p>52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2928" calcext:value-type="percentage">
            <text:p>29,28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685" calcext:value-type="percentage">
            <text:p>56,85%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07" calcext:value-type="percentage">
            <text:p>45,0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208" calcext:value-type="percentage">
            <text:p>52,08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173" calcext:value-type="percentage">
            <text:p>51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5531" calcext:value-type="percentage">
            <text:p>55,31%</text:p>
          </table:table-cell>
          <table:table-cell office:value-type="percentage" office:value="0.5866" calcext:value-type="percentage">
            <text:p>58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589" calcext:value-type="percentage">
            <text:p>55,89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805" calcext:value-type="percentage">
            <text:p>48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768" calcext:value-type="percentage">
            <text:p>37,68%</text:p>
          </table:table-cell>
          <table:table-cell office:value-type="percentage" office:value="0.3812" calcext:value-type="percentage">
            <text:p>38,12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446" calcext:value-type="percentage">
            <text:p>54,46%</text:p>
          </table:table-cell>
          <table:table-cell office:value-type="percentage" office:value="0.4749" calcext:value-type="percentage">
            <text:p>47,49%</text:p>
          </table:table-cell>
          <table:table-cell office:value-type="percentage" office:value="0.3723" calcext:value-type="percentage">
            <text:p>37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848" calcext:value-type="percentage">
            <text:p>38,48%</text:p>
          </table:table-cell>
          <table:table-cell office:value-type="percentage" office:value="0.3703" calcext:value-type="percentage">
            <text:p>37,03%</text:p>
          </table:table-cell>
          <table:table-cell office:value-type="percentage" office:value="0.3899" calcext:value-type="percentage">
            <text:p>38,99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548" calcext:value-type="percentage">
            <text:p>55,48%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632" calcext:value-type="percentage">
            <text:p>63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64" calcext:value-type="percentage">
            <text:p>39,64%</text:p>
          </table:table-cell>
          <table:table-cell office:value-type="percentage" office:value="0.3848" calcext:value-type="percentage">
            <text:p>38,48%</text:p>
          </table:table-cell>
          <table:table-cell office:value-type="percentage" office:value="0.3855" calcext:value-type="percentage">
            <text:p>38,55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908" calcext:value-type="percentage">
            <text:p>59,08%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6732" calcext:value-type="percentage">
            <text:p>67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3058" calcext:value-type="percentage">
            <text:p>30,58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525" calcext:value-type="percentage">
            <text:p>55,25%</text:p>
          </table:table-cell>
          <table:table-cell office:value-type="percentage" office:value="0.4973" calcext:value-type="percentage">
            <text:p>49,73%</text:p>
          </table:table-cell>
          <table:table-cell office:value-type="percentage" office:value="0.4394" calcext:value-type="percentage">
            <text:p>43,9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537" calcext:value-type="percentage">
            <text:p>55,37%</text:p>
          </table:table-cell>
          <table:table-cell office:value-type="percentage" office:value="0.5681" calcext:value-type="percentage">
            <text:p>56,81%</text:p>
          </table:table-cell>
          <table:table-cell office:value-type="percentage" office:value="0.4892" calcext:value-type="percentage">
            <text:p>48,92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5247" calcext:value-type="percentage">
            <text:p>35,25%</text:p>
          </table:table-cell>
          <table:table-cell table:style-name="ce1" table:formula="of:=AVERAGE([.C117:.C126])" office:value-type="percentage" office:value="0.34602" calcext:value-type="percentage">
            <text:p>34,60%</text:p>
          </table:table-cell>
          <table:table-cell table:style-name="ce1" table:formula="of:=AVERAGE([.D117:.D126])" office:value-type="percentage" office:value="0.34929" calcext:value-type="percentage">
            <text:p>34,93%</text:p>
          </table:table-cell>
          <table:table-cell table:style-name="ce1" table:number-columns-repeated="2"/>
          <table:table-cell table:style-name="ce1" table:formula="of:=AVERAGE([.G117:.G126])" office:value-type="percentage" office:value="0.56072" calcext:value-type="percentage">
            <text:p>56,07%</text:p>
          </table:table-cell>
          <table:table-cell table:style-name="ce1" table:formula="of:=AVERAGE([.H117:.H126])" office:value-type="percentage" office:value="0.5243" calcext:value-type="percentage">
            <text:p>52,43%</text:p>
          </table:table-cell>
          <table:table-cell table:style-name="ce1" table:formula="of:=AVERAGE([.I117:.I126])" office:value-type="percentage" office:value="0.50996" calcext:value-type="percentage">
            <text:p>51,0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08" calcext:value-type="percentage">
            <text:p>36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583" calcext:value-type="percentage">
            <text:p>5,83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589" calcext:value-type="percentage">
            <text:p>5,89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216" calcext:value-type="percentage">
            <text:p>22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369" calcext:value-type="percentage">
            <text:p>13,69%</text:p>
          </table:table-cell>
          <table:table-cell office:value-type="percentage" office:value="0.1274" calcext:value-type="percentage">
            <text:p>12,74%</text:p>
          </table:table-cell>
          <table:table-cell office:value-type="percentage" office:value="0.1405" calcext:value-type="percentage">
            <text:p>14,05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3569" calcext:value-type="percentage">
            <text:p>35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table:number-columns-repeated="2" office:value-type="percentage" office:value="0.0905" calcext:value-type="percentage">
            <text:p>9,05%</text:p>
          </table:table-cell>
          <table:table-cell office:value-type="percentage" office:value="0.0762" calcext:value-type="percentage">
            <text:p>7,62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216" calcext:value-type="percentage">
            <text:p>32,16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59" calcext:value-type="percentage">
            <text:p>21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964" calcext:value-type="percentage">
            <text:p>9,64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1804" calcext:value-type="percentage">
            <text:p>18,0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33" calcext:value-type="percentage">
            <text:p>8,3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2471" calcext:value-type="percentage">
            <text:p>24,71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49" calcext:value-type="percentage">
            <text:p>14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118" calcext:value-type="percentage">
            <text:p>11,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3" calcext:value-type="percentage">
            <text:p>10,30%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0982" calcext:value-type="percentage">
            <text:p>9,82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43" calcext:value-type="percentage">
            <text:p>6,43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2:.B141])" office:value-type="percentage" office:value="0.09084" calcext:value-type="percentage">
            <text:p>9,08%</text:p>
          </table:table-cell>
          <table:table-cell table:style-name="ce1" table:formula="of:=AVERAGE([.C132:.C141])" office:value-type="percentage" office:value="0.0902" calcext:value-type="percentage">
            <text:p>9,02%</text:p>
          </table:table-cell>
          <table:table-cell table:style-name="ce1" table:formula="of:=AVERAGE([.D132:.D141])" office:value-type="percentage" office:value="0.09185" calcext:value-type="percentage">
            <text:p>9,19%</text:p>
          </table:table-cell>
          <table:table-cell table:style-name="ce1" table:number-columns-repeated="2"/>
          <table:table-cell table:style-name="ce1" table:formula="of:=AVERAGE([.G132:.G141])" office:value-type="percentage" office:value="0.30432" calcext:value-type="percentage">
            <text:p>30,43%</text:p>
          </table:table-cell>
          <table:table-cell table:style-name="ce1" table:formula="of:=AVERAGE([.H132:.H141])" office:value-type="percentage" office:value="0.25351" calcext:value-type="percentage">
            <text:p>25,35%</text:p>
          </table:table-cell>
          <table:table-cell table:style-name="ce1" table:formula="of:=AVERAGE([.I132:.I141])" office:value-type="percentage" office:value="0.21552" calcext:value-type="percentage">
            <text:p>21,5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322" calcext:value-type="percentage">
            <text:p>23,22%</text:p>
          </table:table-cell>
          <table:table-cell office:value-type="percentage" office:value="0.1822" calcext:value-type="percentage">
            <text:p>18,22%</text:p>
          </table:table-cell>
          <table:table-cell office:value-type="percentage" office:value="0.1733" calcext:value-type="percentage">
            <text:p>17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147" calcext:value-type="percentage">
            <text:p>11,47%</text:p>
          </table:table-cell>
          <table:table-cell office:value-type="percentage" office:value="0.0513" calcext:value-type="percentage">
            <text:p>5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1556" calcext:value-type="percentage">
            <text:p>15,56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622" calcext:value-type="percentage">
            <text:p>16,22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953" calcext:value-type="percentage">
            <text:p>9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278" calcext:value-type="percentage">
            <text:p>12,78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47" calcext:value-type="percentage">
            <text:p>10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856" calcext:value-type="percentage">
            <text:p>18,56%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27" calcext:value-type="percentage">
            <text:p>11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856" calcext:value-type="percentage">
            <text:p>8,56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187" calcext:value-type="percentage">
            <text:p>11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007" calcext:value-type="percentage">
            <text:p>10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64" calcext:value-type="percentage">
            <text:p>16,40%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1307" calcext:value-type="percentage">
            <text:p>13,0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45:.B154])" office:value-type="percentage" office:value="0.18234" calcext:value-type="percentage">
            <text:p>18,23%</text:p>
          </table:table-cell>
          <table:table-cell table:style-name="ce1" table:formula="of:=AVERAGE([.C145:.C154])" office:value-type="percentage" office:value="0.11943" calcext:value-type="percentage">
            <text:p>11,94%</text:p>
          </table:table-cell>
          <table:table-cell table:style-name="ce1" table:formula="of:=AVERAGE([.D145:.D154])" office:value-type="percentage" office:value="0.1149" calcext:value-type="percentage">
            <text:p>11,49%</text:p>
          </table:table-cell>
          <table:table-cell table:style-name="ce1" table:number-columns-repeated="2"/>
          <table:table-cell table:style-name="ce1" table:formula="of:=AVERAGE([.G145:.G154])" office:value-type="percentage" office:value="0.16607" calcext:value-type="percentage">
            <text:p>16,61%</text:p>
          </table:table-cell>
          <table:table-cell table:style-name="ce1" table:formula="of:=AVERAGE([.H145:.H154])" office:value-type="percentage" office:value="0.10848" calcext:value-type="percentage">
            <text:p>10,85%</text:p>
          </table:table-cell>
          <table:table-cell table:style-name="ce1" table:formula="of:=AVERAGE([.I145:.I154])" office:value-type="percentage" office:value="0.10088" calcext:value-type="percentage">
            <text:p>10,0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47" calcext:value-type="percentage">
            <text:p>0,47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58:.B167])" office:value-type="percentage" office:value="0.02701" calcext:value-type="percentage">
            <text:p>2,70%</text:p>
          </table:table-cell>
          <table:table-cell table:style-name="ce1" table:formula="of:=AVERAGE([.C158:.C167])" office:value-type="percentage" office:value="0.02747" calcext:value-type="percentage">
            <text:p>2,75%</text:p>
          </table:table-cell>
          <table:table-cell table:style-name="ce1" table:formula="of:=AVERAGE([.D158:.D167])" office:value-type="percentage" office:value="0.021" calcext:value-type="percentage">
            <text:p>2,10%</text:p>
          </table:table-cell>
          <table:table-cell table:style-name="ce1" table:number-columns-repeated="2"/>
          <table:table-cell table:style-name="ce1" table:formula="of:=AVERAGE([.G158:.G167])" office:value-type="string" office:string-value="" calcext:value-type="error">
            <text:p>#DIV/0!</text:p>
          </table:table-cell>
          <table:table-cell table:style-name="ce1" table:formula="of:=AVERAGE([.H158:.H167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33" calcext:value-type="percentage">
            <text:p>6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" calcext:value-type="percentage">
            <text:p>30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33" calcext:value-type="percentage">
            <text:p>14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33" calcext:value-type="percentage">
            <text:p>10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3" calcext:value-type="percentage">
            <text:p>3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967" calcext:value-type="percentage">
            <text:p>29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167" calcext:value-type="percentage">
            <text:p>11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" calcext:value-type="percentage">
            <text:p>9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67" calcext:value-type="percentage">
            <text:p>15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333" calcext:value-type="percentage">
            <text:p>3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71:.B180])" office:value-type="percentage" office:value="0.16366" calcext:value-type="percentage">
            <text:p>16,37%</text:p>
          </table:table-cell>
          <table:table-cell table:style-name="ce1" table:formula="of:=AVERAGE([.C171:.C180])" office:value-type="percentage" office:value="0.13466" calcext:value-type="percentage">
            <text:p>13,47%</text:p>
          </table:table-cell>
          <table:table-cell table:style-name="ce1" table:formula="of:=AVERAGE([.D171:.D180])" office:value-type="percentage" office:value="0.13333" calcext:value-type="percentage">
            <text:p>13,33%</text:p>
          </table:table-cell>
          <table:table-cell table:style-name="Default" table:number-columns-repeated="5"/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479.2" calcext:value-type="float">
            <text:p>1479,2</text:p>
          </table:table-cell>
          <table:table-cell table:style-name="ce3" office:value-type="float" office:value="1750.29" calcext:value-type="float">
            <text:p>1750,29</text:p>
          </table:table-cell>
          <table:table-cell table:style-name="ce3" office:value-type="float" office:value="1434.07" calcext:value-type="float">
            <text:p>1434,07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173" calcext:value-type="float">
            <text:p>0,1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2103.68" calcext:value-type="float">
            <text:p>2103,68</text:p>
          </table:table-cell>
          <table:table-cell table:style-name="ce3" office:value-type="float" office:value="2913.72" calcext:value-type="float">
            <text:p>2913,72</text:p>
          </table:table-cell>
          <table:table-cell table:style-name="ce3" office:value-type="float" office:value="2686.19" calcext:value-type="float">
            <text:p>2686,19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275" calcext:value-type="float">
            <text:p>0,275</text:p>
          </table:table-cell>
          <table:table-cell table:style-name="ce3" office:value-type="float" office:value="0.198" calcext:value-type="float">
            <text:p>0,198</text:p>
          </table:table-cell>
          <table:table-cell table:style-name="ce3" office:value-type="float" office:value="0.197" calcext:value-type="float">
            <text:p>0,1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4670.97" calcext:value-type="float">
            <text:p>4670,97</text:p>
          </table:table-cell>
          <table:table-cell table:style-name="ce3" office:value-type="float" office:value="2654.71" calcext:value-type="float">
            <text:p>2654,71</text:p>
          </table:table-cell>
          <table:table-cell table:style-name="ce3" office:value-type="float" office:value="3695.41" calcext:value-type="float">
            <text:p>3695,41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314" calcext:value-type="float">
            <text:p>0,31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3373.64" calcext:value-type="float">
            <text:p>3373,64</text:p>
          </table:table-cell>
          <table:table-cell table:style-name="ce3" office:value-type="float" office:value="2598.46" calcext:value-type="float">
            <text:p>2598,46</text:p>
          </table:table-cell>
          <table:table-cell table:style-name="ce3" office:value-type="float" office:value="3752.82" calcext:value-type="float">
            <text:p>3752,82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9.086" calcext:value-type="float">
            <text:p>9,086</text:p>
          </table:table-cell>
          <table:table-cell table:style-name="ce3" office:value-type="float" office:value="57.19" calcext:value-type="float">
            <text:p>57,19</text:p>
          </table:table-cell>
          <table:table-cell table:style-name="ce3" office:value-type="float" office:value="6.441" calcext:value-type="float">
            <text:p>6,44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780.36" calcext:value-type="float">
            <text:p>2780,36</text:p>
          </table:table-cell>
          <table:table-cell table:style-name="ce3" office:value-type="float" office:value="2695.73" calcext:value-type="float">
            <text:p>2695,73</text:p>
          </table:table-cell>
          <table:table-cell table:style-name="ce3" office:value-type="float" office:value="2003.56" calcext:value-type="float">
            <text:p>2003,56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366" calcext:value-type="float">
            <text:p>0,366</text:p>
          </table:table-cell>
          <table:table-cell table:style-name="ce3" office:value-type="float" office:value="0.302" calcext:value-type="float">
            <text:p>0,302</text:p>
          </table:table-cell>
          <table:table-cell table:style-name="ce3" office:value-type="float" office:value="6.46" calcext:value-type="float">
            <text:p>6,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1984.6" calcext:value-type="float">
            <text:p>1984,6</text:p>
          </table:table-cell>
          <table:table-cell table:style-name="ce3" office:value-type="float" office:value="1930.39" calcext:value-type="float">
            <text:p>1930,39</text:p>
          </table:table-cell>
          <table:table-cell table:style-name="ce3" office:value-type="float" office:value="1840.55" calcext:value-type="float">
            <text:p>1840,55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179" calcext:value-type="float">
            <text:p>0,179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62" calcext:value-type="float">
            <text:p>0,16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906.56" calcext:value-type="float">
            <text:p>1906,56</text:p>
          </table:table-cell>
          <table:table-cell table:style-name="ce3" office:value-type="float" office:value="1571.37" calcext:value-type="float">
            <text:p>1571,37</text:p>
          </table:table-cell>
          <table:table-cell table:style-name="ce3" office:value-type="float" office:value="3649.07" calcext:value-type="float">
            <text:p>3649,07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332" calcext:value-type="float">
            <text:p>0,332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215" calcext:value-type="float">
            <text:p>0,2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3520.11" calcext:value-type="float">
            <text:p>3520,11</text:p>
          </table:table-cell>
          <table:table-cell table:style-name="ce3" office:value-type="float" office:value="4135.34" calcext:value-type="float">
            <text:p>4135,34</text:p>
          </table:table-cell>
          <table:table-cell table:style-name="ce3" office:value-type="float" office:value="2856.97" calcext:value-type="float">
            <text:p>2856,97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558" calcext:value-type="float">
            <text:p>0,558</text:p>
          </table:table-cell>
          <table:table-cell table:style-name="ce3" office:value-type="float" office:value="0.434" calcext:value-type="float">
            <text:p>0,434</text:p>
          </table:table-cell>
          <table:table-cell table:style-name="ce3" office:value-type="float" office:value="0.223" calcext:value-type="float">
            <text:p>0,2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3747.47" calcext:value-type="float">
            <text:p>3747,47</text:p>
          </table:table-cell>
          <table:table-cell table:style-name="ce3" office:value-type="float" office:value="3887.57" calcext:value-type="float">
            <text:p>3887,57</text:p>
          </table:table-cell>
          <table:table-cell table:style-name="ce3" office:value-type="float" office:value="2420.43" calcext:value-type="float">
            <text:p>2420,43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277" calcext:value-type="float">
            <text:p>0,277</text:p>
          </table:table-cell>
          <table:table-cell table:number-columns-repeated="2" table:style-name="ce3" office:value-type="float" office:value="0.207" calcext:value-type="float">
            <text:p>0,2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3131.29" calcext:value-type="float">
            <text:p>3131,29</text:p>
          </table:table-cell>
          <table:table-cell table:style-name="ce3" office:value-type="float" office:value="2055.7" calcext:value-type="float">
            <text:p>2055,7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74" calcext:value-type="float">
            <text:p>0,1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184:.B193])" office:value-type="float" office:value="2869.788" calcext:value-type="float">
            <text:p>2869,788</text:p>
          </table:table-cell>
          <table:table-cell table:style-name="ce4" table:formula="of:=AVERAGE([.C184:.C193])" office:value-type="float" office:value="2619.328" calcext:value-type="float">
            <text:p>2619,328</text:p>
          </table:table-cell>
          <table:table-cell table:style-name="ce4" table:formula="of:=AVERAGE([.D184:.D193])" office:value-type="float" office:value="2704.34111111111" calcext:value-type="float">
            <text:p>2704,34111111111</text:p>
          </table:table-cell>
          <table:table-cell table:style-name="Default"/>
          <table:table-cell table:style-name="ce1"/>
          <table:table-cell table:style-name="ce4" table:formula="of:=AVERAGE([.G184:.G193])" office:value-type="float" office:value="1.199" calcext:value-type="float">
            <text:p>1,199</text:p>
          </table:table-cell>
          <table:table-cell table:style-name="ce4" table:formula="of:=AVERAGE([.H184:.H193])" office:value-type="float" office:value="5.9356" calcext:value-type="float">
            <text:p>5,9356</text:p>
          </table:table-cell>
          <table:table-cell table:style-name="ce4" table:formula="of:=AVERAGE([.I184:.I193])" office:value-type="float" office:value="1.4566" calcext:value-type="float">
            <text:p>1,45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3885.53" calcext:value-type="float">
            <text:p>3885,53</text:p>
          </table:table-cell>
          <table:table-cell table:style-name="ce3" office:value-type="float" office:value="3767.96" calcext:value-type="float">
            <text:p>3767,96</text:p>
          </table:table-cell>
          <table:table-cell table:style-name="ce3" office:value-type="float" office:value="3762.59" calcext:value-type="float">
            <text:p>3762,59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266.73" calcext:value-type="float">
            <text:p>266,73</text:p>
          </table:table-cell>
          <table:table-cell table:style-name="ce3" office:value-type="float" office:value="0.081" calcext:value-type="float">
            <text:p>0,0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2626.58" calcext:value-type="float">
            <text:p>2626,58</text:p>
          </table:table-cell>
          <table:table-cell table:style-name="ce3" office:value-type="float" office:value="2624.25" calcext:value-type="float">
            <text:p>2624,25</text:p>
          </table:table-cell>
          <table:table-cell table:style-name="ce3" office:value-type="float" office:value="2417.42" calcext:value-type="float">
            <text:p>2417,42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130.45" calcext:value-type="float">
            <text:p>130,45</text:p>
          </table:table-cell>
          <table:table-cell table:style-name="ce3" office:value-type="float" office:value="27.1" calcext:value-type="float">
            <text:p>27,1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3745.63" calcext:value-type="float">
            <text:p>3745,63</text:p>
          </table:table-cell>
          <table:table-cell table:style-name="ce3" office:value-type="float" office:value="3702.61" calcext:value-type="float">
            <text:p>3702,61</text:p>
          </table:table-cell>
          <table:table-cell table:style-name="ce3" office:value-type="float" office:value="3663.54" calcext:value-type="float">
            <text:p>3663,54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92" calcext:value-type="float">
            <text:p>0,19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4358.6" calcext:value-type="float">
            <text:p>4358,6</text:p>
          </table:table-cell>
          <table:table-cell table:style-name="ce3" office:value-type="float" office:value="4222.42" calcext:value-type="float">
            <text:p>4222,42</text:p>
          </table:table-cell>
          <table:table-cell table:style-name="ce3" office:value-type="float" office:value="5106.57" calcext:value-type="float">
            <text:p>5106,57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150.67" calcext:value-type="float">
            <text:p>150,67</text:p>
          </table:table-cell>
          <table:table-cell table:style-name="ce3" office:value-type="float" office:value="22.87" calcext:value-type="float">
            <text:p>22,87</text:p>
          </table:table-cell>
          <table:table-cell table:style-name="ce3" office:value-type="float" office:value="415.65" calcext:value-type="float">
            <text:p>415,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648.43" calcext:value-type="float">
            <text:p>2648,43</text:p>
          </table:table-cell>
          <table:table-cell table:style-name="ce3" office:value-type="float" office:value="2997.66" calcext:value-type="float">
            <text:p>2997,66</text:p>
          </table:table-cell>
          <table:table-cell table:style-name="ce3" office:value-type="float" office:value="3609.76" calcext:value-type="float">
            <text:p>3609,76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463" calcext:value-type="float">
            <text:p>0,463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.42" calcext:value-type="float">
            <text:p>0,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707.32" calcext:value-type="float">
            <text:p>2707,32</text:p>
          </table:table-cell>
          <table:table-cell table:style-name="ce3" office:value-type="float" office:value="2736.75" calcext:value-type="float">
            <text:p>2736,75</text:p>
          </table:table-cell>
          <table:table-cell table:style-name="ce3" office:value-type="float" office:value="2363.41" calcext:value-type="float">
            <text:p>2363,41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554.16" calcext:value-type="float">
            <text:p>554,16</text:p>
          </table:table-cell>
          <table:table-cell table:style-name="ce3" office:value-type="float" office:value="20.47" calcext:value-type="float">
            <text:p>20,47</text:p>
          </table:table-cell>
          <table:table-cell table:style-name="ce3" office:value-type="float" office:value="38.65" calcext:value-type="float">
            <text:p>38,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4077.44" calcext:value-type="float">
            <text:p>4077,44</text:p>
          </table:table-cell>
          <table:table-cell table:style-name="ce3" office:value-type="float" office:value="3832.47" calcext:value-type="float">
            <text:p>3832,47</text:p>
          </table:table-cell>
          <table:table-cell table:style-name="ce3" office:value-type="float" office:value="2605.1" calcext:value-type="float">
            <text:p>2605,1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71" calcext:value-type="float">
            <text:p>0,071</text:p>
          </table:table-cell>
          <table:table-cell table:style-name="ce3" office:value-type="float" office:value="0.475" calcext:value-type="float">
            <text:p>0,475</text:p>
          </table:table-cell>
          <table:table-cell table:style-name="ce3" office:value-type="float" office:value="0.107" calcext:value-type="float">
            <text:p>0,1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614.41" calcext:value-type="float">
            <text:p>3614,41</text:p>
          </table:table-cell>
          <table:table-cell table:style-name="ce3" office:value-type="float" office:value="3893.81" calcext:value-type="float">
            <text:p>3893,81</text:p>
          </table:table-cell>
          <table:table-cell table:style-name="ce3" office:value-type="float" office:value="4210.76" calcext:value-type="float">
            <text:p>4210,76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40.02" calcext:value-type="float">
            <text:p>40,02</text:p>
          </table:table-cell>
          <table:table-cell table:style-name="ce3" office:value-type="float" office:value="3.14" calcext:value-type="float">
            <text:p>3,14</text:p>
          </table:table-cell>
          <table:table-cell table:style-name="ce3" office:value-type="float" office:value="10.69" calcext:value-type="float">
            <text:p>10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453.7" calcext:value-type="float">
            <text:p>3453,7</text:p>
          </table:table-cell>
          <table:table-cell table:style-name="ce3" office:value-type="float" office:value="3656.14" calcext:value-type="float">
            <text:p>3656,14</text:p>
          </table:table-cell>
          <table:table-cell table:style-name="ce3" office:value-type="float" office:value="3335.89" calcext:value-type="float">
            <text:p>3335,89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82.38" calcext:value-type="float">
            <text:p>82,38</text:p>
          </table:table-cell>
          <table:table-cell table:style-name="ce3" office:value-type="float" office:value="53.03" calcext:value-type="float">
            <text:p>53,03</text:p>
          </table:table-cell>
          <table:table-cell table:style-name="ce3" office:value-type="float" office:value="70.88" calcext:value-type="float">
            <text:p>70,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4017.92" calcext:value-type="float">
            <text:p>4017,92</text:p>
          </table:table-cell>
          <table:table-cell table:style-name="ce3" office:value-type="float" office:value="3887.57" calcext:value-type="float">
            <text:p>3887,57</text:p>
          </table:table-cell>
          <table:table-cell table:style-name="ce3" office:value-type="float" office:value="4334.99" calcext:value-type="float">
            <text:p>4334,99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36" calcext:value-type="float">
            <text:p>0,136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31" calcext:value-type="float">
            <text:p>0,13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197:.B206])" office:value-type="float" office:value="3513.556" calcext:value-type="float">
            <text:p>3513,556</text:p>
          </table:table-cell>
          <table:table-cell table:style-name="ce4" table:formula="of:=AVERAGE([.C197:.C206])" office:value-type="float" office:value="3532.164" calcext:value-type="float">
            <text:p>3532,164</text:p>
          </table:table-cell>
          <table:table-cell table:style-name="ce4" table:formula="of:=AVERAGE([.D197:.D206])" office:value-type="float" office:value="3541.003" calcext:value-type="float">
            <text:p>3541,003</text:p>
          </table:table-cell>
          <table:table-cell table:style-name="Default"/>
          <table:table-cell table:style-name="ce1"/>
          <table:table-cell table:style-name="ce4" table:formula="of:=AVERAGE([.G197:.G206])" office:value-type="float" office:value="95.8646" calcext:value-type="float">
            <text:p>95,8646</text:p>
          </table:table-cell>
          <table:table-cell table:style-name="ce4" table:formula="of:=AVERAGE([.H197:.H206])" office:value-type="float" office:value="39.4541" calcext:value-type="float">
            <text:p>39,4541</text:p>
          </table:table-cell>
          <table:table-cell table:style-name="ce4" table:formula="of:=AVERAGE([.I197:.I206])" office:value-type="float" office:value="53.698" calcext:value-type="float">
            <text:p>53,6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58" calcext:value-type="float">
            <text:p>0,058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06" calcext:value-type="float">
            <text:p>0,106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2.167" calcext:value-type="float">
            <text:p>2,167</text:p>
          </table:table-cell>
          <table:table-cell table:style-name="ce3" office:value-type="float" office:value="1.772" calcext:value-type="float">
            <text:p>1,772</text:p>
          </table:table-cell>
          <table:table-cell table:style-name="ce3" office:value-type="float" office:value="1.672" calcext:value-type="float">
            <text:p>1,6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.0121" calcext:value-type="float">
            <text:p>0,0121</text:p>
          </table:table-cell>
          <table:table-cell table:style-name="ce3" office:value-type="float" office:value="74.79" calcext:value-type="float">
            <text:p>74,79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522" calcext:value-type="float">
            <text:p>1,522</text:p>
          </table:table-cell>
          <table:table-cell table:style-name="ce3" office:value-type="float" office:value="22.46" calcext:value-type="float">
            <text:p>22,46</text:p>
          </table:table-cell>
          <table:table-cell table:style-name="ce3" office:value-type="float" office:value="421.56" calcext:value-type="float">
            <text:p>421,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0.0446" calcext:value-type="float">
            <text:p>0,0446</text:p>
          </table:table-cell>
          <table:table-cell table:style-name="ce3" office:value-type="float" office:value="21.414" calcext:value-type="float">
            <text:p>21,414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1.42" calcext:value-type="float">
            <text:p>1,42</text:p>
          </table:table-cell>
          <table:table-cell table:style-name="ce3" office:value-type="float" office:value="1.309" calcext:value-type="float">
            <text:p>1,309</text:p>
          </table:table-cell>
          <table:table-cell table:style-name="ce3" office:value-type="float" office:value="1.143" calcext:value-type="float">
            <text:p>1,1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282.61" calcext:value-type="float">
            <text:p>282,61</text:p>
          </table:table-cell>
          <table:table-cell table:style-name="ce3" office:value-type="float" office:value="42.12" calcext:value-type="float">
            <text:p>42,12</text:p>
          </table:table-cell>
          <table:table-cell table:style-name="ce3" office:value-type="float" office:value="71.738" calcext:value-type="float">
            <text:p>71,738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617" calcext:value-type="float">
            <text:p>1,617</text:p>
          </table:table-cell>
          <table:table-cell table:style-name="ce3" office:value-type="float" office:value="1.329" calcext:value-type="float">
            <text:p>1,329</text:p>
          </table:table-cell>
          <table:table-cell table:style-name="ce3" office:value-type="float" office:value="1.833" calcext:value-type="float">
            <text:p>1,8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46.72" calcext:value-type="float">
            <text:p>46,72</text:p>
          </table:table-cell>
          <table:table-cell table:style-name="ce3" office:value-type="float" office:value="0.0601" calcext:value-type="float">
            <text:p>0,0601</text:p>
          </table:table-cell>
          <table:table-cell table:style-name="ce3" office:value-type="float" office:value="0.05" calcext:value-type="float">
            <text:p>0,05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934" calcext:value-type="float">
            <text:p>1,934</text:p>
          </table:table-cell>
          <table:table-cell table:style-name="ce3" office:value-type="float" office:value="1.786" calcext:value-type="float">
            <text:p>1,786</text:p>
          </table:table-cell>
          <table:table-cell table:style-name="ce3" office:value-type="float" office:value="1.599" calcext:value-type="float">
            <text:p>1,59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55.44" calcext:value-type="float">
            <text:p>55,4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65" calcext:value-type="float">
            <text:p>1,65</text:p>
          </table:table-cell>
          <table:table-cell table:style-name="ce3" office:value-type="float" office:value="1.496" calcext:value-type="float">
            <text:p>1,496</text:p>
          </table:table-cell>
          <table:table-cell table:style-name="ce3" office:value-type="float" office:value="1.509" calcext:value-type="float">
            <text:p>1,50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621" calcext:value-type="float">
            <text:p>0,0621</text:p>
          </table:table-cell>
          <table:table-cell table:style-name="ce3" office:value-type="float" office:value="6.713" calcext:value-type="float">
            <text:p>6,713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829" calcext:value-type="float">
            <text:p>1,829</text:p>
          </table:table-cell>
          <table:table-cell table:style-name="ce3" office:value-type="float" office:value="1.532" calcext:value-type="float">
            <text:p>1,532</text:p>
          </table:table-cell>
          <table:table-cell table:style-name="ce3" office:value-type="float" office:value="1.626" calcext:value-type="float">
            <text:p>1,6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1.171" calcext:value-type="float">
            <text:p>1,171</text:p>
          </table:table-cell>
          <table:table-cell table:style-name="ce3" office:value-type="float" office:value="22.77" calcext:value-type="float">
            <text:p>22,77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795" calcext:value-type="float">
            <text:p>1,795</text:p>
          </table:table-cell>
          <table:table-cell table:style-name="ce3" office:value-type="float" office:value="1.47" calcext:value-type="float">
            <text:p>1,47</text:p>
          </table:table-cell>
          <table:table-cell table:style-name="ce3" office:value-type="float" office:value="1.147" calcext:value-type="float">
            <text:p>1,1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68" calcext:value-type="float">
            <text:p>0,0368</text:p>
          </table:table-cell>
          <table:table-cell table:style-name="ce3" office:value-type="float" office:value="0.0181" calcext:value-type="float">
            <text:p>0,018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52" calcext:value-type="float">
            <text:p>1,52</text:p>
          </table:table-cell>
          <table:table-cell table:style-name="ce3" office:value-type="float" office:value="1.216" calcext:value-type="float">
            <text:p>1,216</text:p>
          </table:table-cell>
          <table:table-cell table:style-name="ce3" office:value-type="float" office:value="1.161" calcext:value-type="float">
            <text:p>1,1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62.49" calcext:value-type="float">
            <text:p>62,49</text:p>
          </table:table-cell>
          <table:table-cell table:style-name="ce3" office:value-type="float" office:value="11.33" calcext:value-type="float">
            <text:p>11,33</text:p>
          </table:table-cell>
          <table:table-cell table:style-name="ce3" office:value-type="float" office:value="60.77" calcext:value-type="float">
            <text:p>60,77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91" calcext:value-type="float">
            <text:p>1,91</text:p>
          </table:table-cell>
          <table:table-cell table:style-name="ce3" office:value-type="float" office:value="265.35" calcext:value-type="float">
            <text:p>265,35</text:p>
          </table:table-cell>
          <table:table-cell table:style-name="ce3" office:value-type="float" office:value="1.45" calcext:value-type="float">
            <text:p>1,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10:.B219])" office:value-type="float" office:value="39.2102" calcext:value-type="float">
            <text:p>39,2102</text:p>
          </table:table-cell>
          <table:table-cell table:style-name="ce4" table:formula="of:=AVERAGE([.C210:.C219])" office:value-type="float" office:value="5.50837" calcext:value-type="float">
            <text:p>5,50837</text:p>
          </table:table-cell>
          <table:table-cell table:style-name="ce4" table:formula="of:=AVERAGE([.D210:.D219])" office:value-type="float" office:value="31.38091" calcext:value-type="float">
            <text:p>31,38091</text:p>
          </table:table-cell>
          <table:table-cell table:style-name="Default"/>
          <table:table-cell table:style-name="ce1"/>
          <table:table-cell table:style-name="ce4" table:formula="of:=AVERAGE([.G210:.G219])" office:value-type="float" office:value="1.7364" calcext:value-type="float">
            <text:p>1,7364</text:p>
          </table:table-cell>
          <table:table-cell table:style-name="ce4" table:formula="of:=AVERAGE([.H210:.H219])" office:value-type="float" office:value="29.972" calcext:value-type="float">
            <text:p>29,972</text:p>
          </table:table-cell>
          <table:table-cell table:style-name="ce4" table:formula="of:=AVERAGE([.I210:.I219])" office:value-type="float" office:value="43.47" calcext:value-type="float">
            <text:p>43,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89.89" calcext:value-type="float">
            <text:p>89,89</text:p>
          </table:table-cell>
          <table:table-cell table:style-name="ce3" office:value-type="float" office:value="39.75" calcext:value-type="float">
            <text:p>39,75</text:p>
          </table:table-cell>
          <table:table-cell table:style-name="ce3" office:value-type="float" office:value="15.755" calcext:value-type="float">
            <text:p>15,7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710.44" calcext:value-type="float">
            <text:p>710,44</text:p>
          </table:table-cell>
          <table:table-cell table:style-name="ce3" office:value-type="float" office:value="89.65" calcext:value-type="float">
            <text:p>89,65</text:p>
          </table:table-cell>
          <table:table-cell table:style-name="ce3" office:value-type="float" office:value="416.88" calcext:value-type="float">
            <text:p>416,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508.21" calcext:value-type="float">
            <text:p>508,21</text:p>
          </table:table-cell>
          <table:table-cell table:style-name="ce3" office:value-type="float" office:value="41.54" calcext:value-type="float">
            <text:p>41,54</text:p>
          </table:table-cell>
          <table:table-cell table:style-name="ce3" office:value-type="float" office:value="78.051" calcext:value-type="float">
            <text:p>78,0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79" calcext:value-type="float">
            <text:p>2,79</text:p>
          </table:table-cell>
          <table:table-cell table:style-name="ce3" office:value-type="float" office:value="43.96" calcext:value-type="float">
            <text:p>43,96</text:p>
          </table:table-cell>
          <table:table-cell table:style-name="ce3" office:value-type="float" office:value="645.53" calcext:value-type="float">
            <text:p>645,5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706" calcext:value-type="float">
            <text:p>1,706</text:p>
          </table:table-cell>
          <table:table-cell table:style-name="ce3" office:value-type="float" office:value="18.89" calcext:value-type="float">
            <text:p>18,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0.994" calcext:value-type="float">
            <text:p>0,994</text:p>
          </table:table-cell>
          <table:table-cell table:style-name="ce3" office:value-type="float" office:value="1.453" calcext:value-type="float">
            <text:p>1,45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55.67" calcext:value-type="float">
            <text:p>55,67</text:p>
          </table:table-cell>
          <table:table-cell table:style-name="ce3" office:value-type="float" office:value="2.121" calcext:value-type="float">
            <text:p>2,12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2.9" calcext:value-type="float">
            <text:p>42,9</text:p>
          </table:table-cell>
          <table:table-cell table:style-name="ce3" office:value-type="float" office:value="81.49" calcext:value-type="float">
            <text:p>81,49</text:p>
          </table:table-cell>
          <table:table-cell table:style-name="ce3" office:value-type="float" office:value="712.72" calcext:value-type="float">
            <text:p>712,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162.83" calcext:value-type="float">
            <text:p>162,83</text:p>
          </table:table-cell>
          <table:table-cell table:style-name="ce3" office:value-type="float" office:value="10.23" calcext:value-type="float">
            <text:p>10,23</text:p>
          </table:table-cell>
          <table:table-cell table:style-name="ce3" office:value-type="float" office:value="16.58" calcext:value-type="float">
            <text:p>16,5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 office:value-type="float" office:value="22.96" calcext:value-type="float">
            <text:p>22,96</text:p>
          </table:table-cell>
          <table:table-cell table:style-name="ce3" office:value-type="float" office:value="31.95" calcext:value-type="float">
            <text:p>31,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3:.B232])" office:value-type="string" office:string-value="" calcext:value-type="error">
            <text:p>#DIV/0!</text:p>
          </table:table-cell>
          <table:table-cell table:style-name="ce4" table:formula="of:=AVERAGE([.C223:.C232])" office:value-type="string" office:string-value="" calcext:value-type="error">
            <text:p>#DIV/0!</text:p>
          </table:table-cell>
          <table:table-cell table:style-name="ce4" table:formula="of:=AVERAGE([.D223:.D23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23:.G232])" office:value-type="float" office:value="152.1435" calcext:value-type="float">
            <text:p>152,1435</text:p>
          </table:table-cell>
          <table:table-cell table:style-name="ce4" table:formula="of:=AVERAGE([.H223:.H232])" office:value-type="float" office:value="38.795" calcext:value-type="float">
            <text:p>38,795</text:p>
          </table:table-cell>
          <table:table-cell table:style-name="ce4" table:formula="of:=AVERAGE([.I223:.I232])" office:value-type="float" office:value="193.993" calcext:value-type="float">
            <text:p>193,9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1891.24" calcext:value-type="float">
            <text:p>1891,24</text:p>
          </table:table-cell>
          <table:table-cell table:style-name="ce3" office:value-type="float" office:value="1956.98" calcext:value-type="float">
            <text:p>1956,98</text:p>
          </table:table-cell>
          <table:table-cell table:style-name="ce3" office:value-type="float" office:value="1557.34" calcext:value-type="float">
            <text:p>1557,34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66.105" calcext:value-type="float">
            <text:p>66,105</text:p>
          </table:table-cell>
          <table:table-cell table:style-name="ce3" office:value-type="float" office:value="0.52" calcext:value-type="float">
            <text:p>0,52</text:p>
          </table:table-cell>
          <table:table-cell table:style-name="ce3" office:value-type="float" office:value="0.51" calcext:value-type="float">
            <text:p>0,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601.46" calcext:value-type="float">
            <text:p>1601,46</text:p>
          </table:table-cell>
          <table:table-cell table:style-name="ce3" office:value-type="float" office:value="1674.14" calcext:value-type="float">
            <text:p>1674,14</text:p>
          </table:table-cell>
          <table:table-cell table:style-name="ce3" office:value-type="float" office:value="1667.81" calcext:value-type="float">
            <text:p>1667,81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157.14" calcext:value-type="float">
            <text:p>157,14</text:p>
          </table:table-cell>
          <table:table-cell table:style-name="ce3" office:value-type="float" office:value="0.505" calcext:value-type="float">
            <text:p>0,505</text:p>
          </table:table-cell>
          <table:table-cell table:style-name="ce3" office:value-type="float" office:value="0.48" calcext:value-type="float">
            <text:p>0,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1582.54" calcext:value-type="float">
            <text:p>1582,54</text:p>
          </table:table-cell>
          <table:table-cell table:style-name="ce3" office:value-type="float" office:value="1784.47" calcext:value-type="float">
            <text:p>1784,47</text:p>
          </table:table-cell>
          <table:table-cell table:style-name="ce3" office:value-type="float" office:value="1576.34" calcext:value-type="float">
            <text:p>1576,34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07.95" calcext:value-type="float">
            <text:p>107,95</text:p>
          </table:table-cell>
          <table:table-cell table:style-name="ce3" office:value-type="float" office:value="161.27" calcext:value-type="float">
            <text:p>161,27</text:p>
          </table:table-cell>
          <table:table-cell table:style-name="ce3" office:value-type="float" office:value="204.63" calcext:value-type="float">
            <text:p>204,6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2187.9" calcext:value-type="float">
            <text:p>2187,9</text:p>
          </table:table-cell>
          <table:table-cell table:style-name="ce3" office:value-type="float" office:value="2027.83" calcext:value-type="float">
            <text:p>2027,83</text:p>
          </table:table-cell>
          <table:table-cell table:style-name="ce3" office:value-type="float" office:value="2121.59" calcext:value-type="float">
            <text:p>2121,59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office:value-type="float" office:value="0.83" calcext:value-type="float">
            <text:p>0,83</text:p>
          </table:table-cell>
          <table:table-cell table:style-name="ce3" office:value-type="float" office:value="0.64" calcext:value-type="float">
            <text:p>0,6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961.6" calcext:value-type="float">
            <text:p>1961,6</text:p>
          </table:table-cell>
          <table:table-cell table:style-name="ce3" office:value-type="float" office:value="1853.15" calcext:value-type="float">
            <text:p>1853,15</text:p>
          </table:table-cell>
          <table:table-cell table:style-name="ce3" office:value-type="float" office:value="2214.41" calcext:value-type="float">
            <text:p>2214,41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57" calcext:value-type="float">
            <text:p>0,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2360.33" calcext:value-type="float">
            <text:p>2360,33</text:p>
          </table:table-cell>
          <table:table-cell table:style-name="ce3" office:value-type="float" office:value="2230.65" calcext:value-type="float">
            <text:p>2230,65</text:p>
          </table:table-cell>
          <table:table-cell table:style-name="ce3" office:value-type="float" office:value="2128.78" calcext:value-type="float">
            <text:p>2128,78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37" calcext:value-type="float">
            <text:p>0,37</text:p>
          </table:table-cell>
          <table:table-cell table:style-name="ce3" office:value-type="float" office:value="0.36" calcext:value-type="float">
            <text:p>0,36</text:p>
          </table:table-cell>
          <table:table-cell table:style-name="ce3" office:value-type="float" office:value="0.32" calcext:value-type="float">
            <text:p>0,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05.58" calcext:value-type="float">
            <text:p>2805,58</text:p>
          </table:table-cell>
          <table:table-cell table:style-name="ce3" office:value-type="float" office:value="1825.31" calcext:value-type="float">
            <text:p>1825,31</text:p>
          </table:table-cell>
          <table:table-cell table:style-name="ce3" office:value-type="float" office:value="1789.58" calcext:value-type="float">
            <text:p>1789,58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600.06" calcext:value-type="float">
            <text:p>1600,06</text:p>
          </table:table-cell>
          <table:table-cell table:style-name="ce3" office:value-type="float" office:value="1355.4" calcext:value-type="float">
            <text:p>1355,4</text:p>
          </table:table-cell>
          <table:table-cell table:style-name="ce3" office:value-type="float" office:value="1485.98" calcext:value-type="float">
            <text:p>1485,98</text:p>
          </table:table-cell>
          <table:table-cell table:style-name="Default"/>
          <table:table-cell office:value-type="string" calcext:value-type="string">
            <text:p>FA_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ce3" office:value-type="float" office:value="0.76" calcext:value-type="float">
            <text:p>0,7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1842.26" calcext:value-type="float">
            <text:p>1842,26</text:p>
          </table:table-cell>
          <table:table-cell table:style-name="ce3" office:value-type="float" office:value="1625.91" calcext:value-type="float">
            <text:p>1625,91</text:p>
          </table:table-cell>
          <table:table-cell table:style-name="ce3" office:value-type="float" office:value="2006.58" calcext:value-type="float">
            <text:p>2006,58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48" calcext:value-type="float">
            <text:p>0,48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3" calcext:value-type="float">
            <text:p>0,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386.97" calcext:value-type="float">
            <text:p>1386,97</text:p>
          </table:table-cell>
          <table:table-cell table:style-name="ce3" office:value-type="float" office:value="1468.99" calcext:value-type="float">
            <text:p>1468,99</text:p>
          </table:table-cell>
          <table:table-cell table:style-name="ce3" office:value-type="float" office:value="1357.24" calcext:value-type="float">
            <text:p>1357,24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54.14" calcext:value-type="float">
            <text:p>54,14</text:p>
          </table:table-cell>
          <table:table-cell table:style-name="ce3" office:value-type="float" office:value="18.24" calcext:value-type="float">
            <text:p>18,24</text:p>
          </table:table-cell>
          <table:table-cell table:style-name="ce3" office:value-type="float" office:value="307.13" calcext:value-type="float">
            <text:p>307,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6:.B245])" office:value-type="float" office:value="1921.994" calcext:value-type="float">
            <text:p>1921,994</text:p>
          </table:table-cell>
          <table:table-cell table:style-name="ce4" table:formula="of:=AVERAGE([.C236:.C245])" office:value-type="float" office:value="1780.283" calcext:value-type="float">
            <text:p>1780,283</text:p>
          </table:table-cell>
          <table:table-cell table:style-name="ce4" table:formula="of:=AVERAGE([.D236:.D245])" office:value-type="float" office:value="1790.565" calcext:value-type="float">
            <text:p>1790,565</text:p>
          </table:table-cell>
          <table:table-cell table:style-name="Default"/>
          <table:table-cell table:style-name="ce1"/>
          <table:table-cell table:style-name="ce4" table:formula="of:=AVERAGE([.G236:.G245])" office:value-type="float" office:value="38.8738" calcext:value-type="float">
            <text:p>38,8738</text:p>
          </table:table-cell>
          <table:table-cell table:style-name="ce4" table:formula="of:=AVERAGE([.H236:.H245])" office:value-type="float" office:value="18.4045" calcext:value-type="float">
            <text:p>18,4045</text:p>
          </table:table-cell>
          <table:table-cell table:style-name="ce4" table:formula="of:=AVERAGE([.I236:.I245])" office:value-type="float" office:value="51.586" calcext:value-type="float">
            <text:p>51,58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3" calcext:value-type="float">
            <text:p>0,363</text:p>
          </table:table-cell>
          <table:table-cell table:style-name="ce3" office:value-type="float" office:value="8.12" calcext:value-type="float">
            <text:p>8,12</text:p>
          </table:table-cell>
          <table:table-cell table:style-name="ce3" office:value-type="float" office:value="0.37" calcext:value-type="float">
            <text:p>0,3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0.75" calcext:value-type="float">
            <text:p>10,75</text:p>
          </table:table-cell>
          <table:table-cell table:style-name="ce3" office:value-type="float" office:value="13.078" calcext:value-type="float">
            <text:p>13,078</text:p>
          </table:table-cell>
          <table:table-cell table:style-name="ce3" office:value-type="float" office:value="9.81" calcext:value-type="float">
            <text:p>9,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718" calcext:value-type="float">
            <text:p>0,718</text:p>
          </table:table-cell>
          <table:table-cell table:style-name="ce3" office:value-type="float" office:value="0.782" calcext:value-type="float">
            <text:p>0,782</text:p>
          </table:table-cell>
          <table:table-cell table:style-name="ce3" office:value-type="float" office:value="0.84" calcext:value-type="float">
            <text:p>0,84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0.08" calcext:value-type="float">
            <text:p>10,08</text:p>
          </table:table-cell>
          <table:table-cell table:style-name="ce3" office:value-type="float" office:value="15.94" calcext:value-type="float">
            <text:p>15,94</text:p>
          </table:table-cell>
          <table:table-cell table:style-name="ce3" office:value-type="float" office:value="8.42" calcext:value-type="float">
            <text:p>8,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28" calcext:value-type="float">
            <text:p>0,228</text:p>
          </table:table-cell>
          <table:table-cell table:style-name="ce3" office:value-type="float" office:value="0.224" calcext:value-type="float">
            <text:p>0,224</text:p>
          </table:table-cell>
          <table:table-cell table:style-name="ce3" office:value-type="float" office:value="0.77" calcext:value-type="float">
            <text:p>0,7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1.84" calcext:value-type="float">
            <text:p>11,84</text:p>
          </table:table-cell>
          <table:table-cell table:style-name="ce3" office:value-type="float" office:value="9.51" calcext:value-type="float">
            <text:p>9,51</text:p>
          </table:table-cell>
          <table:table-cell table:style-name="ce3" office:value-type="float" office:value="9.68" calcext:value-type="float">
            <text:p>9,6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7.656" calcext:value-type="float">
            <text:p>7,656</text:p>
          </table:table-cell>
          <table:table-cell table:style-name="ce3" office:value-type="float" office:value="36.311" calcext:value-type="float">
            <text:p>36,311</text:p>
          </table:table-cell>
          <table:table-cell table:style-name="ce3" office:value-type="float" office:value="10.32" calcext:value-type="float">
            <text:p>10,32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2.44" calcext:value-type="float">
            <text:p>12,44</text:p>
          </table:table-cell>
          <table:table-cell table:style-name="ce3" office:value-type="float" office:value="10.89" calcext:value-type="float">
            <text:p>10,89</text:p>
          </table:table-cell>
          <table:table-cell table:style-name="ce3" office:value-type="float" office:value="9.1" calcext:value-type="float">
            <text:p>9,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46" calcext:value-type="float">
            <text:p>0,446</text:p>
          </table:table-cell>
          <table:table-cell table:style-name="ce3" office:value-type="float" office:value="0.502" calcext:value-type="float">
            <text:p>0,502</text:p>
          </table:table-cell>
          <table:table-cell table:style-name="ce3" office:value-type="float" office:value="0.57" calcext:value-type="float">
            <text:p>0,57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9.082" calcext:value-type="float">
            <text:p>9,082</text:p>
          </table:table-cell>
          <table:table-cell table:style-name="ce3" office:value-type="float" office:value="9.59" calcext:value-type="float">
            <text:p>9,59</text:p>
          </table:table-cell>
          <table:table-cell table:style-name="ce3" office:value-type="float" office:value="8.66" calcext:value-type="float">
            <text:p>8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099" calcext:value-type="float">
            <text:p>0,099</text:p>
          </table:table-cell>
          <table:table-cell table:style-name="ce3" office:value-type="float" office:value="0.103" calcext:value-type="float">
            <text:p>0,103</text:p>
          </table:table-cell>
          <table:table-cell table:style-name="ce3" office:value-type="float" office:value="0.107" calcext:value-type="float">
            <text:p>0,10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0.32" calcext:value-type="float">
            <text:p>10,32</text:p>
          </table:table-cell>
          <table:table-cell table:style-name="ce3" office:value-type="float" office:value="16.73" calcext:value-type="float">
            <text:p>16,73</text:p>
          </table:table-cell>
          <table:table-cell table:style-name="ce3" office:value-type="float" office:value="12.18" calcext:value-type="float">
            <text:p>12,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405" calcext:value-type="float">
            <text:p>0,405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 office:value-type="float" office:value="3.39" calcext:value-type="float">
            <text:p>3,39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2.4" calcext:value-type="float">
            <text:p>12,4</text:p>
          </table:table-cell>
          <table:table-cell table:style-name="ce3" office:value-type="float" office:value="11.23" calcext:value-type="float">
            <text:p>11,23</text:p>
          </table:table-cell>
          <table:table-cell table:style-name="ce3" office:value-type="float" office:value="10.74" calcext:value-type="float">
            <text:p>10,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26.19" calcext:value-type="float">
            <text:p>26,19</text:p>
          </table:table-cell>
          <table:table-cell table:style-name="ce3" office:value-type="float" office:value="19.95" calcext:value-type="float">
            <text:p>19,95</text:p>
          </table:table-cell>
          <table:table-cell table:style-name="ce3" office:value-type="float" office:value="20.57" calcext:value-type="float">
            <text:p>20,57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343.5" calcext:value-type="float">
            <text:p>343,5</text:p>
          </table:table-cell>
          <table:table-cell table:style-name="ce3" office:value-type="float" office:value="9.05" calcext:value-type="float">
            <text:p>9,05</text:p>
          </table:table-cell>
          <table:table-cell table:style-name="ce3" office:value-type="float" office:value="8.75" calcext:value-type="float">
            <text:p>8,7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289" calcext:value-type="float">
            <text:p>0,289</text:p>
          </table:table-cell>
          <table:table-cell table:style-name="ce3" office:value-type="float" office:value="0.291" calcext:value-type="float">
            <text:p>0,291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7.02" calcext:value-type="float">
            <text:p>7,02</text:p>
          </table:table-cell>
          <table:table-cell table:style-name="ce3" office:value-type="float" office:value="7.46" calcext:value-type="float">
            <text:p>7,46</text:p>
          </table:table-cell>
          <table:table-cell table:style-name="ce3" office:value-type="float" office:value="6.86" calcext:value-type="float">
            <text:p>6,8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192" calcext:value-type="float">
            <text:p>0,192</text:p>
          </table:table-cell>
          <table:table-cell table:style-name="ce3" office:value-type="float" office:value="0.183" calcext:value-type="float">
            <text:p>0,183</text:p>
          </table:table-cell>
          <table:table-cell table:style-name="ce3" office:value-type="float" office:value="0.169" calcext:value-type="float">
            <text:p>0,169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59.46" calcext:value-type="float">
            <text:p>59,46</text:p>
          </table:table-cell>
          <table:table-cell table:style-name="ce3" office:value-type="float" office:value="8.25" calcext:value-type="float">
            <text:p>8,25</text:p>
          </table:table-cell>
          <table:table-cell table:style-name="ce3" office:value-type="float" office:value="8.73" calcext:value-type="float">
            <text:p>8,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9:.B258])" office:value-type="float" office:value="3.6576" calcext:value-type="float">
            <text:p>3,6576</text:p>
          </table:table-cell>
          <table:table-cell table:style-name="ce4" table:formula="of:=AVERAGE([.C249:.C258])" office:value-type="float" office:value="6.7649" calcext:value-type="float">
            <text:p>6,7649</text:p>
          </table:table-cell>
          <table:table-cell table:style-name="ce4" table:formula="of:=AVERAGE([.D249:.D258])" office:value-type="float" office:value="3.7397" calcext:value-type="float">
            <text:p>3,7397</text:p>
          </table:table-cell>
          <table:table-cell table:style-name="Default"/>
          <table:table-cell table:style-name="ce1"/>
          <table:table-cell table:style-name="ce4" table:formula="of:=AVERAGE([.G249:.G258])" office:value-type="float" office:value="48.6892" calcext:value-type="float">
            <text:p>48,6892</text:p>
          </table:table-cell>
          <table:table-cell table:style-name="ce4" table:formula="of:=AVERAGE([.H249:.H258])" office:value-type="float" office:value="11.1728" calcext:value-type="float">
            <text:p>11,1728</text:p>
          </table:table-cell>
          <table:table-cell table:style-name="ce4" table:formula="of:=AVERAGE([.I249:.I258])" office:value-type="float" office:value="9.293" calcext:value-type="float">
            <text:p>9,2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2417.57" calcext:value-type="float">
            <text:p>2417,57</text:p>
          </table:table-cell>
          <table:table-cell table:style-name="ce3" office:value-type="float" office:value="769.71" calcext:value-type="float">
            <text:p>769,71</text:p>
          </table:table-cell>
          <table:table-cell table:style-name="ce3" office:value-type="float" office:value="0.63" calcext:value-type="float">
            <text:p>0,63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293" calcext:value-type="float">
            <text:p>0,029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office:value-type="float" office:value="2.513" calcext:value-type="float">
            <text:p>2,5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253.04" calcext:value-type="float">
            <text:p>253,04</text:p>
          </table:table-cell>
          <table:table-cell table:style-name="ce3" office:value-type="float" office:value="756.73" calcext:value-type="float">
            <text:p>756,73</text:p>
          </table:table-cell>
          <table:table-cell table:style-name="ce3" office:value-type="float" office:value="0.048" calcext:value-type="float">
            <text:p>0,048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475" calcext:value-type="float">
            <text:p>0,475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2.096" calcext:value-type="float">
            <text:p>2,0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857.17" calcext:value-type="float">
            <text:p>857,17</text:p>
          </table:table-cell>
          <table:table-cell table:style-name="ce3" office:value-type="float" office:value="494.42" calcext:value-type="float">
            <text:p>494,42</text:p>
          </table:table-cell>
          <table:table-cell table:style-name="ce3" office:value-type="float" office:value="4984.73" calcext:value-type="float">
            <text:p>4984,73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341" calcext:value-type="float">
            <text:p>0,0341</text:p>
          </table:table-cell>
          <table:table-cell table:style-name="ce3" office:value-type="float" office:value="0.0391" calcext:value-type="float">
            <text:p>0,0391</text:p>
          </table:table-cell>
          <table:table-cell table:style-name="ce3" office:value-type="float" office:value="0.0261" calcext:value-type="float">
            <text:p>0,02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297.54" calcext:value-type="float">
            <text:p>297,54</text:p>
          </table:table-cell>
          <table:table-cell table:style-name="ce3" office:value-type="float" office:value="149.45" calcext:value-type="float">
            <text:p>149,45</text:p>
          </table:table-cell>
          <table:table-cell table:style-name="ce3" office:value-type="float" office:value="2184.97" calcext:value-type="float">
            <text:p>2184,97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335" calcext:value-type="float">
            <text:p>0,0335</text:p>
          </table:table-cell>
          <table:table-cell table:style-name="ce3" office:value-type="float" office:value="0.0336" calcext:value-type="float">
            <text:p>0,03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683.47" calcext:value-type="float">
            <text:p>683,47</text:p>
          </table:table-cell>
          <table:table-cell table:style-name="ce3" office:value-type="float" office:value="814.67" calcext:value-type="float">
            <text:p>814,67</text:p>
          </table:table-cell>
          <table:table-cell table:style-name="ce3" office:value-type="float" office:value="5.35" calcext:value-type="float">
            <text:p>5,35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number-columns-repeated="2" table:style-name="ce3" office:value-type="float" office:value="0.028" calcext:value-type="float">
            <text:p>0,028</text:p>
          </table:table-cell>
          <table:table-cell table:style-name="ce3" office:value-type="float" office:value="0.0249" calcext:value-type="float">
            <text:p>0,02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1606.32" calcext:value-type="float">
            <text:p>1606,32</text:p>
          </table:table-cell>
          <table:table-cell table:style-name="ce3" office:value-type="float" office:value="412.25" calcext:value-type="float">
            <text:p>412,25</text:p>
          </table:table-cell>
          <table:table-cell table:style-name="ce3" office:value-type="float" office:value="751.29" calcext:value-type="float">
            <text:p>751,29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333" calcext:value-type="float">
            <text:p>0,333</text:p>
          </table:table-cell>
          <table:table-cell table:style-name="ce3" office:value-type="float" office:value="0.0273" calcext:value-type="float">
            <text:p>0,02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1892.43" calcext:value-type="float">
            <text:p>1892,43</text:p>
          </table:table-cell>
          <table:table-cell table:style-name="ce3" office:value-type="float" office:value="452.45" calcext:value-type="float">
            <text:p>452,45</text:p>
          </table:table-cell>
          <table:table-cell table:style-name="ce3" office:value-type="float" office:value="404.11" calcext:value-type="float">
            <text:p>404,11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261" calcext:value-type="float">
            <text:p>0,0261</text:p>
          </table:table-cell>
          <table:table-cell table:number-columns-repeated="2" table:style-name="ce3" office:value-type="float" office:value="0.022" calcext:value-type="float">
            <text:p>0,02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1054.38" calcext:value-type="float">
            <text:p>1054,38</text:p>
          </table:table-cell>
          <table:table-cell table:style-name="ce3" office:value-type="float" office:value="156.04" calcext:value-type="float">
            <text:p>156,04</text:p>
          </table:table-cell>
          <table:table-cell table:style-name="ce3" office:value-type="float" office:value="57.29" calcext:value-type="float">
            <text:p>57,29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267" calcext:value-type="float">
            <text:p>0,0267</text:p>
          </table:table-cell>
          <table:table-cell table:style-name="ce3" office:value-type="float" office:value="0.0225" calcext:value-type="float">
            <text:p>0,0225</text:p>
          </table:table-cell>
          <table:table-cell table:style-name="ce3" office:value-type="float" office:value="0.024" calcext:value-type="float">
            <text:p>0,0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636.55" calcext:value-type="float">
            <text:p>636,55</text:p>
          </table:table-cell>
          <table:table-cell table:style-name="ce3" office:value-type="float" office:value="672.56" calcext:value-type="float">
            <text:p>672,56</text:p>
          </table:table-cell>
          <table:table-cell table:style-name="ce3" office:value-type="float" office:value="932.94" calcext:value-type="float">
            <text:p>932,94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103.31" calcext:value-type="float">
            <text:p>103,31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905.68" calcext:value-type="float">
            <text:p>905,68</text:p>
          </table:table-cell>
          <table:table-cell table:style-name="ce3" office:value-type="float" office:value="696.93" calcext:value-type="float">
            <text:p>696,93</text:p>
          </table:table-cell>
          <table:table-cell table:style-name="ce3" office:value-type="float" office:value="1019.67" calcext:value-type="float">
            <text:p>1019,67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28" calcext:value-type="float">
            <text:p>0,028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.0285" calcext:value-type="float">
            <text:p>0,028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2:.B271])" office:value-type="float" office:value="1060.415" calcext:value-type="float">
            <text:p>1060,415</text:p>
          </table:table-cell>
          <table:table-cell table:style-name="ce4" table:formula="of:=AVERAGE([.C262:.C271])" office:value-type="float" office:value="537.521" calcext:value-type="float">
            <text:p>537,521</text:p>
          </table:table-cell>
          <table:table-cell table:style-name="ce4" table:formula="of:=AVERAGE([.D262:.D271])" office:value-type="float" office:value="1034.1028" calcext:value-type="float">
            <text:p>1034,1028</text:p>
          </table:table-cell>
          <table:table-cell table:style-name="Default"/>
          <table:table-cell table:style-name="ce1"/>
          <table:table-cell table:style-name="ce4" table:formula="of:=AVERAGE([.G262:.G271])" office:value-type="float" office:value="10.40312" calcext:value-type="float">
            <text:p>10,40312</text:p>
          </table:table-cell>
          <table:table-cell table:style-name="ce4" table:formula="of:=AVERAGE([.H262:.H271])" office:value-type="float" office:value="0.18721" calcext:value-type="float">
            <text:p>0,18721</text:p>
          </table:table-cell>
          <table:table-cell table:style-name="ce4" table:formula="of:=AVERAGE([.I262:.I271])" office:value-type="float" office:value="0.49224" calcext:value-type="float">
            <text:p>0,492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8.68" calcext:value-type="float">
            <text:p>8,68</text:p>
          </table:table-cell>
          <table:table-cell table:style-name="ce3" office:value-type="float" office:value="8.52" calcext:value-type="float">
            <text:p>8,52</text:p>
          </table:table-cell>
          <table:table-cell table:style-name="ce3" office:value-type="float" office:value="8.71" calcext:value-type="float">
            <text:p>8,71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46.55" calcext:value-type="float">
            <text:p>246,55</text:p>
          </table:table-cell>
          <table:table-cell table:style-name="ce3" office:value-type="float" office:value="206.3" calcext:value-type="float">
            <text:p>206,3</text:p>
          </table:table-cell>
          <table:table-cell table:style-name="ce3" office:value-type="float" office:value="209.61" calcext:value-type="float">
            <text:p>209,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8.87" calcext:value-type="float">
            <text:p>8,87</text:p>
          </table:table-cell>
          <table:table-cell table:style-name="ce3" office:value-type="float" office:value="7.92" calcext:value-type="float">
            <text:p>7,92</text:p>
          </table:table-cell>
          <table:table-cell table:style-name="ce3" office:value-type="float" office:value="8.63" calcext:value-type="float">
            <text:p>8,63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213.53" calcext:value-type="float">
            <text:p>213,53</text:p>
          </table:table-cell>
          <table:table-cell table:style-name="ce3" office:value-type="float" office:value="194.18" calcext:value-type="float">
            <text:p>194,18</text:p>
          </table:table-cell>
          <table:table-cell table:style-name="ce3" office:value-type="float" office:value="182.98" calcext:value-type="float">
            <text:p>182,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1.58" calcext:value-type="float">
            <text:p>11,58</text:p>
          </table:table-cell>
          <table:table-cell table:style-name="ce3" office:value-type="float" office:value="10.41" calcext:value-type="float">
            <text:p>10,41</text:p>
          </table:table-cell>
          <table:table-cell table:style-name="ce3" office:value-type="float" office:value="10.92" calcext:value-type="float">
            <text:p>10,92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191.25" calcext:value-type="float">
            <text:p>191,25</text:p>
          </table:table-cell>
          <table:table-cell table:style-name="ce3" office:value-type="float" office:value="187.13" calcext:value-type="float">
            <text:p>187,13</text:p>
          </table:table-cell>
          <table:table-cell table:style-name="ce3" office:value-type="float" office:value="168.01" calcext:value-type="float">
            <text:p>168,0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42.1" calcext:value-type="float">
            <text:p>42,1</text:p>
          </table:table-cell>
          <table:table-cell table:style-name="ce3" office:value-type="float" office:value="91.834" calcext:value-type="float">
            <text:p>91,834</text:p>
          </table:table-cell>
          <table:table-cell table:style-name="ce3" office:value-type="float" office:value="9.01" calcext:value-type="float">
            <text:p>9,01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233.31" calcext:value-type="float">
            <text:p>233,31</text:p>
          </table:table-cell>
          <table:table-cell table:style-name="ce3" office:value-type="float" office:value="220.31" calcext:value-type="float">
            <text:p>220,31</text:p>
          </table:table-cell>
          <table:table-cell table:style-name="ce3" office:value-type="float" office:value="177.55" calcext:value-type="float">
            <text:p>177,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0.96" calcext:value-type="float">
            <text:p>10,96</text:p>
          </table:table-cell>
          <table:table-cell table:style-name="ce3" office:value-type="float" office:value="10.58" calcext:value-type="float">
            <text:p>10,58</text:p>
          </table:table-cell>
          <table:table-cell table:style-name="ce3" office:value-type="float" office:value="10.7" calcext:value-type="float">
            <text:p>10,7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232.05" calcext:value-type="float">
            <text:p>232,05</text:p>
          </table:table-cell>
          <table:table-cell table:style-name="ce3" office:value-type="float" office:value="190.04" calcext:value-type="float">
            <text:p>190,04</text:p>
          </table:table-cell>
          <table:table-cell table:style-name="ce3" office:value-type="float" office:value="208.69" calcext:value-type="float">
            <text:p>208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13.11" calcext:value-type="float">
            <text:p>13,11</text:p>
          </table:table-cell>
          <table:table-cell table:style-name="ce3" office:value-type="float" office:value="12.22" calcext:value-type="float">
            <text:p>12,22</text:p>
          </table:table-cell>
          <table:table-cell table:style-name="ce3" office:value-type="float" office:value="11.06" calcext:value-type="float">
            <text:p>11,06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231.67" calcext:value-type="float">
            <text:p>231,67</text:p>
          </table:table-cell>
          <table:table-cell table:style-name="ce3" office:value-type="float" office:value="209.24" calcext:value-type="float">
            <text:p>209,24</text:p>
          </table:table-cell>
          <table:table-cell table:style-name="ce3" office:value-type="float" office:value="204.69" calcext:value-type="float">
            <text:p>204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8.93" calcext:value-type="float">
            <text:p>8,93</text:p>
          </table:table-cell>
          <table:table-cell table:style-name="ce3" office:value-type="float" office:value="7.64" calcext:value-type="float">
            <text:p>7,64</text:p>
          </table:table-cell>
          <table:table-cell table:style-name="ce3" office:value-type="float" office:value="7.33" calcext:value-type="float">
            <text:p>7,33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85.56" calcext:value-type="float">
            <text:p>185,56</text:p>
          </table:table-cell>
          <table:table-cell table:style-name="ce3" office:value-type="float" office:value="173.75" calcext:value-type="float">
            <text:p>173,75</text:p>
          </table:table-cell>
          <table:table-cell table:style-name="ce3" office:value-type="float" office:value="154.66" calcext:value-type="float">
            <text:p>154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9.24" calcext:value-type="float">
            <text:p>9,24</text:p>
          </table:table-cell>
          <table:table-cell table:style-name="ce3" office:value-type="float" office:value="9.12" calcext:value-type="float">
            <text:p>9,12</text:p>
          </table:table-cell>
          <table:table-cell table:style-name="ce3" office:value-type="float" office:value="9.39" calcext:value-type="float">
            <text:p>9,39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203.43" calcext:value-type="float">
            <text:p>203,43</text:p>
          </table:table-cell>
          <table:table-cell table:style-name="ce3" office:value-type="float" office:value="174.72" calcext:value-type="float">
            <text:p>174,72</text:p>
          </table:table-cell>
          <table:table-cell table:style-name="ce3" office:value-type="float" office:value="186.85" calcext:value-type="float">
            <text:p>186,8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6.62" calcext:value-type="float">
            <text:p>6,62</text:p>
          </table:table-cell>
          <table:table-cell table:style-name="ce3" office:value-type="float" office:value="6.073" calcext:value-type="float">
            <text:p>6,073</text:p>
          </table:table-cell>
          <table:table-cell table:style-name="ce3" office:value-type="float" office:value="6.52" calcext:value-type="float">
            <text:p>6,52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224.31" calcext:value-type="float">
            <text:p>224,31</text:p>
          </table:table-cell>
          <table:table-cell table:style-name="ce3" office:value-type="float" office:value="229.48" calcext:value-type="float">
            <text:p>229,48</text:p>
          </table:table-cell>
          <table:table-cell table:style-name="ce3" office:value-type="float" office:value="197.87" calcext:value-type="float">
            <text:p>197,8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8.58" calcext:value-type="float">
            <text:p>8,58</text:p>
          </table:table-cell>
          <table:table-cell table:style-name="ce3" office:value-type="float" office:value="7.73" calcext:value-type="float">
            <text:p>7,7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246.81" calcext:value-type="float">
            <text:p>246,81</text:p>
          </table:table-cell>
          <table:table-cell table:style-name="ce3" office:value-type="float" office:value="232.09" calcext:value-type="float">
            <text:p>232,09</text:p>
          </table:table-cell>
          <table:table-cell table:style-name="ce3" office:value-type="float" office:value="225.66" calcext:value-type="float">
            <text:p>225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5:.B284])" office:value-type="float" office:value="12.867" calcext:value-type="float">
            <text:p>12,867</text:p>
          </table:table-cell>
          <table:table-cell table:style-name="ce4" table:formula="of:=AVERAGE([.C275:.C284])" office:value-type="float" office:value="17.2047" calcext:value-type="float">
            <text:p>17,2047</text:p>
          </table:table-cell>
          <table:table-cell table:style-name="ce4" table:formula="of:=AVERAGE([.D275:.D284])" office:value-type="float" office:value="8.966" calcext:value-type="float">
            <text:p>8,966</text:p>
          </table:table-cell>
          <table:table-cell table:style-name="Default"/>
          <table:table-cell table:style-name="ce1"/>
          <table:table-cell table:style-name="ce4" table:formula="of:=AVERAGE([.G275:.G284])" office:value-type="float" office:value="220.847" calcext:value-type="float">
            <text:p>220,847</text:p>
          </table:table-cell>
          <table:table-cell table:style-name="ce4" table:formula="of:=AVERAGE([.H275:.H284])" office:value-type="float" office:value="201.724" calcext:value-type="float">
            <text:p>201,724</text:p>
          </table:table-cell>
          <table:table-cell table:style-name="ce4" table:formula="of:=AVERAGE([.I275:.I284])" office:value-type="float" office:value="191.657" calcext:value-type="float">
            <text:p>191,6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97.45" calcext:value-type="float">
            <text:p>297,45</text:p>
          </table:table-cell>
          <table:table-cell table:style-name="ce3" office:value-type="float" office:value="259.33" calcext:value-type="float">
            <text:p>259,33</text:p>
          </table:table-cell>
          <table:table-cell table:style-name="ce3" office:value-type="float" office:value="243.79" calcext:value-type="float">
            <text:p>243,79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281" calcext:value-type="percentage">
            <text:p>28,1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99.4" calcext:value-type="float">
            <text:p>299,4</text:p>
          </table:table-cell>
          <table:table-cell table:style-name="ce3" office:value-type="float" office:value="237.92" calcext:value-type="float">
            <text:p>237,92</text:p>
          </table:table-cell>
          <table:table-cell table:style-name="ce3" office:value-type="float" office:value="214.33" calcext:value-type="float">
            <text:p>214,33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19" calcext:value-type="percentage">
            <text:p>11,9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40.14" calcext:value-type="float">
            <text:p>240,14</text:p>
          </table:table-cell>
          <table:table-cell table:style-name="ce3" office:value-type="float" office:value="232.98" calcext:value-type="float">
            <text:p>232,98</text:p>
          </table:table-cell>
          <table:table-cell table:style-name="ce3" office:value-type="float" office:value="236.31" calcext:value-type="float">
            <text:p>236,31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929" calcext:value-type="percentage">
            <text:p>19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247.35" calcext:value-type="float">
            <text:p>247,35</text:p>
          </table:table-cell>
          <table:table-cell table:style-name="ce3" office:value-type="float" office:value="173.45" calcext:value-type="float">
            <text:p>173,45</text:p>
          </table:table-cell>
          <table:table-cell table:style-name="ce3" office:value-type="float" office:value="168.81" calcext:value-type="float">
            <text:p>168,81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19" calcext:value-type="percentage">
            <text:p>26,19%</text:p>
          </table:table-cell>
          <table:table-cell office:value-type="percentage" office:value="0.281" calcext:value-type="percentage">
            <text:p>28,1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71.06" calcext:value-type="float">
            <text:p>271,06</text:p>
          </table:table-cell>
          <table:table-cell table:style-name="ce3" office:value-type="float" office:value="229.63" calcext:value-type="float">
            <text:p>229,63</text:p>
          </table:table-cell>
          <table:table-cell table:style-name="ce3" office:value-type="float" office:value="294.39" calcext:value-type="float">
            <text:p>294,39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643" calcext:value-type="percentage">
            <text:p>36,4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71.39" calcext:value-type="float">
            <text:p>371,39</text:p>
          </table:table-cell>
          <table:table-cell table:style-name="ce3" office:value-type="float" office:value="222.15" calcext:value-type="float">
            <text:p>222,15</text:p>
          </table:table-cell>
          <table:table-cell table:style-name="ce3" office:value-type="float" office:value="348.45" calcext:value-type="float">
            <text:p>348,45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5" calcext:value-type="percentage">
            <text:p>25,0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83.78" calcext:value-type="float">
            <text:p>283,78</text:p>
          </table:table-cell>
          <table:table-cell table:style-name="ce3" office:value-type="float" office:value="232.63" calcext:value-type="float">
            <text:p>232,63</text:p>
          </table:table-cell>
          <table:table-cell table:style-name="ce3" office:value-type="float" office:value="314.75" calcext:value-type="float">
            <text:p>314,75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2452" calcext:value-type="percentage">
            <text:p>24,52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233.71" calcext:value-type="float">
            <text:p>233,71</text:p>
          </table:table-cell>
          <table:table-cell table:style-name="ce3" office:value-type="float" office:value="295.75" calcext:value-type="float">
            <text:p>295,75</text:p>
          </table:table-cell>
          <table:table-cell table:style-name="ce3" office:value-type="float" office:value="187.13" calcext:value-type="float">
            <text:p>187,13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5" calcext:value-type="percentage">
            <text:p>25,0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239.35" calcext:value-type="float">
            <text:p>239,35</text:p>
          </table:table-cell>
          <table:table-cell table:style-name="ce3" office:value-type="float" office:value="218.91" calcext:value-type="float">
            <text:p>218,91</text:p>
          </table:table-cell>
          <table:table-cell table:style-name="ce3" office:value-type="float" office:value="257.9" calcext:value-type="float">
            <text:p>257,9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3738" calcext:value-type="percentage">
            <text:p>37,38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345.63" calcext:value-type="float">
            <text:p>345,63</text:p>
          </table:table-cell>
          <table:table-cell table:style-name="ce3" office:value-type="float" office:value="268.12" calcext:value-type="float">
            <text:p>268,12</text:p>
          </table:table-cell>
          <table:table-cell table:style-name="ce3" office:value-type="float" office:value="213.47" calcext:value-type="float">
            <text:p>213,47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81" calcext:value-type="percentage">
            <text:p>18,8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8:.B297])" office:value-type="float" office:value="282.926" calcext:value-type="float">
            <text:p>282,926</text:p>
          </table:table-cell>
          <table:table-cell table:style-name="ce4" table:formula="of:=AVERAGE([.C288:.C297])" office:value-type="float" office:value="237.087" calcext:value-type="float">
            <text:p>237,087</text:p>
          </table:table-cell>
          <table:table-cell table:style-name="ce4" table:formula="of:=AVERAGE([.D288:.D297])" office:value-type="float" office:value="247.933" calcext:value-type="float">
            <text:p>247,933</text:p>
          </table:table-cell>
          <table:table-cell table:style-name="Default"/>
          <table:table-cell table:style-name="ce1"/>
          <table:table-cell table:style-name="ce1" table:formula="of:=AVERAGE([.G288:.G297])" office:value-type="percentage" office:value="0.23476" calcext:value-type="percentage">
            <text:p>23,48%</text:p>
          </table:table-cell>
          <table:table-cell table:style-name="ce1" table:formula="of:=AVERAGE([.H288:.H297])" office:value-type="percentage" office:value="0.23952" calcext:value-type="percentage">
            <text:p>23,95%</text:p>
          </table:table-cell>
          <table:table-cell table:style-name="ce1" table:formula="of:=AVERAGE([.I288:.I297])" office:value-type="percentage" office:value="0.25453" calcext:value-type="percentage">
            <text:p>25,4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31" calcext:value-type="percentage">
            <text:p>6,31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996" calcext:value-type="percentage">
            <text:p>9,9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903" calcext:value-type="percentage">
            <text:p>9,03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722" calcext:value-type="percentage">
            <text:p>7,22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91" calcext:value-type="percentage">
            <text:p>9,10%</text:p>
          </table:table-cell>
          <table:table-cell/>
          <table:table-cell office:value-type="percentage" office:value="0.0841" calcext:value-type="percentage">
            <text:p>8,41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82" calcext:value-type="percentage">
            <text:p>7,82%</text:p>
          </table:table-cell>
          <table:table-cell/>
          <table:table-cell office:value-type="percentage" office:value="0.0576" calcext:value-type="percentage">
            <text:p>5,7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53" calcext:value-type="percentage">
            <text:p>8,53%</text:p>
          </table:table-cell>
          <table:table-cell/>
          <table:table-cell office:value-type="percentage" office:value="0.0722" calcext:value-type="percentage">
            <text:p>7,22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88" calcext:value-type="percentage">
            <text:p>8,88%</text:p>
          </table:table-cell>
          <table:table-cell/>
          <table:table-cell office:value-type="percentage" office:value="0.0786" calcext:value-type="percentage">
            <text:p>7,8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692" calcext:value-type="percentage">
            <text:p>6,92%</text:p>
          </table:table-cell>
          <table:table-cell/>
          <table:table-cell office:value-type="percentage" office:value="0.0649" calcext:value-type="percentage">
            <text:p>6,4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percentage" office:value="0.0686" calcext:value-type="percentage">
            <text:p>6,8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percentage" office:value="0.0814" calcext:value-type="percentage">
            <text:p>8,14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01:.B310])" office:value-type="percentage" office:value="0.08277" calcext:value-type="percentage">
            <text:p>8,28%</text:p>
          </table:table-cell>
          <table:table-cell table:style-name="ce1" table:formula="of:=AVERAGE([.C301:.C310])" office:value-type="percentage" office:value="0.0804" calcext:value-type="percentage">
            <text:p>8,04%</text:p>
          </table:table-cell>
          <table:table-cell table:style-name="ce1" table:formula="of:=AVERAGE([.D301:.D310])" office:value-type="percentage" office:value="0.07423" calcext:value-type="percentage">
            <text:p>7,42%</text:p>
          </table:table-cell>
          <table:table-cell table:style-name="Default" table:number-columns-repeated="8"/>
          <table:table-cell table:number-columns-repeated="1012"/>
        </table:table-row>
      </table:table>
      <table:table table:name="gen_final" table:style-name="ta1">
        <table:table-column table:style-name="co1" table:default-cell-style-name="Default"/>
        <table:table-column table:style-name="co8" table:default-cell-style-name="ce2"/>
        <table:table-column table:style-name="co2" table:number-columns-repeated="6" table:default-cell-style-name="ce2"/>
        <table:table-row table:style-name="ro1">
          <table:table-cell/>
          <table:table-cell table:style-name="Default" table:number-columns-repeated="2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100</text:p>
          </table:table-cell>
          <table:table-cell table:style-name="ce13" office:value-type="string" calcext:value-type="string">
            <text:p>NT=200</text:p>
          </table:table-cell>
          <table:table-cell table:style-name="ce13" office:value-type="string" calcext:value-type="string">
            <text:p>NT=400</text:p>
          </table:table-cell>
          <table:table-cell table:style-name="ce13" office:value-type="string" calcext:value-type="string">
            <text:p>NT=800</text:p>
          </table:table-cell>
          <table:table-cell table:style-name="ce16" table:number-columns-repeated="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77" calcext:value-type="percentage">
            <text:p>17,70%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897" calcext:value-type="percentage">
            <text:p>18,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221" calcext:value-type="percentage">
            <text:p>32,21%</text:p>
          </table:table-cell>
          <table:table-cell office:value-type="percentage" office:value="0.3316" calcext:value-type="percentage">
            <text:p>33,16%</text:p>
          </table:table-cell>
          <table:table-cell office:value-type="percentage" office:value="0.3303" calcext:value-type="percentage">
            <text:p>33,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897" calcext:value-type="percentage">
            <text:p>8,97%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936" calcext:value-type="percentage">
            <text:p>9,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3575" calcext:value-type="percentage">
            <text:p>35,75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388" calcext:value-type="percentage">
            <text:p>33,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5491" calcext:value-type="percentage">
            <text:p>54,91%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5725" calcext:value-type="percentage">
            <text:p>57,25%</text:p>
          </table:table-cell>
          <table:table-cell office:value-type="percentage" office:value="0.5583" calcext:value-type="percentage">
            <text:p>55,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2007" calcext:value-type="percentage">
            <text:p>20,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5844" calcext:value-type="percentage">
            <text:p>58,44%</text:p>
          </table:table-cell>
          <table:table-cell office:value-type="percentage" office:value="0.5618" calcext:value-type="percentage">
            <text:p>56,18%</text:p>
          </table:table-cell>
          <table:table-cell office:value-type="percentage" office:value="0.5721" calcext:value-type="percentage">
            <text:p>57,21%</text:p>
          </table:table-cell>
          <table:table-cell office:value-type="percentage" office:value="0.5551" calcext:value-type="percentage">
            <text:p>55,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2834" calcext:value-type="percentage">
            <text:p>28,34%</text:p>
          </table:table-cell>
          <table:table-cell office:value-type="percentage" office:value="0.2965" calcext:value-type="percentage">
            <text:p>29,65%</text:p>
          </table:table-cell>
          <table:table-cell office:value-type="percentage" office:value="0.2943" calcext:value-type="percentage">
            <text:p>29,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802" calcext:value-type="percentage">
            <text:p>8,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002" calcext:value-type="percentage">
            <text:p>10,02%</text:p>
          </table:table-cell>
          <table:table-cell office:value-type="percentage" office:value="0.0984" calcext:value-type="percentage">
            <text:p>9,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33" calcext:value-type="percentage">
            <text:p>33,30%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319" calcext:value-type="percentage">
            <text:p>33,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348" calcext:value-type="percentage">
            <text:p>23,48%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545" calcext:value-type="percentage">
            <text:p>25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113" calcext:value-type="percentage">
            <text:p>21,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0742" calcext:value-type="percentage">
            <text:p>7,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955" calcext:value-type="percentage">
            <text:p>19,55%</text:p>
          </table:table-cell>
          <table:table-cell office:value-type="percentage" office:value="0.1805" calcext:value-type="percentage">
            <text:p>18,05%</text:p>
          </table:table-cell>
          <table:table-cell office:value-type="percentage" office:value="0.1881" calcext:value-type="percentage">
            <text:p>18,81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3464" calcext:value-type="percentage">
            <text:p>34,64%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3354" calcext:value-type="percentage">
            <text:p>33,54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8" calcext:value-type="percentage">
            <text:p>5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939" calcext:value-type="percentage">
            <text:p>29,39%</text:p>
          </table:table-cell>
          <table:table-cell office:value-type="percentage" office:value="0.2854" calcext:value-type="percentage">
            <text:p>28,54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525" calcext:value-type="percentage">
            <text:p>35,25%</text:p>
          </table:table-cell>
          <table:table-cell office:value-type="percentage" office:value="0.3486" calcext:value-type="percentage">
            <text:p>34,86%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3493" calcext:value-type="percentage">
            <text:p>34,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607" calcext:value-type="percentage">
            <text:p>56,07%</text:p>
          </table:table-cell>
          <table:table-cell office:value-type="percentage" office:value="0.5772" calcext:value-type="percentage">
            <text:p>57,72%</text:p>
          </table:table-cell>
          <table:table-cell office:value-type="percentage" office:value="0.5243" calcext:value-type="percentage">
            <text:p>52,43%</text:p>
          </table:table-cell>
          <table:table-cell office:value-type="percentage" office:value="0.51" calcext:value-type="percentage">
            <text:p>51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908" calcext:value-type="percentage">
            <text:p>9,08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919" calcext:value-type="percentage">
            <text:p>9,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92" calcext:value-type="percentage">
            <text:p>19,20%</text:p>
          </table:table-cell>
          <table:table-cell office:value-type="percentage" office:value="0.2535" calcext:value-type="percentage">
            <text:p>25,35%</text:p>
          </table:table-cell>
          <table:table-cell office:value-type="percentage" office:value="0.2155" calcext:value-type="percentage">
            <text:p>21,5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1661" calcext:value-type="percentage">
            <text:p>16,61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5" calcext:value-type="percentage">
            <text:p>10,85%</text:p>
          </table:table-cell>
          <table:table-cell office:value-type="percentage" office:value="0.1009" calcext:value-type="percentage">
            <text:p>10,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7" calcext:value-type="percentage">
            <text:p>2,70%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21" calcext:value-type="percentage">
            <text:p>2,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637" calcext:value-type="percentage">
            <text:p>16,3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347" calcext:value-type="percentage">
            <text:p>13,47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251246153846154" calcext:value-type="percentage">
            <text:p>25,12%</text:p>
          </table:table-cell>
          <table:table-cell table:style-name="ce14" table:formula="of:=AVERAGE([.C3:.C28])" office:value-type="percentage" office:value="0.234661538461538" calcext:value-type="percentage">
            <text:p>23,47%</text:p>
          </table:table-cell>
          <table:table-cell table:style-name="ce14" table:formula="of:=AVERAGE([.D3:.D28])" office:value-type="percentage" office:value="0.236761538461538" calcext:value-type="percentage">
            <text:p>23,68%</text:p>
          </table:table-cell>
          <table:table-cell table:style-name="ce14" table:formula="of:=AVERAGE([.E3:.E28])" office:value-type="percentage" office:value="0.231315384615385" calcext:value-type="percentage">
            <text:p>23,13%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100</text:p>
          </table:table-cell>
          <table:table-cell table:style-name="ce13" office:value-type="string" calcext:value-type="string">
            <text:p>NT=200</text:p>
          </table:table-cell>
          <table:table-cell table:style-name="ce13" office:value-type="string" calcext:value-type="string">
            <text:p>NT=400</text:p>
          </table:table-cell>
          <table:table-cell table:style-name="ce13" office:value-type="string" calcext:value-type="string">
            <text:p>NT=800</text:p>
          </table:table-cell>
          <table:table-cell table:style-name="ce13" office:value-type="string" calcext:value-type="string">
            <text:p>DIVIDE</text:p>
          </table:table-cell>
          <table:table-cell table:style-name="ce13"/>
          <table:table-cell table:style-name="Default" table:formula="of:=1931.5/417" office:value-type="float" office:value="4.63189448441247" calcext:value-type="float">
            <text:p>4,6318944844124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2869.79/417" office:value-type="float" office:value="6.88199040767386" calcext:value-type="float">
            <text:p>6,88199040767386</text:p>
          </table:table-cell>
          <table:table-cell table:style-name="Default" office:value-type="float" office:value="7.17" calcext:value-type="float">
            <text:p>7,17</text:p>
          </table:table-cell>
          <table:table-cell table:style-name="Default" table:formula="of:=2619.33/417" office:value-type="float" office:value="6.28136690647482" calcext:value-type="float">
            <text:p>6,28136690647482</text:p>
          </table:table-cell>
          <table:table-cell table:style-name="Default" table:formula="of:=2704.34/417" office:value-type="float" office:value="6.4852278177458" calcext:value-type="float">
            <text:p>6,4852278177458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style-name="Default" table:formula="of:=0.5217/150" office:value-type="float" office:value="0.003478" calcext:value-type="float">
            <text:p>0,003478</text:p>
          </table:table-cell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1.199/150" office:value-type="float" office:value="0.00799333333333333" calcext:value-type="float">
            <text:p>0,00799333333333333</text:p>
          </table:table-cell>
          <table:table-cell table:style-name="Default" office:value-type="float" office:value="0.003" calcext:value-type="float">
            <text:p>0,003</text:p>
          </table:table-cell>
          <table:table-cell table:style-name="Default" table:formula="of:=5.94/150" office:value-type="float" office:value="0.0396" calcext:value-type="float">
            <text:p>0,0396</text:p>
          </table:table-cell>
          <table:table-cell table:style-name="Default" table:formula="of:=1.4566/150" office:value-type="float" office:value="0.00971066666666667" calcext:value-type="float">
            <text:p>0,0097106666666666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2630.87/33" office:value-type="float" office:value="79.7233333333333" calcext:value-type="float">
            <text:p>79,7233333333333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3513.56/33" office:value-type="float" office:value="106.471515151515" calcext:value-type="float">
            <text:p>106,471515151515</text:p>
          </table:table-cell>
          <table:table-cell table:style-name="Default" office:value-type="float" office:value="103.6" calcext:value-type="float">
            <text:p>103,6</text:p>
          </table:table-cell>
          <table:table-cell table:style-name="Default" table:formula="of:=3532.16/33" office:value-type="float" office:value="107.035151515152" calcext:value-type="float">
            <text:p>107,035151515152</text:p>
          </table:table-cell>
          <table:table-cell table:style-name="Default" table:formula="of:=3541.003/33" office:value-type="float" office:value="107.303121212121" calcext:value-type="float">
            <text:p>107,30312121212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style-name="Default" table:formula="of:=1.36/9" office:value-type="float" office:value="0.151111111111111" calcext:value-type="float">
            <text:p>0,151111111111111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5.86/9" office:value-type="float" office:value="0.651111111111111" calcext:value-type="float">
            <text:p>0,651111111111111</text:p>
          </table:table-cell>
          <table:table-cell table:style-name="Default" office:value-type="float" office:value="0.027" calcext:value-type="float">
            <text:p>0,027</text:p>
          </table:table-cell>
          <table:table-cell table:style-name="Default" office:value-type="float" office:value="0.038" calcext:value-type="float">
            <text:p>0,038</text:p>
          </table:table-cell>
          <table:table-cell table:style-name="Default" table:formula="of:=53.7/9" office:value-type="float" office:value="5.96666666666667" calcext:value-type="float">
            <text:p>5,9666666666666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Default" table:formula="of:=0.17045/9" office:value-type="float" office:value="0.0189388888888889" calcext:value-type="float">
            <text:p>0,0189388888888889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39.21/4" office:value-type="float" office:value="9.8025" calcext:value-type="float">
            <text:p>9,8025</text:p>
          </table:table-cell>
          <table:table-cell table:style-name="Default" office:value-type="float" office:value="5.74" calcext:value-type="float">
            <text:p>5,74</text:p>
          </table:table-cell>
          <table:table-cell table:style-name="Default" table:formula="of:=5.51/4" office:value-type="float" office:value="1.3775" calcext:value-type="float">
            <text:p>1,3775</text:p>
          </table:table-cell>
          <table:table-cell table:style-name="Default" table:formula="of:=11.38/4" office:value-type="float" office:value="2.845" calcext:value-type="float">
            <text:p>2,84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table:formula="of:=0.028566/4" office:value-type="float" office:value="0.0071415" calcext:value-type="float">
            <text:p>0,0071415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7364/103" office:value-type="float" office:value="0.0168582524271845" calcext:value-type="float">
            <text:p>0,0168582524271845</text:p>
          </table:table-cell>
          <table:table-cell table:style-name="Default" office:value-type="float" office:value="0.0099" calcext:value-type="float">
            <text:p>0,0099</text:p>
          </table:table-cell>
          <table:table-cell table:style-name="Default" table:formula="of:=29.972/103" office:value-type="float" office:value="0.290990291262136" calcext:value-type="float">
            <text:p>0,290990291262136</text:p>
          </table:table-cell>
          <table:table-cell table:style-name="Default" table:formula="of:=43.47/103" office:value-type="float" office:value="0.422038834951456" calcext:value-type="float">
            <text:p>0,422038834951456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style-name="Default" table:formula="of:=0.5751/103" office:value-type="float" office:value="0.00558349514563107" calcext:value-type="float">
            <text:p>0,00558349514563107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12.867/36" office:value-type="float" office:value="0.357416666666667" calcext:value-type="float">
            <text:p>0,357416666666667</text:p>
          </table:table-cell>
          <table:table-cell table:style-name="Default" office:value-type="float" office:value="1.013" calcext:value-type="float">
            <text:p>1,013</text:p>
          </table:table-cell>
          <table:table-cell table:style-name="Default" table:formula="of:=17.2/36" office:value-type="float" office:value="0.477777777777778" calcext:value-type="float">
            <text:p>0,477777777777778</text:p>
          </table:table-cell>
          <table:table-cell table:style-name="Default" table:formula="of:=8.966/36" office:value-type="float" office:value="0.249055555555555" calcext:value-type="float">
            <text:p>0,2490555555555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Default" table:formula="of:=7.1648/36" office:value-type="float" office:value="0.199022222222222" calcext:value-type="float">
            <text:p>0,199022222222222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52.14/4" office:value-type="float" office:value="38.035" calcext:value-type="float">
            <text:p>38,035</text:p>
          </table:table-cell>
          <table:table-cell table:style-name="Default" office:value-type="float" office:value="19.86" calcext:value-type="float">
            <text:p>19,86</text:p>
          </table:table-cell>
          <table:table-cell table:style-name="Default" office:value-type="float" office:value="13.7" calcext:value-type="float">
            <text:p>13,7</text:p>
          </table:table-cell>
          <table:table-cell table:style-name="Default" table:formula="of:=53.993/4" office:value-type="float" office:value="13.49825" calcext:value-type="float">
            <text:p>13,498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table:formula="of:=1.282/4" office:value-type="float" office:value="0.3205" calcext:value-type="float">
            <text:p>0,3205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1921.99/50" office:value-type="float" office:value="38.4398" calcext:value-type="float">
            <text:p>38,4398</text:p>
          </table:table-cell>
          <table:table-cell table:style-name="Default" office:value-type="float" office:value="43.26" calcext:value-type="float">
            <text:p>43,26</text:p>
          </table:table-cell>
          <table:table-cell table:style-name="Default" table:formula="of:=1780.28/50" office:value-type="float" office:value="35.6056" calcext:value-type="float">
            <text:p>35,6056</text:p>
          </table:table-cell>
          <table:table-cell table:style-name="Default" table:formula="of:=1790.565/50" office:value-type="float" office:value="35.8113" calcext:value-type="float">
            <text:p>35,811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Default" table:formula="of:=1532.46/50" office:value-type="float" office:value="30.6492" calcext:value-type="float">
            <text:p>30,6492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38.87/25" office:value-type="float" office:value="1.5548" calcext:value-type="float">
            <text:p>1,5548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table:formula="of:=18.4/25" office:value-type="float" office:value="0.736" calcext:value-type="float">
            <text:p>0,736</text:p>
          </table:table-cell>
          <table:table-cell table:style-name="Default" table:formula="of:=51.59/25" office:value-type="float" office:value="2.0636" calcext:value-type="float">
            <text:p>2,063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style-name="Default" table:formula="of:=0.4212/25" office:value-type="float" office:value="0.016848" calcext:value-type="float">
            <text:p>0,016848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3.66/6" office:value-type="float" office:value="0.61" calcext:value-type="float">
            <text:p>0,61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table:formula="of:=6.76/6" office:value-type="float" office:value="1.12666666666667" calcext:value-type="float">
            <text:p>1,12666666666667</text:p>
          </table:table-cell>
          <table:table-cell table:style-name="Default" table:formula="of:=3.74/6" office:value-type="float" office:value="0.623333333333333" calcext:value-type="float">
            <text:p>0,6233333333333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table:formula="of:=0.28/6" office:value-type="float" office:value="0.0466666666666667" calcext:value-type="float">
            <text:p>0,0466666666666667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220.85/104" office:value-type="float" office:value="2.12355769230769" calcext:value-type="float">
            <text:p>2,12355769230769</text:p>
          </table:table-cell>
          <table:table-cell table:style-name="Default" office:value-type="float" office:value="2.41" calcext:value-type="float">
            <text:p>2,41</text:p>
          </table:table-cell>
          <table:table-cell table:style-name="Default" table:formula="of:=201.72/104" office:value-type="float" office:value="1.93961538461538" calcext:value-type="float">
            <text:p>1,93961538461538</text:p>
          </table:table-cell>
          <table:table-cell table:style-name="Default" table:formula="of:=191.657/104" office:value-type="float" office:value="1.84285576923077" calcext:value-type="float">
            <text:p>1,8428557692307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style-name="Default" table:formula="of:=149.19/104" office:value-type="float" office:value="1.43451923076923" calcext:value-type="float">
            <text:p>1,43451923076923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1060.42/7" office:value-type="float" office:value="151.488571428571" calcext:value-type="float">
            <text:p>151,488571428571</text:p>
          </table:table-cell>
          <table:table-cell table:style-name="Default" office:value-type="float" office:value="105.41" calcext:value-type="float">
            <text:p>105,41</text:p>
          </table:table-cell>
          <table:table-cell table:style-name="Default" office:value-type="float" office:value="96.79" calcext:value-type="float">
            <text:p>96,79</text:p>
          </table:table-cell>
          <table:table-cell table:style-name="Default" table:formula="of:=634.1/7" office:value-type="float" office:value="90.5857142857143" calcext:value-type="float">
            <text:p>90,585714285714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table:formula="of:=0.15333/7" office:value-type="float" office:value="0.0219042857142857" calcext:value-type="float">
            <text:p>0,0219042857142857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48.69/217" office:value-type="float" office:value="0.224377880184332" calcext:value-type="float">
            <text:p>0,224377880184332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table:formula="of:=11.17/217" office:value-type="float" office:value="0.0514746543778802" calcext:value-type="float">
            <text:p>0,0514746543778802</text:p>
          </table:table-cell>
          <table:table-cell table:style-name="Default" table:formula="of:=9.293/217" office:value-type="float" office:value="0.0428248847926267" calcext:value-type="float">
            <text:p>0,0428248847926267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style-name="Default" table:formula="of:=7.96/217" office:value-type="float" office:value="0.0366820276497696" calcext:value-type="float">
            <text:p>0,0366820276497696</text:p>
          </table:table-cell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82.93/104" office:value-type="float" office:value="2.72048076923077" calcext:value-type="float">
            <text:p>2,72048076923077</text:p>
          </table:table-cell>
          <table:table-cell table:style-name="Default" office:value-type="float" office:value="2.929" calcext:value-type="float">
            <text:p>2,929</text:p>
          </table:table-cell>
          <table:table-cell table:style-name="Default" table:formula="of:=237.087/104" office:value-type="float" office:value="2.27968269230769" calcext:value-type="float">
            <text:p>2,27968269230769</text:p>
          </table:table-cell>
          <table:table-cell table:style-name="Default" table:formula="of:=227.933/104" office:value-type="float" office:value="2.19166346153846" calcext:value-type="float">
            <text:p>2,19166346153846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style-name="Default" table:formula="of:=153.6/104" office:value-type="float" office:value="1.47692307692308" calcext:value-type="float">
            <text:p>1,47692307692308</text:p>
          </table:table-cell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10.4/160" office:value-type="float" office:value="0.065" calcext:value-type="float">
            <text:p>0,065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table:formula="of:=0.187/160" office:value-type="float" office:value="0.00116875" calcext:value-type="float">
            <text:p>0,00116875</text:p>
          </table:table-cell>
          <table:table-cell table:style-name="Default" table:formula="of:=0.49224/160" office:value-type="float" office:value="0.0030765" calcext:value-type="float">
            <text:p>0,003076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style-name="Default" table:formula="of:=0.05115/160" office:value-type="float" office:value="0.0003196875" calcext:value-type="float">
            <text:p>0,0003196875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22.4656857933138" calcext:value-type="float">
            <text:p>22,4656857933138</text:p>
          </table:table-cell>
          <table:table-cell table:style-name="ce13" table:formula="of:=AVERAGE([.C34:.C49])" office:value-type="float" office:value="18.55149375" calcext:value-type="float">
            <text:p>18,55149375</text:p>
          </table:table-cell>
          <table:table-cell table:style-name="ce13" table:formula="of:=AVERAGE([.D34:.D49])" office:value-type="float" office:value="16.7356621649146" calcext:value-type="float">
            <text:p>16,7356621649146</text:p>
          </table:table-cell>
          <table:table-cell table:style-name="ce13" table:formula="of:=AVERAGE([.E34:.E49])" office:value-type="float" office:value="16.8714649367698" calcext:value-type="float">
            <text:p>16,8714649367698</text:p>
          </table:table-cell>
          <table:table-cell table:style-name="ce13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07-28T15:28:31.398177231</dc:date>
    <meta:editing-duration>P4DT6H19M13S</meta:editing-duration>
    <meta:editing-cycles>2609</meta:editing-cycles>
    <meta:generator>LibreOffice/7.3.5.2$Linux_X86_64 LibreOffice_project/30$Build-2</meta:generator>
    <meta:document-statistic meta:table-count="7" meta:cell-count="778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93cm" svg:y="0.315cm" chart:style-name="ch2">
          <text:p>TIME PLOT</text:p>
        </chart:title>
        <chart:plot-area chart:style-name="ch3" table:cell-range-address="Φύλλο3.A54:Φύλλο3.B61" chart:data-source-has-labels="column" svg:x="1.33cm" svg:y="1.28cm" svg:width="14.35cm" svg:height="7.54cm">
          <chart:coordinate-region svg:x="1.95cm" svg:y="1.477cm" svg:width="13.73cm" svg:height="5.378cm"/>
          <chart:axis chart:dimension="x" chart:name="primary-x" chart:style-name="ch4" chartooo:axis-type="auto">
            <chartooo:date-scale/>
            <chart:categories table:cell-range-address="Φύλλο3.A54:Φύλλο3.A61"/>
          </chart:axis>
          <chart:axis chart:dimension="y" chart:name="primary-y" chart:style-name="ch5">
            <chart:title svg:x="0.451cm" svg:y="6.308cm" chart:style-name="ch6">
              <text:p>AVERAGE TIME</text:p>
            </chart:title>
            <chart:grid chart:style-name="ch7" chart:class="major"/>
          </chart:axis>
          <chart:series chart:style-name="ch8" chart:values-cell-range-address="Φύλλο3.B54:Φύλλο3.B61" chart:class="chart:bar">
            <chart:data-point chart:style-name="ch9" chart:repeated="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A54:Φύλλο3.A61</svg:desc>
                </draw:g>
              </table:table-cell>
              <table:table-cell office:value-type="float" office:value="17.8">
                <text:p>17.8</text:p>
                <draw:g>
                  <svg:desc>Φύλλο3.B54:Φύλλο3.B61</svg:desc>
                </draw:g>
              </table:table-cell>
            </table:table-row>
            <table:table-row>
              <table:table-cell office:value-type="string">
                <text:p>THREADS 2 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THREADS 4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THREADS 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RPROP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NEAT</text:p>
              </table:table-cell>
              <table:table-cell office:value-type="float" office:value="1.07">
                <text:p>1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956cm" style:legend-expansion="high" chart:style-name="ch2"/>
        <chart:plot-area chart:style-name="ch3" table:cell-range-address="Φύλλο3.B96:Φύλλο3.D100" chart:data-source-has-labels="both" svg:x="0.32cm" svg:y="0.18cm" svg:width="13.15cm" svg:height="8.64cm">
          <chart:coordinate-region svg:x="1.31cm" svg:y="0.377cm" svg:width="12.16cm" svg:height="7.8cm"/>
          <chart:axis chart:dimension="x" chart:name="primary-x" chart:style-name="ch4" chartooo:axis-type="auto">
            <chartooo:date-scale/>
            <chart:categories table:cell-range-address="Φύλλο3.B97:Φύλλο3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3.C97:Φύλλο3.C100" chart:label-cell-address="Φύλλο3.C96:Φύλλο3.C96" chart:class="chart:bar">
            <chart:data-point chart:repeated="4"/>
          </chart:series>
          <chart:series chart:style-name="ch8" chart:values-cell-range-address="Φύλλο3.D97:Φύλλο3.D100" chart:label-cell-address="Φύλλο3.D96:Φύλλο3.D9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am</text:p>
                <draw:g>
                  <svg:desc>Φύλλο3.C96:Φύλλο3.C96</svg:desc>
                </draw:g>
              </table:table-cell>
              <table:table-cell office:value-type="string">
                <text:p>Proposed</text:p>
                <draw:g>
                  <svg:desc>Φύλλο3.D96:Φύλλο3.D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B97:Φύλλο3.B100</svg:desc>
                </draw:g>
              </table:table-cell>
              <table:table-cell office:value-type="float" office:value="509.04">
                <text:p>509.04</text:p>
                <draw:g>
                  <svg:desc>Φύλλο3.C97:Φύλλο3.C100</svg:desc>
                </draw:g>
              </table:table-cell>
              <table:table-cell office:value-type="float" office:value="4115.18">
                <text:p>4115.18</text:p>
                <draw:g>
                  <svg:desc>Φύλλο3.D97:Φύλλο3.D100</svg:desc>
                </draw:g>
              </table:table-cell>
            </table:table-row>
            <table:table-row>
              <table:table-cell office:value-type="string">
                <text:p>Threads2</text:p>
              </table:table-cell>
              <table:table-cell office:value-type="float" office:value="268.98">
                <text:p>268.98</text:p>
              </table:table-cell>
              <table:table-cell office:value-type="float" office:value="2213.32">
                <text:p>2213.32</text:p>
              </table:table-cell>
            </table:table-row>
            <table:table-row>
              <table:table-cell office:value-type="string">
                <text:p>Threads4</text:p>
              </table:table-cell>
              <table:table-cell office:value-type="float" office:value="154.23">
                <text:p>154.23</text:p>
              </table:table-cell>
              <table:table-cell office:value-type="float" office:value="1131.32">
                <text:p>1131.32</text:p>
              </table:table-cell>
            </table:table-row>
            <table:table-row>
              <table:table-cell office:value-type="string">
                <text:p>Threads8</text:p>
              </table:table-cell>
              <table:table-cell office:value-type="float" office:value="101.85">
                <text:p>101.85</text:p>
              </table:table-cell>
              <table:table-cell office:value-type="float" office:value="569.73">
                <text:p>569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